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047cm"/>
    </style:style>
    <style:style style:name="co3" style:family="table-column">
      <style:table-column-properties fo:break-before="auto" style:column-width="3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headerles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GB">
      <number:number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style:style style:name="ce1" style:family="table-cell" style:parent-style-name="Default" style:data-style-name="N10002"/>
    <style:style style:name="ce2" style:family="table-cell" style:parent-style-name="Default" style:data-style-name="N10000"/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m_ada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formula="of:=COUNTIF([.B$1:.B1];&quot;=1&quot;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B1]=1;&quot;&quot;;[.A1])">
            <text:p/>
          </table:table-cell>
          <table:table-cell table:formula="of:=IF([.B1]=1;&quot;&quot;;[.A1])">
            <text:p/>
          </table:table-cell>
        </table:table-row>
        <table:table-row table:style-name="ro1">
          <table:table-cell table:formula="of:=COUNTIF([.B$1:.B2];&quot;=1&quot;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]=1;&quot;&quot;;MID([.B2];41;9))">
            <text:p/>
          </table:table-cell>
          <table:table-cell table:formula="of:=IF([.B2]=1;&quot;&quot;;[.A2])">
            <text:p/>
          </table:table-cell>
        </table:table-row>
        <table:table-row table:style-name="ro1">
          <table:table-cell table:formula="of:=COUNTIF([.B$1:.B3];&quot;=1&quot;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3]=1;&quot;&quot;;MID([.B3];41;9))">
            <text:p/>
          </table:table-cell>
          <table:table-cell table:formula="of:=IF([.B3]=1;&quot;&quot;;[.A3])">
            <text:p/>
          </table:table-cell>
        </table:table-row>
        <table:table-row table:style-name="ro1">
          <table:table-cell table:formula="of:=COUNTIF([.B$1:.B4];&quot;=1&quot;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4]=1;&quot;&quot;;MID([.B4];41;9))">
            <text:p/>
          </table:table-cell>
          <table:table-cell table:formula="of:=IF([.B4]=1;&quot;&quot;;[.A4])">
            <text:p/>
          </table:table-cell>
        </table:table-row>
        <table:table-row table:style-name="ro1">
          <table:table-cell table:formula="of:=COUNTIF([.B$1:.B5];&quot;=1&quot;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5]=1;&quot;&quot;;MID([.B5];41;9))">
            <text:p/>
          </table:table-cell>
          <table:table-cell table:formula="of:=IF([.B5]=1;&quot;&quot;;[.A5])">
            <text:p/>
          </table:table-cell>
        </table:table-row>
        <table:table-row table:style-name="ro1">
          <table:table-cell table:formula="of:=COUNTIF([.B$1:.B6];&quot;=1&quot;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B6]=1;&quot;&quot;;MID([.B6];41;9))">
            <text:p/>
          </table:table-cell>
          <table:table-cell table:formula="of:=IF([.B6]=1;&quot;&quot;;[.A6])">
            <text:p/>
          </table:table-cell>
        </table:table-row>
        <table:table-row table:style-name="ro1">
          <table:table-cell table:formula="of:=COUNTIF([.B$1:.B7];&quot;=1&quot;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B7]=1;&quot;&quot;;MID([.B7];41;9))">
            <text:p/>
          </table:table-cell>
          <table:table-cell table:formula="of:=IF([.B7]=1;&quot;&quot;;[.A7])">
            <text:p/>
          </table:table-cell>
        </table:table-row>
        <table:table-row table:style-name="ro1">
          <table:table-cell table:formula="of:=COUNTIF([.B$1:.B8];&quot;=1&quot;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B8]=1;&quot;&quot;;MID([.B8];41;9))">
            <text:p/>
          </table:table-cell>
          <table:table-cell table:formula="of:=IF([.B8]=1;&quot;&quot;;[.A8])">
            <text:p/>
          </table:table-cell>
        </table:table-row>
        <table:table-row table:style-name="ro1">
          <table:table-cell table:formula="of:=COUNTIF([.B$1:.B9];&quot;=1&quot;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B9]=1;&quot;&quot;;MID([.B9];41;9))">
            <text:p/>
          </table:table-cell>
          <table:table-cell table:formula="of:=IF([.B9]=1;&quot;&quot;;[.A9])">
            <text:p/>
          </table:table-cell>
        </table:table-row>
        <table:table-row table:style-name="ro1">
          <table:table-cell table:formula="of:=COUNTIF([.B$1:.B10];&quot;=1&quot;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B10]=1;&quot;&quot;;MID([.B10];41;9))">
            <text:p/>
          </table:table-cell>
          <table:table-cell table:formula="of:=IF([.B10]=1;&quot;&quot;;[.A10])">
            <text:p/>
          </table:table-cell>
        </table:table-row>
        <table:table-row table:style-name="ro1">
          <table:table-cell table:formula="of:=COUNTIF([.B$1:.B11];&quot;=1&quot;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B11]=1;&quot;&quot;;MID([.B11];41;9))">
            <text:p/>
          </table:table-cell>
          <table:table-cell table:formula="of:=IF([.B11]=1;&quot;&quot;;[.A11])">
            <text:p/>
          </table:table-cell>
        </table:table-row>
        <table:table-row table:style-name="ro1">
          <table:table-cell table:formula="of:=COUNTIF([.B$1:.B12];&quot;=1&quot;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.B12]=1;&quot;&quot;;MID([.B12];41;9))">
            <text:p/>
          </table:table-cell>
          <table:table-cell table:formula="of:=IF([.B12]=1;&quot;&quot;;[.A12])">
            <text:p/>
          </table:table-cell>
        </table:table-row>
        <table:table-row table:style-name="ro1">
          <table:table-cell table:formula="of:=COUNTIF([.B$1:.B13];&quot;=1&quot;)" office:value-type="float" office:value="12" calcext:value-type="float">
            <text:p>12</text:p>
          </table:table-cell>
          <table:table-cell office:value-type="string" calcext:value-type="string">
            <text:p>May 08 10:50:53.386 INFO Nelder-Mead method</text:p>
          </table:table-cell>
          <table:table-cell table:formula="of:=IF([.B13]=1;&quot;&quot;;MID([.B13];41;9))" office:value-type="string" office:string-value="hod" calcext:value-type="string">
            <text:p>hod</text:p>
          </table:table-cell>
          <table:table-cell table:formula="of:=IF([.B13]=1;&quot;&quot;;[.A13])" office:value-type="float" office:value="12" calcext:value-type="float">
            <text:p>12</text:p>
          </table:table-cell>
        </table:table-row>
        <table:table-row table:style-name="ro1">
          <table:table-cell table:formula="of:=COUNTIF([.B$1:.B14];&quot;=1&quot;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B14]=1;&quot;&quot;;MID([.B14];41;9))">
            <text:p/>
          </table:table-cell>
          <table:table-cell table:formula="of:=IF([.B14]=1;&quot;&quot;;[.A14])">
            <text:p/>
          </table:table-cell>
        </table:table-row>
        <table:table-row table:style-name="ro1">
          <table:table-cell table:formula="of:=COUNTIF([.B$1:.B15];&quot;=1&quot;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B15]=1;&quot;&quot;;MID([.B15];41;9))">
            <text:p/>
          </table:table-cell>
          <table:table-cell table:formula="of:=IF([.B15]=1;&quot;&quot;;[.A15])">
            <text:p/>
          </table:table-cell>
        </table:table-row>
        <table:table-row table:style-name="ro1">
          <table:table-cell table:formula="of:=COUNTIF([.B$1:.B16];&quot;=1&quot;)" office:value-type="float" office:value="14" calcext:value-type="float">
            <text:p>14</text:p>
          </table:table-cell>
          <table:table-cell office:value-type="string" calcext:value-type="string">
            <text:p>May 08 10:50:53.396 INFO iter: 0, cost: 4.303215, best_cost: 4.303215, cost_count: 14, time: 0.010218556, action: Expansion</text:p>
          </table:table-cell>
          <table:table-cell table:formula="of:=IF([.B16]=1;&quot;&quot;;MID([.B16];41;8))" office:value-type="string" office:string-value="4.303215" calcext:value-type="string">
            <text:p>4.303215</text:p>
          </table:table-cell>
          <table:table-cell table:formula="of:=IF([.B16]=1;&quot;&quot;;[.A16])" office:value-type="float" office:value="14" calcext:value-type="float">
            <text:p>14</text:p>
          </table:table-cell>
        </table:table-row>
        <table:table-row table:style-name="ro1">
          <table:table-cell table:formula="of:=COUNTIF([.B$1:.B17];&quot;=1&quot;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.B17]=1;&quot;&quot;;MID([.B17];41;9))">
            <text:p/>
          </table:table-cell>
          <table:table-cell table:formula="of:=IF([.B17]=1;&quot;&quot;;[.A17])">
            <text:p/>
          </table:table-cell>
        </table:table-row>
        <table:table-row table:style-name="ro1">
          <table:table-cell table:formula="of:=COUNTIF([.B$1:.B18];&quot;=1&quot;)" office:value-type="float" office:value="15" calcext:value-type="float">
            <text:p>15</text:p>
          </table:table-cell>
          <table:table-cell office:value-type="string" calcext:value-type="string">
            <text:p>May 08 10:50:53.402 INFO iter: 1, cost: 4.303215, best_cost: 4.303215, cost_count: 15, action: Reflection, time: 0.005613863</text:p>
          </table:table-cell>
          <table:table-cell table:formula="of:=IF([.B18]=1;&quot;&quot;;MID([.B18];41;8))" office:value-type="string" office:string-value="4.303215" calcext:value-type="string">
            <text:p>4.303215</text:p>
          </table:table-cell>
          <table:table-cell table:formula="of:=IF([.B18]=1;&quot;&quot;;[.A18])" office:value-type="float" office:value="15" calcext:value-type="float">
            <text:p>15</text:p>
          </table:table-cell>
        </table:table-row>
        <table:table-row table:style-name="ro1">
          <table:table-cell table:formula="of:=COUNTIF([.B$1:.B19];&quot;=1&quot;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.B19]=1;&quot;&quot;;MID([.B19];41;9))">
            <text:p/>
          </table:table-cell>
          <table:table-cell table:formula="of:=IF([.B19]=1;&quot;&quot;;[.A19])">
            <text:p/>
          </table:table-cell>
        </table:table-row>
        <table:table-row table:style-name="ro1">
          <table:table-cell table:formula="of:=COUNTIF([.B$1:.B20];&quot;=1&quot;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.B20]=1;&quot;&quot;;MID([.B20];41;9))">
            <text:p/>
          </table:table-cell>
          <table:table-cell table:formula="of:=IF([.B20]=1;&quot;&quot;;[.A20])">
            <text:p/>
          </table:table-cell>
        </table:table-row>
        <table:table-row table:style-name="ro1">
          <table:table-cell table:formula="of:=COUNTIF([.B$1:.B21];&quot;=1&quot;)" office:value-type="float" office:value="17" calcext:value-type="float">
            <text:p>17</text:p>
          </table:table-cell>
          <table:table-cell office:value-type="string" calcext:value-type="string">
            <text:p>May 08 10:50:53.414 INFO iter: 2, cost: 3.0775528, best_cost: 3.0775528, cost_count: 17, action: Expansion, time: 0.009756956</text:p>
          </table:table-cell>
          <table:table-cell table:formula="of:=IF([.B21]=1;&quot;&quot;;MID([.B21];41;9))" office:value-type="string" office:string-value="3.0775528" calcext:value-type="string">
            <text:p>3.0775528</text:p>
          </table:table-cell>
          <table:table-cell table:formula="of:=IF([.B21]=1;&quot;&quot;;[.A21])" office:value-type="float" office:value="17" calcext:value-type="float">
            <text:p>17</text:p>
          </table:table-cell>
        </table:table-row>
        <table:table-row table:style-name="ro1">
          <table:table-cell table:formula="of:=COUNTIF([.B$1:.B22];&quot;=1&quot;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.B22]=1;&quot;&quot;;MID([.B22];41;9))">
            <text:p/>
          </table:table-cell>
          <table:table-cell table:formula="of:=IF([.B22]=1;&quot;&quot;;[.A22])">
            <text:p/>
          </table:table-cell>
        </table:table-row>
        <table:table-row table:style-name="ro1">
          <table:table-cell table:formula="of:=COUNTIF([.B$1:.B23];&quot;=1&quot;)" office:value-type="float" office:value="18" calcext:value-type="float">
            <text:p>18</text:p>
          </table:table-cell>
          <table:table-cell office:value-type="string" calcext:value-type="string">
            <text:p>May 08 10:50:53.417 INFO iter: 3, cost: 3.0775528, best_cost: 3.0775528, cost_count: 18, action: Reflection, time: 0.004907261</text:p>
          </table:table-cell>
          <table:table-cell table:formula="of:=IF([.B23]=1;&quot;&quot;;MID([.B23];41;9))" office:value-type="string" office:string-value="3.0775528" calcext:value-type="string">
            <text:p>3.0775528</text:p>
          </table:table-cell>
          <table:table-cell table:formula="of:=IF([.B23]=1;&quot;&quot;;[.A23])" office:value-type="float" office:value="18" calcext:value-type="float">
            <text:p>18</text:p>
          </table:table-cell>
        </table:table-row>
        <table:table-row table:style-name="ro1">
          <table:table-cell table:formula="of:=COUNTIF([.B$1:.B24];&quot;=1&quot;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B24]=1;&quot;&quot;;MID([.B24];41;9))">
            <text:p/>
          </table:table-cell>
          <table:table-cell table:formula="of:=IF([.B24]=1;&quot;&quot;;[.A24])">
            <text:p/>
          </table:table-cell>
        </table:table-row>
        <table:table-row table:style-name="ro1">
          <table:table-cell table:formula="of:=COUNTIF([.B$1:.B25];&quot;=1&quot;)" office:value-type="float" office:value="19" calcext:value-type="float">
            <text:p>19</text:p>
          </table:table-cell>
          <table:table-cell office:value-type="string" calcext:value-type="string">
            <text:p>May 08 10:50:53.423 INFO iter: 4, cost: 3.0775528, best_cost: 3.0775528, cost_count: 19, time: 0.005274292, action: Reflection</text:p>
          </table:table-cell>
          <table:table-cell table:formula="of:=IF([.B25]=1;&quot;&quot;;MID([.B25];41;9))" office:value-type="string" office:string-value="3.0775528" calcext:value-type="string">
            <text:p>3.0775528</text:p>
          </table:table-cell>
          <table:table-cell table:formula="of:=IF([.B25]=1;&quot;&quot;;[.A25])" office:value-type="float" office:value="19" calcext:value-type="float">
            <text:p>19</text:p>
          </table:table-cell>
        </table:table-row>
        <table:table-row table:style-name="ro1">
          <table:table-cell table:formula="of:=COUNTIF([.B$1:.B26];&quot;=1&quot;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B26]=1;&quot;&quot;;MID([.B26];41;9))">
            <text:p/>
          </table:table-cell>
          <table:table-cell table:formula="of:=IF([.B26]=1;&quot;&quot;;[.A26])">
            <text:p/>
          </table:table-cell>
        </table:table-row>
        <table:table-row table:style-name="ro1">
          <table:table-cell table:formula="of:=COUNTIF([.B$1:.B27];&quot;=1&quot;)" office:value-type="float" office:value="20" calcext:value-type="float">
            <text:p>20</text:p>
          </table:table-cell>
          <table:table-cell office:value-type="string" calcext:value-type="string">
            <text:p>May 08 10:50:53.429 INFO iter: 5, cost: 3.0775528, best_cost: 3.0775528, cost_count: 20, action: Reflection, time: 0.006055839</text:p>
          </table:table-cell>
          <table:table-cell table:formula="of:=IF([.B27]=1;&quot;&quot;;MID([.B27];41;9))" office:value-type="string" office:string-value="3.0775528" calcext:value-type="string">
            <text:p>3.0775528</text:p>
          </table:table-cell>
          <table:table-cell table:formula="of:=IF([.B27]=1;&quot;&quot;;[.A27])" office:value-type="float" office:value="20" calcext:value-type="float">
            <text:p>20</text:p>
          </table:table-cell>
        </table:table-row>
        <table:table-row table:style-name="ro1">
          <table:table-cell table:formula="of:=COUNTIF([.B$1:.B28];&quot;=1&quot;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B28]=1;&quot;&quot;;MID([.B28];41;9))">
            <text:p/>
          </table:table-cell>
          <table:table-cell table:formula="of:=IF([.B28]=1;&quot;&quot;;[.A28])">
            <text:p/>
          </table:table-cell>
        </table:table-row>
        <table:table-row table:style-name="ro1">
          <table:table-cell table:formula="of:=COUNTIF([.B$1:.B29];&quot;=1&quot;)" office:value-type="float" office:value="21" calcext:value-type="float">
            <text:p>21</text:p>
          </table:table-cell>
          <table:table-cell office:value-type="string" calcext:value-type="string">
            <text:p>May 08 10:50:53.436 INFO iter: 6, cost: 3.0775528, best_cost: 3.0775528, cost_count: 21, action: Reflection, time: 0.006708325</text:p>
          </table:table-cell>
          <table:table-cell table:formula="of:=IF([.B29]=1;&quot;&quot;;MID([.B29];41;9))" office:value-type="string" office:string-value="3.0775528" calcext:value-type="string">
            <text:p>3.0775528</text:p>
          </table:table-cell>
          <table:table-cell table:formula="of:=IF([.B29]=1;&quot;&quot;;[.A29])" office:value-type="float" office:value="21" calcext:value-type="float">
            <text:p>21</text:p>
          </table:table-cell>
        </table:table-row>
        <table:table-row table:style-name="ro1">
          <table:table-cell table:formula="of:=COUNTIF([.B$1:.B30];&quot;=1&quot;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30]=1;&quot;&quot;;MID([.B30];41;9))">
            <text:p/>
          </table:table-cell>
          <table:table-cell table:formula="of:=IF([.B30]=1;&quot;&quot;;[.A30])">
            <text:p/>
          </table:table-cell>
        </table:table-row>
        <table:table-row table:style-name="ro1">
          <table:table-cell table:formula="of:=COUNTIF([.B$1:.B31];&quot;=1&quot;)" office:value-type="float" office:value="22" calcext:value-type="float">
            <text:p>22</text:p>
          </table:table-cell>
          <table:table-cell office:value-type="string" calcext:value-type="string">
            <text:p>May 08 10:50:53.443 INFO iter: 7, cost: 3.0775528, best_cost: 3.0775528, cost_count: 22, time: 0.00756, action: Reflection</text:p>
          </table:table-cell>
          <table:table-cell table:formula="of:=IF([.B31]=1;&quot;&quot;;MID([.B31];41;9))" office:value-type="string" office:string-value="3.0775528" calcext:value-type="string">
            <text:p>3.0775528</text:p>
          </table:table-cell>
          <table:table-cell table:formula="of:=IF([.B31]=1;&quot;&quot;;[.A31])" office:value-type="float" office:value="22" calcext:value-type="float">
            <text:p>22</text:p>
          </table:table-cell>
        </table:table-row>
        <table:table-row table:style-name="ro1">
          <table:table-cell table:formula="of:=COUNTIF([.B$1:.B32];&quot;=1&quot;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B32]=1;&quot;&quot;;MID([.B32];41;9))">
            <text:p/>
          </table:table-cell>
          <table:table-cell table:formula="of:=IF([.B32]=1;&quot;&quot;;[.A32])">
            <text:p/>
          </table:table-cell>
        </table:table-row>
        <table:table-row table:style-name="ro1">
          <table:table-cell table:formula="of:=COUNTIF([.B$1:.B33];&quot;=1&quot;)" office:value-type="float" office:value="23" calcext:value-type="float">
            <text:p>23</text:p>
          </table:table-cell>
          <table:table-cell office:value-type="string" calcext:value-type="string">
            <text:p>May 08 10:50:53.449 INFO iter: 8, cost: 3.0775528, best_cost: 3.0775528, cost_count: 23, action: Reflection, time: 0.005718844</text:p>
          </table:table-cell>
          <table:table-cell table:formula="of:=IF([.B33]=1;&quot;&quot;;MID([.B33];41;9))" office:value-type="string" office:string-value="3.0775528" calcext:value-type="string">
            <text:p>3.0775528</text:p>
          </table:table-cell>
          <table:table-cell table:formula="of:=IF([.B33]=1;&quot;&quot;;[.A33])" office:value-type="float" office:value="23" calcext:value-type="float">
            <text:p>23</text:p>
          </table:table-cell>
        </table:table-row>
        <table:table-row table:style-name="ro1">
          <table:table-cell table:formula="of:=COUNTIF([.B$1:.B34];&quot;=1&quot;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34]=1;&quot;&quot;;MID([.B34];41;9))">
            <text:p/>
          </table:table-cell>
          <table:table-cell table:formula="of:=IF([.B34]=1;&quot;&quot;;[.A34])">
            <text:p/>
          </table:table-cell>
        </table:table-row>
        <table:table-row table:style-name="ro1">
          <table:table-cell table:formula="of:=COUNTIF([.B$1:.B35];&quot;=1&quot;)" office:value-type="float" office:value="24" calcext:value-type="float">
            <text:p>24</text:p>
          </table:table-cell>
          <table:table-cell office:value-type="string" calcext:value-type="string">
            <text:p>May 08 10:50:53.463 INFO iter: 9, cost: 3.0775528, best_cost: 3.0775528, cost_count: 24, time: 0.013508626, action: Reflection</text:p>
          </table:table-cell>
          <table:table-cell table:formula="of:=IF([.B35]=1;&quot;&quot;;MID([.B35];41;9))" office:value-type="string" office:string-value="3.0775528" calcext:value-type="string">
            <text:p>3.0775528</text:p>
          </table:table-cell>
          <table:table-cell table:formula="of:=IF([.B35]=1;&quot;&quot;;[.A35])" office:value-type="float" office:value="24" calcext:value-type="float">
            <text:p>24</text:p>
          </table:table-cell>
        </table:table-row>
        <table:table-row table:style-name="ro1">
          <table:table-cell table:formula="of:=COUNTIF([.B$1:.B36];&quot;=1&quot;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B36]=1;&quot;&quot;;MID([.B36];41;9))">
            <text:p/>
          </table:table-cell>
          <table:table-cell table:formula="of:=IF([.B36]=1;&quot;&quot;;[.A36])">
            <text:p/>
          </table:table-cell>
        </table:table-row>
        <table:table-row table:style-name="ro1">
          <table:table-cell table:formula="of:=COUNTIF([.B$1:.B37];&quot;=1&quot;)" office:value-type="float" office:value="25" calcext:value-type="float">
            <text:p>25</text:p>
          </table:table-cell>
          <table:table-cell office:value-type="string" calcext:value-type="string">
            <text:p>May 08 10:50:53.473 INFO iter: 10, cost: 3.0775528, best_cost: 3.0775528, cost_count: 25, action: Reflection, time: 0.008560624</text:p>
          </table:table-cell>
          <table:table-cell table:formula="of:=IF([.B37]=1;&quot;&quot;;MID([.B37];41;9))" office:value-type="string" office:string-value=" 3.077552" calcext:value-type="string">
            <text:p><text:s/>3.077552</text:p>
          </table:table-cell>
          <table:table-cell table:formula="of:=IF([.B37]=1;&quot;&quot;;[.A37])" office:value-type="float" office:value="25" calcext:value-type="float">
            <text:p>25</text:p>
          </table:table-cell>
        </table:table-row>
        <table:table-row table:style-name="ro1">
          <table:table-cell table:formula="of:=COUNTIF([.B$1:.B38];&quot;=1&quot;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B38]=1;&quot;&quot;;MID([.B38];41;9))">
            <text:p/>
          </table:table-cell>
          <table:table-cell table:formula="of:=IF([.B38]=1;&quot;&quot;;[.A38])">
            <text:p/>
          </table:table-cell>
        </table:table-row>
        <table:table-row table:style-name="ro1">
          <table:table-cell table:formula="of:=COUNTIF([.B$1:.B39];&quot;=1&quot;)" office:value-type="float" office:value="26" calcext:value-type="float">
            <text:p>26</text:p>
          </table:table-cell>
          <table:table-cell office:value-type="string" calcext:value-type="string">
            <text:p>May 08 10:50:53.483 INFO iter: 11, cost: 3.0775528, best_cost: 3.0775528, cost_count: 26, action: Reflection, time: 0.009048558</text:p>
          </table:table-cell>
          <table:table-cell table:formula="of:=IF([.B39]=1;&quot;&quot;;MID([.B39];41;9))" office:value-type="string" office:string-value=" 3.077552" calcext:value-type="string">
            <text:p><text:s/>3.077552</text:p>
          </table:table-cell>
          <table:table-cell table:formula="of:=IF([.B39]=1;&quot;&quot;;[.A39])" office:value-type="float" office:value="26" calcext:value-type="float">
            <text:p>26</text:p>
          </table:table-cell>
        </table:table-row>
        <table:table-row table:style-name="ro1">
          <table:table-cell table:formula="of:=COUNTIF([.B$1:.B40];&quot;=1&quot;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40]=1;&quot;&quot;;MID([.B40];41;9))">
            <text:p/>
          </table:table-cell>
          <table:table-cell table:formula="of:=IF([.B40]=1;&quot;&quot;;[.A40])">
            <text:p/>
          </table:table-cell>
        </table:table-row>
        <table:table-row table:style-name="ro1">
          <table:table-cell table:formula="of:=COUNTIF([.B$1:.B41];&quot;=1&quot;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41]=1;&quot;&quot;;MID([.B41];41;9))">
            <text:p/>
          </table:table-cell>
          <table:table-cell table:formula="of:=IF([.B41]=1;&quot;&quot;;[.A41])">
            <text:p/>
          </table:table-cell>
        </table:table-row>
        <table:table-row table:style-name="ro1">
          <table:table-cell table:formula="of:=COUNTIF([.B$1:.B42];&quot;=1&quot;)" office:value-type="float" office:value="28" calcext:value-type="float">
            <text:p>28</text:p>
          </table:table-cell>
          <table:table-cell office:value-type="string" calcext:value-type="string">
            <text:p>May 08 10:50:53.498 INFO iter: 12, cost: 3.0620399, best_cost: 3.0620399, cost_count: 28, action: Expansion, time: 0.013092</text:p>
          </table:table-cell>
          <table:table-cell table:formula="of:=IF([.B42]=1;&quot;&quot;;MID([.B42];41;9))" office:value-type="string" office:string-value=" 3.062039" calcext:value-type="string">
            <text:p><text:s/>3.062039</text:p>
          </table:table-cell>
          <table:table-cell table:formula="of:=IF([.B42]=1;&quot;&quot;;[.A42])" office:value-type="float" office:value="28" calcext:value-type="float">
            <text:p>28</text:p>
          </table:table-cell>
        </table:table-row>
        <table:table-row table:style-name="ro1">
          <table:table-cell table:formula="of:=COUNTIF([.B$1:.B43];&quot;=1&quot;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B43]=1;&quot;&quot;;MID([.B43];41;9))">
            <text:p/>
          </table:table-cell>
          <table:table-cell table:formula="of:=IF([.B43]=1;&quot;&quot;;[.A43])">
            <text:p/>
          </table:table-cell>
        </table:table-row>
        <table:table-row table:style-name="ro1">
          <table:table-cell table:formula="of:=COUNTIF([.B$1:.B44];&quot;=1&quot;)" office:value-type="float" office:value="29" calcext:value-type="float">
            <text:p>29</text:p>
          </table:table-cell>
          <table:table-cell office:value-type="string" calcext:value-type="string">
            <text:p>May 08 10:50:53.503 INFO iter: 13, cost: 3.0620399, best_cost: 3.0620399, cost_count: 29, time: 0.005605267, action: Reflection</text:p>
          </table:table-cell>
          <table:table-cell table:formula="of:=IF([.B44]=1;&quot;&quot;;MID([.B44];41;9))" office:value-type="string" office:string-value=" 3.062039" calcext:value-type="string">
            <text:p><text:s/>3.062039</text:p>
          </table:table-cell>
          <table:table-cell table:formula="of:=IF([.B44]=1;&quot;&quot;;[.A44])" office:value-type="float" office:value="29" calcext:value-type="float">
            <text:p>29</text:p>
          </table:table-cell>
        </table:table-row>
        <table:table-row table:style-name="ro1">
          <table:table-cell table:formula="of:=COUNTIF([.B$1:.B45];&quot;=1&quot;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45]=1;&quot;&quot;;MID([.B45];41;9))">
            <text:p/>
          </table:table-cell>
          <table:table-cell table:formula="of:=IF([.B45]=1;&quot;&quot;;[.A45])">
            <text:p/>
          </table:table-cell>
        </table:table-row>
        <table:table-row table:style-name="ro1">
          <table:table-cell table:formula="of:=COUNTIF([.B$1:.B46];&quot;=1&quot;)" office:value-type="float" office:value="30" calcext:value-type="float">
            <text:p>30</text:p>
          </table:table-cell>
          <table:table-cell office:value-type="string" calcext:value-type="string">
            <text:p>May 08 10:50:53.510 INFO iter: 14, cost: 3.0620399, best_cost: 3.0620399, cost_count: 30, time: 0.007243914, action: Reflection</text:p>
          </table:table-cell>
          <table:table-cell table:formula="of:=IF([.B46]=1;&quot;&quot;;MID([.B46];41;9))" office:value-type="string" office:string-value=" 3.062039" calcext:value-type="string">
            <text:p><text:s/>3.062039</text:p>
          </table:table-cell>
          <table:table-cell table:formula="of:=IF([.B46]=1;&quot;&quot;;[.A46])" office:value-type="float" office:value="30" calcext:value-type="float">
            <text:p>30</text:p>
          </table:table-cell>
        </table:table-row>
        <table:table-row table:style-name="ro1">
          <table:table-cell table:formula="of:=COUNTIF([.B$1:.B47];&quot;=1&quot;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47]=1;&quot;&quot;;MID([.B47];41;9))">
            <text:p/>
          </table:table-cell>
          <table:table-cell table:formula="of:=IF([.B47]=1;&quot;&quot;;[.A47])">
            <text:p/>
          </table:table-cell>
        </table:table-row>
        <table:table-row table:style-name="ro1">
          <table:table-cell table:formula="of:=COUNTIF([.B$1:.B48];&quot;=1&quot;)" office:value-type="float" office:value="31" calcext:value-type="float">
            <text:p>31</text:p>
          </table:table-cell>
          <table:table-cell office:value-type="string" calcext:value-type="string">
            <text:p>May 08 10:50:53.515 INFO iter: 15, cost: 3.0620399, best_cost: 3.0620399, cost_count: 31, action: Reflection, time: 0.005097396</text:p>
          </table:table-cell>
          <table:table-cell table:formula="of:=IF([.B48]=1;&quot;&quot;;MID([.B48];41;9))" office:value-type="string" office:string-value=" 3.062039" calcext:value-type="string">
            <text:p><text:s/>3.062039</text:p>
          </table:table-cell>
          <table:table-cell table:formula="of:=IF([.B48]=1;&quot;&quot;;[.A48])" office:value-type="float" office:value="31" calcext:value-type="float">
            <text:p>31</text:p>
          </table:table-cell>
        </table:table-row>
        <table:table-row table:style-name="ro1">
          <table:table-cell table:formula="of:=COUNTIF([.B$1:.B49];&quot;=1&quot;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49]=1;&quot;&quot;;MID([.B49];41;9))">
            <text:p/>
          </table:table-cell>
          <table:table-cell table:formula="of:=IF([.B49]=1;&quot;&quot;;[.A49])">
            <text:p/>
          </table:table-cell>
        </table:table-row>
        <table:table-row table:style-name="ro1">
          <table:table-cell table:formula="of:=COUNTIF([.B$1:.B50];&quot;=1&quot;)" office:value-type="float" office:value="32" calcext:value-type="float">
            <text:p>32</text:p>
          </table:table-cell>
          <table:table-cell office:value-type="string" calcext:value-type="string">
            <text:p>May 08 10:50:53.521 INFO iter: 16, cost: 3.0620399, best_cost: 3.0620399, cost_count: 32, time: 0.005567076, action: Reflection</text:p>
          </table:table-cell>
          <table:table-cell table:formula="of:=IF([.B50]=1;&quot;&quot;;MID([.B50];41;9))" office:value-type="string" office:string-value=" 3.062039" calcext:value-type="string">
            <text:p><text:s/>3.062039</text:p>
          </table:table-cell>
          <table:table-cell table:formula="of:=IF([.B50]=1;&quot;&quot;;[.A50])" office:value-type="float" office:value="32" calcext:value-type="float">
            <text:p>32</text:p>
          </table:table-cell>
        </table:table-row>
        <table:table-row table:style-name="ro1">
          <table:table-cell table:formula="of:=COUNTIF([.B$1:.B51];&quot;=1&quot;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.B51]=1;&quot;&quot;;MID([.B51];41;9))">
            <text:p/>
          </table:table-cell>
          <table:table-cell table:formula="of:=IF([.B51]=1;&quot;&quot;;[.A51])">
            <text:p/>
          </table:table-cell>
        </table:table-row>
        <table:table-row table:style-name="ro1">
          <table:table-cell table:formula="of:=COUNTIF([.B$1:.B52];&quot;=1&quot;)" office:value-type="float" office:value="33" calcext:value-type="float">
            <text:p>33</text:p>
          </table:table-cell>
          <table:table-cell office:value-type="string" calcext:value-type="string">
            <text:p>May 08 10:50:53.528 INFO iter: 17, cost: 3.0620399, best_cost: 3.0620399, cost_count: 33, time: 0.006694433, action: Reflection</text:p>
          </table:table-cell>
          <table:table-cell table:formula="of:=IF([.B52]=1;&quot;&quot;;MID([.B52];41;9))" office:value-type="string" office:string-value=" 3.062039" calcext:value-type="string">
            <text:p><text:s/>3.062039</text:p>
          </table:table-cell>
          <table:table-cell table:formula="of:=IF([.B52]=1;&quot;&quot;;[.A52])" office:value-type="float" office:value="33" calcext:value-type="float">
            <text:p>33</text:p>
          </table:table-cell>
        </table:table-row>
        <table:table-row table:style-name="ro1">
          <table:table-cell table:formula="of:=COUNTIF([.B$1:.B53];&quot;=1&quot;)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53]=1;&quot;&quot;;MID([.B53];41;9))">
            <text:p/>
          </table:table-cell>
          <table:table-cell table:formula="of:=IF([.B53]=1;&quot;&quot;;[.A53])">
            <text:p/>
          </table:table-cell>
        </table:table-row>
        <table:table-row table:style-name="ro1">
          <table:table-cell table:formula="of:=COUNTIF([.B$1:.B54];&quot;=1&quot;)" office:value-type="float" office:value="34" calcext:value-type="float">
            <text:p>34</text:p>
          </table:table-cell>
          <table:table-cell office:value-type="string" calcext:value-type="string">
            <text:p>May 08 10:50:53.533 INFO iter: 18, cost: 3.0620399, best_cost: 3.0620399, cost_count: 34, time: 0.005132415, action: Reflection</text:p>
          </table:table-cell>
          <table:table-cell table:formula="of:=IF([.B54]=1;&quot;&quot;;MID([.B54];41;9))" office:value-type="string" office:string-value=" 3.062039" calcext:value-type="string">
            <text:p><text:s/>3.062039</text:p>
          </table:table-cell>
          <table:table-cell table:formula="of:=IF([.B54]=1;&quot;&quot;;[.A54])" office:value-type="float" office:value="34" calcext:value-type="float">
            <text:p>34</text:p>
          </table:table-cell>
        </table:table-row>
        <table:table-row table:style-name="ro1">
          <table:table-cell table:formula="of:=COUNTIF([.B$1:.B55];&quot;=1&quot;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55]=1;&quot;&quot;;MID([.B55];41;9))">
            <text:p/>
          </table:table-cell>
          <table:table-cell table:formula="of:=IF([.B55]=1;&quot;&quot;;[.A55])">
            <text:p/>
          </table:table-cell>
        </table:table-row>
        <table:table-row table:style-name="ro1">
          <table:table-cell table:formula="of:=COUNTIF([.B$1:.B56];&quot;=1&quot;)" office:value-type="float" office:value="35" calcext:value-type="float">
            <text:p>35</text:p>
          </table:table-cell>
          <table:table-cell office:value-type="string" calcext:value-type="string">
            <text:p>May 08 10:50:53.539 INFO iter: 19, cost: 3.0620399, best_cost: 3.0620399, cost_count: 35, time: 0.00545188, action: Reflection</text:p>
          </table:table-cell>
          <table:table-cell table:formula="of:=IF([.B56]=1;&quot;&quot;;MID([.B56];41;9))" office:value-type="string" office:string-value=" 3.062039" calcext:value-type="string">
            <text:p><text:s/>3.062039</text:p>
          </table:table-cell>
          <table:table-cell table:formula="of:=IF([.B56]=1;&quot;&quot;;[.A56])" office:value-type="float" office:value="35" calcext:value-type="float">
            <text:p>35</text:p>
          </table:table-cell>
        </table:table-row>
        <table:table-row table:style-name="ro1">
          <table:table-cell table:formula="of:=COUNTIF([.B$1:.B57];&quot;=1&quot;)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57]=1;&quot;&quot;;MID([.B57];41;9))">
            <text:p/>
          </table:table-cell>
          <table:table-cell table:formula="of:=IF([.B57]=1;&quot;&quot;;[.A57])">
            <text:p/>
          </table:table-cell>
        </table:table-row>
        <table:table-row table:style-name="ro1">
          <table:table-cell table:formula="of:=COUNTIF([.B$1:.B58];&quot;=1&quot;)" office:value-type="float" office:value="36" calcext:value-type="float">
            <text:p>36</text:p>
          </table:table-cell>
          <table:table-cell office:value-type="string" calcext:value-type="string">
            <text:p>May 08 10:50:53.547 INFO iter: 20, cost: 3.0620399, best_cost: 3.0620399, cost_count: 36, action: Reflection, time: 0.006851441</text:p>
          </table:table-cell>
          <table:table-cell table:formula="of:=IF([.B58]=1;&quot;&quot;;MID([.B58];41;9))" office:value-type="string" office:string-value=" 3.062039" calcext:value-type="string">
            <text:p><text:s/>3.062039</text:p>
          </table:table-cell>
          <table:table-cell table:formula="of:=IF([.B58]=1;&quot;&quot;;[.A58])" office:value-type="float" office:value="36" calcext:value-type="float">
            <text:p>36</text:p>
          </table:table-cell>
        </table:table-row>
        <table:table-row table:style-name="ro1">
          <table:table-cell table:formula="of:=COUNTIF([.B$1:.B59];&quot;=1&quot;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.B59]=1;&quot;&quot;;MID([.B59];41;9))">
            <text:p/>
          </table:table-cell>
          <table:table-cell table:formula="of:=IF([.B59]=1;&quot;&quot;;[.A59])">
            <text:p/>
          </table:table-cell>
        </table:table-row>
        <table:table-row table:style-name="ro1">
          <table:table-cell table:formula="of:=COUNTIF([.B$1:.B60];&quot;=1&quot;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.B60]=1;&quot;&quot;;MID([.B60];41;9))">
            <text:p/>
          </table:table-cell>
          <table:table-cell table:formula="of:=IF([.B60]=1;&quot;&quot;;[.A60])">
            <text:p/>
          </table:table-cell>
        </table:table-row>
        <table:table-row table:style-name="ro1">
          <table:table-cell table:formula="of:=COUNTIF([.B$1:.B61];&quot;=1&quot;)" office:value-type="float" office:value="38" calcext:value-type="float">
            <text:p>38</text:p>
          </table:table-cell>
          <table:table-cell office:value-type="string" calcext:value-type="string">
            <text:p>May 08 10:50:53.557 INFO iter: 21, cost: 2.891207, best_cost: 2.891207, cost_count: 38, action: Expansion, time: 0.010095574</text:p>
          </table:table-cell>
          <table:table-cell table:formula="of:=IF([.B61]=1;&quot;&quot;;MID([.B61];41;9))" office:value-type="string" office:string-value=" 2.891207" calcext:value-type="string">
            <text:p><text:s/>2.891207</text:p>
          </table:table-cell>
          <table:table-cell table:formula="of:=IF([.B61]=1;&quot;&quot;;[.A61])" office:value-type="float" office:value="38" calcext:value-type="float">
            <text:p>38</text:p>
          </table:table-cell>
        </table:table-row>
        <table:table-row table:style-name="ro1">
          <table:table-cell table:formula="of:=COUNTIF([.B$1:.B62];&quot;=1&quot;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62]=1;&quot;&quot;;MID([.B62];41;9))">
            <text:p/>
          </table:table-cell>
          <table:table-cell table:formula="of:=IF([.B62]=1;&quot;&quot;;[.A62])">
            <text:p/>
          </table:table-cell>
        </table:table-row>
        <table:table-row table:style-name="ro1">
          <table:table-cell table:formula="of:=COUNTIF([.B$1:.B63];&quot;=1&quot;)" office:value-type="float" office:value="39" calcext:value-type="float">
            <text:p>39</text:p>
          </table:table-cell>
          <table:table-cell office:value-type="string" calcext:value-type="string">
            <text:p>May 08 10:50:53.563 INFO iter: 22, cost: 2.891207, best_cost: 2.891207, cost_count: 39, time: 0.005632578, action: Reflection</text:p>
          </table:table-cell>
          <table:table-cell table:formula="of:=IF([.B63]=1;&quot;&quot;;MID([.B63];41;9))" office:value-type="string" office:string-value=" 2.891207" calcext:value-type="string">
            <text:p><text:s/>2.891207</text:p>
          </table:table-cell>
          <table:table-cell table:formula="of:=IF([.B63]=1;&quot;&quot;;[.A63])" office:value-type="float" office:value="39" calcext:value-type="float">
            <text:p>39</text:p>
          </table:table-cell>
        </table:table-row>
        <table:table-row table:style-name="ro1">
          <table:table-cell table:formula="of:=COUNTIF([.B$1:.B64];&quot;=1&quot;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B64]=1;&quot;&quot;;MID([.B64];41;9))">
            <text:p/>
          </table:table-cell>
          <table:table-cell table:formula="of:=IF([.B64]=1;&quot;&quot;;[.A64])">
            <text:p/>
          </table:table-cell>
        </table:table-row>
        <table:table-row table:style-name="ro1">
          <table:table-cell table:formula="of:=COUNTIF([.B$1:.B65];&quot;=1&quot;)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B65]=1;&quot;&quot;;MID([.B65];41;9))">
            <text:p/>
          </table:table-cell>
          <table:table-cell table:formula="of:=IF([.B65]=1;&quot;&quot;;[.A65])">
            <text:p/>
          </table:table-cell>
        </table:table-row>
        <table:table-row table:style-name="ro1">
          <table:table-cell table:formula="of:=COUNTIF([.B$1:.B66];&quot;=1&quot;)" office:value-type="float" office:value="41" calcext:value-type="float">
            <text:p>41</text:p>
          </table:table-cell>
          <table:table-cell office:value-type="string" calcext:value-type="string">
            <text:p>May 08 10:50:53.574 INFO iter: 23, cost: 2.7899845, best_cost: 2.7899845, cost_count: 41, action: Expansion, time: 0.009848201</text:p>
          </table:table-cell>
          <table:table-cell table:formula="of:=IF([.B66]=1;&quot;&quot;;MID([.B66];41;9))" office:value-type="string" office:string-value=" 2.789984" calcext:value-type="string">
            <text:p><text:s/>2.789984</text:p>
          </table:table-cell>
          <table:table-cell table:formula="of:=IF([.B66]=1;&quot;&quot;;[.A66])" office:value-type="float" office:value="41" calcext:value-type="float">
            <text:p>41</text:p>
          </table:table-cell>
        </table:table-row>
        <table:table-row table:style-name="ro1">
          <table:table-cell table:formula="of:=COUNTIF([.B$1:.B67];&quot;=1&quot;)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67]=1;&quot;&quot;;MID([.B67];41;9))">
            <text:p/>
          </table:table-cell>
          <table:table-cell table:formula="of:=IF([.B67]=1;&quot;&quot;;[.A67])">
            <text:p/>
          </table:table-cell>
        </table:table-row>
        <table:table-row table:style-name="ro1">
          <table:table-cell table:formula="of:=COUNTIF([.B$1:.B68];&quot;=1&quot;)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B68]=1;&quot;&quot;;MID([.B68];41;9))">
            <text:p/>
          </table:table-cell>
          <table:table-cell table:formula="of:=IF([.B68]=1;&quot;&quot;;[.A68])">
            <text:p/>
          </table:table-cell>
        </table:table-row>
        <table:table-row table:style-name="ro1">
          <table:table-cell table:formula="of:=COUNTIF([.B$1:.B69];&quot;=1&quot;)" office:value-type="float" office:value="43" calcext:value-type="float">
            <text:p>43</text:p>
          </table:table-cell>
          <table:table-cell office:value-type="string" calcext:value-type="string">
            <text:p>May 08 10:50:53.585 INFO iter: 24, cost: 2.3218453, best_cost: 2.3218453, cost_count: 43, time: 0.01103067, action: Expansion</text:p>
          </table:table-cell>
          <table:table-cell table:formula="of:=IF([.B69]=1;&quot;&quot;;MID([.B69];41;9))" office:value-type="string" office:string-value=" 2.321845" calcext:value-type="string">
            <text:p><text:s/>2.321845</text:p>
          </table:table-cell>
          <table:table-cell table:formula="of:=IF([.B69]=1;&quot;&quot;;[.A69])" office:value-type="float" office:value="43" calcext:value-type="float">
            <text:p>43</text:p>
          </table:table-cell>
        </table:table-row>
        <table:table-row table:style-name="ro1">
          <table:table-cell table:formula="of:=COUNTIF([.B$1:.B70];&quot;=1&quot;)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.B70]=1;&quot;&quot;;MID([.B70];41;9))">
            <text:p/>
          </table:table-cell>
          <table:table-cell table:formula="of:=IF([.B70]=1;&quot;&quot;;[.A70])">
            <text:p/>
          </table:table-cell>
        </table:table-row>
        <table:table-row table:style-name="ro1">
          <table:table-cell table:formula="of:=COUNTIF([.B$1:.B71];&quot;=1&quot;)" office:value-type="float" office:value="44" calcext:value-type="float">
            <text:p>44</text:p>
          </table:table-cell>
          <table:table-cell office:value-type="string" calcext:value-type="string">
            <text:p>May 08 10:50:53.590 INFO iter: 25, cost: 2.3218453, best_cost: 2.3218453, cost_count: 44, action: Reflection, time: 0.004459598</text:p>
          </table:table-cell>
          <table:table-cell table:formula="of:=IF([.B71]=1;&quot;&quot;;MID([.B71];41;9))" office:value-type="string" office:string-value=" 2.321845" calcext:value-type="string">
            <text:p><text:s/>2.321845</text:p>
          </table:table-cell>
          <table:table-cell table:formula="of:=IF([.B71]=1;&quot;&quot;;[.A71])" office:value-type="float" office:value="44" calcext:value-type="float">
            <text:p>44</text:p>
          </table:table-cell>
        </table:table-row>
        <table:table-row table:style-name="ro1">
          <table:table-cell table:formula="of:=COUNTIF([.B$1:.B72];&quot;=1&quot;)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72]=1;&quot;&quot;;MID([.B72];41;9))">
            <text:p/>
          </table:table-cell>
          <table:table-cell table:formula="of:=IF([.B72]=1;&quot;&quot;;[.A72])">
            <text:p/>
          </table:table-cell>
        </table:table-row>
        <table:table-row table:style-name="ro1">
          <table:table-cell table:formula="of:=COUNTIF([.B$1:.B73];&quot;=1&quot;)" office:value-type="float" office:value="45" calcext:value-type="float">
            <text:p>45</text:p>
          </table:table-cell>
          <table:table-cell office:value-type="string" calcext:value-type="string">
            <text:p>May 08 10:50:53.596 INFO iter: 26, cost: 2.3218453, best_cost: 2.3218453, cost_count: 45, time: 0.005747806, action: Reflection</text:p>
          </table:table-cell>
          <table:table-cell table:formula="of:=IF([.B73]=1;&quot;&quot;;MID([.B73];41;9))" office:value-type="string" office:string-value=" 2.321845" calcext:value-type="string">
            <text:p><text:s/>2.321845</text:p>
          </table:table-cell>
          <table:table-cell table:formula="of:=IF([.B73]=1;&quot;&quot;;[.A73])" office:value-type="float" office:value="45" calcext:value-type="float">
            <text:p>45</text:p>
          </table:table-cell>
        </table:table-row>
        <table:table-row table:style-name="ro1">
          <table:table-cell table:formula="of:=COUNTIF([.B$1:.B74];&quot;=1&quot;)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74]=1;&quot;&quot;;MID([.B74];41;9))">
            <text:p/>
          </table:table-cell>
          <table:table-cell table:formula="of:=IF([.B74]=1;&quot;&quot;;[.A74])">
            <text:p/>
          </table:table-cell>
        </table:table-row>
        <table:table-row table:style-name="ro1">
          <table:table-cell table:formula="of:=COUNTIF([.B$1:.B75];&quot;=1&quot;)" office:value-type="float" office:value="46" calcext:value-type="float">
            <text:p>46</text:p>
          </table:table-cell>
          <table:table-cell office:value-type="string" calcext:value-type="string">
            <text:p>May 08 10:50:53.601 INFO iter: 27, cost: 2.3218453, best_cost: 2.3218453, cost_count: 46, time: 0.004639836, action: Reflection</text:p>
          </table:table-cell>
          <table:table-cell table:formula="of:=IF([.B75]=1;&quot;&quot;;MID([.B75];41;9))" office:value-type="string" office:string-value=" 2.321845" calcext:value-type="string">
            <text:p><text:s/>2.321845</text:p>
          </table:table-cell>
          <table:table-cell table:formula="of:=IF([.B75]=1;&quot;&quot;;[.A75])" office:value-type="float" office:value="46" calcext:value-type="float">
            <text:p>46</text:p>
          </table:table-cell>
        </table:table-row>
        <table:table-row table:style-name="ro1">
          <table:table-cell table:formula="of:=COUNTIF([.B$1:.B76];&quot;=1&quot;)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B76]=1;&quot;&quot;;MID([.B76];41;9))">
            <text:p/>
          </table:table-cell>
          <table:table-cell table:formula="of:=IF([.B76]=1;&quot;&quot;;[.A76])">
            <text:p/>
          </table:table-cell>
        </table:table-row>
        <table:table-row table:style-name="ro1">
          <table:table-cell table:formula="of:=COUNTIF([.B$1:.B77];&quot;=1&quot;)" office:value-type="float" office:value="47" calcext:value-type="float">
            <text:p>47</text:p>
          </table:table-cell>
          <table:table-cell office:value-type="string" calcext:value-type="string">
            <text:p>May 08 10:50:53.605 INFO iter: 28, cost: 2.3218453, best_cost: 2.3218453, cost_count: 47, action: Reflection, time: 0.004757869</text:p>
          </table:table-cell>
          <table:table-cell table:formula="of:=IF([.B77]=1;&quot;&quot;;MID([.B77];41;9))" office:value-type="string" office:string-value=" 2.321845" calcext:value-type="string">
            <text:p><text:s/>2.321845</text:p>
          </table:table-cell>
          <table:table-cell table:formula="of:=IF([.B77]=1;&quot;&quot;;[.A77])" office:value-type="float" office:value="47" calcext:value-type="float">
            <text:p>47</text:p>
          </table:table-cell>
        </table:table-row>
        <table:table-row table:style-name="ro1">
          <table:table-cell table:formula="of:=COUNTIF([.B$1:.B78];&quot;=1&quot;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78]=1;&quot;&quot;;MID([.B78];41;9))">
            <text:p/>
          </table:table-cell>
          <table:table-cell table:formula="of:=IF([.B78]=1;&quot;&quot;;[.A78])">
            <text:p/>
          </table:table-cell>
        </table:table-row>
        <table:table-row table:style-name="ro1">
          <table:table-cell table:formula="of:=COUNTIF([.B$1:.B79];&quot;=1&quot;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B79]=1;&quot;&quot;;MID([.B79];41;9))">
            <text:p/>
          </table:table-cell>
          <table:table-cell table:formula="of:=IF([.B79]=1;&quot;&quot;;[.A79])">
            <text:p/>
          </table:table-cell>
        </table:table-row>
        <table:table-row table:style-name="ro1">
          <table:table-cell table:formula="of:=COUNTIF([.B$1:.B80];&quot;=1&quot;)" office:value-type="float" office:value="49" calcext:value-type="float">
            <text:p>49</text:p>
          </table:table-cell>
          <table:table-cell office:value-type="string" calcext:value-type="string">
            <text:p>May 08 10:50:53.619 INFO iter: 29, cost: 2.2735186, best_cost: 2.2735186, cost_count: 49, action: Expansion, time: 0.012974462</text:p>
          </table:table-cell>
          <table:table-cell table:formula="of:=IF([.B80]=1;&quot;&quot;;MID([.B80];41;9))" office:value-type="string" office:string-value=" 2.273518" calcext:value-type="string">
            <text:p><text:s/>2.273518</text:p>
          </table:table-cell>
          <table:table-cell table:formula="of:=IF([.B80]=1;&quot;&quot;;[.A80])" office:value-type="float" office:value="49" calcext:value-type="float">
            <text:p>49</text:p>
          </table:table-cell>
        </table:table-row>
        <table:table-row table:style-name="ro1">
          <table:table-cell table:formula="of:=COUNTIF([.B$1:.B81];&quot;=1&quot;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81]=1;&quot;&quot;;MID([.B81];41;9))">
            <text:p/>
          </table:table-cell>
          <table:table-cell table:formula="of:=IF([.B81]=1;&quot;&quot;;[.A81])">
            <text:p/>
          </table:table-cell>
        </table:table-row>
        <table:table-row table:style-name="ro1">
          <table:table-cell table:formula="of:=COUNTIF([.B$1:.B82];&quot;=1&quot;)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B82]=1;&quot;&quot;;MID([.B82];41;9))">
            <text:p/>
          </table:table-cell>
          <table:table-cell table:formula="of:=IF([.B82]=1;&quot;&quot;;[.A82])">
            <text:p/>
          </table:table-cell>
        </table:table-row>
        <table:table-row table:style-name="ro1">
          <table:table-cell table:formula="of:=COUNTIF([.B$1:.B83];&quot;=1&quot;)" office:value-type="float" office:value="51" calcext:value-type="float">
            <text:p>51</text:p>
          </table:table-cell>
          <table:table-cell office:value-type="string" calcext:value-type="string">
            <text:p>May 08 10:50:53.629 INFO iter: 30, cost: 2.2616804, best_cost: 2.2616804, cost_count: 51, time: 0.010280792, action: Expansion</text:p>
          </table:table-cell>
          <table:table-cell table:formula="of:=IF([.B83]=1;&quot;&quot;;MID([.B83];41;9))" office:value-type="string" office:string-value=" 2.261680" calcext:value-type="string">
            <text:p><text:s/>2.261680</text:p>
          </table:table-cell>
          <table:table-cell table:formula="of:=IF([.B83]=1;&quot;&quot;;[.A83])" office:value-type="float" office:value="51" calcext:value-type="float">
            <text:p>51</text:p>
          </table:table-cell>
        </table:table-row>
        <table:table-row table:style-name="ro1">
          <table:table-cell table:formula="of:=COUNTIF([.B$1:.B84];&quot;=1&quot;)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.B84]=1;&quot;&quot;;MID([.B84];41;9))">
            <text:p/>
          </table:table-cell>
          <table:table-cell table:formula="of:=IF([.B84]=1;&quot;&quot;;[.A84])">
            <text:p/>
          </table:table-cell>
        </table:table-row>
        <table:table-row table:style-name="ro1">
          <table:table-cell table:formula="of:=COUNTIF([.B$1:.B85];&quot;=1&quot;)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B85]=1;&quot;&quot;;MID([.B85];41;9))">
            <text:p/>
          </table:table-cell>
          <table:table-cell table:formula="of:=IF([.B85]=1;&quot;&quot;;[.A85])">
            <text:p/>
          </table:table-cell>
        </table:table-row>
        <table:table-row table:style-name="ro1">
          <table:table-cell table:formula="of:=COUNTIF([.B$1:.B86];&quot;=1&quot;)" office:value-type="float" office:value="53" calcext:value-type="float">
            <text:p>53</text:p>
          </table:table-cell>
          <table:table-cell office:value-type="string" calcext:value-type="string">
            <text:p>May 08 10:50:53.639 INFO iter: 31, cost: 2.2616804, best_cost: 2.2616804, cost_count: 53, action: ContractionInside, time: 0.009784836</text:p>
          </table:table-cell>
          <table:table-cell table:formula="of:=IF([.B86]=1;&quot;&quot;;MID([.B86];41;9))" office:value-type="string" office:string-value=" 2.261680" calcext:value-type="string">
            <text:p><text:s/>2.261680</text:p>
          </table:table-cell>
          <table:table-cell table:formula="of:=IF([.B86]=1;&quot;&quot;;[.A86])" office:value-type="float" office:value="53" calcext:value-type="float">
            <text:p>53</text:p>
          </table:table-cell>
        </table:table-row>
        <table:table-row table:style-name="ro1">
          <table:table-cell table:formula="of:=COUNTIF([.B$1:.B87];&quot;=1&quot;)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87]=1;&quot;&quot;;MID([.B87];41;9))">
            <text:p/>
          </table:table-cell>
          <table:table-cell table:formula="of:=IF([.B87]=1;&quot;&quot;;[.A87])">
            <text:p/>
          </table:table-cell>
        </table:table-row>
        <table:table-row table:style-name="ro1">
          <table:table-cell table:formula="of:=COUNTIF([.B$1:.B88];&quot;=1&quot;)" office:value-type="float" office:value="54" calcext:value-type="float">
            <text:p>54</text:p>
          </table:table-cell>
          <table:table-cell office:value-type="string" calcext:value-type="string">
            <text:p>May 08 10:50:53.645 INFO iter: 32, cost: 2.2616804, best_cost: 2.2616804, cost_count: 54, time: 0.006710891, action: Reflection</text:p>
          </table:table-cell>
          <table:table-cell table:formula="of:=IF([.B88]=1;&quot;&quot;;MID([.B88];41;9))" office:value-type="string" office:string-value=" 2.261680" calcext:value-type="string">
            <text:p><text:s/>2.261680</text:p>
          </table:table-cell>
          <table:table-cell table:formula="of:=IF([.B88]=1;&quot;&quot;;[.A88])" office:value-type="float" office:value="54" calcext:value-type="float">
            <text:p>54</text:p>
          </table:table-cell>
        </table:table-row>
        <table:table-row table:style-name="ro1">
          <table:table-cell table:formula="of:=COUNTIF([.B$1:.B89];&quot;=1&quot;)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89]=1;&quot;&quot;;MID([.B89];41;9))">
            <text:p/>
          </table:table-cell>
          <table:table-cell table:formula="of:=IF([.B89]=1;&quot;&quot;;[.A89])">
            <text:p/>
          </table:table-cell>
        </table:table-row>
        <table:table-row table:style-name="ro1">
          <table:table-cell table:formula="of:=COUNTIF([.B$1:.B90];&quot;=1&quot;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90]=1;&quot;&quot;;MID([.B90];41;9))">
            <text:p/>
          </table:table-cell>
          <table:table-cell table:formula="of:=IF([.B90]=1;&quot;&quot;;[.A90])">
            <text:p/>
          </table:table-cell>
        </table:table-row>
        <table:table-row table:style-name="ro1">
          <table:table-cell table:formula="of:=COUNTIF([.B$1:.B91];&quot;=1&quot;)" office:value-type="float" office:value="56" calcext:value-type="float">
            <text:p>56</text:p>
          </table:table-cell>
          <table:table-cell office:value-type="string" calcext:value-type="string">
            <text:p>May 08 10:50:53.656 INFO iter: 33, cost: 2.2616804, best_cost: 2.2616804, cost_count: 56, time: 0.010118665, action: ContractionInside</text:p>
          </table:table-cell>
          <table:table-cell table:formula="of:=IF([.B91]=1;&quot;&quot;;MID([.B91];41;9))" office:value-type="string" office:string-value=" 2.261680" calcext:value-type="string">
            <text:p><text:s/>2.261680</text:p>
          </table:table-cell>
          <table:table-cell table:formula="of:=IF([.B91]=1;&quot;&quot;;[.A91])" office:value-type="float" office:value="56" calcext:value-type="float">
            <text:p>56</text:p>
          </table:table-cell>
        </table:table-row>
        <table:table-row table:style-name="ro1">
          <table:table-cell table:formula="of:=COUNTIF([.B$1:.B92];&quot;=1&quot;)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92]=1;&quot;&quot;;MID([.B92];41;9))">
            <text:p/>
          </table:table-cell>
          <table:table-cell table:formula="of:=IF([.B92]=1;&quot;&quot;;[.A92])">
            <text:p/>
          </table:table-cell>
        </table:table-row>
        <table:table-row table:style-name="ro1">
          <table:table-cell table:formula="of:=COUNTIF([.B$1:.B93];&quot;=1&quot;)" office:value-type="float" office:value="57" calcext:value-type="float">
            <text:p>57</text:p>
          </table:table-cell>
          <table:table-cell office:value-type="string" calcext:value-type="string">
            <text:p>May 08 10:50:53.662 INFO iter: 34, cost: 2.2616804, best_cost: 2.2616804, cost_count: 57, time: 0.006692273, action: Reflection</text:p>
          </table:table-cell>
          <table:table-cell table:formula="of:=IF([.B93]=1;&quot;&quot;;MID([.B93];41;9))" office:value-type="string" office:string-value=" 2.261680" calcext:value-type="string">
            <text:p><text:s/>2.261680</text:p>
          </table:table-cell>
          <table:table-cell table:formula="of:=IF([.B93]=1;&quot;&quot;;[.A93])" office:value-type="float" office:value="57" calcext:value-type="float">
            <text:p>57</text:p>
          </table:table-cell>
        </table:table-row>
        <table:table-row table:style-name="ro1">
          <table:table-cell table:formula="of:=COUNTIF([.B$1:.B94];&quot;=1&quot;)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94]=1;&quot;&quot;;MID([.B94];41;9))">
            <text:p/>
          </table:table-cell>
          <table:table-cell table:formula="of:=IF([.B94]=1;&quot;&quot;;[.A94])">
            <text:p/>
          </table:table-cell>
        </table:table-row>
        <table:table-row table:style-name="ro1">
          <table:table-cell table:formula="of:=COUNTIF([.B$1:.B95];&quot;=1&quot;)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95]=1;&quot;&quot;;MID([.B95];41;9))">
            <text:p/>
          </table:table-cell>
          <table:table-cell table:formula="of:=IF([.B95]=1;&quot;&quot;;[.A95])">
            <text:p/>
          </table:table-cell>
        </table:table-row>
        <table:table-row table:style-name="ro1">
          <table:table-cell table:formula="of:=COUNTIF([.B$1:.B96];&quot;=1&quot;)" office:value-type="float" office:value="59" calcext:value-type="float">
            <text:p>59</text:p>
          </table:table-cell>
          <table:table-cell office:value-type="string" calcext:value-type="string">
            <text:p>May 08 10:50:53.672 INFO iter: 35, cost: 2.0299482, best_cost: 2.0299482, cost_count: 59, time: 0.009434484, action: Expansion</text:p>
          </table:table-cell>
          <table:table-cell table:formula="of:=IF([.B96]=1;&quot;&quot;;MID([.B96];41;9))" office:value-type="string" office:string-value=" 2.029948" calcext:value-type="string">
            <text:p><text:s/>2.029948</text:p>
          </table:table-cell>
          <table:table-cell table:formula="of:=IF([.B96]=1;&quot;&quot;;[.A96])" office:value-type="float" office:value="59" calcext:value-type="float">
            <text:p>59</text:p>
          </table:table-cell>
        </table:table-row>
        <table:table-row table:style-name="ro1">
          <table:table-cell table:formula="of:=COUNTIF([.B$1:.B97];&quot;=1&quot;)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B97]=1;&quot;&quot;;MID([.B97];41;9))">
            <text:p/>
          </table:table-cell>
          <table:table-cell table:formula="of:=IF([.B97]=1;&quot;&quot;;[.A97])">
            <text:p/>
          </table:table-cell>
        </table:table-row>
        <table:table-row table:style-name="ro1">
          <table:table-cell table:formula="of:=COUNTIF([.B$1:.B98];&quot;=1&quot;)" office:value-type="float" office:value="60" calcext:value-type="float">
            <text:p>60</text:p>
          </table:table-cell>
          <table:table-cell office:value-type="string" calcext:value-type="string">
            <text:p>May 08 10:50:53.680 INFO iter: 36, cost: 2.0299482, best_cost: 2.0299482, cost_count: 60, action: Reflection, time: 0.007276956</text:p>
          </table:table-cell>
          <table:table-cell table:formula="of:=IF([.B98]=1;&quot;&quot;;MID([.B98];41;9))" office:value-type="string" office:string-value=" 2.029948" calcext:value-type="string">
            <text:p><text:s/>2.029948</text:p>
          </table:table-cell>
          <table:table-cell table:formula="of:=IF([.B98]=1;&quot;&quot;;[.A98])" office:value-type="float" office:value="60" calcext:value-type="float">
            <text:p>60</text:p>
          </table:table-cell>
        </table:table-row>
        <table:table-row table:style-name="ro1">
          <table:table-cell table:formula="of:=COUNTIF([.B$1:.B99];&quot;=1&quot;)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99]=1;&quot;&quot;;MID([.B99];41;9))">
            <text:p/>
          </table:table-cell>
          <table:table-cell table:formula="of:=IF([.B99]=1;&quot;&quot;;[.A99])">
            <text:p/>
          </table:table-cell>
        </table:table-row>
        <table:table-row table:style-name="ro1">
          <table:table-cell table:formula="of:=COUNTIF([.B$1:.B100];&quot;=1&quot;)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100]=1;&quot;&quot;;MID([.B100];41;9))">
            <text:p/>
          </table:table-cell>
          <table:table-cell table:formula="of:=IF([.B100]=1;&quot;&quot;;[.A100])">
            <text:p/>
          </table:table-cell>
        </table:table-row>
        <table:table-row table:style-name="ro1">
          <table:table-cell table:formula="of:=COUNTIF([.B$1:.B101];&quot;=1&quot;)" office:value-type="float" office:value="62" calcext:value-type="float">
            <text:p>62</text:p>
          </table:table-cell>
          <table:table-cell office:value-type="string" calcext:value-type="string">
            <text:p>May 08 10:50:53.690 INFO iter: 37, cost: 2.0299482, best_cost: 2.0299482, cost_count: 62, action: ContractionInside, time: 0.009844993</text:p>
          </table:table-cell>
          <table:table-cell table:formula="of:=IF([.B101]=1;&quot;&quot;;MID([.B101];41;9))" office:value-type="string" office:string-value=" 2.029948" calcext:value-type="string">
            <text:p><text:s/>2.029948</text:p>
          </table:table-cell>
          <table:table-cell table:formula="of:=IF([.B101]=1;&quot;&quot;;[.A101])" office:value-type="float" office:value="62" calcext:value-type="float">
            <text:p>62</text:p>
          </table:table-cell>
        </table:table-row>
        <table:table-row table:style-name="ro1">
          <table:table-cell table:formula="of:=COUNTIF([.B$1:.B102];&quot;=1&quot;)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B102]=1;&quot;&quot;;MID([.B102];41;9))">
            <text:p/>
          </table:table-cell>
          <table:table-cell table:formula="of:=IF([.B102]=1;&quot;&quot;;[.A102])">
            <text:p/>
          </table:table-cell>
        </table:table-row>
        <table:table-row table:style-name="ro1">
          <table:table-cell table:formula="of:=COUNTIF([.B$1:.B103];&quot;=1&quot;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.B103]=1;&quot;&quot;;MID([.B103];41;9))">
            <text:p/>
          </table:table-cell>
          <table:table-cell table:formula="of:=IF([.B103]=1;&quot;&quot;;[.A103])">
            <text:p/>
          </table:table-cell>
        </table:table-row>
        <table:table-row table:style-name="ro1">
          <table:table-cell table:formula="of:=COUNTIF([.B$1:.B104];&quot;=1&quot;)" office:value-type="float" office:value="64" calcext:value-type="float">
            <text:p>64</text:p>
          </table:table-cell>
          <table:table-cell office:value-type="string" calcext:value-type="string">
            <text:p>May 08 10:50:53.702 INFO iter: 38, cost: 1.574851, best_cost: 1.574851, cost_count: 64, action: Expansion, time: 0.011107193</text:p>
          </table:table-cell>
          <table:table-cell table:formula="of:=IF([.B104]=1;&quot;&quot;;MID([.B104];41;9))" office:value-type="string" office:string-value=" 1.574851" calcext:value-type="string">
            <text:p><text:s/>1.574851</text:p>
          </table:table-cell>
          <table:table-cell table:formula="of:=IF([.B104]=1;&quot;&quot;;[.A104])" office:value-type="float" office:value="64" calcext:value-type="float">
            <text:p>64</text:p>
          </table:table-cell>
        </table:table-row>
        <table:table-row table:style-name="ro1">
          <table:table-cell table:formula="of:=COUNTIF([.B$1:.B105];&quot;=1&quot;)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.B105]=1;&quot;&quot;;MID([.B105];41;9))">
            <text:p/>
          </table:table-cell>
          <table:table-cell table:formula="of:=IF([.B105]=1;&quot;&quot;;[.A105])">
            <text:p/>
          </table:table-cell>
        </table:table-row>
        <table:table-row table:style-name="ro1">
          <table:table-cell table:formula="of:=COUNTIF([.B$1:.B106];&quot;=1&quot;)" office:value-type="float" office:value="65" calcext:value-type="float">
            <text:p>65</text:p>
          </table:table-cell>
          <table:table-cell office:value-type="string" calcext:value-type="string">
            <text:p>May 08 10:50:53.707 INFO iter: 39, cost: 1.574851, best_cost: 1.574851, cost_count: 65, time: 0.004760502, action: Reflection</text:p>
          </table:table-cell>
          <table:table-cell table:formula="of:=IF([.B106]=1;&quot;&quot;;MID([.B106];41;9))" office:value-type="string" office:string-value=" 1.574851" calcext:value-type="string">
            <text:p><text:s/>1.574851</text:p>
          </table:table-cell>
          <table:table-cell table:formula="of:=IF([.B106]=1;&quot;&quot;;[.A106])" office:value-type="float" office:value="65" calcext:value-type="float">
            <text:p>65</text:p>
          </table:table-cell>
        </table:table-row>
        <table:table-row table:style-name="ro1">
          <table:table-cell table:formula="of:=COUNTIF([.B$1:.B107];&quot;=1&quot;)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B107]=1;&quot;&quot;;MID([.B107];41;9))">
            <text:p/>
          </table:table-cell>
          <table:table-cell table:formula="of:=IF([.B107]=1;&quot;&quot;;[.A107])">
            <text:p/>
          </table:table-cell>
        </table:table-row>
        <table:table-row table:style-name="ro1">
          <table:table-cell table:formula="of:=COUNTIF([.B$1:.B108];&quot;=1&quot;)" office:value-type="float" office:value="66" calcext:value-type="float">
            <text:p>66</text:p>
          </table:table-cell>
          <table:table-cell office:value-type="string" calcext:value-type="string">
            <text:p>May 08 10:50:53.713 INFO iter: 40, cost: 1.574851, best_cost: 1.574851, cost_count: 66, time: 0.005750572, action: Reflection</text:p>
          </table:table-cell>
          <table:table-cell table:formula="of:=IF([.B108]=1;&quot;&quot;;MID([.B108];41;9))" office:value-type="string" office:string-value=" 1.574851" calcext:value-type="string">
            <text:p><text:s/>1.574851</text:p>
          </table:table-cell>
          <table:table-cell table:formula="of:=IF([.B108]=1;&quot;&quot;;[.A108])" office:value-type="float" office:value="66" calcext:value-type="float">
            <text:p>66</text:p>
          </table:table-cell>
        </table:table-row>
        <table:table-row table:style-name="ro1">
          <table:table-cell table:formula="of:=COUNTIF([.B$1:.B109];&quot;=1&quot;)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109]=1;&quot;&quot;;MID([.B109];41;9))">
            <text:p/>
          </table:table-cell>
          <table:table-cell table:formula="of:=IF([.B109]=1;&quot;&quot;;[.A109])">
            <text:p/>
          </table:table-cell>
        </table:table-row>
        <table:table-row table:style-name="ro1">
          <table:table-cell table:formula="of:=COUNTIF([.B$1:.B110];&quot;=1&quot;)" office:value-type="float" office:value="67" calcext:value-type="float">
            <text:p>67</text:p>
          </table:table-cell>
          <table:table-cell office:value-type="string" calcext:value-type="string">
            <text:p>May 08 10:50:53.719 INFO iter: 41, cost: 1.574851, best_cost: 1.574851, cost_count: 67, action: Reflection, time: 0.005159276</text:p>
          </table:table-cell>
          <table:table-cell table:formula="of:=IF([.B110]=1;&quot;&quot;;MID([.B110];41;9))" office:value-type="string" office:string-value=" 1.574851" calcext:value-type="string">
            <text:p><text:s/>1.574851</text:p>
          </table:table-cell>
          <table:table-cell table:formula="of:=IF([.B110]=1;&quot;&quot;;[.A110])" office:value-type="float" office:value="67" calcext:value-type="float">
            <text:p>67</text:p>
          </table:table-cell>
        </table:table-row>
        <table:table-row table:style-name="ro1">
          <table:table-cell table:formula="of:=COUNTIF([.B$1:.B111];&quot;=1&quot;)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111]=1;&quot;&quot;;MID([.B111];41;9))">
            <text:p/>
          </table:table-cell>
          <table:table-cell table:formula="of:=IF([.B111]=1;&quot;&quot;;[.A111])">
            <text:p/>
          </table:table-cell>
        </table:table-row>
        <table:table-row table:style-name="ro1">
          <table:table-cell table:formula="of:=COUNTIF([.B$1:.B112];&quot;=1&quot;)" office:value-type="float" office:value="68" calcext:value-type="float">
            <text:p>68</text:p>
          </table:table-cell>
          <table:table-cell office:value-type="string" calcext:value-type="string">
            <text:p>May 08 10:50:53.724 INFO iter: 42, cost: 1.574851, best_cost: 1.574851, cost_count: 68, action: Reflection, time: 0.005095535</text:p>
          </table:table-cell>
          <table:table-cell table:formula="of:=IF([.B112]=1;&quot;&quot;;MID([.B112];41;9))" office:value-type="string" office:string-value=" 1.574851" calcext:value-type="string">
            <text:p><text:s/>1.574851</text:p>
          </table:table-cell>
          <table:table-cell table:formula="of:=IF([.B112]=1;&quot;&quot;;[.A112])" office:value-type="float" office:value="68" calcext:value-type="float">
            <text:p>68</text:p>
          </table:table-cell>
        </table:table-row>
        <table:table-row table:style-name="ro1">
          <table:table-cell table:formula="of:=COUNTIF([.B$1:.B113];&quot;=1&quot;)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[.B113]=1;&quot;&quot;;MID([.B113];41;9))">
            <text:p/>
          </table:table-cell>
          <table:table-cell table:formula="of:=IF([.B113]=1;&quot;&quot;;[.A113])">
            <text:p/>
          </table:table-cell>
        </table:table-row>
        <table:table-row table:style-name="ro1">
          <table:table-cell table:formula="of:=COUNTIF([.B$1:.B114];&quot;=1&quot;)" office:value-type="float" office:value="69" calcext:value-type="float">
            <text:p>69</text:p>
          </table:table-cell>
          <table:table-cell office:value-type="string" calcext:value-type="string">
            <text:p>May 08 10:50:53.729 INFO iter: 43, cost: 1.574851, best_cost: 1.574851, cost_count: 69, action: Reflection, time: 0.004296159</text:p>
          </table:table-cell>
          <table:table-cell table:formula="of:=IF([.B114]=1;&quot;&quot;;MID([.B114];41;9))" office:value-type="string" office:string-value=" 1.574851" calcext:value-type="string">
            <text:p><text:s/>1.574851</text:p>
          </table:table-cell>
          <table:table-cell table:formula="of:=IF([.B114]=1;&quot;&quot;;[.A114])" office:value-type="float" office:value="69" calcext:value-type="float">
            <text:p>69</text:p>
          </table:table-cell>
        </table:table-row>
        <table:table-row table:style-name="ro1">
          <table:table-cell table:formula="of:=COUNTIF([.B$1:.B115];&quot;=1&quot;)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B115]=1;&quot;&quot;;MID([.B115];41;9))">
            <text:p/>
          </table:table-cell>
          <table:table-cell table:formula="of:=IF([.B115]=1;&quot;&quot;;[.A115])">
            <text:p/>
          </table:table-cell>
        </table:table-row>
        <table:table-row table:style-name="ro1">
          <table:table-cell table:formula="of:=COUNTIF([.B$1:.B116];&quot;=1&quot;)" office:value-type="float" office:value="70" calcext:value-type="float">
            <text:p>70</text:p>
          </table:table-cell>
          <table:table-cell office:value-type="string" calcext:value-type="string">
            <text:p>May 08 10:50:53.735 INFO iter: 44, cost: 1.574851, best_cost: 1.574851, cost_count: 70, action: Reflection, time: 0.006136509</text:p>
          </table:table-cell>
          <table:table-cell table:formula="of:=IF([.B116]=1;&quot;&quot;;MID([.B116];41;9))" office:value-type="string" office:string-value=" 1.574851" calcext:value-type="string">
            <text:p><text:s/>1.574851</text:p>
          </table:table-cell>
          <table:table-cell table:formula="of:=IF([.B116]=1;&quot;&quot;;[.A116])" office:value-type="float" office:value="70" calcext:value-type="float">
            <text:p>70</text:p>
          </table:table-cell>
        </table:table-row>
        <table:table-row table:style-name="ro1">
          <table:table-cell table:formula="of:=COUNTIF([.B$1:.B117];&quot;=1&quot;)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117]=1;&quot;&quot;;MID([.B117];41;9))">
            <text:p/>
          </table:table-cell>
          <table:table-cell table:formula="of:=IF([.B117]=1;&quot;&quot;;[.A117])">
            <text:p/>
          </table:table-cell>
        </table:table-row>
        <table:table-row table:style-name="ro1">
          <table:table-cell table:formula="of:=COUNTIF([.B$1:.B118];&quot;=1&quot;)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B118]=1;&quot;&quot;;MID([.B118];41;9))">
            <text:p/>
          </table:table-cell>
          <table:table-cell table:formula="of:=IF([.B118]=1;&quot;&quot;;[.A118])">
            <text:p/>
          </table:table-cell>
        </table:table-row>
        <table:table-row table:style-name="ro1">
          <table:table-cell table:formula="of:=COUNTIF([.B$1:.B119];&quot;=1&quot;)" office:value-type="float" office:value="72" calcext:value-type="float">
            <text:p>72</text:p>
          </table:table-cell>
          <table:table-cell office:value-type="string" calcext:value-type="string">
            <text:p>May 08 10:50:53.746 INFO iter: 45, cost: 1.574851, best_cost: 1.574851, cost_count: 72, action: ContractionInside, time: 0.011133438</text:p>
          </table:table-cell>
          <table:table-cell table:formula="of:=IF([.B119]=1;&quot;&quot;;MID([.B119];41;9))" office:value-type="string" office:string-value=" 1.574851" calcext:value-type="string">
            <text:p><text:s/>1.574851</text:p>
          </table:table-cell>
          <table:table-cell table:formula="of:=IF([.B119]=1;&quot;&quot;;[.A119])" office:value-type="float" office:value="72" calcext:value-type="float">
            <text:p>72</text:p>
          </table:table-cell>
        </table:table-row>
        <table:table-row table:style-name="ro1">
          <table:table-cell table:formula="of:=COUNTIF([.B$1:.B120];&quot;=1&quot;)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B120]=1;&quot;&quot;;MID([.B120];41;9))">
            <text:p/>
          </table:table-cell>
          <table:table-cell table:formula="of:=IF([.B120]=1;&quot;&quot;;[.A120])">
            <text:p/>
          </table:table-cell>
        </table:table-row>
        <table:table-row table:style-name="ro1">
          <table:table-cell table:formula="of:=COUNTIF([.B$1:.B121];&quot;=1&quot;)" office:value-type="float" office:value="73" calcext:value-type="float">
            <text:p>73</text:p>
          </table:table-cell>
          <table:table-cell office:value-type="string" calcext:value-type="string">
            <text:p>May 08 10:50:53.751 INFO iter: 46, cost: 1.574851, best_cost: 1.574851, cost_count: 73, action: Reflection, time: 0.004370329</text:p>
          </table:table-cell>
          <table:table-cell table:formula="of:=IF([.B121]=1;&quot;&quot;;MID([.B121];41;9))" office:value-type="string" office:string-value=" 1.574851" calcext:value-type="string">
            <text:p><text:s/>1.574851</text:p>
          </table:table-cell>
          <table:table-cell table:formula="of:=IF([.B121]=1;&quot;&quot;;[.A121])" office:value-type="float" office:value="73" calcext:value-type="float">
            <text:p>73</text:p>
          </table:table-cell>
        </table:table-row>
        <table:table-row table:style-name="ro1">
          <table:table-cell table:formula="of:=COUNTIF([.B$1:.B122];&quot;=1&quot;)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122]=1;&quot;&quot;;MID([.B122];41;9))">
            <text:p/>
          </table:table-cell>
          <table:table-cell table:formula="of:=IF([.B122]=1;&quot;&quot;;[.A122])">
            <text:p/>
          </table:table-cell>
        </table:table-row>
        <table:table-row table:style-name="ro1">
          <table:table-cell table:formula="of:=COUNTIF([.B$1:.B123];&quot;=1&quot;)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123]=1;&quot;&quot;;MID([.B123];41;9))">
            <text:p/>
          </table:table-cell>
          <table:table-cell table:formula="of:=IF([.B123]=1;&quot;&quot;;[.A123])">
            <text:p/>
          </table:table-cell>
        </table:table-row>
        <table:table-row table:style-name="ro1">
          <table:table-cell table:formula="of:=COUNTIF([.B$1:.B124];&quot;=1&quot;)" office:value-type="float" office:value="75" calcext:value-type="float">
            <text:p>75</text:p>
          </table:table-cell>
          <table:table-cell office:value-type="string" calcext:value-type="string">
            <text:p>May 08 10:50:53.763 INFO iter: 47, cost: 1.574851, best_cost: 1.574851, cost_count: 75, action: ContractionInside, time: 0.011316189</text:p>
          </table:table-cell>
          <table:table-cell table:formula="of:=IF([.B124]=1;&quot;&quot;;MID([.B124];41;9))" office:value-type="string" office:string-value=" 1.574851" calcext:value-type="string">
            <text:p><text:s/>1.574851</text:p>
          </table:table-cell>
          <table:table-cell table:formula="of:=IF([.B124]=1;&quot;&quot;;[.A124])" office:value-type="float" office:value="75" calcext:value-type="float">
            <text:p>75</text:p>
          </table:table-cell>
        </table:table-row>
        <table:table-row table:style-name="ro1">
          <table:table-cell table:formula="of:=COUNTIF([.B$1:.B125];&quot;=1&quot;)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125]=1;&quot;&quot;;MID([.B125];41;9))">
            <text:p/>
          </table:table-cell>
          <table:table-cell table:formula="of:=IF([.B125]=1;&quot;&quot;;[.A125])">
            <text:p/>
          </table:table-cell>
        </table:table-row>
        <table:table-row table:style-name="ro1">
          <table:table-cell table:formula="of:=COUNTIF([.B$1:.B126];&quot;=1&quot;)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126]=1;&quot;&quot;;MID([.B126];41;9))">
            <text:p/>
          </table:table-cell>
          <table:table-cell table:formula="of:=IF([.B126]=1;&quot;&quot;;[.A126])">
            <text:p/>
          </table:table-cell>
        </table:table-row>
        <table:table-row table:style-name="ro1">
          <table:table-cell table:formula="of:=COUNTIF([.B$1:.B127];&quot;=1&quot;)" office:value-type="float" office:value="77" calcext:value-type="float">
            <text:p>77</text:p>
          </table:table-cell>
          <table:table-cell office:value-type="string" calcext:value-type="string">
            <text:p>May 08 10:50:53.773 INFO iter: 48, cost: 1.101212, best_cost: 1.101212, cost_count: 77, action: Expansion, time: 0.00911275</text:p>
          </table:table-cell>
          <table:table-cell table:formula="of:=IF([.B127]=1;&quot;&quot;;MID([.B127];41;9))" office:value-type="string" office:string-value=" 1.101212" calcext:value-type="string">
            <text:p><text:s/>1.101212</text:p>
          </table:table-cell>
          <table:table-cell table:formula="of:=IF([.B127]=1;&quot;&quot;;[.A127])" office:value-type="float" office:value="77" calcext:value-type="float">
            <text:p>77</text:p>
          </table:table-cell>
        </table:table-row>
        <table:table-row table:style-name="ro1">
          <table:table-cell table:formula="of:=COUNTIF([.B$1:.B128];&quot;=1&quot;)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128]=1;&quot;&quot;;MID([.B128];41;9))">
            <text:p/>
          </table:table-cell>
          <table:table-cell table:formula="of:=IF([.B128]=1;&quot;&quot;;[.A128])">
            <text:p/>
          </table:table-cell>
        </table:table-row>
        <table:table-row table:style-name="ro1">
          <table:table-cell table:formula="of:=COUNTIF([.B$1:.B129];&quot;=1&quot;)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B129]=1;&quot;&quot;;MID([.B129];41;9))">
            <text:p/>
          </table:table-cell>
          <table:table-cell table:formula="of:=IF([.B129]=1;&quot;&quot;;[.A129])">
            <text:p/>
          </table:table-cell>
        </table:table-row>
        <table:table-row table:style-name="ro1">
          <table:table-cell table:formula="of:=COUNTIF([.B$1:.B130];&quot;=1&quot;)" office:value-type="float" office:value="79" calcext:value-type="float">
            <text:p>79</text:p>
          </table:table-cell>
          <table:table-cell office:value-type="string" calcext:value-type="string">
            <text:p>May 08 10:50:53.785 INFO iter: 49, cost: 1.101212, best_cost: 1.101212, cost_count: 79, time: 0.011637612, action: ContractionInside</text:p>
          </table:table-cell>
          <table:table-cell table:formula="of:=IF([.B130]=1;&quot;&quot;;MID([.B130];41;9))" office:value-type="string" office:string-value=" 1.101212" calcext:value-type="string">
            <text:p><text:s/>1.101212</text:p>
          </table:table-cell>
          <table:table-cell table:formula="of:=IF([.B130]=1;&quot;&quot;;[.A130])" office:value-type="float" office:value="79" calcext:value-type="float">
            <text:p>79</text:p>
          </table:table-cell>
        </table:table-row>
        <table:table-row table:style-name="ro1">
          <table:table-cell table:formula="of:=COUNTIF([.B$1:.B131];&quot;=1&quot;)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131]=1;&quot;&quot;;MID([.B131];41;9))">
            <text:p/>
          </table:table-cell>
          <table:table-cell table:formula="of:=IF([.B131]=1;&quot;&quot;;[.A131])">
            <text:p/>
          </table:table-cell>
        </table:table-row>
        <table:table-row table:style-name="ro1">
          <table:table-cell table:formula="of:=COUNTIF([.B$1:.B132];&quot;=1&quot;)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132]=1;&quot;&quot;;MID([.B132];41;9))">
            <text:p/>
          </table:table-cell>
          <table:table-cell table:formula="of:=IF([.B132]=1;&quot;&quot;;[.A132])">
            <text:p/>
          </table:table-cell>
        </table:table-row>
        <table:table-row table:style-name="ro1">
          <table:table-cell table:formula="of:=COUNTIF([.B$1:.B133];&quot;=1&quot;)" office:value-type="float" office:value="81" calcext:value-type="float">
            <text:p>81</text:p>
          </table:table-cell>
          <table:table-cell office:value-type="string" calcext:value-type="string">
            <text:p>May 08 10:50:53.796 INFO iter: 50, cost: 1.101212, best_cost: 1.101212, cost_count: 81, action: ContractionInside, time: 0.011796825</text:p>
          </table:table-cell>
          <table:table-cell table:formula="of:=IF([.B133]=1;&quot;&quot;;MID([.B133];41;9))" office:value-type="string" office:string-value=" 1.101212" calcext:value-type="string">
            <text:p><text:s/>1.101212</text:p>
          </table:table-cell>
          <table:table-cell table:formula="of:=IF([.B133]=1;&quot;&quot;;[.A133])" office:value-type="float" office:value="81" calcext:value-type="float">
            <text:p>81</text:p>
          </table:table-cell>
        </table:table-row>
        <table:table-row table:style-name="ro1">
          <table:table-cell table:formula="of:=COUNTIF([.B$1:.B134];&quot;=1&quot;)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B134]=1;&quot;&quot;;MID([.B134];41;9))">
            <text:p/>
          </table:table-cell>
          <table:table-cell table:formula="of:=IF([.B134]=1;&quot;&quot;;[.A134])">
            <text:p/>
          </table:table-cell>
        </table:table-row>
        <table:table-row table:style-name="ro1">
          <table:table-cell table:formula="of:=COUNTIF([.B$1:.B135];&quot;=1&quot;)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[.B135]=1;&quot;&quot;;MID([.B135];41;9))">
            <text:p/>
          </table:table-cell>
          <table:table-cell table:formula="of:=IF([.B135]=1;&quot;&quot;;[.A135])">
            <text:p/>
          </table:table-cell>
        </table:table-row>
        <table:table-row table:style-name="ro1">
          <table:table-cell table:formula="of:=COUNTIF([.B$1:.B136];&quot;=1&quot;)" office:value-type="float" office:value="83" calcext:value-type="float">
            <text:p>83</text:p>
          </table:table-cell>
          <table:table-cell office:value-type="string" calcext:value-type="string">
            <text:p>May 08 10:50:53.807 INFO iter: 51, cost: 1.101212, best_cost: 1.101212, cost_count: 83, time: 0.010282451, action: ContractionInside</text:p>
          </table:table-cell>
          <table:table-cell table:formula="of:=IF([.B136]=1;&quot;&quot;;MID([.B136];41;9))" office:value-type="string" office:string-value=" 1.101212" calcext:value-type="string">
            <text:p><text:s/>1.101212</text:p>
          </table:table-cell>
          <table:table-cell table:formula="of:=IF([.B136]=1;&quot;&quot;;[.A136])" office:value-type="float" office:value="83" calcext:value-type="float">
            <text:p>83</text:p>
          </table:table-cell>
        </table:table-row>
        <table:table-row table:style-name="ro1">
          <table:table-cell table:formula="of:=COUNTIF([.B$1:.B137];&quot;=1&quot;)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B137]=1;&quot;&quot;;MID([.B137];41;9))">
            <text:p/>
          </table:table-cell>
          <table:table-cell table:formula="of:=IF([.B137]=1;&quot;&quot;;[.A137])">
            <text:p/>
          </table:table-cell>
        </table:table-row>
        <table:table-row table:style-name="ro1">
          <table:table-cell table:formula="of:=COUNTIF([.B$1:.B138];&quot;=1&quot;)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IF([.B138]=1;&quot;&quot;;MID([.B138];41;9))">
            <text:p/>
          </table:table-cell>
          <table:table-cell table:formula="of:=IF([.B138]=1;&quot;&quot;;[.A138])">
            <text:p/>
          </table:table-cell>
        </table:table-row>
        <table:table-row table:style-name="ro1">
          <table:table-cell table:formula="of:=COUNTIF([.B$1:.B139];&quot;=1&quot;)" office:value-type="float" office:value="85" calcext:value-type="float">
            <text:p>85</text:p>
          </table:table-cell>
          <table:table-cell office:value-type="string" calcext:value-type="string">
            <text:p>May 08 10:50:53.818 INFO iter: 52, cost: 1.101212, best_cost: 1.101212, cost_count: 85, action: ContractionInside, time: 0.010959813</text:p>
          </table:table-cell>
          <table:table-cell table:formula="of:=IF([.B139]=1;&quot;&quot;;MID([.B139];41;9))" office:value-type="string" office:string-value=" 1.101212" calcext:value-type="string">
            <text:p><text:s/>1.101212</text:p>
          </table:table-cell>
          <table:table-cell table:formula="of:=IF([.B139]=1;&quot;&quot;;[.A139])" office:value-type="float" office:value="85" calcext:value-type="float">
            <text:p>85</text:p>
          </table:table-cell>
        </table:table-row>
        <table:table-row table:style-name="ro1">
          <table:table-cell table:formula="of:=COUNTIF([.B$1:.B140];&quot;=1&quot;)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IF([.B140]=1;&quot;&quot;;MID([.B140];41;9))">
            <text:p/>
          </table:table-cell>
          <table:table-cell table:formula="of:=IF([.B140]=1;&quot;&quot;;[.A140])">
            <text:p/>
          </table:table-cell>
        </table:table-row>
        <table:table-row table:style-name="ro1">
          <table:table-cell table:formula="of:=COUNTIF([.B$1:.B141];&quot;=1&quot;)" office:value-type="float" office:value="86" calcext:value-type="float">
            <text:p>86</text:p>
          </table:table-cell>
          <table:table-cell office:value-type="string" calcext:value-type="string">
            <text:p>May 08 10:50:53.823 INFO iter: 53, cost: 1.101212, best_cost: 1.101212, cost_count: 86, time: 0.004863486, action: Reflection</text:p>
          </table:table-cell>
          <table:table-cell table:formula="of:=IF([.B141]=1;&quot;&quot;;MID([.B141];41;9))" office:value-type="string" office:string-value=" 1.101212" calcext:value-type="string">
            <text:p><text:s/>1.101212</text:p>
          </table:table-cell>
          <table:table-cell table:formula="of:=IF([.B141]=1;&quot;&quot;;[.A141])" office:value-type="float" office:value="86" calcext:value-type="float">
            <text:p>86</text:p>
          </table:table-cell>
        </table:table-row>
        <table:table-row table:style-name="ro1">
          <table:table-cell table:formula="of:=COUNTIF([.B$1:.B142];&quot;=1&quot;)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[.B142]=1;&quot;&quot;;MID([.B142];41;9))">
            <text:p/>
          </table:table-cell>
          <table:table-cell table:formula="of:=IF([.B142]=1;&quot;&quot;;[.A142])">
            <text:p/>
          </table:table-cell>
        </table:table-row>
        <table:table-row table:style-name="ro1">
          <table:table-cell table:formula="of:=COUNTIF([.B$1:.B143];&quot;=1&quot;)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B143]=1;&quot;&quot;;MID([.B143];41;9))">
            <text:p/>
          </table:table-cell>
          <table:table-cell table:formula="of:=IF([.B143]=1;&quot;&quot;;[.A143])">
            <text:p/>
          </table:table-cell>
        </table:table-row>
        <table:table-row table:style-name="ro1">
          <table:table-cell table:formula="of:=COUNTIF([.B$1:.B144];&quot;=1&quot;)" office:value-type="float" office:value="88" calcext:value-type="float">
            <text:p>88</text:p>
          </table:table-cell>
          <table:table-cell office:value-type="string" calcext:value-type="string">
            <text:p>May 08 10:50:53.835 INFO iter: 54, cost: 1.101212, best_cost: 1.101212, cost_count: 88, time: 0.010763301, action: ContractionOutside</text:p>
          </table:table-cell>
          <table:table-cell table:formula="of:=IF([.B144]=1;&quot;&quot;;MID([.B144];41;9))" office:value-type="string" office:string-value=" 1.101212" calcext:value-type="string">
            <text:p><text:s/>1.101212</text:p>
          </table:table-cell>
          <table:table-cell table:formula="of:=IF([.B144]=1;&quot;&quot;;[.A144])" office:value-type="float" office:value="88" calcext:value-type="float">
            <text:p>88</text:p>
          </table:table-cell>
        </table:table-row>
        <table:table-row table:style-name="ro1">
          <table:table-cell table:formula="of:=COUNTIF([.B$1:.B145];&quot;=1&quot;)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45]=1;&quot;&quot;;MID([.B145];41;9))">
            <text:p/>
          </table:table-cell>
          <table:table-cell table:formula="of:=IF([.B145]=1;&quot;&quot;;[.A145])">
            <text:p/>
          </table:table-cell>
        </table:table-row>
        <table:table-row table:style-name="ro1">
          <table:table-cell table:formula="of:=COUNTIF([.B$1:.B146];&quot;=1&quot;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46]=1;&quot;&quot;;MID([.B146];41;9))">
            <text:p/>
          </table:table-cell>
          <table:table-cell table:formula="of:=IF([.B146]=1;&quot;&quot;;[.A146])">
            <text:p/>
          </table:table-cell>
        </table:table-row>
        <table:table-row table:style-name="ro1">
          <table:table-cell table:formula="of:=COUNTIF([.B$1:.B147];&quot;=1&quot;)" office:value-type="float" office:value="90" calcext:value-type="float">
            <text:p>90</text:p>
          </table:table-cell>
          <table:table-cell office:value-type="string" calcext:value-type="string">
            <text:p>May 08 10:50:53.847 INFO iter: 55, cost: 1.101212, best_cost: 1.101212, cost_count: 90, time: 0.011559475, action: ContractionInside</text:p>
          </table:table-cell>
          <table:table-cell table:formula="of:=IF([.B147]=1;&quot;&quot;;MID([.B147];41;9))" office:value-type="string" office:string-value=" 1.101212" calcext:value-type="string">
            <text:p><text:s/>1.101212</text:p>
          </table:table-cell>
          <table:table-cell table:formula="of:=IF([.B147]=1;&quot;&quot;;[.A147])" office:value-type="float" office:value="90" calcext:value-type="float">
            <text:p>90</text:p>
          </table:table-cell>
        </table:table-row>
        <table:table-row table:style-name="ro1">
          <table:table-cell table:formula="of:=COUNTIF([.B$1:.B148];&quot;=1&quot;)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48]=1;&quot;&quot;;MID([.B148];41;9))">
            <text:p/>
          </table:table-cell>
          <table:table-cell table:formula="of:=IF([.B148]=1;&quot;&quot;;[.A148])">
            <text:p/>
          </table:table-cell>
        </table:table-row>
        <table:table-row table:style-name="ro1">
          <table:table-cell table:formula="of:=COUNTIF([.B$1:.B149];&quot;=1&quot;)" office:value-type="float" office:value="91" calcext:value-type="float">
            <text:p>91</text:p>
          </table:table-cell>
          <table:table-cell office:value-type="string" calcext:value-type="string">
            <text:p>May 08 10:50:53.851 INFO iter: 56, cost: 1.101212, best_cost: 1.101212, cost_count: 91, time: 0.004993706, action: Reflection</text:p>
          </table:table-cell>
          <table:table-cell table:formula="of:=IF([.B149]=1;&quot;&quot;;MID([.B149];41;9))" office:value-type="string" office:string-value=" 1.101212" calcext:value-type="string">
            <text:p><text:s/>1.101212</text:p>
          </table:table-cell>
          <table:table-cell table:formula="of:=IF([.B149]=1;&quot;&quot;;[.A149])" office:value-type="float" office:value="91" calcext:value-type="float">
            <text:p>91</text:p>
          </table:table-cell>
        </table:table-row>
        <table:table-row table:style-name="ro1">
          <table:table-cell table:formula="of:=COUNTIF([.B$1:.B150];&quot;=1&quot;)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[.B150]=1;&quot;&quot;;MID([.B150];41;9))">
            <text:p/>
          </table:table-cell>
          <table:table-cell table:formula="of:=IF([.B150]=1;&quot;&quot;;[.A150])">
            <text:p/>
          </table:table-cell>
        </table:table-row>
        <table:table-row table:style-name="ro1">
          <table:table-cell table:formula="of:=COUNTIF([.B$1:.B151];&quot;=1&quot;)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IF([.B151]=1;&quot;&quot;;MID([.B151];41;9))">
            <text:p/>
          </table:table-cell>
          <table:table-cell table:formula="of:=IF([.B151]=1;&quot;&quot;;[.A151])">
            <text:p/>
          </table:table-cell>
        </table:table-row>
        <table:table-row table:style-name="ro1">
          <table:table-cell table:formula="of:=COUNTIF([.B$1:.B152];&quot;=1&quot;)" office:value-type="float" office:value="93" calcext:value-type="float">
            <text:p>93</text:p>
          </table:table-cell>
          <table:table-cell office:value-type="string" calcext:value-type="string">
            <text:p>May 08 10:50:53.863 INFO iter: 57, cost: 1.101212, best_cost: 1.101212, cost_count: 93, action: ContractionInside, time: 0.010952251</text:p>
          </table:table-cell>
          <table:table-cell table:formula="of:=IF([.B152]=1;&quot;&quot;;MID([.B152];41;9))" office:value-type="string" office:string-value=" 1.101212" calcext:value-type="string">
            <text:p><text:s/>1.101212</text:p>
          </table:table-cell>
          <table:table-cell table:formula="of:=IF([.B152]=1;&quot;&quot;;[.A152])" office:value-type="float" office:value="93" calcext:value-type="float">
            <text:p>93</text:p>
          </table:table-cell>
        </table:table-row>
        <table:table-row table:style-name="ro1">
          <table:table-cell table:formula="of:=COUNTIF([.B$1:.B153];&quot;=1&quot;)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IF([.B153]=1;&quot;&quot;;MID([.B153];41;9))">
            <text:p/>
          </table:table-cell>
          <table:table-cell table:formula="of:=IF([.B153]=1;&quot;&quot;;[.A153])">
            <text:p/>
          </table:table-cell>
        </table:table-row>
        <table:table-row table:style-name="ro1">
          <table:table-cell table:formula="of:=COUNTIF([.B$1:.B154];&quot;=1&quot;)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54]=1;&quot;&quot;;MID([.B154];41;9))">
            <text:p/>
          </table:table-cell>
          <table:table-cell table:formula="of:=IF([.B154]=1;&quot;&quot;;[.A154])">
            <text:p/>
          </table:table-cell>
        </table:table-row>
        <table:table-row table:style-name="ro1">
          <table:table-cell table:formula="of:=COUNTIF([.B$1:.B155];&quot;=1&quot;)" office:value-type="float" office:value="95" calcext:value-type="float">
            <text:p>95</text:p>
          </table:table-cell>
          <table:table-cell office:value-type="string" calcext:value-type="string">
            <text:p>May 08 10:50:53.873 INFO iter: 58, cost: 1.101212, best_cost: 1.101212, cost_count: 95, action: ContractionInside, time: 0.01030327</text:p>
          </table:table-cell>
          <table:table-cell table:formula="of:=IF([.B155]=1;&quot;&quot;;MID([.B155];41;9))" office:value-type="string" office:string-value=" 1.101212" calcext:value-type="string">
            <text:p><text:s/>1.101212</text:p>
          </table:table-cell>
          <table:table-cell table:formula="of:=IF([.B155]=1;&quot;&quot;;[.A155])" office:value-type="float" office:value="95" calcext:value-type="float">
            <text:p>95</text:p>
          </table:table-cell>
        </table:table-row>
        <table:table-row table:style-name="ro1">
          <table:table-cell table:formula="of:=COUNTIF([.B$1:.B156];&quot;=1&quot;)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[.B156]=1;&quot;&quot;;MID([.B156];41;9))">
            <text:p/>
          </table:table-cell>
          <table:table-cell table:formula="of:=IF([.B156]=1;&quot;&quot;;[.A156])">
            <text:p/>
          </table:table-cell>
        </table:table-row>
        <table:table-row table:style-name="ro1">
          <table:table-cell table:formula="of:=COUNTIF([.B$1:.B157];&quot;=1&quot;)" office:value-type="float" office:value="96" calcext:value-type="float">
            <text:p>96</text:p>
          </table:table-cell>
          <table:table-cell office:value-type="string" calcext:value-type="string">
            <text:p>May 08 10:50:53.880 INFO iter: 59, cost: 1.101212, best_cost: 1.101212, cost_count: 96, time: 0.005651158, action: Reflection</text:p>
          </table:table-cell>
          <table:table-cell table:formula="of:=IF([.B157]=1;&quot;&quot;;MID([.B157];41;9))" office:value-type="string" office:string-value=" 1.101212" calcext:value-type="string">
            <text:p><text:s/>1.101212</text:p>
          </table:table-cell>
          <table:table-cell table:formula="of:=IF([.B157]=1;&quot;&quot;;[.A157])" office:value-type="float" office:value="96" calcext:value-type="float">
            <text:p>96</text:p>
          </table:table-cell>
        </table:table-row>
        <table:table-row table:style-name="ro1">
          <table:table-cell table:formula="of:=COUNTIF([.B$1:.B158];&quot;=1&quot;)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[.B158]=1;&quot;&quot;;MID([.B158];41;9))">
            <text:p/>
          </table:table-cell>
          <table:table-cell table:formula="of:=IF([.B158]=1;&quot;&quot;;[.A158])">
            <text:p/>
          </table:table-cell>
        </table:table-row>
        <table:table-row table:style-name="ro1">
          <table:table-cell table:formula="of:=COUNTIF([.B$1:.B159];&quot;=1&quot;)" office:value-type="float" office:value="97" calcext:value-type="float">
            <text:p>97</text:p>
          </table:table-cell>
          <table:table-cell office:value-type="string" calcext:value-type="string">
            <text:p>May 08 10:50:53.885 INFO iter: 60, cost: 1.101212, best_cost: 1.101212, cost_count: 97, time: 0.005092238, action: Reflection</text:p>
          </table:table-cell>
          <table:table-cell table:formula="of:=IF([.B159]=1;&quot;&quot;;MID([.B159];41;9))" office:value-type="string" office:string-value=" 1.101212" calcext:value-type="string">
            <text:p><text:s/>1.101212</text:p>
          </table:table-cell>
          <table:table-cell table:formula="of:=IF([.B159]=1;&quot;&quot;;[.A159])" office:value-type="float" office:value="97" calcext:value-type="float">
            <text:p>97</text:p>
          </table:table-cell>
        </table:table-row>
        <table:table-row table:style-name="ro1">
          <table:table-cell table:formula="of:=COUNTIF([.B$1:.B160];&quot;=1&quot;)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60]=1;&quot;&quot;;MID([.B160];41;9))">
            <text:p/>
          </table:table-cell>
          <table:table-cell table:formula="of:=IF([.B160]=1;&quot;&quot;;[.A160])">
            <text:p/>
          </table:table-cell>
        </table:table-row>
        <table:table-row table:style-name="ro1">
          <table:table-cell table:formula="of:=COUNTIF([.B$1:.B161];&quot;=1&quot;)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61]=1;&quot;&quot;;MID([.B161];41;9))">
            <text:p/>
          </table:table-cell>
          <table:table-cell table:formula="of:=IF([.B161]=1;&quot;&quot;;[.A161])">
            <text:p/>
          </table:table-cell>
        </table:table-row>
        <table:table-row table:style-name="ro1">
          <table:table-cell table:formula="of:=COUNTIF([.B$1:.B162];&quot;=1&quot;)" office:value-type="float" office:value="99" calcext:value-type="float">
            <text:p>99</text:p>
          </table:table-cell>
          <table:table-cell office:value-type="string" calcext:value-type="string">
            <text:p>May 08 10:50:53.896 INFO iter: 61, cost: 1.101212, best_cost: 1.101212, cost_count: 99, time: 0.010485142, action: ContractionInside</text:p>
          </table:table-cell>
          <table:table-cell table:formula="of:=IF([.B162]=1;&quot;&quot;;MID([.B162];41;9))" office:value-type="string" office:string-value=" 1.101212" calcext:value-type="string">
            <text:p><text:s/>1.101212</text:p>
          </table:table-cell>
          <table:table-cell table:formula="of:=IF([.B162]=1;&quot;&quot;;[.A162])" office:value-type="float" office:value="99" calcext:value-type="float">
            <text:p>99</text:p>
          </table:table-cell>
        </table:table-row>
        <table:table-row table:style-name="ro1">
          <table:table-cell table:formula="of:=COUNTIF([.B$1:.B163];&quot;=1&quot;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B163]=1;&quot;&quot;;MID([.B163];41;9))">
            <text:p/>
          </table:table-cell>
          <table:table-cell table:formula="of:=IF([.B163]=1;&quot;&quot;;[.A163])">
            <text:p/>
          </table:table-cell>
        </table:table-row>
        <table:table-row table:style-name="ro1">
          <table:table-cell table:formula="of:=COUNTIF([.B$1:.B164];&quot;=1&quot;)" office:value-type="float" office:value="100" calcext:value-type="float">
            <text:p>100</text:p>
          </table:table-cell>
          <table:table-cell office:value-type="string" calcext:value-type="string">
            <text:p>May 08 10:50:53.901 INFO iter: 62, cost: 1.101212, best_cost: 1.101212, cost_count: 100, time: 0.005236061, action: Reflection</text:p>
          </table:table-cell>
          <table:table-cell table:formula="of:=IF([.B164]=1;&quot;&quot;;MID([.B164];41;9))" office:value-type="string" office:string-value=" 1.101212" calcext:value-type="string">
            <text:p><text:s/>1.101212</text:p>
          </table:table-cell>
          <table:table-cell table:formula="of:=IF([.B164]=1;&quot;&quot;;[.A164])" office:value-type="float" office:value="100" calcext:value-type="float">
            <text:p>100</text:p>
          </table:table-cell>
        </table:table-row>
        <table:table-row table:style-name="ro1">
          <table:table-cell table:formula="of:=COUNTIF([.B$1:.B165];&quot;=1&quot;)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[.B165]=1;&quot;&quot;;MID([.B165];41;9))">
            <text:p/>
          </table:table-cell>
          <table:table-cell table:formula="of:=IF([.B165]=1;&quot;&quot;;[.A165])">
            <text:p/>
          </table:table-cell>
        </table:table-row>
        <table:table-row table:style-name="ro1">
          <table:table-cell table:formula="of:=COUNTIF([.B$1:.B166];&quot;=1&quot;)" office:value-type="float" office:value="101" calcext:value-type="float">
            <text:p>101</text:p>
          </table:table-cell>
          <table:table-cell office:value-type="string" calcext:value-type="string">
            <text:p>May 08 10:50:53.907 INFO iter: 63, cost: 1.101212, best_cost: 1.101212, cost_count: 101, action: Reflection, time: 0.005203797</text:p>
          </table:table-cell>
          <table:table-cell table:formula="of:=IF([.B166]=1;&quot;&quot;;MID([.B166];41;9))" office:value-type="string" office:string-value=" 1.101212" calcext:value-type="string">
            <text:p><text:s/>1.101212</text:p>
          </table:table-cell>
          <table:table-cell table:formula="of:=IF([.B166]=1;&quot;&quot;;[.A166])" office:value-type="float" office:value="101" calcext:value-type="float">
            <text:p>101</text:p>
          </table:table-cell>
        </table:table-row>
        <table:table-row table:style-name="ro1">
          <table:table-cell table:formula="of:=COUNTIF([.B$1:.B167];&quot;=1&quot;)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IF([.B167]=1;&quot;&quot;;MID([.B167];41;9))">
            <text:p/>
          </table:table-cell>
          <table:table-cell table:formula="of:=IF([.B167]=1;&quot;&quot;;[.A167])">
            <text:p/>
          </table:table-cell>
        </table:table-row>
        <table:table-row table:style-name="ro1">
          <table:table-cell table:formula="of:=COUNTIF([.B$1:.B168];&quot;=1&quot;)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IF([.B168]=1;&quot;&quot;;MID([.B168];41;9))">
            <text:p/>
          </table:table-cell>
          <table:table-cell table:formula="of:=IF([.B168]=1;&quot;&quot;;[.A168])">
            <text:p/>
          </table:table-cell>
        </table:table-row>
        <table:table-row table:style-name="ro1">
          <table:table-cell table:formula="of:=COUNTIF([.B$1:.B169];&quot;=1&quot;)" office:value-type="float" office:value="103" calcext:value-type="float">
            <text:p>103</text:p>
          </table:table-cell>
          <table:table-cell office:value-type="string" calcext:value-type="string">
            <text:p>May 08 10:50:53.919 INFO iter: 64, cost: 0.96356857, best_cost: 0.96356857, cost_count: 103, action: Expansion, time: 0.011146641</text:p>
          </table:table-cell>
          <table:table-cell table:formula="of:=IF([.B169]=1;&quot;&quot;;MID([.B169];41;9))" office:value-type="string" office:string-value=" 0.963568" calcext:value-type="string">
            <text:p><text:s/>0.963568</text:p>
          </table:table-cell>
          <table:table-cell table:formula="of:=IF([.B169]=1;&quot;&quot;;[.A169])" office:value-type="float" office:value="103" calcext:value-type="float">
            <text:p>103</text:p>
          </table:table-cell>
        </table:table-row>
        <table:table-row table:style-name="ro1">
          <table:table-cell table:formula="of:=COUNTIF([.B$1:.B170];&quot;=1&quot;)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IF([.B170]=1;&quot;&quot;;MID([.B170];41;9))">
            <text:p/>
          </table:table-cell>
          <table:table-cell table:formula="of:=IF([.B170]=1;&quot;&quot;;[.A170])">
            <text:p/>
          </table:table-cell>
        </table:table-row>
        <table:table-row table:style-name="ro1">
          <table:table-cell table:formula="of:=COUNTIF([.B$1:.B171];&quot;=1&quot;)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IF([.B171]=1;&quot;&quot;;MID([.B171];41;9))">
            <text:p/>
          </table:table-cell>
          <table:table-cell table:formula="of:=IF([.B171]=1;&quot;&quot;;[.A171])">
            <text:p/>
          </table:table-cell>
        </table:table-row>
        <table:table-row table:style-name="ro1">
          <table:table-cell table:formula="of:=COUNTIF([.B$1:.B172];&quot;=1&quot;)" office:value-type="float" office:value="105" calcext:value-type="float">
            <text:p>105</text:p>
          </table:table-cell>
          <table:table-cell office:value-type="string" calcext:value-type="string">
            <text:p>May 08 10:50:53.930 INFO iter: 65, cost: 0.88400126, best_cost: 0.88400126, cost_count: 105, action: Expansion, time: 0.010906712</text:p>
          </table:table-cell>
          <table:table-cell table:formula="of:=IF([.B172]=1;&quot;&quot;;MID([.B172];41;9))" office:value-type="string" office:string-value=" 0.884001" calcext:value-type="string">
            <text:p><text:s/>0.884001</text:p>
          </table:table-cell>
          <table:table-cell table:formula="of:=IF([.B172]=1;&quot;&quot;;[.A172])" office:value-type="float" office:value="105" calcext:value-type="float">
            <text:p>105</text:p>
          </table:table-cell>
        </table:table-row>
        <table:table-row table:style-name="ro1">
          <table:table-cell table:formula="of:=COUNTIF([.B$1:.B173];&quot;=1&quot;)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IF([.B173]=1;&quot;&quot;;MID([.B173];41;9))">
            <text:p/>
          </table:table-cell>
          <table:table-cell table:formula="of:=IF([.B173]=1;&quot;&quot;;[.A173])">
            <text:p/>
          </table:table-cell>
        </table:table-row>
        <table:table-row table:style-name="ro1">
          <table:table-cell table:formula="of:=COUNTIF([.B$1:.B174];&quot;=1&quot;)" office:value-type="float" office:value="106" calcext:value-type="float">
            <text:p>106</text:p>
          </table:table-cell>
          <table:table-cell office:value-type="string" calcext:value-type="string">
            <text:p>May 08 10:50:53.935 INFO iter: 66, cost: 0.88400126, best_cost: 0.88400126, cost_count: 106, action: Reflection, time: 0.00527777</text:p>
          </table:table-cell>
          <table:table-cell table:formula="of:=IF([.B174]=1;&quot;&quot;;MID([.B174];41;9))" office:value-type="string" office:string-value=" 0.884001" calcext:value-type="string">
            <text:p><text:s/>0.884001</text:p>
          </table:table-cell>
          <table:table-cell table:formula="of:=IF([.B174]=1;&quot;&quot;;[.A174])" office:value-type="float" office:value="106" calcext:value-type="float">
            <text:p>106</text:p>
          </table:table-cell>
        </table:table-row>
        <table:table-row table:style-name="ro1">
          <table:table-cell table:formula="of:=COUNTIF([.B$1:.B175];&quot;=1&quot;)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IF([.B175]=1;&quot;&quot;;MID([.B175];41;9))">
            <text:p/>
          </table:table-cell>
          <table:table-cell table:formula="of:=IF([.B175]=1;&quot;&quot;;[.A175])">
            <text:p/>
          </table:table-cell>
        </table:table-row>
        <table:table-row table:style-name="ro1">
          <table:table-cell table:formula="of:=COUNTIF([.B$1:.B176];&quot;=1&quot;)" office:value-type="float" office:value="107" calcext:value-type="float">
            <text:p>107</text:p>
          </table:table-cell>
          <table:table-cell office:value-type="string" calcext:value-type="string">
            <text:p>May 08 10:50:53.940 INFO iter: 67, cost: 0.88400126, best_cost: 0.88400126, cost_count: 107, time: 0.004807112, action: Reflection</text:p>
          </table:table-cell>
          <table:table-cell table:formula="of:=IF([.B176]=1;&quot;&quot;;MID([.B176];41;9))" office:value-type="string" office:string-value=" 0.884001" calcext:value-type="string">
            <text:p><text:s/>0.884001</text:p>
          </table:table-cell>
          <table:table-cell table:formula="of:=IF([.B176]=1;&quot;&quot;;[.A176])" office:value-type="float" office:value="107" calcext:value-type="float">
            <text:p>107</text:p>
          </table:table-cell>
        </table:table-row>
        <table:table-row table:style-name="ro1">
          <table:table-cell table:formula="of:=COUNTIF([.B$1:.B177];&quot;=1&quot;)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formula="of:=IF([.B177]=1;&quot;&quot;;MID([.B177];41;9))">
            <text:p/>
          </table:table-cell>
          <table:table-cell table:formula="of:=IF([.B177]=1;&quot;&quot;;[.A177])">
            <text:p/>
          </table:table-cell>
        </table:table-row>
        <table:table-row table:style-name="ro1">
          <table:table-cell table:formula="of:=COUNTIF([.B$1:.B178];&quot;=1&quot;)" office:value-type="float" office:value="108" calcext:value-type="float">
            <text:p>108</text:p>
          </table:table-cell>
          <table:table-cell office:value-type="string" calcext:value-type="string">
            <text:p>May 08 10:50:53.947 INFO iter: 68, cost: 0.88400126, best_cost: 0.88400126, cost_count: 108, time: 0.006351459, action: Reflection</text:p>
          </table:table-cell>
          <table:table-cell table:formula="of:=IF([.B178]=1;&quot;&quot;;MID([.B178];41;9))" office:value-type="string" office:string-value=" 0.884001" calcext:value-type="string">
            <text:p><text:s/>0.884001</text:p>
          </table:table-cell>
          <table:table-cell table:formula="of:=IF([.B178]=1;&quot;&quot;;[.A178])" office:value-type="float" office:value="108" calcext:value-type="float">
            <text:p>108</text:p>
          </table:table-cell>
        </table:table-row>
        <table:table-row table:style-name="ro1">
          <table:table-cell table:formula="of:=COUNTIF([.B$1:.B179];&quot;=1&quot;)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[.B179]=1;&quot;&quot;;MID([.B179];41;9))">
            <text:p/>
          </table:table-cell>
          <table:table-cell table:formula="of:=IF([.B179]=1;&quot;&quot;;[.A179])">
            <text:p/>
          </table:table-cell>
        </table:table-row>
        <table:table-row table:style-name="ro1">
          <table:table-cell table:formula="of:=COUNTIF([.B$1:.B180];&quot;=1&quot;)" office:value-type="float" office:value="109" calcext:value-type="float">
            <text:p>109</text:p>
          </table:table-cell>
          <table:table-cell office:value-type="string" calcext:value-type="string">
            <text:p>May 08 10:50:53.952 INFO iter: 69, cost: 0.88400126, best_cost: 0.88400126, cost_count: 109, action: Reflection, time: 0.004945349</text:p>
          </table:table-cell>
          <table:table-cell table:formula="of:=IF([.B180]=1;&quot;&quot;;MID([.B180];41;9))" office:value-type="string" office:string-value=" 0.884001" calcext:value-type="string">
            <text:p><text:s/>0.884001</text:p>
          </table:table-cell>
          <table:table-cell table:formula="of:=IF([.B180]=1;&quot;&quot;;[.A180])" office:value-type="float" office:value="109" calcext:value-type="float">
            <text:p>109</text:p>
          </table:table-cell>
        </table:table-row>
        <table:table-row table:style-name="ro1">
          <table:table-cell table:formula="of:=COUNTIF([.B$1:.B181];&quot;=1&quot;)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IF([.B181]=1;&quot;&quot;;MID([.B181];41;9))">
            <text:p/>
          </table:table-cell>
          <table:table-cell table:formula="of:=IF([.B181]=1;&quot;&quot;;[.A181])">
            <text:p/>
          </table:table-cell>
        </table:table-row>
        <table:table-row table:style-name="ro1">
          <table:table-cell table:formula="of:=COUNTIF([.B$1:.B182];&quot;=1&quot;)" office:value-type="float" office:value="110" calcext:value-type="float">
            <text:p>110</text:p>
          </table:table-cell>
          <table:table-cell office:value-type="string" calcext:value-type="string">
            <text:p>May 08 10:50:53.957 INFO iter: 70, cost: 0.88400126, best_cost: 0.88400126, cost_count: 110, action: Reflection, time: 0.004635474</text:p>
          </table:table-cell>
          <table:table-cell table:formula="of:=IF([.B182]=1;&quot;&quot;;MID([.B182];41;9))" office:value-type="string" office:string-value=" 0.884001" calcext:value-type="string">
            <text:p><text:s/>0.884001</text:p>
          </table:table-cell>
          <table:table-cell table:formula="of:=IF([.B182]=1;&quot;&quot;;[.A182])" office:value-type="float" office:value="110" calcext:value-type="float">
            <text:p>110</text:p>
          </table:table-cell>
        </table:table-row>
        <table:table-row table:style-name="ro1">
          <table:table-cell table:formula="of:=COUNTIF([.B$1:.B183];&quot;=1&quot;)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IF([.B183]=1;&quot;&quot;;MID([.B183];41;9))">
            <text:p/>
          </table:table-cell>
          <table:table-cell table:formula="of:=IF([.B183]=1;&quot;&quot;;[.A183])">
            <text:p/>
          </table:table-cell>
        </table:table-row>
        <table:table-row table:style-name="ro1">
          <table:table-cell table:formula="of:=COUNTIF([.B$1:.B184];&quot;=1&quot;)" office:value-type="float" office:value="111" calcext:value-type="float">
            <text:p>111</text:p>
          </table:table-cell>
          <table:table-cell office:value-type="string" calcext:value-type="string">
            <text:p>May 08 10:50:53.963 INFO iter: 71, cost: 0.88400126, best_cost: 0.88400126, cost_count: 111, time: 0.005683867, action: Reflection</text:p>
          </table:table-cell>
          <table:table-cell table:formula="of:=IF([.B184]=1;&quot;&quot;;MID([.B184];41;9))" office:value-type="string" office:string-value=" 0.884001" calcext:value-type="string">
            <text:p><text:s/>0.884001</text:p>
          </table:table-cell>
          <table:table-cell table:formula="of:=IF([.B184]=1;&quot;&quot;;[.A184])" office:value-type="float" office:value="111" calcext:value-type="float">
            <text:p>111</text:p>
          </table:table-cell>
        </table:table-row>
        <table:table-row table:style-name="ro1">
          <table:table-cell table:formula="of:=COUNTIF([.B$1:.B185];&quot;=1&quot;)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IF([.B185]=1;&quot;&quot;;MID([.B185];41;9))">
            <text:p/>
          </table:table-cell>
          <table:table-cell table:formula="of:=IF([.B185]=1;&quot;&quot;;[.A185])">
            <text:p/>
          </table:table-cell>
        </table:table-row>
        <table:table-row table:style-name="ro1">
          <table:table-cell table:formula="of:=COUNTIF([.B$1:.B186];&quot;=1&quot;)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IF([.B186]=1;&quot;&quot;;MID([.B186];41;9))">
            <text:p/>
          </table:table-cell>
          <table:table-cell table:formula="of:=IF([.B186]=1;&quot;&quot;;[.A186])">
            <text:p/>
          </table:table-cell>
        </table:table-row>
        <table:table-row table:style-name="ro1">
          <table:table-cell table:formula="of:=COUNTIF([.B$1:.B187];&quot;=1&quot;)" office:value-type="float" office:value="113" calcext:value-type="float">
            <text:p>113</text:p>
          </table:table-cell>
          <table:table-cell office:value-type="string" calcext:value-type="string">
            <text:p>May 08 10:50:53.973 INFO iter: 72, cost: 0.82187265, best_cost: 0.82187265, cost_count: 113, time: 0.010443185, action: ContractionInside</text:p>
          </table:table-cell>
          <table:table-cell table:formula="of:=IF([.B187]=1;&quot;&quot;;MID([.B187];41;9))" office:value-type="string" office:string-value=" 0.821872" calcext:value-type="string">
            <text:p><text:s/>0.821872</text:p>
          </table:table-cell>
          <table:table-cell table:formula="of:=IF([.B187]=1;&quot;&quot;;[.A187])" office:value-type="float" office:value="113" calcext:value-type="float">
            <text:p>113</text:p>
          </table:table-cell>
        </table:table-row>
        <table:table-row table:style-name="ro1">
          <table:table-cell table:formula="of:=COUNTIF([.B$1:.B188];&quot;=1&quot;)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formula="of:=IF([.B188]=1;&quot;&quot;;MID([.B188];41;9))">
            <text:p/>
          </table:table-cell>
          <table:table-cell table:formula="of:=IF([.B188]=1;&quot;&quot;;[.A188])">
            <text:p/>
          </table:table-cell>
        </table:table-row>
        <table:table-row table:style-name="ro1">
          <table:table-cell table:formula="of:=COUNTIF([.B$1:.B189];&quot;=1&quot;)" office:value-type="float" office:value="114" calcext:value-type="float">
            <text:p>114</text:p>
          </table:table-cell>
          <table:table-cell office:value-type="string" calcext:value-type="string">
            <text:p>May 08 10:50:53.979 INFO iter: 73, cost: 0.82187265, best_cost: 0.82187265, cost_count: 114, action: Reflection, time: 0.0056012</text:p>
          </table:table-cell>
          <table:table-cell table:formula="of:=IF([.B189]=1;&quot;&quot;;MID([.B189];41;9))" office:value-type="string" office:string-value=" 0.821872" calcext:value-type="string">
            <text:p><text:s/>0.821872</text:p>
          </table:table-cell>
          <table:table-cell table:formula="of:=IF([.B189]=1;&quot;&quot;;[.A189])" office:value-type="float" office:value="114" calcext:value-type="float">
            <text:p>114</text:p>
          </table:table-cell>
        </table:table-row>
        <table:table-row table:style-name="ro1">
          <table:table-cell table:formula="of:=COUNTIF([.B$1:.B190];&quot;=1&quot;)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IF([.B190]=1;&quot;&quot;;MID([.B190];41;9))">
            <text:p/>
          </table:table-cell>
          <table:table-cell table:formula="of:=IF([.B190]=1;&quot;&quot;;[.A190])">
            <text:p/>
          </table:table-cell>
        </table:table-row>
        <table:table-row table:style-name="ro1">
          <table:table-cell table:formula="of:=COUNTIF([.B$1:.B191];&quot;=1&quot;)" office:value-type="float" office:value="115" calcext:value-type="float">
            <text:p>115</text:p>
          </table:table-cell>
          <table:table-cell office:value-type="string" calcext:value-type="string">
            <text:p>May 08 10:50:53.985 INFO iter: 74, cost: 0.82187265, best_cost: 0.82187265, cost_count: 115, action: Reflection, time: 0.005057675</text:p>
          </table:table-cell>
          <table:table-cell table:formula="of:=IF([.B191]=1;&quot;&quot;;MID([.B191];41;9))" office:value-type="string" office:string-value=" 0.821872" calcext:value-type="string">
            <text:p><text:s/>0.821872</text:p>
          </table:table-cell>
          <table:table-cell table:formula="of:=IF([.B191]=1;&quot;&quot;;[.A191])" office:value-type="float" office:value="115" calcext:value-type="float">
            <text:p>115</text:p>
          </table:table-cell>
        </table:table-row>
        <table:table-row table:style-name="ro1">
          <table:table-cell table:formula="of:=COUNTIF([.B$1:.B192];&quot;=1&quot;)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IF([.B192]=1;&quot;&quot;;MID([.B192];41;9))">
            <text:p/>
          </table:table-cell>
          <table:table-cell table:formula="of:=IF([.B192]=1;&quot;&quot;;[.A192])">
            <text:p/>
          </table:table-cell>
        </table:table-row>
        <table:table-row table:style-name="ro1">
          <table:table-cell table:formula="of:=COUNTIF([.B$1:.B193];&quot;=1&quot;)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formula="of:=IF([.B193]=1;&quot;&quot;;MID([.B193];41;9))">
            <text:p/>
          </table:table-cell>
          <table:table-cell table:formula="of:=IF([.B193]=1;&quot;&quot;;[.A193])">
            <text:p/>
          </table:table-cell>
        </table:table-row>
        <table:table-row table:style-name="ro1">
          <table:table-cell table:formula="of:=COUNTIF([.B$1:.B194];&quot;=1&quot;)" office:value-type="float" office:value="117" calcext:value-type="float">
            <text:p>117</text:p>
          </table:table-cell>
          <table:table-cell office:value-type="string" calcext:value-type="string">
            <text:p>May 08 10:50:53.996 INFO iter: 75, cost: 0.7937744, best_cost: 0.7937744, cost_count: 117, time: 0.011732067, action: ContractionInside</text:p>
          </table:table-cell>
          <table:table-cell table:formula="of:=IF([.B194]=1;&quot;&quot;;MID([.B194];41;9))" office:value-type="string" office:string-value=" 0.793774" calcext:value-type="string">
            <text:p><text:s/>0.793774</text:p>
          </table:table-cell>
          <table:table-cell table:formula="of:=IF([.B194]=1;&quot;&quot;;[.A194])" office:value-type="float" office:value="117" calcext:value-type="float">
            <text:p>117</text:p>
          </table:table-cell>
        </table:table-row>
        <table:table-row table:style-name="ro1">
          <table:table-cell table:formula="of:=COUNTIF([.B$1:.B195];&quot;=1&quot;)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IF([.B195]=1;&quot;&quot;;MID([.B195];41;9))">
            <text:p/>
          </table:table-cell>
          <table:table-cell table:formula="of:=IF([.B195]=1;&quot;&quot;;[.A195])">
            <text:p/>
          </table:table-cell>
        </table:table-row>
        <table:table-row table:style-name="ro1">
          <table:table-cell table:formula="of:=COUNTIF([.B$1:.B196];&quot;=1&quot;)" office:value-type="float" office:value="118" calcext:value-type="float">
            <text:p>118</text:p>
          </table:table-cell>
          <table:table-cell office:value-type="string" calcext:value-type="string">
            <text:p>May 08 10:50:54.002 INFO iter: 76, cost: 0.7937744, best_cost: 0.7937744, cost_count: 118, time: 0.005582655, action: Reflection</text:p>
          </table:table-cell>
          <table:table-cell table:formula="of:=IF([.B196]=1;&quot;&quot;;MID([.B196];41;9))" office:value-type="string" office:string-value=" 0.793774" calcext:value-type="string">
            <text:p><text:s/>0.793774</text:p>
          </table:table-cell>
          <table:table-cell table:formula="of:=IF([.B196]=1;&quot;&quot;;[.A196])" office:value-type="float" office:value="118" calcext:value-type="float">
            <text:p>118</text:p>
          </table:table-cell>
        </table:table-row>
        <table:table-row table:style-name="ro1">
          <table:table-cell table:formula="of:=COUNTIF([.B$1:.B197];&quot;=1&quot;)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IF([.B197]=1;&quot;&quot;;MID([.B197];41;9))">
            <text:p/>
          </table:table-cell>
          <table:table-cell table:formula="of:=IF([.B197]=1;&quot;&quot;;[.A197])">
            <text:p/>
          </table:table-cell>
        </table:table-row>
        <table:table-row table:style-name="ro1">
          <table:table-cell table:formula="of:=COUNTIF([.B$1:.B198];&quot;=1&quot;)" office:value-type="float" office:value="119" calcext:value-type="float">
            <text:p>119</text:p>
          </table:table-cell>
          <table:table-cell office:value-type="string" calcext:value-type="string">
            <text:p>May 08 10:50:54.007 INFO iter: 77, cost: 0.7937744, best_cost: 0.7937744, cost_count: 119, action: Reflection, time: 0.005196173</text:p>
          </table:table-cell>
          <table:table-cell table:formula="of:=IF([.B198]=1;&quot;&quot;;MID([.B198];41;9))" office:value-type="string" office:string-value=" 0.793774" calcext:value-type="string">
            <text:p><text:s/>0.793774</text:p>
          </table:table-cell>
          <table:table-cell table:formula="of:=IF([.B198]=1;&quot;&quot;;[.A198])" office:value-type="float" office:value="119" calcext:value-type="float">
            <text:p>119</text:p>
          </table:table-cell>
        </table:table-row>
        <table:table-row table:style-name="ro1">
          <table:table-cell table:formula="of:=COUNTIF([.B$1:.B199];&quot;=1&quot;)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IF([.B199]=1;&quot;&quot;;MID([.B199];41;9))">
            <text:p/>
          </table:table-cell>
          <table:table-cell table:formula="of:=IF([.B199]=1;&quot;&quot;;[.A199])">
            <text:p/>
          </table:table-cell>
        </table:table-row>
        <table:table-row table:style-name="ro1">
          <table:table-cell table:formula="of:=COUNTIF([.B$1:.B200];&quot;=1&quot;)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IF([.B200]=1;&quot;&quot;;MID([.B200];41;9))">
            <text:p/>
          </table:table-cell>
          <table:table-cell table:formula="of:=IF([.B200]=1;&quot;&quot;;[.A200])">
            <text:p/>
          </table:table-cell>
        </table:table-row>
        <table:table-row table:style-name="ro1">
          <table:table-cell table:formula="of:=COUNTIF([.B$1:.B201];&quot;=1&quot;)" office:value-type="float" office:value="121" calcext:value-type="float">
            <text:p>121</text:p>
          </table:table-cell>
          <table:table-cell office:value-type="string" calcext:value-type="string">
            <text:p>May 08 10:50:54.018 INFO iter: 78, cost: 0.7429266, best_cost: 0.7429266, cost_count: 121, action: ContractionInside, time: 0.010825211</text:p>
          </table:table-cell>
          <table:table-cell table:formula="of:=IF([.B201]=1;&quot;&quot;;MID([.B201];41;9))" office:value-type="string" office:string-value=" 0.742926" calcext:value-type="string">
            <text:p><text:s/>0.742926</text:p>
          </table:table-cell>
          <table:table-cell table:formula="of:=IF([.B201]=1;&quot;&quot;;[.A201])" office:value-type="float" office:value="121" calcext:value-type="float">
            <text:p>121</text:p>
          </table:table-cell>
        </table:table-row>
        <table:table-row table:style-name="ro1">
          <table:table-cell table:formula="of:=COUNTIF([.B$1:.B202];&quot;=1&quot;)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formula="of:=IF([.B202]=1;&quot;&quot;;MID([.B202];41;9))">
            <text:p/>
          </table:table-cell>
          <table:table-cell table:formula="of:=IF([.B202]=1;&quot;&quot;;[.A202])">
            <text:p/>
          </table:table-cell>
        </table:table-row>
        <table:table-row table:style-name="ro1">
          <table:table-cell table:formula="of:=COUNTIF([.B$1:.B203];&quot;=1&quot;)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formula="of:=IF([.B203]=1;&quot;&quot;;MID([.B203];41;9))">
            <text:p/>
          </table:table-cell>
          <table:table-cell table:formula="of:=IF([.B203]=1;&quot;&quot;;[.A203])">
            <text:p/>
          </table:table-cell>
        </table:table-row>
        <table:table-row table:style-name="ro1">
          <table:table-cell table:formula="of:=COUNTIF([.B$1:.B204];&quot;=1&quot;)" office:value-type="float" office:value="123" calcext:value-type="float">
            <text:p>123</text:p>
          </table:table-cell>
          <table:table-cell office:value-type="string" calcext:value-type="string">
            <text:p>May 08 10:50:54.030 INFO iter: 79, cost: 0.68696505, best_cost: 0.68696505, cost_count: 123, action: ContractionInside, time: 0.011266794</text:p>
          </table:table-cell>
          <table:table-cell table:formula="of:=IF([.B204]=1;&quot;&quot;;MID([.B204];41;9))" office:value-type="string" office:string-value=" 0.686965" calcext:value-type="string">
            <text:p><text:s/>0.686965</text:p>
          </table:table-cell>
          <table:table-cell table:formula="of:=IF([.B204]=1;&quot;&quot;;[.A204])" office:value-type="float" office:value="123" calcext:value-type="float">
            <text:p>123</text:p>
          </table:table-cell>
        </table:table-row>
        <table:table-row table:style-name="ro1">
          <table:table-cell table:formula="of:=COUNTIF([.B$1:.B205];&quot;=1&quot;)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formula="of:=IF([.B205]=1;&quot;&quot;;MID([.B205];41;9))">
            <text:p/>
          </table:table-cell>
          <table:table-cell table:formula="of:=IF([.B205]=1;&quot;&quot;;[.A205])">
            <text:p/>
          </table:table-cell>
        </table:table-row>
        <table:table-row table:style-name="ro1">
          <table:table-cell table:formula="of:=COUNTIF([.B$1:.B206];&quot;=1&quot;)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formula="of:=IF([.B206]=1;&quot;&quot;;MID([.B206];41;9))">
            <text:p/>
          </table:table-cell>
          <table:table-cell table:formula="of:=IF([.B206]=1;&quot;&quot;;[.A206])">
            <text:p/>
          </table:table-cell>
        </table:table-row>
        <table:table-row table:style-name="ro1">
          <table:table-cell table:formula="of:=COUNTIF([.B$1:.B207];&quot;=1&quot;)" office:value-type="float" office:value="125" calcext:value-type="float">
            <text:p>125</text:p>
          </table:table-cell>
          <table:table-cell office:value-type="string" calcext:value-type="string">
            <text:p>May 08 10:50:54.040 INFO iter: 80, cost: 0.68696505, best_cost: 0.68696505, cost_count: 125, action: ContractionOutside, time: 0.010261092</text:p>
          </table:table-cell>
          <table:table-cell table:formula="of:=IF([.B207]=1;&quot;&quot;;MID([.B207];41;9))" office:value-type="string" office:string-value=" 0.686965" calcext:value-type="string">
            <text:p><text:s/>0.686965</text:p>
          </table:table-cell>
          <table:table-cell table:formula="of:=IF([.B207]=1;&quot;&quot;;[.A207])" office:value-type="float" office:value="125" calcext:value-type="float">
            <text:p>125</text:p>
          </table:table-cell>
        </table:table-row>
        <table:table-row table:style-name="ro1">
          <table:table-cell table:formula="of:=COUNTIF([.B$1:.B208];&quot;=1&quot;)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IF([.B208]=1;&quot;&quot;;MID([.B208];41;9))">
            <text:p/>
          </table:table-cell>
          <table:table-cell table:formula="of:=IF([.B208]=1;&quot;&quot;;[.A208])">
            <text:p/>
          </table:table-cell>
        </table:table-row>
        <table:table-row table:style-name="ro1">
          <table:table-cell table:formula="of:=COUNTIF([.B$1:.B209];&quot;=1&quot;)" office:value-type="float" office:value="126" calcext:value-type="float">
            <text:p>126</text:p>
          </table:table-cell>
          <table:table-cell office:value-type="string" calcext:value-type="string">
            <text:p>May 08 10:50:54.046 INFO iter: 81, cost: 0.68696505, best_cost: 0.68696505, cost_count: 126, action: Reflection, time: 0.004936265</text:p>
          </table:table-cell>
          <table:table-cell table:formula="of:=IF([.B209]=1;&quot;&quot;;MID([.B209];41;9))" office:value-type="string" office:string-value=" 0.686965" calcext:value-type="string">
            <text:p><text:s/>0.686965</text:p>
          </table:table-cell>
          <table:table-cell table:formula="of:=IF([.B209]=1;&quot;&quot;;[.A209])" office:value-type="float" office:value="126" calcext:value-type="float">
            <text:p>126</text:p>
          </table:table-cell>
        </table:table-row>
        <table:table-row table:style-name="ro1">
          <table:table-cell table:formula="of:=COUNTIF([.B$1:.B210];&quot;=1&quot;)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IF([.B210]=1;&quot;&quot;;MID([.B210];41;9))">
            <text:p/>
          </table:table-cell>
          <table:table-cell table:formula="of:=IF([.B210]=1;&quot;&quot;;[.A210])">
            <text:p/>
          </table:table-cell>
        </table:table-row>
        <table:table-row table:style-name="ro1">
          <table:table-cell table:formula="of:=COUNTIF([.B$1:.B211];&quot;=1&quot;)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IF([.B211]=1;&quot;&quot;;MID([.B211];41;9))">
            <text:p/>
          </table:table-cell>
          <table:table-cell table:formula="of:=IF([.B211]=1;&quot;&quot;;[.A211])">
            <text:p/>
          </table:table-cell>
        </table:table-row>
        <table:table-row table:style-name="ro1">
          <table:table-cell table:formula="of:=COUNTIF([.B$1:.B212];&quot;=1&quot;)" office:value-type="float" office:value="128" calcext:value-type="float">
            <text:p>128</text:p>
          </table:table-cell>
          <table:table-cell office:value-type="string" calcext:value-type="string">
            <text:p>May 08 10:50:54.057 INFO iter: 82, cost: 0.68696505, best_cost: 0.68696505, cost_count: 128, time: 0.01114989, action: ContractionInside</text:p>
          </table:table-cell>
          <table:table-cell table:formula="of:=IF([.B212]=1;&quot;&quot;;MID([.B212];41;9))" office:value-type="string" office:string-value=" 0.686965" calcext:value-type="string">
            <text:p><text:s/>0.686965</text:p>
          </table:table-cell>
          <table:table-cell table:formula="of:=IF([.B212]=1;&quot;&quot;;[.A212])" office:value-type="float" office:value="128" calcext:value-type="float">
            <text:p>128</text:p>
          </table:table-cell>
        </table:table-row>
        <table:table-row table:style-name="ro1">
          <table:table-cell table:formula="of:=COUNTIF([.B$1:.B213];&quot;=1&quot;)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IF([.B213]=1;&quot;&quot;;MID([.B213];41;9))">
            <text:p/>
          </table:table-cell>
          <table:table-cell table:formula="of:=IF([.B213]=1;&quot;&quot;;[.A213])">
            <text:p/>
          </table:table-cell>
        </table:table-row>
        <table:table-row table:style-name="ro1">
          <table:table-cell table:formula="of:=COUNTIF([.B$1:.B214];&quot;=1&quot;)" office:value-type="float" office:value="129" calcext:value-type="float">
            <text:p>129</text:p>
          </table:table-cell>
          <table:table-cell office:value-type="string" calcext:value-type="string">
            <text:p>May 08 10:50:54.063 INFO iter: 83, cost: 0.68696505, best_cost: 0.68696505, cost_count: 129, time: 0.005886386, action: Reflection</text:p>
          </table:table-cell>
          <table:table-cell table:formula="of:=IF([.B214]=1;&quot;&quot;;MID([.B214];41;9))" office:value-type="string" office:string-value=" 0.686965" calcext:value-type="string">
            <text:p><text:s/>0.686965</text:p>
          </table:table-cell>
          <table:table-cell table:formula="of:=IF([.B214]=1;&quot;&quot;;[.A214])" office:value-type="float" office:value="129" calcext:value-type="float">
            <text:p>129</text:p>
          </table:table-cell>
        </table:table-row>
        <table:table-row table:style-name="ro1">
          <table:table-cell table:formula="of:=COUNTIF([.B$1:.B215];&quot;=1&quot;)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IF([.B215]=1;&quot;&quot;;MID([.B215];41;9))">
            <text:p/>
          </table:table-cell>
          <table:table-cell table:formula="of:=IF([.B215]=1;&quot;&quot;;[.A215])">
            <text:p/>
          </table:table-cell>
        </table:table-row>
        <table:table-row table:style-name="ro1">
          <table:table-cell table:formula="of:=COUNTIF([.B$1:.B216];&quot;=1&quot;)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formula="of:=IF([.B216]=1;&quot;&quot;;MID([.B216];41;9))">
            <text:p/>
          </table:table-cell>
          <table:table-cell table:formula="of:=IF([.B216]=1;&quot;&quot;;[.A216])">
            <text:p/>
          </table:table-cell>
        </table:table-row>
        <table:table-row table:style-name="ro1">
          <table:table-cell table:formula="of:=COUNTIF([.B$1:.B217];&quot;=1&quot;)" office:value-type="float" office:value="131" calcext:value-type="float">
            <text:p>131</text:p>
          </table:table-cell>
          <table:table-cell office:value-type="string" calcext:value-type="string">
            <text:p>May 08 10:50:54.077 INFO iter: 84, cost: 0.6053232, best_cost: 0.6053232, cost_count: 131, action: Expansion, time: 0.013106346</text:p>
          </table:table-cell>
          <table:table-cell table:formula="of:=IF([.B217]=1;&quot;&quot;;MID([.B217];41;9))" office:value-type="string" office:string-value=" 0.605323" calcext:value-type="string">
            <text:p><text:s/>0.605323</text:p>
          </table:table-cell>
          <table:table-cell table:formula="of:=IF([.B217]=1;&quot;&quot;;[.A217])" office:value-type="float" office:value="131" calcext:value-type="float">
            <text:p>131</text:p>
          </table:table-cell>
        </table:table-row>
        <table:table-row table:style-name="ro1">
          <table:table-cell table:formula="of:=COUNTIF([.B$1:.B218];&quot;=1&quot;)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IF([.B218]=1;&quot;&quot;;MID([.B218];41;9))">
            <text:p/>
          </table:table-cell>
          <table:table-cell table:formula="of:=IF([.B218]=1;&quot;&quot;;[.A218])">
            <text:p/>
          </table:table-cell>
        </table:table-row>
        <table:table-row table:style-name="ro1">
          <table:table-cell table:formula="of:=COUNTIF([.B$1:.B219];&quot;=1&quot;)" office:value-type="float" office:value="132" calcext:value-type="float">
            <text:p>132</text:p>
          </table:table-cell>
          <table:table-cell office:value-type="string" calcext:value-type="string">
            <text:p>May 08 10:50:54.083 INFO iter: 85, cost: 0.6053232, best_cost: 0.6053232, cost_count: 132, time: 0.005406233, action: Reflection</text:p>
          </table:table-cell>
          <table:table-cell table:formula="of:=IF([.B219]=1;&quot;&quot;;MID([.B219];41;9))" office:value-type="string" office:string-value=" 0.605323" calcext:value-type="string">
            <text:p><text:s/>0.605323</text:p>
          </table:table-cell>
          <table:table-cell table:formula="of:=IF([.B219]=1;&quot;&quot;;[.A219])" office:value-type="float" office:value="132" calcext:value-type="float">
            <text:p>132</text:p>
          </table:table-cell>
        </table:table-row>
        <table:table-row table:style-name="ro1">
          <table:table-cell table:formula="of:=COUNTIF([.B$1:.B220];&quot;=1&quot;)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IF([.B220]=1;&quot;&quot;;MID([.B220];41;9))">
            <text:p/>
          </table:table-cell>
          <table:table-cell table:formula="of:=IF([.B220]=1;&quot;&quot;;[.A220])">
            <text:p/>
          </table:table-cell>
        </table:table-row>
        <table:table-row table:style-name="ro1">
          <table:table-cell table:formula="of:=COUNTIF([.B$1:.B221];&quot;=1&quot;)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formula="of:=IF([.B221]=1;&quot;&quot;;MID([.B221];41;9))">
            <text:p/>
          </table:table-cell>
          <table:table-cell table:formula="of:=IF([.B221]=1;&quot;&quot;;[.A221])">
            <text:p/>
          </table:table-cell>
        </table:table-row>
        <table:table-row table:style-name="ro1">
          <table:table-cell table:formula="of:=COUNTIF([.B$1:.B222];&quot;=1&quot;)" office:value-type="float" office:value="134" calcext:value-type="float">
            <text:p>134</text:p>
          </table:table-cell>
          <table:table-cell office:value-type="string" calcext:value-type="string">
            <text:p>May 08 10:50:54.094 INFO iter: 86, cost: 0.6053232, best_cost: 0.6053232, cost_count: 134, action: ContractionInside, time: 0.010475755</text:p>
          </table:table-cell>
          <table:table-cell table:formula="of:=IF([.B222]=1;&quot;&quot;;MID([.B222];41;9))" office:value-type="string" office:string-value=" 0.605323" calcext:value-type="string">
            <text:p><text:s/>0.605323</text:p>
          </table:table-cell>
          <table:table-cell table:formula="of:=IF([.B222]=1;&quot;&quot;;[.A222])" office:value-type="float" office:value="134" calcext:value-type="float">
            <text:p>134</text:p>
          </table:table-cell>
        </table:table-row>
        <table:table-row table:style-name="ro1">
          <table:table-cell table:formula="of:=COUNTIF([.B$1:.B223];&quot;=1&quot;)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IF([.B223]=1;&quot;&quot;;MID([.B223];41;9))">
            <text:p/>
          </table:table-cell>
          <table:table-cell table:formula="of:=IF([.B223]=1;&quot;&quot;;[.A223])">
            <text:p/>
          </table:table-cell>
        </table:table-row>
        <table:table-row table:style-name="ro1">
          <table:table-cell table:formula="of:=COUNTIF([.B$1:.B224];&quot;=1&quot;)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formula="of:=IF([.B224]=1;&quot;&quot;;MID([.B224];41;9))">
            <text:p/>
          </table:table-cell>
          <table:table-cell table:formula="of:=IF([.B224]=1;&quot;&quot;;[.A224])">
            <text:p/>
          </table:table-cell>
        </table:table-row>
        <table:table-row table:style-name="ro1">
          <table:table-cell table:formula="of:=COUNTIF([.B$1:.B225];&quot;=1&quot;)" office:value-type="float" office:value="136" calcext:value-type="float">
            <text:p>136</text:p>
          </table:table-cell>
          <table:table-cell office:value-type="string" calcext:value-type="string">
            <text:p>May 08 10:50:54.104 INFO iter: 87, cost: 0.5216291, best_cost: 0.5216291, cost_count: 136, time: 0.01044633, action: ContractionInside</text:p>
          </table:table-cell>
          <table:table-cell table:formula="of:=IF([.B225]=1;&quot;&quot;;MID([.B225];41;9))" office:value-type="string" office:string-value=" 0.521629" calcext:value-type="string">
            <text:p><text:s/>0.521629</text:p>
          </table:table-cell>
          <table:table-cell table:formula="of:=IF([.B225]=1;&quot;&quot;;[.A225])" office:value-type="float" office:value="136" calcext:value-type="float">
            <text:p>136</text:p>
          </table:table-cell>
        </table:table-row>
        <table:table-row table:style-name="ro1">
          <table:table-cell table:formula="of:=COUNTIF([.B$1:.B226];&quot;=1&quot;)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formula="of:=IF([.B226]=1;&quot;&quot;;MID([.B226];41;9))">
            <text:p/>
          </table:table-cell>
          <table:table-cell table:formula="of:=IF([.B226]=1;&quot;&quot;;[.A226])">
            <text:p/>
          </table:table-cell>
        </table:table-row>
        <table:table-row table:style-name="ro1">
          <table:table-cell table:formula="of:=COUNTIF([.B$1:.B227];&quot;=1&quot;)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IF([.B227]=1;&quot;&quot;;MID([.B227];41;9))">
            <text:p/>
          </table:table-cell>
          <table:table-cell table:formula="of:=IF([.B227]=1;&quot;&quot;;[.A227])">
            <text:p/>
          </table:table-cell>
        </table:table-row>
        <table:table-row table:style-name="ro1">
          <table:table-cell table:formula="of:=COUNTIF([.B$1:.B228];&quot;=1&quot;)" office:value-type="float" office:value="138" calcext:value-type="float">
            <text:p>138</text:p>
          </table:table-cell>
          <table:table-cell office:value-type="string" calcext:value-type="string">
            <text:p>May 08 10:50:54.116 INFO iter: 88, cost: 0.5216291, best_cost: 0.5216291, cost_count: 138, time: 0.011059547, action: ContractionInside</text:p>
          </table:table-cell>
          <table:table-cell table:formula="of:=IF([.B228]=1;&quot;&quot;;MID([.B228];41;9))" office:value-type="string" office:string-value=" 0.521629" calcext:value-type="string">
            <text:p><text:s/>0.521629</text:p>
          </table:table-cell>
          <table:table-cell table:formula="of:=IF([.B228]=1;&quot;&quot;;[.A228])" office:value-type="float" office:value="138" calcext:value-type="float">
            <text:p>138</text:p>
          </table:table-cell>
        </table:table-row>
        <table:table-row table:style-name="ro1">
          <table:table-cell table:formula="of:=COUNTIF([.B$1:.B229];&quot;=1&quot;)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formula="of:=IF([.B229]=1;&quot;&quot;;MID([.B229];41;9))">
            <text:p/>
          </table:table-cell>
          <table:table-cell table:formula="of:=IF([.B229]=1;&quot;&quot;;[.A229])">
            <text:p/>
          </table:table-cell>
        </table:table-row>
        <table:table-row table:style-name="ro1">
          <table:table-cell table:formula="of:=COUNTIF([.B$1:.B230];&quot;=1&quot;)" office:value-type="float" office:value="139" calcext:value-type="float">
            <text:p>139</text:p>
          </table:table-cell>
          <table:table-cell office:value-type="string" calcext:value-type="string">
            <text:p>May 08 10:50:54.121 INFO iter: 89, cost: 0.5216291, best_cost: 0.5216291, cost_count: 139, time: 0.004629982, action: Reflection</text:p>
          </table:table-cell>
          <table:table-cell table:formula="of:=IF([.B230]=1;&quot;&quot;;MID([.B230];41;9))" office:value-type="string" office:string-value=" 0.521629" calcext:value-type="string">
            <text:p><text:s/>0.521629</text:p>
          </table:table-cell>
          <table:table-cell table:formula="of:=IF([.B230]=1;&quot;&quot;;[.A230])" office:value-type="float" office:value="139" calcext:value-type="float">
            <text:p>139</text:p>
          </table:table-cell>
        </table:table-row>
        <table:table-row table:style-name="ro1">
          <table:table-cell table:formula="of:=COUNTIF([.B$1:.B231];&quot;=1&quot;)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IF([.B231]=1;&quot;&quot;;MID([.B231];41;9))">
            <text:p/>
          </table:table-cell>
          <table:table-cell table:formula="of:=IF([.B231]=1;&quot;&quot;;[.A231])">
            <text:p/>
          </table:table-cell>
        </table:table-row>
        <table:table-row table:style-name="ro1">
          <table:table-cell table:formula="of:=COUNTIF([.B$1:.B232];&quot;=1&quot;)" office:value-type="float" office:value="140" calcext:value-type="float">
            <text:p>140</text:p>
          </table:table-cell>
          <table:table-cell office:value-type="string" calcext:value-type="string">
            <text:p>May 08 10:50:54.126 INFO iter: 90, cost: 0.5216291, best_cost: 0.5216291, cost_count: 140, time: 0.005114868, action: Reflection</text:p>
          </table:table-cell>
          <table:table-cell table:formula="of:=IF([.B232]=1;&quot;&quot;;MID([.B232];41;9))" office:value-type="string" office:string-value=" 0.521629" calcext:value-type="string">
            <text:p><text:s/>0.521629</text:p>
          </table:table-cell>
          <table:table-cell table:formula="of:=IF([.B232]=1;&quot;&quot;;[.A232])" office:value-type="float" office:value="140" calcext:value-type="float">
            <text:p>140</text:p>
          </table:table-cell>
        </table:table-row>
        <table:table-row table:style-name="ro1">
          <table:table-cell table:formula="of:=COUNTIF([.B$1:.B233];&quot;=1&quot;)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formula="of:=IF([.B233]=1;&quot;&quot;;MID([.B233];41;9))">
            <text:p/>
          </table:table-cell>
          <table:table-cell table:formula="of:=IF([.B233]=1;&quot;&quot;;[.A233])">
            <text:p/>
          </table:table-cell>
        </table:table-row>
        <table:table-row table:style-name="ro1">
          <table:table-cell table:formula="of:=COUNTIF([.B$1:.B234];&quot;=1&quot;)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IF([.B234]=1;&quot;&quot;;MID([.B234];41;9))">
            <text:p/>
          </table:table-cell>
          <table:table-cell table:formula="of:=IF([.B234]=1;&quot;&quot;;[.A234])">
            <text:p/>
          </table:table-cell>
        </table:table-row>
        <table:table-row table:style-name="ro1">
          <table:table-cell table:formula="of:=COUNTIF([.B$1:.B235];&quot;=1&quot;)" office:value-type="float" office:value="142" calcext:value-type="float">
            <text:p>142</text:p>
          </table:table-cell>
          <table:table-cell office:value-type="string" calcext:value-type="string">
            <text:p>May 08 10:50:54.137 INFO iter: 91, cost: 0.5172893, best_cost: 0.5172893, cost_count: 142, time: 0.01087225, action: ContractionInside</text:p>
          </table:table-cell>
          <table:table-cell table:formula="of:=IF([.B235]=1;&quot;&quot;;MID([.B235];41;9))" office:value-type="string" office:string-value=" 0.517289" calcext:value-type="string">
            <text:p><text:s/>0.517289</text:p>
          </table:table-cell>
          <table:table-cell table:formula="of:=IF([.B235]=1;&quot;&quot;;[.A235])" office:value-type="float" office:value="142" calcext:value-type="float">
            <text:p>142</text:p>
          </table:table-cell>
        </table:table-row>
        <table:table-row table:style-name="ro1">
          <table:table-cell table:formula="of:=COUNTIF([.B$1:.B236];&quot;=1&quot;)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formula="of:=IF([.B236]=1;&quot;&quot;;MID([.B236];41;9))">
            <text:p/>
          </table:table-cell>
          <table:table-cell table:formula="of:=IF([.B236]=1;&quot;&quot;;[.A236])">
            <text:p/>
          </table:table-cell>
        </table:table-row>
        <table:table-row table:style-name="ro1">
          <table:table-cell table:formula="of:=COUNTIF([.B$1:.B237];&quot;=1&quot;)" office:value-type="float" office:value="143" calcext:value-type="float">
            <text:p>143</text:p>
          </table:table-cell>
          <table:table-cell office:value-type="string" calcext:value-type="string">
            <text:p>May 08 10:50:54.145 INFO iter: 92, cost: 0.5172893, best_cost: 0.5172893, cost_count: 143, time: 0.007952042, action: Reflection</text:p>
          </table:table-cell>
          <table:table-cell table:formula="of:=IF([.B237]=1;&quot;&quot;;MID([.B237];41;9))" office:value-type="string" office:string-value=" 0.517289" calcext:value-type="string">
            <text:p><text:s/>0.517289</text:p>
          </table:table-cell>
          <table:table-cell table:formula="of:=IF([.B237]=1;&quot;&quot;;[.A237])" office:value-type="float" office:value="143" calcext:value-type="float">
            <text:p>143</text:p>
          </table:table-cell>
        </table:table-row>
        <table:table-row table:style-name="ro1">
          <table:table-cell table:formula="of:=COUNTIF([.B$1:.B238];&quot;=1&quot;)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IF([.B238]=1;&quot;&quot;;MID([.B238];41;9))">
            <text:p/>
          </table:table-cell>
          <table:table-cell table:formula="of:=IF([.B238]=1;&quot;&quot;;[.A238])">
            <text:p/>
          </table:table-cell>
        </table:table-row>
        <table:table-row table:style-name="ro1">
          <table:table-cell table:formula="of:=COUNTIF([.B$1:.B239];&quot;=1&quot;)" office:value-type="float" office:value="144" calcext:value-type="float">
            <text:p>144</text:p>
          </table:table-cell>
          <table:table-cell office:value-type="string" calcext:value-type="string">
            <text:p>May 08 10:50:54.151 INFO iter: 93, cost: 0.5172893, best_cost: 0.5172893, cost_count: 144, time: 0.004503765, action: Reflection</text:p>
          </table:table-cell>
          <table:table-cell table:formula="of:=IF([.B239]=1;&quot;&quot;;MID([.B239];41;9))" office:value-type="string" office:string-value=" 0.517289" calcext:value-type="string">
            <text:p><text:s/>0.517289</text:p>
          </table:table-cell>
          <table:table-cell table:formula="of:=IF([.B239]=1;&quot;&quot;;[.A239])" office:value-type="float" office:value="144" calcext:value-type="float">
            <text:p>144</text:p>
          </table:table-cell>
        </table:table-row>
        <table:table-row table:style-name="ro1">
          <table:table-cell table:formula="of:=COUNTIF([.B$1:.B240];&quot;=1&quot;)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IF([.B240]=1;&quot;&quot;;MID([.B240];41;9))">
            <text:p/>
          </table:table-cell>
          <table:table-cell table:formula="of:=IF([.B240]=1;&quot;&quot;;[.A240])">
            <text:p/>
          </table:table-cell>
        </table:table-row>
        <table:table-row table:style-name="ro1">
          <table:table-cell table:formula="of:=COUNTIF([.B$1:.B241];&quot;=1&quot;)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formula="of:=IF([.B241]=1;&quot;&quot;;MID([.B241];41;9))">
            <text:p/>
          </table:table-cell>
          <table:table-cell table:formula="of:=IF([.B241]=1;&quot;&quot;;[.A241])">
            <text:p/>
          </table:table-cell>
        </table:table-row>
        <table:table-row table:style-name="ro1">
          <table:table-cell table:formula="of:=COUNTIF([.B$1:.B242];&quot;=1&quot;)" office:value-type="float" office:value="146" calcext:value-type="float">
            <text:p>146</text:p>
          </table:table-cell>
          <table:table-cell office:value-type="string" calcext:value-type="string">
            <text:p>May 08 10:50:54.162 INFO iter: 94, cost: 0.47074807, best_cost: 0.47074807, cost_count: 146, time: 0.010874699, action: Expansion</text:p>
          </table:table-cell>
          <table:table-cell table:formula="of:=IF([.B242]=1;&quot;&quot;;MID([.B242];41;9))" office:value-type="string" office:string-value=" 0.470748" calcext:value-type="string">
            <text:p><text:s/>0.470748</text:p>
          </table:table-cell>
          <table:table-cell table:formula="of:=IF([.B242]=1;&quot;&quot;;[.A242])" office:value-type="float" office:value="146" calcext:value-type="float">
            <text:p>146</text:p>
          </table:table-cell>
        </table:table-row>
        <table:table-row table:style-name="ro1">
          <table:table-cell table:formula="of:=COUNTIF([.B$1:.B243];&quot;=1&quot;)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IF([.B243]=1;&quot;&quot;;MID([.B243];41;9))">
            <text:p/>
          </table:table-cell>
          <table:table-cell table:formula="of:=IF([.B243]=1;&quot;&quot;;[.A243])">
            <text:p/>
          </table:table-cell>
        </table:table-row>
        <table:table-row table:style-name="ro1">
          <table:table-cell table:formula="of:=COUNTIF([.B$1:.B244];&quot;=1&quot;)" office:value-type="float" office:value="147" calcext:value-type="float">
            <text:p>147</text:p>
          </table:table-cell>
          <table:table-cell office:value-type="string" calcext:value-type="string">
            <text:p>May 08 10:50:54.166 INFO iter: 95, cost: 0.47074807, best_cost: 0.47074807, cost_count: 147, action: Reflection, time: 0.004164114</text:p>
          </table:table-cell>
          <table:table-cell table:formula="of:=IF([.B244]=1;&quot;&quot;;MID([.B244];41;9))" office:value-type="string" office:string-value=" 0.470748" calcext:value-type="string">
            <text:p><text:s/>0.470748</text:p>
          </table:table-cell>
          <table:table-cell table:formula="of:=IF([.B244]=1;&quot;&quot;;[.A244])" office:value-type="float" office:value="147" calcext:value-type="float">
            <text:p>147</text:p>
          </table:table-cell>
        </table:table-row>
        <table:table-row table:style-name="ro1">
          <table:table-cell table:formula="of:=COUNTIF([.B$1:.B245];&quot;=1&quot;)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formula="of:=IF([.B245]=1;&quot;&quot;;MID([.B245];41;9))">
            <text:p/>
          </table:table-cell>
          <table:table-cell table:formula="of:=IF([.B245]=1;&quot;&quot;;[.A245])">
            <text:p/>
          </table:table-cell>
        </table:table-row>
        <table:table-row table:style-name="ro1">
          <table:table-cell table:formula="of:=COUNTIF([.B$1:.B246];&quot;=1&quot;)" office:value-type="float" office:value="148" calcext:value-type="float">
            <text:p>148</text:p>
          </table:table-cell>
          <table:table-cell office:value-type="string" calcext:value-type="string">
            <text:p>May 08 10:50:54.170 INFO iter: 96, cost: 0.47074807, best_cost: 0.47074807, cost_count: 148, time: 0.003802919, action: Reflection</text:p>
          </table:table-cell>
          <table:table-cell table:formula="of:=IF([.B246]=1;&quot;&quot;;MID([.B246];41;9))" office:value-type="string" office:string-value=" 0.470748" calcext:value-type="string">
            <text:p><text:s/>0.470748</text:p>
          </table:table-cell>
          <table:table-cell table:formula="of:=IF([.B246]=1;&quot;&quot;;[.A246])" office:value-type="float" office:value="148" calcext:value-type="float">
            <text:p>148</text:p>
          </table:table-cell>
        </table:table-row>
        <table:table-row table:style-name="ro1">
          <table:table-cell table:formula="of:=COUNTIF([.B$1:.B247];&quot;=1&quot;)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formula="of:=IF([.B247]=1;&quot;&quot;;MID([.B247];41;9))">
            <text:p/>
          </table:table-cell>
          <table:table-cell table:formula="of:=IF([.B247]=1;&quot;&quot;;[.A247])">
            <text:p/>
          </table:table-cell>
        </table:table-row>
        <table:table-row table:style-name="ro1">
          <table:table-cell table:formula="of:=COUNTIF([.B$1:.B248];&quot;=1&quot;)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IF([.B248]=1;&quot;&quot;;MID([.B248];41;9))">
            <text:p/>
          </table:table-cell>
          <table:table-cell table:formula="of:=IF([.B248]=1;&quot;&quot;;[.A248])">
            <text:p/>
          </table:table-cell>
        </table:table-row>
        <table:table-row table:style-name="ro1">
          <table:table-cell table:formula="of:=COUNTIF([.B$1:.B249];&quot;=1&quot;)" office:value-type="float" office:value="150" calcext:value-type="float">
            <text:p>150</text:p>
          </table:table-cell>
          <table:table-cell office:value-type="string" calcext:value-type="string">
            <text:p>May 08 10:50:54.180 INFO iter: 97, cost: 0.47074807, best_cost: 0.47074807, cost_count: 150, time: 0.009646212, action: ContractionInside</text:p>
          </table:table-cell>
          <table:table-cell table:formula="of:=IF([.B249]=1;&quot;&quot;;MID([.B249];41;9))" office:value-type="string" office:string-value=" 0.470748" calcext:value-type="string">
            <text:p><text:s/>0.470748</text:p>
          </table:table-cell>
          <table:table-cell table:formula="of:=IF([.B249]=1;&quot;&quot;;[.A249])" office:value-type="float" office:value="150" calcext:value-type="float">
            <text:p>150</text:p>
          </table:table-cell>
        </table:table-row>
        <table:table-row table:style-name="ro1">
          <table:table-cell table:formula="of:=COUNTIF([.B$1:.B250];&quot;=1&quot;)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formula="of:=IF([.B250]=1;&quot;&quot;;MID([.B250];41;9))">
            <text:p/>
          </table:table-cell>
          <table:table-cell table:formula="of:=IF([.B250]=1;&quot;&quot;;[.A250])">
            <text:p/>
          </table:table-cell>
        </table:table-row>
        <table:table-row table:style-name="ro1">
          <table:table-cell table:formula="of:=COUNTIF([.B$1:.B251];&quot;=1&quot;)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formula="of:=IF([.B251]=1;&quot;&quot;;MID([.B251];41;9))">
            <text:p/>
          </table:table-cell>
          <table:table-cell table:formula="of:=IF([.B251]=1;&quot;&quot;;[.A251])">
            <text:p/>
          </table:table-cell>
        </table:table-row>
        <table:table-row table:style-name="ro1">
          <table:table-cell table:formula="of:=COUNTIF([.B$1:.B252];&quot;=1&quot;)" office:value-type="float" office:value="152" calcext:value-type="float">
            <text:p>152</text:p>
          </table:table-cell>
          <table:table-cell office:value-type="string" calcext:value-type="string">
            <text:p>May 08 10:50:54.189 INFO iter: 98, cost: 0.4701398, best_cost: 0.4701398, cost_count: 152, time: 0.008943852, action: ContractionInside</text:p>
          </table:table-cell>
          <table:table-cell table:formula="of:=IF([.B252]=1;&quot;&quot;;MID([.B252];41;9))" office:value-type="string" office:string-value=" 0.470139" calcext:value-type="string">
            <text:p><text:s/>0.470139</text:p>
          </table:table-cell>
          <table:table-cell table:formula="of:=IF([.B252]=1;&quot;&quot;;[.A252])" office:value-type="float" office:value="152" calcext:value-type="float">
            <text:p>152</text:p>
          </table:table-cell>
        </table:table-row>
        <table:table-row table:style-name="ro1">
          <table:table-cell table:formula="of:=COUNTIF([.B$1:.B253];&quot;=1&quot;)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IF([.B253]=1;&quot;&quot;;MID([.B253];41;9))">
            <text:p/>
          </table:table-cell>
          <table:table-cell table:formula="of:=IF([.B253]=1;&quot;&quot;;[.A253])">
            <text:p/>
          </table:table-cell>
        </table:table-row>
        <table:table-row table:style-name="ro1">
          <table:table-cell table:formula="of:=COUNTIF([.B$1:.B254];&quot;=1&quot;)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formula="of:=IF([.B254]=1;&quot;&quot;;MID([.B254];41;9))">
            <text:p/>
          </table:table-cell>
          <table:table-cell table:formula="of:=IF([.B254]=1;&quot;&quot;;[.A254])">
            <text:p/>
          </table:table-cell>
        </table:table-row>
        <table:table-row table:style-name="ro1">
          <table:table-cell table:formula="of:=COUNTIF([.B$1:.B255];&quot;=1&quot;)" office:value-type="float" office:value="154" calcext:value-type="float">
            <text:p>154</text:p>
          </table:table-cell>
          <table:table-cell office:value-type="string" calcext:value-type="string">
            <text:p>May 08 10:50:54.201 INFO iter: 99, cost: 0.46681786, best_cost: 0.46681786, cost_count: 154, action: ContractionInside, time: 0.011371605</text:p>
          </table:table-cell>
          <table:table-cell table:formula="of:=IF([.B255]=1;&quot;&quot;;MID([.B255];41;9))" office:value-type="string" office:string-value=" 0.466817" calcext:value-type="string">
            <text:p><text:s/>0.466817</text:p>
          </table:table-cell>
          <table:table-cell table:formula="of:=IF([.B255]=1;&quot;&quot;;[.A255])" office:value-type="float" office:value="154" calcext:value-type="float">
            <text:p>154</text:p>
          </table:table-cell>
        </table:table-row>
        <table:table-row table:style-name="ro1">
          <table:table-cell table:formula="of:=COUNTIF([.B$1:.B256];&quot;=1&quot;)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formula="of:=IF([.B256]=1;&quot;&quot;;MID([.B256];41;9))">
            <text:p/>
          </table:table-cell>
          <table:table-cell table:formula="of:=IF([.B256]=1;&quot;&quot;;[.A256])">
            <text:p/>
          </table:table-cell>
        </table:table-row>
        <table:table-row table:style-name="ro1">
          <table:table-cell table:formula="of:=COUNTIF([.B$1:.B257];&quot;=1&quot;)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formula="of:=IF([.B257]=1;&quot;&quot;;MID([.B257];41;9))">
            <text:p/>
          </table:table-cell>
          <table:table-cell table:formula="of:=IF([.B257]=1;&quot;&quot;;[.A257])">
            <text:p/>
          </table:table-cell>
        </table:table-row>
        <table:table-row table:style-name="ro1">
          <table:table-cell table:formula="of:=COUNTIF([.B$1:.B258];&quot;=1&quot;)" office:value-type="float" office:value="156" calcext:value-type="float">
            <text:p>156</text:p>
          </table:table-cell>
          <table:table-cell office:value-type="string" calcext:value-type="string">
            <text:p>May 08 10:50:54.211 INFO iter: 100, cost: 0.30585122, best_cost: 0.30585122, cost_count: 156, action: Expansion, time: 0.010225125</text:p>
          </table:table-cell>
          <table:table-cell table:formula="of:=IF([.B258]=1;&quot;&quot;;MID([.B258];43;9))" office:value-type="string" office:string-value="0.3058512" calcext:value-type="string">
            <text:p>0.3058512</text:p>
          </table:table-cell>
          <table:table-cell table:formula="of:=IF([.B258]=1;&quot;&quot;;[.A258])" office:value-type="float" office:value="156" calcext:value-type="float">
            <text:p>156</text:p>
          </table:table-cell>
        </table:table-row>
        <table:table-row table:style-name="ro1">
          <table:table-cell table:formula="of:=COUNTIF([.B$1:.B259];&quot;=1&quot;)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IF([.B259]=1;&quot;&quot;;MID([.B259];43;9))">
            <text:p/>
          </table:table-cell>
          <table:table-cell table:formula="of:=IF([.B259]=1;&quot;&quot;;[.A259])">
            <text:p/>
          </table:table-cell>
        </table:table-row>
        <table:table-row table:style-name="ro1">
          <table:table-cell table:formula="of:=COUNTIF([.B$1:.B260];&quot;=1&quot;)" office:value-type="float" office:value="157" calcext:value-type="float">
            <text:p>157</text:p>
          </table:table-cell>
          <table:table-cell office:value-type="string" calcext:value-type="string">
            <text:p>May 08 10:50:54.218 INFO iter: 101, cost: 0.30585122, best_cost: 0.30585122, cost_count: 157, time: 0.006790232, action: Reflection</text:p>
          </table:table-cell>
          <table:table-cell table:formula="of:=IF([.B260]=1;&quot;&quot;;MID([.B260];43;9))" office:value-type="string" office:string-value="0.3058512" calcext:value-type="string">
            <text:p>0.3058512</text:p>
          </table:table-cell>
          <table:table-cell table:formula="of:=IF([.B260]=1;&quot;&quot;;[.A260])" office:value-type="float" office:value="157" calcext:value-type="float">
            <text:p>157</text:p>
          </table:table-cell>
        </table:table-row>
        <table:table-row table:style-name="ro1">
          <table:table-cell table:formula="of:=COUNTIF([.B$1:.B261];&quot;=1&quot;)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formula="of:=IF([.B261]=1;&quot;&quot;;MID([.B261];43;9))">
            <text:p/>
          </table:table-cell>
          <table:table-cell table:formula="of:=IF([.B261]=1;&quot;&quot;;[.A261])">
            <text:p/>
          </table:table-cell>
        </table:table-row>
        <table:table-row table:style-name="ro1">
          <table:table-cell table:formula="of:=COUNTIF([.B$1:.B262];&quot;=1&quot;)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formula="of:=IF([.B262]=1;&quot;&quot;;MID([.B262];43;9))">
            <text:p/>
          </table:table-cell>
          <table:table-cell table:formula="of:=IF([.B262]=1;&quot;&quot;;[.A262])">
            <text:p/>
          </table:table-cell>
        </table:table-row>
        <table:table-row table:style-name="ro1">
          <table:table-cell table:formula="of:=COUNTIF([.B$1:.B263];&quot;=1&quot;)" office:value-type="float" office:value="159" calcext:value-type="float">
            <text:p>159</text:p>
          </table:table-cell>
          <table:table-cell office:value-type="string" calcext:value-type="string">
            <text:p>May 08 10:50:54.230 INFO iter: 102, cost: 0.30585122, best_cost: 0.30585122, cost_count: 159, time: 0.012202365, action: ContractionInside</text:p>
          </table:table-cell>
          <table:table-cell table:formula="of:=IF([.B263]=1;&quot;&quot;;MID([.B263];43;9))" office:value-type="string" office:string-value="0.3058512" calcext:value-type="string">
            <text:p>0.3058512</text:p>
          </table:table-cell>
          <table:table-cell table:formula="of:=IF([.B263]=1;&quot;&quot;;[.A263])" office:value-type="float" office:value="159" calcext:value-type="float">
            <text:p>159</text:p>
          </table:table-cell>
        </table:table-row>
        <table:table-row table:style-name="ro1">
          <table:table-cell table:formula="of:=COUNTIF([.B$1:.B264];&quot;=1&quot;)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IF([.B264]=1;&quot;&quot;;MID([.B264];43;9))">
            <text:p/>
          </table:table-cell>
          <table:table-cell table:formula="of:=IF([.B264]=1;&quot;&quot;;[.A264])">
            <text:p/>
          </table:table-cell>
        </table:table-row>
        <table:table-row table:style-name="ro1">
          <table:table-cell table:formula="of:=COUNTIF([.B$1:.B265];&quot;=1&quot;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formula="of:=IF([.B265]=1;&quot;&quot;;MID([.B265];43;9))">
            <text:p/>
          </table:table-cell>
          <table:table-cell table:formula="of:=IF([.B265]=1;&quot;&quot;;[.A265])">
            <text:p/>
          </table:table-cell>
        </table:table-row>
        <table:table-row table:style-name="ro1">
          <table:table-cell table:formula="of:=COUNTIF([.B$1:.B266];&quot;=1&quot;)" office:value-type="float" office:value="161" calcext:value-type="float">
            <text:p>161</text:p>
          </table:table-cell>
          <table:table-cell office:value-type="string" calcext:value-type="string">
            <text:p>May 08 10:50:54.239 INFO iter: 103, cost: 0.30585122, best_cost: 0.30585122, cost_count: 161, action: ContractionInside, time: 0.008234418</text:p>
          </table:table-cell>
          <table:table-cell table:formula="of:=IF([.B266]=1;&quot;&quot;;MID([.B266];43;9))" office:value-type="string" office:string-value="0.3058512" calcext:value-type="string">
            <text:p>0.3058512</text:p>
          </table:table-cell>
          <table:table-cell table:formula="of:=IF([.B266]=1;&quot;&quot;;[.A266])" office:value-type="float" office:value="161" calcext:value-type="float">
            <text:p>161</text:p>
          </table:table-cell>
        </table:table-row>
        <table:table-row table:style-name="ro1">
          <table:table-cell table:formula="of:=COUNTIF([.B$1:.B267];&quot;=1&quot;)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formula="of:=IF([.B267]=1;&quot;&quot;;MID([.B267];43;9))">
            <text:p/>
          </table:table-cell>
          <table:table-cell table:formula="of:=IF([.B267]=1;&quot;&quot;;[.A267])">
            <text:p/>
          </table:table-cell>
        </table:table-row>
        <table:table-row table:style-name="ro1">
          <table:table-cell table:formula="of:=COUNTIF([.B$1:.B268];&quot;=1&quot;)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formula="of:=IF([.B268]=1;&quot;&quot;;MID([.B268];43;9))">
            <text:p/>
          </table:table-cell>
          <table:table-cell table:formula="of:=IF([.B268]=1;&quot;&quot;;[.A268])">
            <text:p/>
          </table:table-cell>
        </table:table-row>
        <table:table-row table:style-name="ro1">
          <table:table-cell table:formula="of:=COUNTIF([.B$1:.B269];&quot;=1&quot;)" office:value-type="float" office:value="163" calcext:value-type="float">
            <text:p>163</text:p>
          </table:table-cell>
          <table:table-cell office:value-type="string" calcext:value-type="string">
            <text:p>May 08 10:50:54.249 INFO iter: 104, cost: 0.30585122, best_cost: 0.30585122, cost_count: 163, time: 0.009930451, action: ContractionInside</text:p>
          </table:table-cell>
          <table:table-cell table:formula="of:=IF([.B269]=1;&quot;&quot;;MID([.B269];43;9))" office:value-type="string" office:string-value="0.3058512" calcext:value-type="string">
            <text:p>0.3058512</text:p>
          </table:table-cell>
          <table:table-cell table:formula="of:=IF([.B269]=1;&quot;&quot;;[.A269])" office:value-type="float" office:value="163" calcext:value-type="float">
            <text:p>163</text:p>
          </table:table-cell>
        </table:table-row>
        <table:table-row table:style-name="ro1">
          <table:table-cell table:formula="of:=COUNTIF([.B$1:.B270];&quot;=1&quot;)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IF([.B270]=1;&quot;&quot;;MID([.B270];43;9))">
            <text:p/>
          </table:table-cell>
          <table:table-cell table:formula="of:=IF([.B270]=1;&quot;&quot;;[.A270])">
            <text:p/>
          </table:table-cell>
        </table:table-row>
        <table:table-row table:style-name="ro1">
          <table:table-cell table:formula="of:=COUNTIF([.B$1:.B271];&quot;=1&quot;)"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formula="of:=IF([.B271]=1;&quot;&quot;;MID([.B271];43;9))">
            <text:p/>
          </table:table-cell>
          <table:table-cell table:formula="of:=IF([.B271]=1;&quot;&quot;;[.A271])">
            <text:p/>
          </table:table-cell>
        </table:table-row>
        <table:table-row table:style-name="ro1">
          <table:table-cell table:formula="of:=COUNTIF([.B$1:.B272];&quot;=1&quot;)" office:value-type="float" office:value="165" calcext:value-type="float">
            <text:p>165</text:p>
          </table:table-cell>
          <table:table-cell office:value-type="string" calcext:value-type="string">
            <text:p>May 08 10:50:54.257 INFO iter: 105, cost: 0.30585122, best_cost: 0.30585122, cost_count: 165, action: ContractionInside, time: 0.008051999</text:p>
          </table:table-cell>
          <table:table-cell table:formula="of:=IF([.B272]=1;&quot;&quot;;MID([.B272];43;9))" office:value-type="string" office:string-value="0.3058512" calcext:value-type="string">
            <text:p>0.3058512</text:p>
          </table:table-cell>
          <table:table-cell table:formula="of:=IF([.B272]=1;&quot;&quot;;[.A272])" office:value-type="float" office:value="165" calcext:value-type="float">
            <text:p>165</text:p>
          </table:table-cell>
        </table:table-row>
        <table:table-row table:style-name="ro1">
          <table:table-cell table:formula="of:=COUNTIF([.B$1:.B273];&quot;=1&quot;)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formula="of:=IF([.B273]=1;&quot;&quot;;MID([.B273];43;9))">
            <text:p/>
          </table:table-cell>
          <table:table-cell table:formula="of:=IF([.B273]=1;&quot;&quot;;[.A273])">
            <text:p/>
          </table:table-cell>
        </table:table-row>
        <table:table-row table:style-name="ro1">
          <table:table-cell table:formula="of:=COUNTIF([.B$1:.B274];&quot;=1&quot;)"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formula="of:=IF([.B274]=1;&quot;&quot;;MID([.B274];43;9))">
            <text:p/>
          </table:table-cell>
          <table:table-cell table:formula="of:=IF([.B274]=1;&quot;&quot;;[.A274])">
            <text:p/>
          </table:table-cell>
        </table:table-row>
        <table:table-row table:style-name="ro1">
          <table:table-cell table:formula="of:=COUNTIF([.B$1:.B275];&quot;=1&quot;)" office:value-type="float" office:value="167" calcext:value-type="float">
            <text:p>167</text:p>
          </table:table-cell>
          <table:table-cell office:value-type="string" calcext:value-type="string">
            <text:p>May 08 10:50:54.266 INFO iter: 106, cost: 0.30585122, best_cost: 0.30585122, cost_count: 167, action: ContractionInside, time: 0.009153924</text:p>
          </table:table-cell>
          <table:table-cell table:formula="of:=IF([.B275]=1;&quot;&quot;;MID([.B275];43;9))" office:value-type="string" office:string-value="0.3058512" calcext:value-type="string">
            <text:p>0.3058512</text:p>
          </table:table-cell>
          <table:table-cell table:formula="of:=IF([.B275]=1;&quot;&quot;;[.A275])" office:value-type="float" office:value="167" calcext:value-type="float">
            <text:p>167</text:p>
          </table:table-cell>
        </table:table-row>
        <table:table-row table:style-name="ro1">
          <table:table-cell table:formula="of:=COUNTIF([.B$1:.B276];&quot;=1&quot;)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formula="of:=IF([.B276]=1;&quot;&quot;;MID([.B276];43;9))">
            <text:p/>
          </table:table-cell>
          <table:table-cell table:formula="of:=IF([.B276]=1;&quot;&quot;;[.A276])">
            <text:p/>
          </table:table-cell>
        </table:table-row>
        <table:table-row table:style-name="ro1">
          <table:table-cell table:formula="of:=COUNTIF([.B$1:.B277];&quot;=1&quot;)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formula="of:=IF([.B277]=1;&quot;&quot;;MID([.B277];43;9))">
            <text:p/>
          </table:table-cell>
          <table:table-cell table:formula="of:=IF([.B277]=1;&quot;&quot;;[.A277])">
            <text:p/>
          </table:table-cell>
        </table:table-row>
        <table:table-row table:style-name="ro1">
          <table:table-cell table:formula="of:=COUNTIF([.B$1:.B278];&quot;=1&quot;)" office:value-type="float" office:value="169" calcext:value-type="float">
            <text:p>169</text:p>
          </table:table-cell>
          <table:table-cell office:value-type="string" calcext:value-type="string">
            <text:p>May 08 10:50:54.274 INFO iter: 107, cost: 0.30585122, best_cost: 0.30585122, cost_count: 169, time: 0.008259708, action: ContractionOutside</text:p>
          </table:table-cell>
          <table:table-cell table:formula="of:=IF([.B278]=1;&quot;&quot;;MID([.B278];43;9))" office:value-type="string" office:string-value="0.3058512" calcext:value-type="string">
            <text:p>0.3058512</text:p>
          </table:table-cell>
          <table:table-cell table:formula="of:=IF([.B278]=1;&quot;&quot;;[.A278])" office:value-type="float" office:value="169" calcext:value-type="float">
            <text:p>169</text:p>
          </table:table-cell>
        </table:table-row>
        <table:table-row table:style-name="ro1">
          <table:table-cell table:formula="of:=COUNTIF([.B$1:.B279];&quot;=1&quot;)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formula="of:=IF([.B279]=1;&quot;&quot;;MID([.B279];43;9))">
            <text:p/>
          </table:table-cell>
          <table:table-cell table:formula="of:=IF([.B279]=1;&quot;&quot;;[.A279])">
            <text:p/>
          </table:table-cell>
        </table:table-row>
        <table:table-row table:style-name="ro1">
          <table:table-cell table:formula="of:=COUNTIF([.B$1:.B280];&quot;=1&quot;)" office:value-type="float" office:value="170" calcext:value-type="float">
            <text:p>170</text:p>
          </table:table-cell>
          <table:table-cell office:value-type="string" calcext:value-type="string">
            <text:p>May 08 10:50:54.279 INFO iter: 108, cost: 0.30585122, best_cost: 0.30585122, cost_count: 170, action: Reflection, time: 0.004680185</text:p>
          </table:table-cell>
          <table:table-cell table:formula="of:=IF([.B280]=1;&quot;&quot;;MID([.B280];43;9))" office:value-type="string" office:string-value="0.3058512" calcext:value-type="string">
            <text:p>0.3058512</text:p>
          </table:table-cell>
          <table:table-cell table:formula="of:=IF([.B280]=1;&quot;&quot;;[.A280])" office:value-type="float" office:value="170" calcext:value-type="float">
            <text:p>170</text:p>
          </table:table-cell>
        </table:table-row>
        <table:table-row table:style-name="ro1">
          <table:table-cell table:formula="of:=COUNTIF([.B$1:.B281];&quot;=1&quot;)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formula="of:=IF([.B281]=1;&quot;&quot;;MID([.B281];43;9))">
            <text:p/>
          </table:table-cell>
          <table:table-cell table:formula="of:=IF([.B281]=1;&quot;&quot;;[.A281])">
            <text:p/>
          </table:table-cell>
        </table:table-row>
        <table:table-row table:style-name="ro1">
          <table:table-cell table:formula="of:=COUNTIF([.B$1:.B282];&quot;=1&quot;)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formula="of:=IF([.B282]=1;&quot;&quot;;MID([.B282];43;9))">
            <text:p/>
          </table:table-cell>
          <table:table-cell table:formula="of:=IF([.B282]=1;&quot;&quot;;[.A282])">
            <text:p/>
          </table:table-cell>
        </table:table-row>
        <table:table-row table:style-name="ro1">
          <table:table-cell table:formula="of:=COUNTIF([.B$1:.B283];&quot;=1&quot;)" office:value-type="float" office:value="172" calcext:value-type="float">
            <text:p>172</text:p>
          </table:table-cell>
          <table:table-cell office:value-type="string" calcext:value-type="string">
            <text:p>May 08 10:50:54.287 INFO iter: 109, cost: 0.30585122, best_cost: 0.30585122, cost_count: 172, time: 0.007831855, action: ContractionInside</text:p>
          </table:table-cell>
          <table:table-cell table:formula="of:=IF([.B283]=1;&quot;&quot;;MID([.B283];43;9))" office:value-type="string" office:string-value="0.3058512" calcext:value-type="string">
            <text:p>0.3058512</text:p>
          </table:table-cell>
          <table:table-cell table:formula="of:=IF([.B283]=1;&quot;&quot;;[.A283])" office:value-type="float" office:value="172" calcext:value-type="float">
            <text:p>172</text:p>
          </table:table-cell>
        </table:table-row>
        <table:table-row table:style-name="ro1">
          <table:table-cell table:formula="of:=COUNTIF([.B$1:.B284];&quot;=1&quot;)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formula="of:=IF([.B284]=1;&quot;&quot;;MID([.B284];43;9))">
            <text:p/>
          </table:table-cell>
          <table:table-cell table:formula="of:=IF([.B284]=1;&quot;&quot;;[.A284])">
            <text:p/>
          </table:table-cell>
        </table:table-row>
        <table:table-row table:style-name="ro1">
          <table:table-cell table:formula="of:=COUNTIF([.B$1:.B285];&quot;=1&quot;)" office:value-type="float" office:value="173" calcext:value-type="float">
            <text:p>173</text:p>
          </table:table-cell>
          <table:table-cell office:value-type="string" calcext:value-type="string">
            <text:p>May 08 10:50:54.291 INFO iter: 110, cost: 0.30585122, best_cost: 0.30585122, cost_count: 173, time: 0.004500124, action: Reflection</text:p>
          </table:table-cell>
          <table:table-cell table:formula="of:=IF([.B285]=1;&quot;&quot;;MID([.B285];43;9))" office:value-type="string" office:string-value="0.3058512" calcext:value-type="string">
            <text:p>0.3058512</text:p>
          </table:table-cell>
          <table:table-cell table:formula="of:=IF([.B285]=1;&quot;&quot;;[.A285])" office:value-type="float" office:value="173" calcext:value-type="float">
            <text:p>173</text:p>
          </table:table-cell>
        </table:table-row>
        <table:table-row table:style-name="ro1">
          <table:table-cell table:formula="of:=COUNTIF([.B$1:.B286];&quot;=1&quot;)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formula="of:=IF([.B286]=1;&quot;&quot;;MID([.B286];43;9))">
            <text:p/>
          </table:table-cell>
          <table:table-cell table:formula="of:=IF([.B286]=1;&quot;&quot;;[.A286])">
            <text:p/>
          </table:table-cell>
        </table:table-row>
        <table:table-row table:style-name="ro1">
          <table:table-cell table:formula="of:=COUNTIF([.B$1:.B287];&quot;=1&quot;)" office:value-type="float" office:value="174" calcext:value-type="float">
            <text:p>174</text:p>
          </table:table-cell>
          <table:table-cell office:value-type="string" calcext:value-type="string">
            <text:p>May 08 10:50:54.297 INFO iter: 111, cost: 0.30585122, best_cost: 0.30585122, cost_count: 174, time: 0.005117003, action: Reflection</text:p>
          </table:table-cell>
          <table:table-cell table:formula="of:=IF([.B287]=1;&quot;&quot;;MID([.B287];43;9))" office:value-type="string" office:string-value="0.3058512" calcext:value-type="string">
            <text:p>0.3058512</text:p>
          </table:table-cell>
          <table:table-cell table:formula="of:=IF([.B287]=1;&quot;&quot;;[.A287])" office:value-type="float" office:value="174" calcext:value-type="float">
            <text:p>174</text:p>
          </table:table-cell>
        </table:table-row>
        <table:table-row table:style-name="ro1">
          <table:table-cell table:formula="of:=COUNTIF([.B$1:.B288];&quot;=1&quot;)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formula="of:=IF([.B288]=1;&quot;&quot;;MID([.B288];43;9))">
            <text:p/>
          </table:table-cell>
          <table:table-cell table:formula="of:=IF([.B288]=1;&quot;&quot;;[.A288])">
            <text:p/>
          </table:table-cell>
        </table:table-row>
        <table:table-row table:style-name="ro1">
          <table:table-cell table:formula="of:=COUNTIF([.B$1:.B289];&quot;=1&quot;)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formula="of:=IF([.B289]=1;&quot;&quot;;MID([.B289];43;9))">
            <text:p/>
          </table:table-cell>
          <table:table-cell table:formula="of:=IF([.B289]=1;&quot;&quot;;[.A289])">
            <text:p/>
          </table:table-cell>
        </table:table-row>
        <table:table-row table:style-name="ro1">
          <table:table-cell table:formula="of:=COUNTIF([.B$1:.B290];&quot;=1&quot;)" office:value-type="float" office:value="176" calcext:value-type="float">
            <text:p>176</text:p>
          </table:table-cell>
          <table:table-cell office:value-type="string" calcext:value-type="string">
            <text:p>May 08 10:50:54.305 INFO iter: 112, cost: 0.28277534, best_cost: 0.28277534, cost_count: 176, time: 0.008056651, action: Expansion</text:p>
          </table:table-cell>
          <table:table-cell table:formula="of:=IF([.B290]=1;&quot;&quot;;MID([.B290];43;9))" office:value-type="string" office:string-value="0.2827753" calcext:value-type="string">
            <text:p>0.2827753</text:p>
          </table:table-cell>
          <table:table-cell table:formula="of:=IF([.B290]=1;&quot;&quot;;[.A290])" office:value-type="float" office:value="176" calcext:value-type="float">
            <text:p>176</text:p>
          </table:table-cell>
        </table:table-row>
        <table:table-row table:style-name="ro1">
          <table:table-cell table:formula="of:=COUNTIF([.B$1:.B291];&quot;=1&quot;)"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formula="of:=IF([.B291]=1;&quot;&quot;;MID([.B291];43;9))">
            <text:p/>
          </table:table-cell>
          <table:table-cell table:formula="of:=IF([.B291]=1;&quot;&quot;;[.A291])">
            <text:p/>
          </table:table-cell>
        </table:table-row>
        <table:table-row table:style-name="ro1">
          <table:table-cell table:formula="of:=COUNTIF([.B$1:.B292];&quot;=1&quot;)" office:value-type="float" office:value="177" calcext:value-type="float">
            <text:p>177</text:p>
          </table:table-cell>
          <table:table-cell office:value-type="string" calcext:value-type="string">
            <text:p>May 08 10:50:54.311 INFO iter: 113, cost: 0.28277534, best_cost: 0.28277534, cost_count: 177, time: 0.00580328, action: Reflection</text:p>
          </table:table-cell>
          <table:table-cell table:formula="of:=IF([.B292]=1;&quot;&quot;;MID([.B292];43;9))" office:value-type="string" office:string-value="0.2827753" calcext:value-type="string">
            <text:p>0.2827753</text:p>
          </table:table-cell>
          <table:table-cell table:formula="of:=IF([.B292]=1;&quot;&quot;;[.A292])" office:value-type="float" office:value="177" calcext:value-type="float">
            <text:p>177</text:p>
          </table:table-cell>
        </table:table-row>
        <table:table-row table:style-name="ro1">
          <table:table-cell table:formula="of:=COUNTIF([.B$1:.B293];&quot;=1&quot;)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formula="of:=IF([.B293]=1;&quot;&quot;;MID([.B293];43;9))">
            <text:p/>
          </table:table-cell>
          <table:table-cell table:formula="of:=IF([.B293]=1;&quot;&quot;;[.A293])">
            <text:p/>
          </table:table-cell>
        </table:table-row>
        <table:table-row table:style-name="ro1">
          <table:table-cell table:formula="of:=COUNTIF([.B$1:.B294];&quot;=1&quot;)"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formula="of:=IF([.B294]=1;&quot;&quot;;MID([.B294];43;9))">
            <text:p/>
          </table:table-cell>
          <table:table-cell table:formula="of:=IF([.B294]=1;&quot;&quot;;[.A294])">
            <text:p/>
          </table:table-cell>
        </table:table-row>
        <table:table-row table:style-name="ro1">
          <table:table-cell table:formula="of:=COUNTIF([.B$1:.B295];&quot;=1&quot;)" office:value-type="float" office:value="179" calcext:value-type="float">
            <text:p>179</text:p>
          </table:table-cell>
          <table:table-cell office:value-type="string" calcext:value-type="string">
            <text:p>May 08 10:50:54.320 INFO iter: 114, cost: 0.2522262, best_cost: 0.2522262, cost_count: 179, action: Expansion, time: 0.00899743</text:p>
          </table:table-cell>
          <table:table-cell table:formula="of:=IF([.B295]=1;&quot;&quot;;MID([.B295];43;9))" office:value-type="string" office:string-value="0.2522262" calcext:value-type="string">
            <text:p>0.2522262</text:p>
          </table:table-cell>
          <table:table-cell table:formula="of:=IF([.B295]=1;&quot;&quot;;[.A295])" office:value-type="float" office:value="179" calcext:value-type="float">
            <text:p>179</text:p>
          </table:table-cell>
        </table:table-row>
        <table:table-row table:style-name="ro1">
          <table:table-cell table:formula="of:=COUNTIF([.B$1:.B296];&quot;=1&quot;)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IF([.B296]=1;&quot;&quot;;MID([.B296];43;9))">
            <text:p/>
          </table:table-cell>
          <table:table-cell table:formula="of:=IF([.B296]=1;&quot;&quot;;[.A296])">
            <text:p/>
          </table:table-cell>
        </table:table-row>
        <table:table-row table:style-name="ro1">
          <table:table-cell table:formula="of:=COUNTIF([.B$1:.B297];&quot;=1&quot;)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formula="of:=IF([.B297]=1;&quot;&quot;;MID([.B297];43;9))">
            <text:p/>
          </table:table-cell>
          <table:table-cell table:formula="of:=IF([.B297]=1;&quot;&quot;;[.A297])">
            <text:p/>
          </table:table-cell>
        </table:table-row>
        <table:table-row table:style-name="ro1">
          <table:table-cell table:formula="of:=COUNTIF([.B$1:.B298];&quot;=1&quot;)" office:value-type="float" office:value="181" calcext:value-type="float">
            <text:p>181</text:p>
          </table:table-cell>
          <table:table-cell office:value-type="string" calcext:value-type="string">
            <text:p>May 08 10:50:54.330 INFO iter: 115, cost: 0.23619443, best_cost: 0.23619443, cost_count: 181, action: Expansion, time: 0.010002224</text:p>
          </table:table-cell>
          <table:table-cell table:formula="of:=IF([.B298]=1;&quot;&quot;;MID([.B298];43;9))" office:value-type="string" office:string-value="0.2361944" calcext:value-type="string">
            <text:p>0.2361944</text:p>
          </table:table-cell>
          <table:table-cell table:formula="of:=IF([.B298]=1;&quot;&quot;;[.A298])" office:value-type="float" office:value="181" calcext:value-type="float">
            <text:p>181</text:p>
          </table:table-cell>
        </table:table-row>
        <table:table-row table:style-name="ro1">
          <table:table-cell table:formula="of:=COUNTIF([.B$1:.B299];&quot;=1&quot;)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formula="of:=IF([.B299]=1;&quot;&quot;;MID([.B299];43;9))">
            <text:p/>
          </table:table-cell>
          <table:table-cell table:formula="of:=IF([.B299]=1;&quot;&quot;;[.A299])">
            <text:p/>
          </table:table-cell>
        </table:table-row>
        <table:table-row table:style-name="ro1">
          <table:table-cell table:formula="of:=COUNTIF([.B$1:.B300];&quot;=1&quot;)" office:value-type="float" office:value="182" calcext:value-type="float">
            <text:p>182</text:p>
          </table:table-cell>
          <table:table-cell office:value-type="string" calcext:value-type="string">
            <text:p>May 08 10:50:54.334 INFO iter: 116, cost: 0.23619443, best_cost: 0.23619443, cost_count: 182, action: Reflection, time: 0.004282153</text:p>
          </table:table-cell>
          <table:table-cell table:formula="of:=IF([.B300]=1;&quot;&quot;;MID([.B300];43;9))" office:value-type="string" office:string-value="0.2361944" calcext:value-type="string">
            <text:p>0.2361944</text:p>
          </table:table-cell>
          <table:table-cell table:formula="of:=IF([.B300]=1;&quot;&quot;;[.A300])" office:value-type="float" office:value="182" calcext:value-type="float">
            <text:p>182</text:p>
          </table:table-cell>
        </table:table-row>
        <table:table-row table:style-name="ro1">
          <table:table-cell table:formula="of:=COUNTIF([.B$1:.B301];&quot;=1&quot;)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formula="of:=IF([.B301]=1;&quot;&quot;;MID([.B301];43;9))">
            <text:p/>
          </table:table-cell>
          <table:table-cell table:formula="of:=IF([.B301]=1;&quot;&quot;;[.A301])">
            <text:p/>
          </table:table-cell>
        </table:table-row>
        <table:table-row table:style-name="ro1">
          <table:table-cell table:formula="of:=COUNTIF([.B$1:.B302];&quot;=1&quot;)" office:value-type="float" office:value="183" calcext:value-type="float">
            <text:p>183</text:p>
          </table:table-cell>
          <table:table-cell office:value-type="string" calcext:value-type="string">
            <text:p>May 08 10:50:54.339 INFO iter: 117, cost: 0.23619443, best_cost: 0.23619443, cost_count: 183, time: 0.004365281, action: Reflection</text:p>
          </table:table-cell>
          <table:table-cell table:formula="of:=IF([.B302]=1;&quot;&quot;;MID([.B302];43;9))" office:value-type="string" office:string-value="0.2361944" calcext:value-type="string">
            <text:p>0.2361944</text:p>
          </table:table-cell>
          <table:table-cell table:formula="of:=IF([.B302]=1;&quot;&quot;;[.A302])" office:value-type="float" office:value="183" calcext:value-type="float">
            <text:p>183</text:p>
          </table:table-cell>
        </table:table-row>
        <table:table-row table:style-name="ro1">
          <table:table-cell table:formula="of:=COUNTIF([.B$1:.B303];&quot;=1&quot;)"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formula="of:=IF([.B303]=1;&quot;&quot;;MID([.B303];43;9))">
            <text:p/>
          </table:table-cell>
          <table:table-cell table:formula="of:=IF([.B303]=1;&quot;&quot;;[.A303])">
            <text:p/>
          </table:table-cell>
        </table:table-row>
        <table:table-row table:style-name="ro1">
          <table:table-cell table:formula="of:=COUNTIF([.B$1:.B304];&quot;=1&quot;)"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formula="of:=IF([.B304]=1;&quot;&quot;;MID([.B304];43;9))">
            <text:p/>
          </table:table-cell>
          <table:table-cell table:formula="of:=IF([.B304]=1;&quot;&quot;;[.A304])">
            <text:p/>
          </table:table-cell>
        </table:table-row>
        <table:table-row table:style-name="ro1">
          <table:table-cell table:formula="of:=COUNTIF([.B$1:.B305];&quot;=1&quot;)" office:value-type="float" office:value="185" calcext:value-type="float">
            <text:p>185</text:p>
          </table:table-cell>
          <table:table-cell office:value-type="string" calcext:value-type="string">
            <text:p>May 08 10:50:54.349 INFO iter: 118, cost: 0.1811622, best_cost: 0.1811622, cost_count: 185, action: Expansion, time: 0.010018743</text:p>
          </table:table-cell>
          <table:table-cell table:formula="of:=IF([.B305]=1;&quot;&quot;;MID([.B305];43;9))" office:value-type="string" office:string-value="0.1811622" calcext:value-type="string">
            <text:p>0.1811622</text:p>
          </table:table-cell>
          <table:table-cell table:formula="of:=IF([.B305]=1;&quot;&quot;;[.A305])" office:value-type="float" office:value="185" calcext:value-type="float">
            <text:p>185</text:p>
          </table:table-cell>
        </table:table-row>
        <table:table-row table:style-name="ro1">
          <table:table-cell table:formula="of:=COUNTIF([.B$1:.B306];&quot;=1&quot;)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formula="of:=IF([.B306]=1;&quot;&quot;;MID([.B306];43;9))">
            <text:p/>
          </table:table-cell>
          <table:table-cell table:formula="of:=IF([.B306]=1;&quot;&quot;;[.A306])">
            <text:p/>
          </table:table-cell>
        </table:table-row>
        <table:table-row table:style-name="ro1">
          <table:table-cell table:formula="of:=COUNTIF([.B$1:.B307];&quot;=1&quot;)" office:value-type="float" office:value="186" calcext:value-type="float">
            <text:p>186</text:p>
          </table:table-cell>
          <table:table-cell office:value-type="string" calcext:value-type="string">
            <text:p>May 08 10:50:54.353 INFO iter: 119, cost: 0.1811622, best_cost: 0.1811622, cost_count: 186, action: Reflection, time: 0.003841404</text:p>
          </table:table-cell>
          <table:table-cell table:formula="of:=IF([.B307]=1;&quot;&quot;;MID([.B307];43;9))" office:value-type="string" office:string-value="0.1811622" calcext:value-type="string">
            <text:p>0.1811622</text:p>
          </table:table-cell>
          <table:table-cell table:formula="of:=IF([.B307]=1;&quot;&quot;;[.A307])" office:value-type="float" office:value="186" calcext:value-type="float">
            <text:p>186</text:p>
          </table:table-cell>
        </table:table-row>
        <table:table-row table:style-name="ro1">
          <table:table-cell table:formula="of:=COUNTIF([.B$1:.B308];&quot;=1&quot;)"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formula="of:=IF([.B308]=1;&quot;&quot;;MID([.B308];43;9))">
            <text:p/>
          </table:table-cell>
          <table:table-cell table:formula="of:=IF([.B308]=1;&quot;&quot;;[.A308])">
            <text:p/>
          </table:table-cell>
        </table:table-row>
        <table:table-row table:style-name="ro1">
          <table:table-cell table:formula="of:=COUNTIF([.B$1:.B309];&quot;=1&quot;)"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formula="of:=IF([.B309]=1;&quot;&quot;;MID([.B309];43;9))">
            <text:p/>
          </table:table-cell>
          <table:table-cell table:formula="of:=IF([.B309]=1;&quot;&quot;;[.A309])">
            <text:p/>
          </table:table-cell>
        </table:table-row>
        <table:table-row table:style-name="ro1">
          <table:table-cell table:formula="of:=COUNTIF([.B$1:.B310];&quot;=1&quot;)" office:value-type="float" office:value="188" calcext:value-type="float">
            <text:p>188</text:p>
          </table:table-cell>
          <table:table-cell office:value-type="string" calcext:value-type="string">
            <text:p>May 08 10:50:54.363 INFO iter: 120, cost: 0.1811622, best_cost: 0.1811622, cost_count: 188, action: ContractionOutside, time: 0.0096884</text:p>
          </table:table-cell>
          <table:table-cell table:formula="of:=IF([.B310]=1;&quot;&quot;;MID([.B310];43;9))" office:value-type="string" office:string-value="0.1811622" calcext:value-type="string">
            <text:p>0.1811622</text:p>
          </table:table-cell>
          <table:table-cell table:formula="of:=IF([.B310]=1;&quot;&quot;;[.A310])" office:value-type="float" office:value="188" calcext:value-type="float">
            <text:p>188</text:p>
          </table:table-cell>
        </table:table-row>
        <table:table-row table:style-name="ro1">
          <table:table-cell table:formula="of:=COUNTIF([.B$1:.B311];&quot;=1&quot;)"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formula="of:=IF([.B311]=1;&quot;&quot;;MID([.B311];43;9))">
            <text:p/>
          </table:table-cell>
          <table:table-cell table:formula="of:=IF([.B311]=1;&quot;&quot;;[.A311])">
            <text:p/>
          </table:table-cell>
        </table:table-row>
        <table:table-row table:style-name="ro1">
          <table:table-cell table:formula="of:=COUNTIF([.B$1:.B312];&quot;=1&quot;)" office:value-type="float" office:value="189" calcext:value-type="float">
            <text:p>189</text:p>
          </table:table-cell>
          <table:table-cell office:value-type="string" calcext:value-type="string">
            <text:p>May 08 10:50:54.367 INFO iter: 121, cost: 0.1811622, best_cost: 0.1811622, cost_count: 189, time: 0.004063627, action: Reflection</text:p>
          </table:table-cell>
          <table:table-cell table:formula="of:=IF([.B312]=1;&quot;&quot;;MID([.B312];43;9))" office:value-type="string" office:string-value="0.1811622" calcext:value-type="string">
            <text:p>0.1811622</text:p>
          </table:table-cell>
          <table:table-cell table:formula="of:=IF([.B312]=1;&quot;&quot;;[.A312])" office:value-type="float" office:value="189" calcext:value-type="float">
            <text:p>189</text:p>
          </table:table-cell>
        </table:table-row>
        <table:table-row table:style-name="ro1">
          <table:table-cell table:formula="of:=COUNTIF([.B$1:.B313];&quot;=1&quot;)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formula="of:=IF([.B313]=1;&quot;&quot;;MID([.B313];43;9))">
            <text:p/>
          </table:table-cell>
          <table:table-cell table:formula="of:=IF([.B313]=1;&quot;&quot;;[.A313])">
            <text:p/>
          </table:table-cell>
        </table:table-row>
        <table:table-row table:style-name="ro1">
          <table:table-cell table:formula="of:=COUNTIF([.B$1:.B314];&quot;=1&quot;)" office:value-type="float" office:value="190" calcext:value-type="float">
            <text:p>190</text:p>
          </table:table-cell>
          <table:table-cell office:value-type="string" calcext:value-type="string">
            <text:p>May 08 10:50:54.371 INFO iter: 122, cost: 0.1811622, best_cost: 0.1811622, cost_count: 190, time: 0.003908889, action: Reflection</text:p>
          </table:table-cell>
          <table:table-cell table:formula="of:=IF([.B314]=1;&quot;&quot;;MID([.B314];43;9))" office:value-type="string" office:string-value="0.1811622" calcext:value-type="string">
            <text:p>0.1811622</text:p>
          </table:table-cell>
          <table:table-cell table:formula="of:=IF([.B314]=1;&quot;&quot;;[.A314])" office:value-type="float" office:value="190" calcext:value-type="float">
            <text:p>190</text:p>
          </table:table-cell>
        </table:table-row>
        <table:table-row table:style-name="ro1">
          <table:table-cell table:formula="of:=COUNTIF([.B$1:.B315];&quot;=1&quot;)"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formula="of:=IF([.B315]=1;&quot;&quot;;MID([.B315];43;9))">
            <text:p/>
          </table:table-cell>
          <table:table-cell table:formula="of:=IF([.B315]=1;&quot;&quot;;[.A315])">
            <text:p/>
          </table:table-cell>
        </table:table-row>
        <table:table-row table:style-name="ro1">
          <table:table-cell table:formula="of:=COUNTIF([.B$1:.B316];&quot;=1&quot;)"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formula="of:=IF([.B316]=1;&quot;&quot;;MID([.B316];43;9))">
            <text:p/>
          </table:table-cell>
          <table:table-cell table:formula="of:=IF([.B316]=1;&quot;&quot;;[.A316])">
            <text:p/>
          </table:table-cell>
        </table:table-row>
        <table:table-row table:style-name="ro1">
          <table:table-cell table:formula="of:=COUNTIF([.B$1:.B317];&quot;=1&quot;)" office:value-type="float" office:value="192" calcext:value-type="float">
            <text:p>192</text:p>
          </table:table-cell>
          <table:table-cell office:value-type="string" calcext:value-type="string">
            <text:p>May 08 10:50:54.382 INFO iter: 123, cost: 0.1811622, best_cost: 0.1811622, cost_count: 192, time: 0.010980946, action: ContractionInside</text:p>
          </table:table-cell>
          <table:table-cell table:formula="of:=IF([.B317]=1;&quot;&quot;;MID([.B317];43;9))" office:value-type="string" office:string-value="0.1811622" calcext:value-type="string">
            <text:p>0.1811622</text:p>
          </table:table-cell>
          <table:table-cell table:formula="of:=IF([.B317]=1;&quot;&quot;;[.A317])" office:value-type="float" office:value="192" calcext:value-type="float">
            <text:p>192</text:p>
          </table:table-cell>
        </table:table-row>
        <table:table-row table:style-name="ro1">
          <table:table-cell table:formula="of:=COUNTIF([.B$1:.B318];&quot;=1&quot;)"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formula="of:=IF([.B318]=1;&quot;&quot;;MID([.B318];43;9))">
            <text:p/>
          </table:table-cell>
          <table:table-cell table:formula="of:=IF([.B318]=1;&quot;&quot;;[.A318])">
            <text:p/>
          </table:table-cell>
        </table:table-row>
        <table:table-row table:style-name="ro1">
          <table:table-cell table:formula="of:=COUNTIF([.B$1:.B319];&quot;=1&quot;)" office:value-type="float" office:value="193" calcext:value-type="float">
            <text:p>193</text:p>
          </table:table-cell>
          <table:table-cell office:value-type="string" calcext:value-type="string">
            <text:p>May 08 10:50:54.386 INFO iter: 124, cost: 0.1811622, best_cost: 0.1811622, cost_count: 193, time: 0.004050862, action: Reflection</text:p>
          </table:table-cell>
          <table:table-cell table:formula="of:=IF([.B319]=1;&quot;&quot;;MID([.B319];43;9))" office:value-type="string" office:string-value="0.1811622" calcext:value-type="string">
            <text:p>0.1811622</text:p>
          </table:table-cell>
          <table:table-cell table:formula="of:=IF([.B319]=1;&quot;&quot;;[.A319])" office:value-type="float" office:value="193" calcext:value-type="float">
            <text:p>193</text:p>
          </table:table-cell>
        </table:table-row>
        <table:table-row table:style-name="ro1">
          <table:table-cell table:formula="of:=COUNTIF([.B$1:.B320];&quot;=1&quot;)"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formula="of:=IF([.B320]=1;&quot;&quot;;MID([.B320];43;9))">
            <text:p/>
          </table:table-cell>
          <table:table-cell table:formula="of:=IF([.B320]=1;&quot;&quot;;[.A320])">
            <text:p/>
          </table:table-cell>
        </table:table-row>
        <table:table-row table:style-name="ro1">
          <table:table-cell table:formula="of:=COUNTIF([.B$1:.B321];&quot;=1&quot;)"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formula="of:=IF([.B321]=1;&quot;&quot;;MID([.B321];43;9))">
            <text:p/>
          </table:table-cell>
          <table:table-cell table:formula="of:=IF([.B321]=1;&quot;&quot;;[.A321])">
            <text:p/>
          </table:table-cell>
        </table:table-row>
        <table:table-row table:style-name="ro1">
          <table:table-cell table:formula="of:=COUNTIF([.B$1:.B322];&quot;=1&quot;)" office:value-type="float" office:value="195" calcext:value-type="float">
            <text:p>195</text:p>
          </table:table-cell>
          <table:table-cell office:value-type="string" calcext:value-type="string">
            <text:p>May 08 10:50:54.396 INFO iter: 125, cost: 0.17513013, best_cost: 0.17513013, cost_count: 195, action: Expansion, time: 0.009327041</text:p>
          </table:table-cell>
          <table:table-cell table:formula="of:=IF([.B322]=1;&quot;&quot;;MID([.B322];43;9))" office:value-type="string" office:string-value="0.1751301" calcext:value-type="string">
            <text:p>0.1751301</text:p>
          </table:table-cell>
          <table:table-cell table:formula="of:=IF([.B322]=1;&quot;&quot;;[.A322])" office:value-type="float" office:value="195" calcext:value-type="float">
            <text:p>195</text:p>
          </table:table-cell>
        </table:table-row>
        <table:table-row table:style-name="ro1">
          <table:table-cell table:formula="of:=COUNTIF([.B$1:.B323];&quot;=1&quot;)"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formula="of:=IF([.B323]=1;&quot;&quot;;MID([.B323];43;9))">
            <text:p/>
          </table:table-cell>
          <table:table-cell table:formula="of:=IF([.B323]=1;&quot;&quot;;[.A323])">
            <text:p/>
          </table:table-cell>
        </table:table-row>
        <table:table-row table:style-name="ro1">
          <table:table-cell table:formula="of:=COUNTIF([.B$1:.B324];&quot;=1&quot;)" office:value-type="float" office:value="196" calcext:value-type="float">
            <text:p>196</text:p>
          </table:table-cell>
          <table:table-cell office:value-type="string" calcext:value-type="string">
            <text:p>May 08 10:50:54.400 INFO iter: 126, cost: 0.17513013, best_cost: 0.17513013, cost_count: 196, action: Reflection, time: 0.0047744</text:p>
          </table:table-cell>
          <table:table-cell table:formula="of:=IF([.B324]=1;&quot;&quot;;MID([.B324];43;9))" office:value-type="string" office:string-value="0.1751301" calcext:value-type="string">
            <text:p>0.1751301</text:p>
          </table:table-cell>
          <table:table-cell table:formula="of:=IF([.B324]=1;&quot;&quot;;[.A324])" office:value-type="float" office:value="196" calcext:value-type="float">
            <text:p>196</text:p>
          </table:table-cell>
        </table:table-row>
        <table:table-row table:style-name="ro1">
          <table:table-cell table:formula="of:=COUNTIF([.B$1:.B325];&quot;=1&quot;)"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formula="of:=IF([.B325]=1;&quot;&quot;;MID([.B325];43;9))">
            <text:p/>
          </table:table-cell>
          <table:table-cell table:formula="of:=IF([.B325]=1;&quot;&quot;;[.A325])">
            <text:p/>
          </table:table-cell>
        </table:table-row>
        <table:table-row table:style-name="ro1">
          <table:table-cell table:formula="of:=COUNTIF([.B$1:.B326];&quot;=1&quot;)"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IF([.B326]=1;&quot;&quot;;MID([.B326];43;9))">
            <text:p/>
          </table:table-cell>
          <table:table-cell table:formula="of:=IF([.B326]=1;&quot;&quot;;[.A326])">
            <text:p/>
          </table:table-cell>
        </table:table-row>
        <table:table-row table:style-name="ro1">
          <table:table-cell table:formula="of:=COUNTIF([.B$1:.B327];&quot;=1&quot;)" office:value-type="float" office:value="198" calcext:value-type="float">
            <text:p>198</text:p>
          </table:table-cell>
          <table:table-cell office:value-type="string" calcext:value-type="string">
            <text:p>May 08 10:50:54.410 INFO iter: 127, cost: 0.17513013, best_cost: 0.17513013, cost_count: 198, action: ContractionOutside, time: 0.009586496</text:p>
          </table:table-cell>
          <table:table-cell table:formula="of:=IF([.B327]=1;&quot;&quot;;MID([.B327];43;9))" office:value-type="string" office:string-value="0.1751301" calcext:value-type="string">
            <text:p>0.1751301</text:p>
          </table:table-cell>
          <table:table-cell table:formula="of:=IF([.B327]=1;&quot;&quot;;[.A327])" office:value-type="float" office:value="198" calcext:value-type="float">
            <text:p>198</text:p>
          </table:table-cell>
        </table:table-row>
        <table:table-row table:style-name="ro1">
          <table:table-cell table:formula="of:=COUNTIF([.B$1:.B328];&quot;=1&quot;)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IF([.B328]=1;&quot;&quot;;MID([.B328];43;9))">
            <text:p/>
          </table:table-cell>
          <table:table-cell table:formula="of:=IF([.B328]=1;&quot;&quot;;[.A328])">
            <text:p/>
          </table:table-cell>
        </table:table-row>
        <table:table-row table:style-name="ro1">
          <table:table-cell table:formula="of:=COUNTIF([.B$1:.B329];&quot;=1&quot;)" office:value-type="float" office:value="199" calcext:value-type="float">
            <text:p>199</text:p>
          </table:table-cell>
          <table:table-cell office:value-type="string" calcext:value-type="string">
            <text:p>May 08 10:50:54.415 INFO iter: 128, cost: 0.17513013, best_cost: 0.17513013, cost_count: 199, time: 0.004329716, action: Reflection</text:p>
          </table:table-cell>
          <table:table-cell table:formula="of:=IF([.B329]=1;&quot;&quot;;MID([.B329];43;9))" office:value-type="string" office:string-value="0.1751301" calcext:value-type="string">
            <text:p>0.1751301</text:p>
          </table:table-cell>
          <table:table-cell table:formula="of:=IF([.B329]=1;&quot;&quot;;[.A329])" office:value-type="float" office:value="199" calcext:value-type="float">
            <text:p>199</text:p>
          </table:table-cell>
        </table:table-row>
        <table:table-row table:style-name="ro1">
          <table:table-cell table:formula="of:=COUNTIF([.B$1:.B330];&quot;=1&quot;)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IF([.B330]=1;&quot;&quot;;MID([.B330];43;9))">
            <text:p/>
          </table:table-cell>
          <table:table-cell table:formula="of:=IF([.B330]=1;&quot;&quot;;[.A330])">
            <text:p/>
          </table:table-cell>
        </table:table-row>
        <table:table-row table:style-name="ro1">
          <table:table-cell table:formula="of:=COUNTIF([.B$1:.B331];&quot;=1&quot;)"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formula="of:=IF([.B331]=1;&quot;&quot;;MID([.B331];43;9))">
            <text:p/>
          </table:table-cell>
          <table:table-cell table:formula="of:=IF([.B331]=1;&quot;&quot;;[.A331])">
            <text:p/>
          </table:table-cell>
        </table:table-row>
        <table:table-row table:style-name="ro1">
          <table:table-cell table:formula="of:=COUNTIF([.B$1:.B332];&quot;=1&quot;)" office:value-type="float" office:value="201" calcext:value-type="float">
            <text:p>201</text:p>
          </table:table-cell>
          <table:table-cell office:value-type="string" calcext:value-type="string">
            <text:p>May 08 10:50:54.424 INFO iter: 129, cost: 0.16813925, best_cost: 0.16813925, cost_count: 201, time: 0.00898164, action: ContractionInside</text:p>
          </table:table-cell>
          <table:table-cell table:formula="of:=IF([.B332]=1;&quot;&quot;;MID([.B332];43;9))" office:value-type="string" office:string-value="0.1681392" calcext:value-type="string">
            <text:p>0.1681392</text:p>
          </table:table-cell>
          <table:table-cell table:formula="of:=IF([.B332]=1;&quot;&quot;;[.A332])" office:value-type="float" office:value="201" calcext:value-type="float">
            <text:p>201</text:p>
          </table:table-cell>
        </table:table-row>
        <table:table-row table:style-name="ro1">
          <table:table-cell table:formula="of:=COUNTIF([.B$1:.B333];&quot;=1&quot;)"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formula="of:=IF([.B333]=1;&quot;&quot;;MID([.B333];43;9))">
            <text:p/>
          </table:table-cell>
          <table:table-cell table:formula="of:=IF([.B333]=1;&quot;&quot;;[.A333])">
            <text:p/>
          </table:table-cell>
        </table:table-row>
        <table:table-row table:style-name="ro1">
          <table:table-cell table:formula="of:=COUNTIF([.B$1:.B334];&quot;=1&quot;)" office:value-type="float" office:value="202" calcext:value-type="float">
            <text:p>202</text:p>
          </table:table-cell>
          <table:table-cell office:value-type="string" calcext:value-type="string">
            <text:p>May 08 10:50:54.429 INFO iter: 130, cost: 0.16813925, best_cost: 0.16813925, cost_count: 202, action: Reflection, time: 0.005637236</text:p>
          </table:table-cell>
          <table:table-cell table:formula="of:=IF([.B334]=1;&quot;&quot;;MID([.B334];43;9))" office:value-type="string" office:string-value="0.1681392" calcext:value-type="string">
            <text:p>0.1681392</text:p>
          </table:table-cell>
          <table:table-cell table:formula="of:=IF([.B334]=1;&quot;&quot;;[.A334])" office:value-type="float" office:value="202" calcext:value-type="float">
            <text:p>202</text:p>
          </table:table-cell>
        </table:table-row>
        <table:table-row table:style-name="ro1">
          <table:table-cell table:formula="of:=COUNTIF([.B$1:.B335];&quot;=1&quot;)"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formula="of:=IF([.B335]=1;&quot;&quot;;MID([.B335];43;9))">
            <text:p/>
          </table:table-cell>
          <table:table-cell table:formula="of:=IF([.B335]=1;&quot;&quot;;[.A335])">
            <text:p/>
          </table:table-cell>
        </table:table-row>
        <table:table-row table:style-name="ro1">
          <table:table-cell table:formula="of:=COUNTIF([.B$1:.B336];&quot;=1&quot;)" office:value-type="float" office:value="203" calcext:value-type="float">
            <text:p>203</text:p>
          </table:table-cell>
          <table:table-cell office:value-type="string" calcext:value-type="string">
            <text:p>May 08 10:50:54.434 INFO iter: 131, cost: 0.16813925, best_cost: 0.16813925, cost_count: 203, action: Reflection, time: 0.004688704</text:p>
          </table:table-cell>
          <table:table-cell table:formula="of:=IF([.B336]=1;&quot;&quot;;MID([.B336];43;9))" office:value-type="string" office:string-value="0.1681392" calcext:value-type="string">
            <text:p>0.1681392</text:p>
          </table:table-cell>
          <table:table-cell table:formula="of:=IF([.B336]=1;&quot;&quot;;[.A336])" office:value-type="float" office:value="203" calcext:value-type="float">
            <text:p>203</text:p>
          </table:table-cell>
        </table:table-row>
        <table:table-row table:style-name="ro1">
          <table:table-cell table:formula="of:=COUNTIF([.B$1:.B337];&quot;=1&quot;)"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formula="of:=IF([.B337]=1;&quot;&quot;;MID([.B337];43;9))">
            <text:p/>
          </table:table-cell>
          <table:table-cell table:formula="of:=IF([.B337]=1;&quot;&quot;;[.A337])">
            <text:p/>
          </table:table-cell>
        </table:table-row>
        <table:table-row table:style-name="ro1">
          <table:table-cell table:formula="of:=COUNTIF([.B$1:.B338];&quot;=1&quot;)"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formula="of:=IF([.B338]=1;&quot;&quot;;MID([.B338];43;9))">
            <text:p/>
          </table:table-cell>
          <table:table-cell table:formula="of:=IF([.B338]=1;&quot;&quot;;[.A338])">
            <text:p/>
          </table:table-cell>
        </table:table-row>
        <table:table-row table:style-name="ro1">
          <table:table-cell table:formula="of:=COUNTIF([.B$1:.B339];&quot;=1&quot;)" office:value-type="float" office:value="205" calcext:value-type="float">
            <text:p>205</text:p>
          </table:table-cell>
          <table:table-cell office:value-type="string" calcext:value-type="string">
            <text:p>May 08 10:50:54.444 INFO iter: 132, cost: 0.16813925, best_cost: 0.16813925, cost_count: 205, time: 0.010143, action: ContractionOutside</text:p>
          </table:table-cell>
          <table:table-cell table:formula="of:=IF([.B339]=1;&quot;&quot;;MID([.B339];43;9))" office:value-type="string" office:string-value="0.1681392" calcext:value-type="string">
            <text:p>0.1681392</text:p>
          </table:table-cell>
          <table:table-cell table:formula="of:=IF([.B339]=1;&quot;&quot;;[.A339])" office:value-type="float" office:value="205" calcext:value-type="float">
            <text:p>205</text:p>
          </table:table-cell>
        </table:table-row>
        <table:table-row table:style-name="ro1">
          <table:table-cell table:formula="of:=COUNTIF([.B$1:.B340];&quot;=1&quot;)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formula="of:=IF([.B340]=1;&quot;&quot;;MID([.B340];43;9))">
            <text:p/>
          </table:table-cell>
          <table:table-cell table:formula="of:=IF([.B340]=1;&quot;&quot;;[.A340])">
            <text:p/>
          </table:table-cell>
        </table:table-row>
        <table:table-row table:style-name="ro1">
          <table:table-cell table:formula="of:=COUNTIF([.B$1:.B341];&quot;=1&quot;)"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formula="of:=IF([.B341]=1;&quot;&quot;;MID([.B341];43;9))">
            <text:p/>
          </table:table-cell>
          <table:table-cell table:formula="of:=IF([.B341]=1;&quot;&quot;;[.A341])">
            <text:p/>
          </table:table-cell>
        </table:table-row>
        <table:table-row table:style-name="ro1">
          <table:table-cell table:formula="of:=COUNTIF([.B$1:.B342];&quot;=1&quot;)" office:value-type="float" office:value="207" calcext:value-type="float">
            <text:p>207</text:p>
          </table:table-cell>
          <table:table-cell office:value-type="string" calcext:value-type="string">
            <text:p>May 08 10:50:54.454 INFO iter: 133, cost: 0.15470225, best_cost: 0.15470225, cost_count: 207, action: ContractionInside, time: 0.009231924</text:p>
          </table:table-cell>
          <table:table-cell table:formula="of:=IF([.B342]=1;&quot;&quot;;MID([.B342];43;9))" office:value-type="string" office:string-value="0.1547022" calcext:value-type="string">
            <text:p>0.1547022</text:p>
          </table:table-cell>
          <table:table-cell table:formula="of:=IF([.B342]=1;&quot;&quot;;[.A342])" office:value-type="float" office:value="207" calcext:value-type="float">
            <text:p>207</text:p>
          </table:table-cell>
        </table:table-row>
        <table:table-row table:style-name="ro1">
          <table:table-cell table:formula="of:=COUNTIF([.B$1:.B343];&quot;=1&quot;)"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formula="of:=IF([.B343]=1;&quot;&quot;;MID([.B343];43;9))">
            <text:p/>
          </table:table-cell>
          <table:table-cell table:formula="of:=IF([.B343]=1;&quot;&quot;;[.A343])">
            <text:p/>
          </table:table-cell>
        </table:table-row>
        <table:table-row table:style-name="ro1">
          <table:table-cell table:formula="of:=COUNTIF([.B$1:.B344];&quot;=1&quot;)"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formula="of:=IF([.B344]=1;&quot;&quot;;MID([.B344];43;9))">
            <text:p/>
          </table:table-cell>
          <table:table-cell table:formula="of:=IF([.B344]=1;&quot;&quot;;[.A344])">
            <text:p/>
          </table:table-cell>
        </table:table-row>
        <table:table-row table:style-name="ro1">
          <table:table-cell table:formula="of:=COUNTIF([.B$1:.B345];&quot;=1&quot;)" office:value-type="float" office:value="209" calcext:value-type="float">
            <text:p>209</text:p>
          </table:table-cell>
          <table:table-cell office:value-type="string" calcext:value-type="string">
            <text:p>May 08 10:50:54.465 INFO iter: 134, cost: 0.15004246, best_cost: 0.15004246, cost_count: 209, action: ContractionInside, time: 0.010749771</text:p>
          </table:table-cell>
          <table:table-cell table:formula="of:=IF([.B345]=1;&quot;&quot;;MID([.B345];43;9))" office:value-type="string" office:string-value="0.1500424" calcext:value-type="string">
            <text:p>0.1500424</text:p>
          </table:table-cell>
          <table:table-cell table:formula="of:=IF([.B345]=1;&quot;&quot;;[.A345])" office:value-type="float" office:value="209" calcext:value-type="float">
            <text:p>209</text:p>
          </table:table-cell>
        </table:table-row>
        <table:table-row table:style-name="ro1">
          <table:table-cell table:formula="of:=COUNTIF([.B$1:.B346];&quot;=1&quot;)"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formula="of:=IF([.B346]=1;&quot;&quot;;MID([.B346];43;9))">
            <text:p/>
          </table:table-cell>
          <table:table-cell table:formula="of:=IF([.B346]=1;&quot;&quot;;[.A346])">
            <text:p/>
          </table:table-cell>
        </table:table-row>
        <table:table-row table:style-name="ro1">
          <table:table-cell table:formula="of:=COUNTIF([.B$1:.B347];&quot;=1&quot;)"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formula="of:=IF([.B347]=1;&quot;&quot;;MID([.B347];43;9))">
            <text:p/>
          </table:table-cell>
          <table:table-cell table:formula="of:=IF([.B347]=1;&quot;&quot;;[.A347])">
            <text:p/>
          </table:table-cell>
        </table:table-row>
        <table:table-row table:style-name="ro1">
          <table:table-cell table:formula="of:=COUNTIF([.B$1:.B348];&quot;=1&quot;)" office:value-type="float" office:value="211" calcext:value-type="float">
            <text:p>211</text:p>
          </table:table-cell>
          <table:table-cell office:value-type="string" calcext:value-type="string">
            <text:p>May 08 10:50:54.473 INFO iter: 135, cost: 0.13903478, best_cost: 0.13903478, cost_count: 211, time: 0.008288887, action: ContractionInside</text:p>
          </table:table-cell>
          <table:table-cell table:formula="of:=IF([.B348]=1;&quot;&quot;;MID([.B348];43;9))" office:value-type="string" office:string-value="0.1390347" calcext:value-type="string">
            <text:p>0.1390347</text:p>
          </table:table-cell>
          <table:table-cell table:formula="of:=IF([.B348]=1;&quot;&quot;;[.A348])" office:value-type="float" office:value="211" calcext:value-type="float">
            <text:p>211</text:p>
          </table:table-cell>
        </table:table-row>
        <table:table-row table:style-name="ro1">
          <table:table-cell table:formula="of:=COUNTIF([.B$1:.B349];&quot;=1&quot;)"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formula="of:=IF([.B349]=1;&quot;&quot;;MID([.B349];43;9))">
            <text:p/>
          </table:table-cell>
          <table:table-cell table:formula="of:=IF([.B349]=1;&quot;&quot;;[.A349])">
            <text:p/>
          </table:table-cell>
        </table:table-row>
        <table:table-row table:style-name="ro1">
          <table:table-cell table:formula="of:=COUNTIF([.B$1:.B350];&quot;=1&quot;)"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formula="of:=IF([.B350]=1;&quot;&quot;;MID([.B350];43;9))">
            <text:p/>
          </table:table-cell>
          <table:table-cell table:formula="of:=IF([.B350]=1;&quot;&quot;;[.A350])">
            <text:p/>
          </table:table-cell>
        </table:table-row>
        <table:table-row table:style-name="ro1">
          <table:table-cell table:formula="of:=COUNTIF([.B$1:.B351];&quot;=1&quot;)" office:value-type="float" office:value="213" calcext:value-type="float">
            <text:p>213</text:p>
          </table:table-cell>
          <table:table-cell office:value-type="string" calcext:value-type="string">
            <text:p>May 08 10:50:54.484 INFO iter: 136, cost: 0.13903478, best_cost: 0.13903478, cost_count: 213, action: ContractionInside, time: 0.010448551</text:p>
          </table:table-cell>
          <table:table-cell table:formula="of:=IF([.B351]=1;&quot;&quot;;MID([.B351];43;9))" office:value-type="string" office:string-value="0.1390347" calcext:value-type="string">
            <text:p>0.1390347</text:p>
          </table:table-cell>
          <table:table-cell table:formula="of:=IF([.B351]=1;&quot;&quot;;[.A351])" office:value-type="float" office:value="213" calcext:value-type="float">
            <text:p>213</text:p>
          </table:table-cell>
        </table:table-row>
        <table:table-row table:style-name="ro1">
          <table:table-cell table:formula="of:=COUNTIF([.B$1:.B352];&quot;=1&quot;)"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formula="of:=IF([.B352]=1;&quot;&quot;;MID([.B352];43;9))">
            <text:p/>
          </table:table-cell>
          <table:table-cell table:formula="of:=IF([.B352]=1;&quot;&quot;;[.A352])">
            <text:p/>
          </table:table-cell>
        </table:table-row>
        <table:table-row table:style-name="ro1">
          <table:table-cell table:formula="of:=COUNTIF([.B$1:.B353];&quot;=1&quot;)"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IF([.B353]=1;&quot;&quot;;MID([.B353];43;9))">
            <text:p/>
          </table:table-cell>
          <table:table-cell table:formula="of:=IF([.B353]=1;&quot;&quot;;[.A353])">
            <text:p/>
          </table:table-cell>
        </table:table-row>
        <table:table-row table:style-name="ro1">
          <table:table-cell table:formula="of:=COUNTIF([.B$1:.B354];&quot;=1&quot;)" office:value-type="float" office:value="215" calcext:value-type="float">
            <text:p>215</text:p>
          </table:table-cell>
          <table:table-cell office:value-type="string" calcext:value-type="string">
            <text:p>May 08 10:50:54.493 INFO iter: 137, cost: 0.13522752, best_cost: 0.13522752, cost_count: 215, time: 0.009225178, action: ContractionInside</text:p>
          </table:table-cell>
          <table:table-cell table:formula="of:=IF([.B354]=1;&quot;&quot;;MID([.B354];43;9))" office:value-type="string" office:string-value="0.1352275" calcext:value-type="string">
            <text:p>0.1352275</text:p>
          </table:table-cell>
          <table:table-cell table:formula="of:=IF([.B354]=1;&quot;&quot;;[.A354])" office:value-type="float" office:value="215" calcext:value-type="float">
            <text:p>215</text:p>
          </table:table-cell>
        </table:table-row>
        <table:table-row table:style-name="ro1">
          <table:table-cell table:formula="of:=COUNTIF([.B$1:.B355];&quot;=1&quot;)"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formula="of:=IF([.B355]=1;&quot;&quot;;MID([.B355];43;9))">
            <text:p/>
          </table:table-cell>
          <table:table-cell table:formula="of:=IF([.B355]=1;&quot;&quot;;[.A355])">
            <text:p/>
          </table:table-cell>
        </table:table-row>
        <table:table-row table:style-name="ro1">
          <table:table-cell table:formula="of:=COUNTIF([.B$1:.B356];&quot;=1&quot;)" office:value-type="float" office:value="216" calcext:value-type="float">
            <text:p>216</text:p>
          </table:table-cell>
          <table:table-cell office:value-type="string" calcext:value-type="string">
            <text:p>May 08 10:50:54.498 INFO iter: 138, cost: 0.13522752, best_cost: 0.13522752, cost_count: 216, time: 0.004429359, action: Reflection</text:p>
          </table:table-cell>
          <table:table-cell table:formula="of:=IF([.B356]=1;&quot;&quot;;MID([.B356];43;9))" office:value-type="string" office:string-value="0.1352275" calcext:value-type="string">
            <text:p>0.1352275</text:p>
          </table:table-cell>
          <table:table-cell table:formula="of:=IF([.B356]=1;&quot;&quot;;[.A356])" office:value-type="float" office:value="216" calcext:value-type="float">
            <text:p>216</text:p>
          </table:table-cell>
        </table:table-row>
        <table:table-row table:style-name="ro1">
          <table:table-cell table:formula="of:=COUNTIF([.B$1:.B357];&quot;=1&quot;)"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formula="of:=IF([.B357]=1;&quot;&quot;;MID([.B357];43;9))">
            <text:p/>
          </table:table-cell>
          <table:table-cell table:formula="of:=IF([.B357]=1;&quot;&quot;;[.A357])">
            <text:p/>
          </table:table-cell>
        </table:table-row>
        <table:table-row table:style-name="ro1">
          <table:table-cell table:formula="of:=COUNTIF([.B$1:.B358];&quot;=1&quot;)" office:value-type="float" office:value="217" calcext:value-type="float">
            <text:p>217</text:p>
          </table:table-cell>
          <table:table-cell office:value-type="string" calcext:value-type="string">
            <text:p>May 08 10:50:54.502 INFO iter: 139, cost: 0.13522752, best_cost: 0.13522752, cost_count: 217, time: 0.004073048, action: Reflection</text:p>
          </table:table-cell>
          <table:table-cell table:formula="of:=IF([.B358]=1;&quot;&quot;;MID([.B358];43;9))" office:value-type="string" office:string-value="0.1352275" calcext:value-type="string">
            <text:p>0.1352275</text:p>
          </table:table-cell>
          <table:table-cell table:formula="of:=IF([.B358]=1;&quot;&quot;;[.A358])" office:value-type="float" office:value="217" calcext:value-type="float">
            <text:p>217</text:p>
          </table:table-cell>
        </table:table-row>
        <table:table-row table:style-name="ro1">
          <table:table-cell table:formula="of:=COUNTIF([.B$1:.B359];&quot;=1&quot;)"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formula="of:=IF([.B359]=1;&quot;&quot;;MID([.B359];43;9))">
            <text:p/>
          </table:table-cell>
          <table:table-cell table:formula="of:=IF([.B359]=1;&quot;&quot;;[.A359])">
            <text:p/>
          </table:table-cell>
        </table:table-row>
        <table:table-row table:style-name="ro1">
          <table:table-cell table:formula="of:=COUNTIF([.B$1:.B360];&quot;=1&quot;)" office:value-type="float" office:value="218" calcext:value-type="float">
            <text:p>218</text:p>
          </table:table-cell>
          <table:table-cell office:value-type="string" calcext:value-type="string">
            <text:p>May 08 10:50:54.506 INFO iter: 140, cost: 0.13522752, best_cost: 0.13522752, cost_count: 218, time: 0.004366884, action: Reflection</text:p>
          </table:table-cell>
          <table:table-cell table:formula="of:=IF([.B360]=1;&quot;&quot;;MID([.B360];43;9))" office:value-type="string" office:string-value="0.1352275" calcext:value-type="string">
            <text:p>0.1352275</text:p>
          </table:table-cell>
          <table:table-cell table:formula="of:=IF([.B360]=1;&quot;&quot;;[.A360])" office:value-type="float" office:value="218" calcext:value-type="float">
            <text:p>218</text:p>
          </table:table-cell>
        </table:table-row>
        <table:table-row table:style-name="ro1">
          <table:table-cell table:formula="of:=COUNTIF([.B$1:.B361];&quot;=1&quot;)"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formula="of:=IF([.B361]=1;&quot;&quot;;MID([.B361];43;9))">
            <text:p/>
          </table:table-cell>
          <table:table-cell table:formula="of:=IF([.B361]=1;&quot;&quot;;[.A361])">
            <text:p/>
          </table:table-cell>
        </table:table-row>
        <table:table-row table:style-name="ro1">
          <table:table-cell table:formula="of:=COUNTIF([.B$1:.B362];&quot;=1&quot;)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formula="of:=IF([.B362]=1;&quot;&quot;;MID([.B362];43;9))">
            <text:p/>
          </table:table-cell>
          <table:table-cell table:formula="of:=IF([.B362]=1;&quot;&quot;;[.A362])">
            <text:p/>
          </table:table-cell>
        </table:table-row>
        <table:table-row table:style-name="ro1">
          <table:table-cell table:formula="of:=COUNTIF([.B$1:.B363];&quot;=1&quot;)" office:value-type="float" office:value="220" calcext:value-type="float">
            <text:p>220</text:p>
          </table:table-cell>
          <table:table-cell office:value-type="string" calcext:value-type="string">
            <text:p>May 08 10:50:54.516 INFO iter: 141, cost: 0.11437102, best_cost: 0.11437102, cost_count: 220, action: ContractionInside, time: 0.009589842</text:p>
          </table:table-cell>
          <table:table-cell table:formula="of:=IF([.B363]=1;&quot;&quot;;MID([.B363];43;9))" office:value-type="string" office:string-value="0.1143710" calcext:value-type="string">
            <text:p>0.1143710</text:p>
          </table:table-cell>
          <table:table-cell table:formula="of:=IF([.B363]=1;&quot;&quot;;[.A363])" office:value-type="float" office:value="220" calcext:value-type="float">
            <text:p>220</text:p>
          </table:table-cell>
        </table:table-row>
        <table:table-row table:style-name="ro1">
          <table:table-cell table:formula="of:=COUNTIF([.B$1:.B364];&quot;=1&quot;)"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formula="of:=IF([.B364]=1;&quot;&quot;;MID([.B364];43;9))">
            <text:p/>
          </table:table-cell>
          <table:table-cell table:formula="of:=IF([.B364]=1;&quot;&quot;;[.A364])">
            <text:p/>
          </table:table-cell>
        </table:table-row>
        <table:table-row table:style-name="ro1">
          <table:table-cell table:formula="of:=COUNTIF([.B$1:.B365];&quot;=1&quot;)" office:value-type="float" office:value="221" calcext:value-type="float">
            <text:p>221</text:p>
          </table:table-cell>
          <table:table-cell office:value-type="string" calcext:value-type="string">
            <text:p>May 08 10:50:54.520 INFO iter: 142, cost: 0.11437102, best_cost: 0.11437102, cost_count: 221, time: 0.003656484, action: Reflection</text:p>
          </table:table-cell>
          <table:table-cell table:formula="of:=IF([.B365]=1;&quot;&quot;;MID([.B365];43;9))" office:value-type="string" office:string-value="0.1143710" calcext:value-type="string">
            <text:p>0.1143710</text:p>
          </table:table-cell>
          <table:table-cell table:formula="of:=IF([.B365]=1;&quot;&quot;;[.A365])" office:value-type="float" office:value="221" calcext:value-type="float">
            <text:p>221</text:p>
          </table:table-cell>
        </table:table-row>
        <table:table-row table:style-name="ro1">
          <table:table-cell table:formula="of:=COUNTIF([.B$1:.B366];&quot;=1&quot;)"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formula="of:=IF([.B366]=1;&quot;&quot;;MID([.B366];43;9))">
            <text:p/>
          </table:table-cell>
          <table:table-cell table:formula="of:=IF([.B366]=1;&quot;&quot;;[.A366])">
            <text:p/>
          </table:table-cell>
        </table:table-row>
        <table:table-row table:style-name="ro1">
          <table:table-cell table:formula="of:=COUNTIF([.B$1:.B367];&quot;=1&quot;)"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formula="of:=IF([.B367]=1;&quot;&quot;;MID([.B367];43;9))">
            <text:p/>
          </table:table-cell>
          <table:table-cell table:formula="of:=IF([.B367]=1;&quot;&quot;;[.A367])">
            <text:p/>
          </table:table-cell>
        </table:table-row>
        <table:table-row table:style-name="ro1">
          <table:table-cell table:formula="of:=COUNTIF([.B$1:.B368];&quot;=1&quot;)" office:value-type="float" office:value="223" calcext:value-type="float">
            <text:p>223</text:p>
          </table:table-cell>
          <table:table-cell office:value-type="string" calcext:value-type="string">
            <text:p>May 08 10:50:54.529 INFO iter: 143, cost: 0.10348827, best_cost: 0.10348827, cost_count: 223, time: 0.009292903, action: ContractionInside</text:p>
          </table:table-cell>
          <table:table-cell table:formula="of:=IF([.B368]=1;&quot;&quot;;MID([.B368];43;9))" office:value-type="string" office:string-value="0.1034882" calcext:value-type="string">
            <text:p>0.1034882</text:p>
          </table:table-cell>
          <table:table-cell table:formula="of:=IF([.B368]=1;&quot;&quot;;[.A368])" office:value-type="float" office:value="223" calcext:value-type="float">
            <text:p>223</text:p>
          </table:table-cell>
        </table:table-row>
        <table:table-row table:style-name="ro1">
          <table:table-cell table:formula="of:=COUNTIF([.B$1:.B369];&quot;=1&quot;)"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formula="of:=IF([.B369]=1;&quot;&quot;;MID([.B369];43;9))">
            <text:p/>
          </table:table-cell>
          <table:table-cell table:formula="of:=IF([.B369]=1;&quot;&quot;;[.A369])">
            <text:p/>
          </table:table-cell>
        </table:table-row>
        <table:table-row table:style-name="ro1">
          <table:table-cell table:formula="of:=COUNTIF([.B$1:.B370];&quot;=1&quot;)"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formula="of:=IF([.B370]=1;&quot;&quot;;MID([.B370];43;9))">
            <text:p/>
          </table:table-cell>
          <table:table-cell table:formula="of:=IF([.B370]=1;&quot;&quot;;[.A370])">
            <text:p/>
          </table:table-cell>
        </table:table-row>
        <table:table-row table:style-name="ro1">
          <table:table-cell table:formula="of:=COUNTIF([.B$1:.B371];&quot;=1&quot;)" office:value-type="float" office:value="225" calcext:value-type="float">
            <text:p>225</text:p>
          </table:table-cell>
          <table:table-cell office:value-type="string" calcext:value-type="string">
            <text:p>May 08 10:50:54.537 INFO iter: 144, cost: 0.10348827, best_cost: 0.10348827, cost_count: 225, action: ContractionInside, time: 0.008082448</text:p>
          </table:table-cell>
          <table:table-cell table:formula="of:=IF([.B371]=1;&quot;&quot;;MID([.B371];43;9))" office:value-type="string" office:string-value="0.1034882" calcext:value-type="string">
            <text:p>0.1034882</text:p>
          </table:table-cell>
          <table:table-cell table:formula="of:=IF([.B371]=1;&quot;&quot;;[.A371])" office:value-type="float" office:value="225" calcext:value-type="float">
            <text:p>225</text:p>
          </table:table-cell>
        </table:table-row>
        <table:table-row table:style-name="ro1">
          <table:table-cell table:formula="of:=COUNTIF([.B$1:.B372];&quot;=1&quot;)"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formula="of:=IF([.B372]=1;&quot;&quot;;MID([.B372];43;9))">
            <text:p/>
          </table:table-cell>
          <table:table-cell table:formula="of:=IF([.B372]=1;&quot;&quot;;[.A372])">
            <text:p/>
          </table:table-cell>
        </table:table-row>
        <table:table-row table:style-name="ro1">
          <table:table-cell table:formula="of:=COUNTIF([.B$1:.B373];&quot;=1&quot;)"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formula="of:=IF([.B373]=1;&quot;&quot;;MID([.B373];43;9))">
            <text:p/>
          </table:table-cell>
          <table:table-cell table:formula="of:=IF([.B373]=1;&quot;&quot;;[.A373])">
            <text:p/>
          </table:table-cell>
        </table:table-row>
        <table:table-row table:style-name="ro1">
          <table:table-cell table:formula="of:=COUNTIF([.B$1:.B374];&quot;=1&quot;)" office:value-type="float" office:value="227" calcext:value-type="float">
            <text:p>227</text:p>
          </table:table-cell>
          <table:table-cell office:value-type="string" calcext:value-type="string">
            <text:p>May 08 10:50:54.548 INFO iter: 145, cost: 0.10348827, best_cost: 0.10348827, cost_count: 227, action: ContractionInside, time: 0.010473543</text:p>
          </table:table-cell>
          <table:table-cell table:formula="of:=IF([.B374]=1;&quot;&quot;;MID([.B374];43;9))" office:value-type="string" office:string-value="0.1034882" calcext:value-type="string">
            <text:p>0.1034882</text:p>
          </table:table-cell>
          <table:table-cell table:formula="of:=IF([.B374]=1;&quot;&quot;;[.A374])" office:value-type="float" office:value="227" calcext:value-type="float">
            <text:p>227</text:p>
          </table:table-cell>
        </table:table-row>
        <table:table-row table:style-name="ro1">
          <table:table-cell table:formula="of:=COUNTIF([.B$1:.B375];&quot;=1&quot;)"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formula="of:=IF([.B375]=1;&quot;&quot;;MID([.B375];43;9))">
            <text:p/>
          </table:table-cell>
          <table:table-cell table:formula="of:=IF([.B375]=1;&quot;&quot;;[.A375])">
            <text:p/>
          </table:table-cell>
        </table:table-row>
        <table:table-row table:style-name="ro1">
          <table:table-cell table:formula="of:=COUNTIF([.B$1:.B376];&quot;=1&quot;)"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formula="of:=IF([.B376]=1;&quot;&quot;;MID([.B376];43;9))">
            <text:p/>
          </table:table-cell>
          <table:table-cell table:formula="of:=IF([.B376]=1;&quot;&quot;;[.A376])">
            <text:p/>
          </table:table-cell>
        </table:table-row>
        <table:table-row table:style-name="ro1">
          <table:table-cell table:formula="of:=COUNTIF([.B$1:.B377];&quot;=1&quot;)" office:value-type="float" office:value="229" calcext:value-type="float">
            <text:p>229</text:p>
          </table:table-cell>
          <table:table-cell office:value-type="string" calcext:value-type="string">
            <text:p>May 08 10:50:54.556 INFO iter: 146, cost: 0.098070845, best_cost: 0.098070845, cost_count: 229, action: Expansion, time: 0.008076662</text:p>
          </table:table-cell>
          <table:table-cell table:formula="of:=IF([.B377]=1;&quot;&quot;;MID([.B377];43;9))" office:value-type="string" office:string-value="0.0980708" calcext:value-type="string">
            <text:p>0.0980708</text:p>
          </table:table-cell>
          <table:table-cell table:formula="of:=IF([.B377]=1;&quot;&quot;;[.A377])" office:value-type="float" office:value="229" calcext:value-type="float">
            <text:p>229</text:p>
          </table:table-cell>
        </table:table-row>
        <table:table-row table:style-name="ro1">
          <table:table-cell table:formula="of:=COUNTIF([.B$1:.B378];&quot;=1&quot;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formula="of:=IF([.B378]=1;&quot;&quot;;MID([.B378];43;9))">
            <text:p/>
          </table:table-cell>
          <table:table-cell table:formula="of:=IF([.B378]=1;&quot;&quot;;[.A378])">
            <text:p/>
          </table:table-cell>
        </table:table-row>
        <table:table-row table:style-name="ro1">
          <table:table-cell table:formula="of:=COUNTIF([.B$1:.B379];&quot;=1&quot;)"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formula="of:=IF([.B379]=1;&quot;&quot;;MID([.B379];43;9))">
            <text:p/>
          </table:table-cell>
          <table:table-cell table:formula="of:=IF([.B379]=1;&quot;&quot;;[.A379])">
            <text:p/>
          </table:table-cell>
        </table:table-row>
        <table:table-row table:style-name="ro1">
          <table:table-cell table:formula="of:=COUNTIF([.B$1:.B380];&quot;=1&quot;)" office:value-type="float" office:value="231" calcext:value-type="float">
            <text:p>231</text:p>
          </table:table-cell>
          <table:table-cell office:value-type="string" calcext:value-type="string">
            <text:p>May 08 10:50:54.565 INFO iter: 147, cost: 0.09489812, best_cost: 0.09489812, cost_count: 231, time: 0.009678161, action: ContractionInside</text:p>
          </table:table-cell>
          <table:table-cell table:formula="of:=IF([.B380]=1;&quot;&quot;;MID([.B380];43;9))" office:value-type="string" office:string-value="0.0948981" calcext:value-type="string">
            <text:p>0.0948981</text:p>
          </table:table-cell>
          <table:table-cell table:formula="of:=IF([.B380]=1;&quot;&quot;;[.A380])" office:value-type="float" office:value="231" calcext:value-type="float">
            <text:p>231</text:p>
          </table:table-cell>
        </table:table-row>
        <table:table-row table:style-name="ro1">
          <table:table-cell table:formula="of:=COUNTIF([.B$1:.B381];&quot;=1&quot;)"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formula="of:=IF([.B381]=1;&quot;&quot;;MID([.B381];43;9))">
            <text:p/>
          </table:table-cell>
          <table:table-cell table:formula="of:=IF([.B381]=1;&quot;&quot;;[.A381])">
            <text:p/>
          </table:table-cell>
        </table:table-row>
        <table:table-row table:style-name="ro1">
          <table:table-cell table:formula="of:=COUNTIF([.B$1:.B382];&quot;=1&quot;)" office:value-type="float" office:value="232" calcext:value-type="float">
            <text:p>232</text:p>
          </table:table-cell>
          <table:table-cell office:value-type="string" calcext:value-type="string">
            <text:p>May 08 10:50:54.570 INFO iter: 148, cost: 0.09489812, best_cost: 0.09489812, cost_count: 232, action: Reflection, time: 0.004163317</text:p>
          </table:table-cell>
          <table:table-cell table:formula="of:=IF([.B382]=1;&quot;&quot;;MID([.B382];43;9))" office:value-type="string" office:string-value="0.0948981" calcext:value-type="string">
            <text:p>0.0948981</text:p>
          </table:table-cell>
          <table:table-cell table:formula="of:=IF([.B382]=1;&quot;&quot;;[.A382])" office:value-type="float" office:value="232" calcext:value-type="float">
            <text:p>232</text:p>
          </table:table-cell>
        </table:table-row>
        <table:table-row table:style-name="ro1">
          <table:table-cell table:formula="of:=COUNTIF([.B$1:.B383];&quot;=1&quot;)"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formula="of:=IF([.B383]=1;&quot;&quot;;MID([.B383];43;9))">
            <text:p/>
          </table:table-cell>
          <table:table-cell table:formula="of:=IF([.B383]=1;&quot;&quot;;[.A383])">
            <text:p/>
          </table:table-cell>
        </table:table-row>
        <table:table-row table:style-name="ro1">
          <table:table-cell table:formula="of:=COUNTIF([.B$1:.B384];&quot;=1&quot;)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formula="of:=IF([.B384]=1;&quot;&quot;;MID([.B384];43;9))">
            <text:p/>
          </table:table-cell>
          <table:table-cell table:formula="of:=IF([.B384]=1;&quot;&quot;;[.A384])">
            <text:p/>
          </table:table-cell>
        </table:table-row>
        <table:table-row table:style-name="ro1">
          <table:table-cell table:formula="of:=COUNTIF([.B$1:.B385];&quot;=1&quot;)" office:value-type="float" office:value="234" calcext:value-type="float">
            <text:p>234</text:p>
          </table:table-cell>
          <table:table-cell office:value-type="string" calcext:value-type="string">
            <text:p>May 08 10:50:54.579 INFO iter: 149, cost: 0.08623266, best_cost: 0.08623266, cost_count: 234, action: ContractionInside, time: 0.00932617</text:p>
          </table:table-cell>
          <table:table-cell table:formula="of:=IF([.B385]=1;&quot;&quot;;MID([.B385];43;9))" office:value-type="string" office:string-value="0.0862326" calcext:value-type="string">
            <text:p>0.0862326</text:p>
          </table:table-cell>
          <table:table-cell table:formula="of:=IF([.B385]=1;&quot;&quot;;[.A385])" office:value-type="float" office:value="234" calcext:value-type="float">
            <text:p>234</text:p>
          </table:table-cell>
        </table:table-row>
        <table:table-row table:style-name="ro1">
          <table:table-cell table:formula="of:=COUNTIF([.B$1:.B386];&quot;=1&quot;)"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formula="of:=IF([.B386]=1;&quot;&quot;;MID([.B386];43;9))">
            <text:p/>
          </table:table-cell>
          <table:table-cell table:formula="of:=IF([.B386]=1;&quot;&quot;;[.A386])">
            <text:p/>
          </table:table-cell>
        </table:table-row>
        <table:table-row table:style-name="ro1">
          <table:table-cell table:formula="of:=COUNTIF([.B$1:.B387];&quot;=1&quot;)" office:value-type="float" office:value="235" calcext:value-type="float">
            <text:p>235</text:p>
          </table:table-cell>
          <table:table-cell office:value-type="string" calcext:value-type="string">
            <text:p>May 08 10:50:54.584 INFO iter: 150, cost: 0.08623266, best_cost: 0.08623266, cost_count: 235, time: 0.00443535, action: Reflection</text:p>
          </table:table-cell>
          <table:table-cell table:formula="of:=IF([.B387]=1;&quot;&quot;;MID([.B387];43;9))" office:value-type="string" office:string-value="0.0862326" calcext:value-type="string">
            <text:p>0.0862326</text:p>
          </table:table-cell>
          <table:table-cell table:formula="of:=IF([.B387]=1;&quot;&quot;;[.A387])" office:value-type="float" office:value="235" calcext:value-type="float">
            <text:p>235</text:p>
          </table:table-cell>
        </table:table-row>
        <table:table-row table:style-name="ro1">
          <table:table-cell table:formula="of:=COUNTIF([.B$1:.B388];&quot;=1&quot;)"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formula="of:=IF([.B388]=1;&quot;&quot;;MID([.B388];43;9))">
            <text:p/>
          </table:table-cell>
          <table:table-cell table:formula="of:=IF([.B388]=1;&quot;&quot;;[.A388])">
            <text:p/>
          </table:table-cell>
        </table:table-row>
        <table:table-row table:style-name="ro1">
          <table:table-cell table:formula="of:=COUNTIF([.B$1:.B389];&quot;=1&quot;)"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formula="of:=IF([.B389]=1;&quot;&quot;;MID([.B389];43;9))">
            <text:p/>
          </table:table-cell>
          <table:table-cell table:formula="of:=IF([.B389]=1;&quot;&quot;;[.A389])">
            <text:p/>
          </table:table-cell>
        </table:table-row>
        <table:table-row table:style-name="ro1">
          <table:table-cell table:formula="of:=COUNTIF([.B$1:.B390];&quot;=1&quot;)" office:value-type="float" office:value="237" calcext:value-type="float">
            <text:p>237</text:p>
          </table:table-cell>
          <table:table-cell office:value-type="string" calcext:value-type="string">
            <text:p>May 08 10:50:54.593 INFO iter: 151, cost: 0.08435654, best_cost: 0.08435654, cost_count: 237, action: ContractionInside, time: 0.009653526</text:p>
          </table:table-cell>
          <table:table-cell table:formula="of:=IF([.B390]=1;&quot;&quot;;MID([.B390];43;9))" office:value-type="string" office:string-value="0.0843565" calcext:value-type="string">
            <text:p>0.0843565</text:p>
          </table:table-cell>
          <table:table-cell table:formula="of:=IF([.B390]=1;&quot;&quot;;[.A390])" office:value-type="float" office:value="237" calcext:value-type="float">
            <text:p>237</text:p>
          </table:table-cell>
        </table:table-row>
        <table:table-row table:style-name="ro1">
          <table:table-cell table:formula="of:=COUNTIF([.B$1:.B391];&quot;=1&quot;)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formula="of:=IF([.B391]=1;&quot;&quot;;MID([.B391];43;9))">
            <text:p/>
          </table:table-cell>
          <table:table-cell table:formula="of:=IF([.B391]=1;&quot;&quot;;[.A391])">
            <text:p/>
          </table:table-cell>
        </table:table-row>
        <table:table-row table:style-name="ro1">
          <table:table-cell table:formula="of:=COUNTIF([.B$1:.B392];&quot;=1&quot;)" office:value-type="float" office:value="238" calcext:value-type="float">
            <text:p>238</text:p>
          </table:table-cell>
          <table:table-cell office:value-type="string" calcext:value-type="string">
            <text:p>May 08 10:50:54.598 INFO iter: 152, cost: 0.08435654, best_cost: 0.08435654, cost_count: 238, time: 0.004694569, action: Reflection</text:p>
          </table:table-cell>
          <table:table-cell table:formula="of:=IF([.B392]=1;&quot;&quot;;MID([.B392];43;9))" office:value-type="string" office:string-value="0.0843565" calcext:value-type="string">
            <text:p>0.0843565</text:p>
          </table:table-cell>
          <table:table-cell table:formula="of:=IF([.B392]=1;&quot;&quot;;[.A392])" office:value-type="float" office:value="238" calcext:value-type="float">
            <text:p>238</text:p>
          </table:table-cell>
        </table:table-row>
        <table:table-row table:style-name="ro1">
          <table:table-cell table:formula="of:=COUNTIF([.B$1:.B393];&quot;=1&quot;)"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formula="of:=IF([.B393]=1;&quot;&quot;;MID([.B393];43;9))">
            <text:p/>
          </table:table-cell>
          <table:table-cell table:formula="of:=IF([.B393]=1;&quot;&quot;;[.A393])">
            <text:p/>
          </table:table-cell>
        </table:table-row>
        <table:table-row table:style-name="ro1">
          <table:table-cell table:formula="of:=COUNTIF([.B$1:.B394];&quot;=1&quot;)"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IF([.B394]=1;&quot;&quot;;MID([.B394];43;9))">
            <text:p/>
          </table:table-cell>
          <table:table-cell table:formula="of:=IF([.B394]=1;&quot;&quot;;[.A394])">
            <text:p/>
          </table:table-cell>
        </table:table-row>
        <table:table-row table:style-name="ro1">
          <table:table-cell table:formula="of:=COUNTIF([.B$1:.B395];&quot;=1&quot;)" office:value-type="float" office:value="240" calcext:value-type="float">
            <text:p>240</text:p>
          </table:table-cell>
          <table:table-cell office:value-type="string" calcext:value-type="string">
            <text:p>May 08 10:50:54.607 INFO iter: 153, cost: 0.08435654, best_cost: 0.08435654, cost_count: 240, time: 0.008934128, action: ContractionOutside</text:p>
          </table:table-cell>
          <table:table-cell table:formula="of:=IF([.B395]=1;&quot;&quot;;MID([.B395];43;9))" office:value-type="string" office:string-value="0.0843565" calcext:value-type="string">
            <text:p>0.0843565</text:p>
          </table:table-cell>
          <table:table-cell table:formula="of:=IF([.B395]=1;&quot;&quot;;[.A395])" office:value-type="float" office:value="240" calcext:value-type="float">
            <text:p>240</text:p>
          </table:table-cell>
        </table:table-row>
        <table:table-row table:style-name="ro1">
          <table:table-cell table:formula="of:=COUNTIF([.B$1:.B396];&quot;=1&quot;)"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formula="of:=IF([.B396]=1;&quot;&quot;;MID([.B396];43;9))">
            <text:p/>
          </table:table-cell>
          <table:table-cell table:formula="of:=IF([.B396]=1;&quot;&quot;;[.A396])">
            <text:p/>
          </table:table-cell>
        </table:table-row>
        <table:table-row table:style-name="ro1">
          <table:table-cell table:formula="of:=COUNTIF([.B$1:.B397];&quot;=1&quot;)"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formula="of:=IF([.B397]=1;&quot;&quot;;MID([.B397];43;9))">
            <text:p/>
          </table:table-cell>
          <table:table-cell table:formula="of:=IF([.B397]=1;&quot;&quot;;[.A397])">
            <text:p/>
          </table:table-cell>
        </table:table-row>
        <table:table-row table:style-name="ro1">
          <table:table-cell table:formula="of:=COUNTIF([.B$1:.B398];&quot;=1&quot;)" office:value-type="float" office:value="242" calcext:value-type="float">
            <text:p>242</text:p>
          </table:table-cell>
          <table:table-cell office:value-type="string" calcext:value-type="string">
            <text:p>May 08 10:50:54.617 INFO iter: 154, cost: 0.074781306, best_cost: 0.074781306, cost_count: 242, time: 0.009406478, action: ContractionInside</text:p>
          </table:table-cell>
          <table:table-cell table:formula="of:=IF([.B398]=1;&quot;&quot;;MID([.B398];43;9))" office:value-type="string" office:string-value="0.0747813" calcext:value-type="string">
            <text:p>0.0747813</text:p>
          </table:table-cell>
          <table:table-cell table:formula="of:=IF([.B398]=1;&quot;&quot;;[.A398])" office:value-type="float" office:value="242" calcext:value-type="float">
            <text:p>242</text:p>
          </table:table-cell>
        </table:table-row>
        <table:table-row table:style-name="ro1">
          <table:table-cell table:formula="of:=COUNTIF([.B$1:.B399];&quot;=1&quot;)"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formula="of:=IF([.B399]=1;&quot;&quot;;MID([.B399];43;9))">
            <text:p/>
          </table:table-cell>
          <table:table-cell table:formula="of:=IF([.B399]=1;&quot;&quot;;[.A399])">
            <text:p/>
          </table:table-cell>
        </table:table-row>
        <table:table-row table:style-name="ro1">
          <table:table-cell table:formula="of:=COUNTIF([.B$1:.B400];&quot;=1&quot;)"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formula="of:=IF([.B400]=1;&quot;&quot;;MID([.B400];43;9))">
            <text:p/>
          </table:table-cell>
          <table:table-cell table:formula="of:=IF([.B400]=1;&quot;&quot;;[.A400])">
            <text:p/>
          </table:table-cell>
        </table:table-row>
        <table:table-row table:style-name="ro1">
          <table:table-cell table:formula="of:=COUNTIF([.B$1:.B401];&quot;=1&quot;)" office:value-type="float" office:value="244" calcext:value-type="float">
            <text:p>244</text:p>
          </table:table-cell>
          <table:table-cell office:value-type="string" calcext:value-type="string">
            <text:p>May 08 10:50:54.627 INFO iter: 155, cost: 0.074781306, best_cost: 0.074781306, cost_count: 244, time: 0.010253674, action: ContractionOutside</text:p>
          </table:table-cell>
          <table:table-cell table:formula="of:=IF([.B401]=1;&quot;&quot;;MID([.B401];43;9))" office:value-type="string" office:string-value="0.0747813" calcext:value-type="string">
            <text:p>0.0747813</text:p>
          </table:table-cell>
          <table:table-cell table:formula="of:=IF([.B401]=1;&quot;&quot;;[.A401])" office:value-type="float" office:value="244" calcext:value-type="float">
            <text:p>244</text:p>
          </table:table-cell>
        </table:table-row>
        <table:table-row table:style-name="ro1">
          <table:table-cell table:formula="of:=COUNTIF([.B$1:.B402];&quot;=1&quot;)"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formula="of:=IF([.B402]=1;&quot;&quot;;MID([.B402];43;9))">
            <text:p/>
          </table:table-cell>
          <table:table-cell table:formula="of:=IF([.B402]=1;&quot;&quot;;[.A402])">
            <text:p/>
          </table:table-cell>
        </table:table-row>
        <table:table-row table:style-name="ro1">
          <table:table-cell table:formula="of:=COUNTIF([.B$1:.B403];&quot;=1&quot;)" office:value-type="float" office:value="245" calcext:value-type="float">
            <text:p>245</text:p>
          </table:table-cell>
          <table:table-cell office:value-type="string" calcext:value-type="string">
            <text:p>May 08 10:50:54.632 INFO iter: 156, cost: 0.074781306, best_cost: 0.074781306, cost_count: 245, action: Reflection, time: 0.004740396</text:p>
          </table:table-cell>
          <table:table-cell table:formula="of:=IF([.B403]=1;&quot;&quot;;MID([.B403];43;9))" office:value-type="string" office:string-value="0.0747813" calcext:value-type="string">
            <text:p>0.0747813</text:p>
          </table:table-cell>
          <table:table-cell table:formula="of:=IF([.B403]=1;&quot;&quot;;[.A403])" office:value-type="float" office:value="245" calcext:value-type="float">
            <text:p>245</text:p>
          </table:table-cell>
        </table:table-row>
        <table:table-row table:style-name="ro1">
          <table:table-cell table:formula="of:=COUNTIF([.B$1:.B404];&quot;=1&quot;)"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formula="of:=IF([.B404]=1;&quot;&quot;;MID([.B404];43;9))">
            <text:p/>
          </table:table-cell>
          <table:table-cell table:formula="of:=IF([.B404]=1;&quot;&quot;;[.A404])">
            <text:p/>
          </table:table-cell>
        </table:table-row>
        <table:table-row table:style-name="ro1">
          <table:table-cell table:formula="of:=COUNTIF([.B$1:.B405];&quot;=1&quot;)" office:value-type="float" office:value="246" calcext:value-type="float">
            <text:p>246</text:p>
          </table:table-cell>
          <table:table-cell office:value-type="string" calcext:value-type="string">
            <text:p>May 08 10:50:54.636 INFO iter: 157, cost: 0.074781306, best_cost: 0.074781306, cost_count: 246, time: 0.003802971, action: Reflection</text:p>
          </table:table-cell>
          <table:table-cell table:formula="of:=IF([.B405]=1;&quot;&quot;;MID([.B405];43;9))" office:value-type="string" office:string-value="0.0747813" calcext:value-type="string">
            <text:p>0.0747813</text:p>
          </table:table-cell>
          <table:table-cell table:formula="of:=IF([.B405]=1;&quot;&quot;;[.A405])" office:value-type="float" office:value="246" calcext:value-type="float">
            <text:p>246</text:p>
          </table:table-cell>
        </table:table-row>
        <table:table-row table:style-name="ro1">
          <table:table-cell table:formula="of:=COUNTIF([.B$1:.B406];&quot;=1&quot;)"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formula="of:=IF([.B406]=1;&quot;&quot;;MID([.B406];43;9))">
            <text:p/>
          </table:table-cell>
          <table:table-cell table:formula="of:=IF([.B406]=1;&quot;&quot;;[.A406])">
            <text:p/>
          </table:table-cell>
        </table:table-row>
        <table:table-row table:style-name="ro1">
          <table:table-cell table:formula="of:=COUNTIF([.B$1:.B407];&quot;=1&quot;)"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formula="of:=IF([.B407]=1;&quot;&quot;;MID([.B407];43;9))">
            <text:p/>
          </table:table-cell>
          <table:table-cell table:formula="of:=IF([.B407]=1;&quot;&quot;;[.A407])">
            <text:p/>
          </table:table-cell>
        </table:table-row>
        <table:table-row table:style-name="ro1">
          <table:table-cell table:formula="of:=COUNTIF([.B$1:.B408];&quot;=1&quot;)" office:value-type="float" office:value="248" calcext:value-type="float">
            <text:p>248</text:p>
          </table:table-cell>
          <table:table-cell office:value-type="string" calcext:value-type="string">
            <text:p>May 08 10:50:54.646 INFO iter: 158, cost: 0.05491308, best_cost: 0.05491308, cost_count: 248, time: 0.009577197, action: ContractionInside</text:p>
          </table:table-cell>
          <table:table-cell table:formula="of:=IF([.B408]=1;&quot;&quot;;MID([.B408];43;9))" office:value-type="string" office:string-value="0.0549130" calcext:value-type="string">
            <text:p>0.0549130</text:p>
          </table:table-cell>
          <table:table-cell table:formula="of:=IF([.B408]=1;&quot;&quot;;[.A408])" office:value-type="float" office:value="248" calcext:value-type="float">
            <text:p>248</text:p>
          </table:table-cell>
        </table:table-row>
        <table:table-row table:style-name="ro1">
          <table:table-cell table:formula="of:=COUNTIF([.B$1:.B409];&quot;=1&quot;)"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formula="of:=IF([.B409]=1;&quot;&quot;;MID([.B409];43;9))">
            <text:p/>
          </table:table-cell>
          <table:table-cell table:formula="of:=IF([.B409]=1;&quot;&quot;;[.A409])">
            <text:p/>
          </table:table-cell>
        </table:table-row>
        <table:table-row table:style-name="ro1">
          <table:table-cell table:formula="of:=COUNTIF([.B$1:.B410];&quot;=1&quot;)" office:value-type="float" office:value="249" calcext:value-type="float">
            <text:p>249</text:p>
          </table:table-cell>
          <table:table-cell office:value-type="string" calcext:value-type="string">
            <text:p>May 08 10:50:54.650 INFO iter: 159, cost: 0.05491308, best_cost: 0.05491308, cost_count: 249, action: Reflection, time: 0.004332447</text:p>
          </table:table-cell>
          <table:table-cell table:formula="of:=IF([.B410]=1;&quot;&quot;;MID([.B410];43;9))" office:value-type="string" office:string-value="0.0549130" calcext:value-type="string">
            <text:p>0.0549130</text:p>
          </table:table-cell>
          <table:table-cell table:formula="of:=IF([.B410]=1;&quot;&quot;;[.A410])" office:value-type="float" office:value="249" calcext:value-type="float">
            <text:p>249</text:p>
          </table:table-cell>
        </table:table-row>
        <table:table-row table:style-name="ro1">
          <table:table-cell table:formula="of:=COUNTIF([.B$1:.B411];&quot;=1&quot;)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IF([.B411]=1;&quot;&quot;;MID([.B411];43;9))">
            <text:p/>
          </table:table-cell>
          <table:table-cell table:formula="of:=IF([.B411]=1;&quot;&quot;;[.A411])">
            <text:p/>
          </table:table-cell>
        </table:table-row>
        <table:table-row table:style-name="ro1">
          <table:table-cell table:formula="of:=COUNTIF([.B$1:.B412];&quot;=1&quot;)"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formula="of:=IF([.B412]=1;&quot;&quot;;MID([.B412];43;9))">
            <text:p/>
          </table:table-cell>
          <table:table-cell table:formula="of:=IF([.B412]=1;&quot;&quot;;[.A412])">
            <text:p/>
          </table:table-cell>
        </table:table-row>
        <table:table-row table:style-name="ro1">
          <table:table-cell table:formula="of:=COUNTIF([.B$1:.B413];&quot;=1&quot;)" office:value-type="float" office:value="251" calcext:value-type="float">
            <text:p>251</text:p>
          </table:table-cell>
          <table:table-cell office:value-type="string" calcext:value-type="string">
            <text:p>May 08 10:50:54.660 INFO iter: 160, cost: 0.05491308, best_cost: 0.05491308, cost_count: 251, action: ContractionInside, time: 0.009847518</text:p>
          </table:table-cell>
          <table:table-cell table:formula="of:=IF([.B413]=1;&quot;&quot;;MID([.B413];43;9))" office:value-type="string" office:string-value="0.0549130" calcext:value-type="string">
            <text:p>0.0549130</text:p>
          </table:table-cell>
          <table:table-cell table:formula="of:=IF([.B413]=1;&quot;&quot;;[.A413])" office:value-type="float" office:value="251" calcext:value-type="float">
            <text:p>251</text:p>
          </table:table-cell>
        </table:table-row>
        <table:table-row table:style-name="ro1">
          <table:table-cell table:formula="of:=COUNTIF([.B$1:.B414];&quot;=1&quot;)"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formula="of:=IF([.B414]=1;&quot;&quot;;MID([.B414];43;9))">
            <text:p/>
          </table:table-cell>
          <table:table-cell table:formula="of:=IF([.B414]=1;&quot;&quot;;[.A414])">
            <text:p/>
          </table:table-cell>
        </table:table-row>
        <table:table-row table:style-name="ro1">
          <table:table-cell table:formula="of:=COUNTIF([.B$1:.B415];&quot;=1&quot;)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formula="of:=IF([.B415]=1;&quot;&quot;;MID([.B415];43;9))">
            <text:p/>
          </table:table-cell>
          <table:table-cell table:formula="of:=IF([.B415]=1;&quot;&quot;;[.A415])">
            <text:p/>
          </table:table-cell>
        </table:table-row>
        <table:table-row table:style-name="ro1">
          <table:table-cell table:formula="of:=COUNTIF([.B$1:.B416];&quot;=1&quot;)" office:value-type="float" office:value="253" calcext:value-type="float">
            <text:p>253</text:p>
          </table:table-cell>
          <table:table-cell office:value-type="string" calcext:value-type="string">
            <text:p>May 08 10:50:54.669 INFO iter: 161, cost: 0.05491308, best_cost: 0.05491308, cost_count: 253, action: ContractionInside, time: 0.008642183</text:p>
          </table:table-cell>
          <table:table-cell table:formula="of:=IF([.B416]=1;&quot;&quot;;MID([.B416];43;9))" office:value-type="string" office:string-value="0.0549130" calcext:value-type="string">
            <text:p>0.0549130</text:p>
          </table:table-cell>
          <table:table-cell table:formula="of:=IF([.B416]=1;&quot;&quot;;[.A416])" office:value-type="float" office:value="253" calcext:value-type="float">
            <text:p>253</text:p>
          </table:table-cell>
        </table:table-row>
        <table:table-row table:style-name="ro1">
          <table:table-cell table:formula="of:=COUNTIF([.B$1:.B417];&quot;=1&quot;)"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formula="of:=IF([.B417]=1;&quot;&quot;;MID([.B417];43;9))">
            <text:p/>
          </table:table-cell>
          <table:table-cell table:formula="of:=IF([.B417]=1;&quot;&quot;;[.A417])">
            <text:p/>
          </table:table-cell>
        </table:table-row>
        <table:table-row table:style-name="ro1">
          <table:table-cell table:formula="of:=COUNTIF([.B$1:.B418];&quot;=1&quot;)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formula="of:=IF([.B418]=1;&quot;&quot;;MID([.B418];43;9))">
            <text:p/>
          </table:table-cell>
          <table:table-cell table:formula="of:=IF([.B418]=1;&quot;&quot;;[.A418])">
            <text:p/>
          </table:table-cell>
        </table:table-row>
        <table:table-row table:style-name="ro1">
          <table:table-cell table:formula="of:=COUNTIF([.B$1:.B419];&quot;=1&quot;)" office:value-type="float" office:value="255" calcext:value-type="float">
            <text:p>255</text:p>
          </table:table-cell>
          <table:table-cell office:value-type="string" calcext:value-type="string">
            <text:p>May 08 10:50:54.679 INFO iter: 162, cost: 0.05491308, best_cost: 0.05491308, cost_count: 255, action: ContractionInside, time: 0.009575469</text:p>
          </table:table-cell>
          <table:table-cell table:formula="of:=IF([.B419]=1;&quot;&quot;;MID([.B419];43;9))" office:value-type="string" office:string-value="0.0549130" calcext:value-type="string">
            <text:p>0.0549130</text:p>
          </table:table-cell>
          <table:table-cell table:formula="of:=IF([.B419]=1;&quot;&quot;;[.A419])" office:value-type="float" office:value="255" calcext:value-type="float">
            <text:p>255</text:p>
          </table:table-cell>
        </table:table-row>
        <table:table-row table:style-name="ro1">
          <table:table-cell table:formula="of:=COUNTIF([.B$1:.B420];&quot;=1&quot;)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IF([.B420]=1;&quot;&quot;;MID([.B420];43;9))">
            <text:p/>
          </table:table-cell>
          <table:table-cell table:formula="of:=IF([.B420]=1;&quot;&quot;;[.A420])">
            <text:p/>
          </table:table-cell>
        </table:table-row>
        <table:table-row table:style-name="ro1">
          <table:table-cell table:formula="of:=COUNTIF([.B$1:.B421];&quot;=1&quot;)" office:value-type="float" office:value="256" calcext:value-type="float">
            <text:p>256</text:p>
          </table:table-cell>
          <table:table-cell office:value-type="string" calcext:value-type="string">
            <text:p>May 08 10:50:54.683 INFO iter: 163, cost: 0.05491308, best_cost: 0.05491308, cost_count: 256, action: Reflection, time: 0.003992166</text:p>
          </table:table-cell>
          <table:table-cell table:formula="of:=IF([.B421]=1;&quot;&quot;;MID([.B421];43;9))" office:value-type="string" office:string-value="0.0549130" calcext:value-type="string">
            <text:p>0.0549130</text:p>
          </table:table-cell>
          <table:table-cell table:formula="of:=IF([.B421]=1;&quot;&quot;;[.A421])" office:value-type="float" office:value="256" calcext:value-type="float">
            <text:p>256</text:p>
          </table:table-cell>
        </table:table-row>
        <table:table-row table:style-name="ro1">
          <table:table-cell table:formula="of:=COUNTIF([.B$1:.B422];&quot;=1&quot;)"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formula="of:=IF([.B422]=1;&quot;&quot;;MID([.B422];43;9))">
            <text:p/>
          </table:table-cell>
          <table:table-cell table:formula="of:=IF([.B422]=1;&quot;&quot;;[.A422])">
            <text:p/>
          </table:table-cell>
        </table:table-row>
        <table:table-row table:style-name="ro1">
          <table:table-cell table:formula="of:=COUNTIF([.B$1:.B423];&quot;=1&quot;)"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formula="of:=IF([.B423]=1;&quot;&quot;;MID([.B423];43;9))">
            <text:p/>
          </table:table-cell>
          <table:table-cell table:formula="of:=IF([.B423]=1;&quot;&quot;;[.A423])">
            <text:p/>
          </table:table-cell>
        </table:table-row>
        <table:table-row table:style-name="ro1">
          <table:table-cell table:formula="of:=COUNTIF([.B$1:.B424];&quot;=1&quot;)" office:value-type="float" office:value="258" calcext:value-type="float">
            <text:p>258</text:p>
          </table:table-cell>
          <table:table-cell office:value-type="string" calcext:value-type="string">
            <text:p>May 08 10:50:54.691 INFO iter: 164, cost: 0.05491308, best_cost: 0.05491308, cost_count: 258, time: 0.00867777, action: ContractionInside</text:p>
          </table:table-cell>
          <table:table-cell table:formula="of:=IF([.B424]=1;&quot;&quot;;MID([.B424];43;9))" office:value-type="string" office:string-value="0.0549130" calcext:value-type="string">
            <text:p>0.0549130</text:p>
          </table:table-cell>
          <table:table-cell table:formula="of:=IF([.B424]=1;&quot;&quot;;[.A424])" office:value-type="float" office:value="258" calcext:value-type="float">
            <text:p>258</text:p>
          </table:table-cell>
        </table:table-row>
        <table:table-row table:style-name="ro1">
          <table:table-cell table:formula="of:=COUNTIF([.B$1:.B425];&quot;=1&quot;)"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formula="of:=IF([.B425]=1;&quot;&quot;;MID([.B425];43;9))">
            <text:p/>
          </table:table-cell>
          <table:table-cell table:formula="of:=IF([.B425]=1;&quot;&quot;;[.A425])">
            <text:p/>
          </table:table-cell>
        </table:table-row>
        <table:table-row table:style-name="ro1">
          <table:table-cell table:formula="of:=COUNTIF([.B$1:.B426];&quot;=1&quot;)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formula="of:=IF([.B426]=1;&quot;&quot;;MID([.B426];43;9))">
            <text:p/>
          </table:table-cell>
          <table:table-cell table:formula="of:=IF([.B426]=1;&quot;&quot;;[.A426])">
            <text:p/>
          </table:table-cell>
        </table:table-row>
        <table:table-row table:style-name="ro1">
          <table:table-cell table:formula="of:=COUNTIF([.B$1:.B427];&quot;=1&quot;)" office:value-type="float" office:value="260" calcext:value-type="float">
            <text:p>260</text:p>
          </table:table-cell>
          <table:table-cell office:value-type="string" calcext:value-type="string">
            <text:p>May 08 10:50:54.701 INFO iter: 165, cost: 0.05491308, best_cost: 0.05491308, cost_count: 260, time: 0.009367065, action: ContractionInside</text:p>
          </table:table-cell>
          <table:table-cell table:formula="of:=IF([.B427]=1;&quot;&quot;;MID([.B427];43;9))" office:value-type="string" office:string-value="0.0549130" calcext:value-type="string">
            <text:p>0.0549130</text:p>
          </table:table-cell>
          <table:table-cell table:formula="of:=IF([.B427]=1;&quot;&quot;;[.A427])" office:value-type="float" office:value="260" calcext:value-type="float">
            <text:p>260</text:p>
          </table:table-cell>
        </table:table-row>
        <table:table-row table:style-name="ro1">
          <table:table-cell table:formula="of:=COUNTIF([.B$1:.B428];&quot;=1&quot;)"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formula="of:=IF([.B428]=1;&quot;&quot;;MID([.B428];43;9))">
            <text:p/>
          </table:table-cell>
          <table:table-cell table:formula="of:=IF([.B428]=1;&quot;&quot;;[.A428])">
            <text:p/>
          </table:table-cell>
        </table:table-row>
        <table:table-row table:style-name="ro1">
          <table:table-cell table:formula="of:=COUNTIF([.B$1:.B429];&quot;=1&quot;)" office:value-type="float" office:value="261" calcext:value-type="float">
            <text:p>261</text:p>
          </table:table-cell>
          <table:table-cell office:value-type="string" calcext:value-type="string">
            <text:p>May 08 10:50:54.705 INFO iter: 166, cost: 0.05491308, best_cost: 0.05491308, cost_count: 261, action: Reflection, time: 0.003900704</text:p>
          </table:table-cell>
          <table:table-cell table:formula="of:=IF([.B429]=1;&quot;&quot;;MID([.B429];43;9))" office:value-type="string" office:string-value="0.0549130" calcext:value-type="string">
            <text:p>0.0549130</text:p>
          </table:table-cell>
          <table:table-cell table:formula="of:=IF([.B429]=1;&quot;&quot;;[.A429])" office:value-type="float" office:value="261" calcext:value-type="float">
            <text:p>261</text:p>
          </table:table-cell>
        </table:table-row>
        <table:table-row table:style-name="ro1">
          <table:table-cell table:formula="of:=COUNTIF([.B$1:.B430];&quot;=1&quot;)"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formula="of:=IF([.B430]=1;&quot;&quot;;MID([.B430];43;9))">
            <text:p/>
          </table:table-cell>
          <table:table-cell table:formula="of:=IF([.B430]=1;&quot;&quot;;[.A430])">
            <text:p/>
          </table:table-cell>
        </table:table-row>
        <table:table-row table:style-name="ro1">
          <table:table-cell table:formula="of:=COUNTIF([.B$1:.B431];&quot;=1&quot;)"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formula="of:=IF([.B431]=1;&quot;&quot;;MID([.B431];43;9))">
            <text:p/>
          </table:table-cell>
          <table:table-cell table:formula="of:=IF([.B431]=1;&quot;&quot;;[.A431])">
            <text:p/>
          </table:table-cell>
        </table:table-row>
        <table:table-row table:style-name="ro1">
          <table:table-cell table:formula="of:=COUNTIF([.B$1:.B432];&quot;=1&quot;)" office:value-type="float" office:value="263" calcext:value-type="float">
            <text:p>263</text:p>
          </table:table-cell>
          <table:table-cell office:value-type="string" calcext:value-type="string">
            <text:p>May 08 10:50:54.715 INFO iter: 167, cost: 0.05491308, best_cost: 0.05491308, cost_count: 263, action: ContractionInside, time: 0.010428209</text:p>
          </table:table-cell>
          <table:table-cell table:formula="of:=IF([.B432]=1;&quot;&quot;;MID([.B432];43;9))" office:value-type="string" office:string-value="0.0549130" calcext:value-type="string">
            <text:p>0.0549130</text:p>
          </table:table-cell>
          <table:table-cell table:formula="of:=IF([.B432]=1;&quot;&quot;;[.A432])" office:value-type="float" office:value="263" calcext:value-type="float">
            <text:p>263</text:p>
          </table:table-cell>
        </table:table-row>
        <table:table-row table:style-name="ro1">
          <table:table-cell table:formula="of:=COUNTIF([.B$1:.B433];&quot;=1&quot;)"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formula="of:=IF([.B433]=1;&quot;&quot;;MID([.B433];43;9))">
            <text:p/>
          </table:table-cell>
          <table:table-cell table:formula="of:=IF([.B433]=1;&quot;&quot;;[.A433])">
            <text:p/>
          </table:table-cell>
        </table:table-row>
        <table:table-row table:style-name="ro1">
          <table:table-cell table:formula="of:=COUNTIF([.B$1:.B434];&quot;=1&quot;)" office:value-type="float" office:value="264" calcext:value-type="float">
            <text:p>264</text:p>
          </table:table-cell>
          <table:table-cell office:value-type="string" calcext:value-type="string">
            <text:p>May 08 10:50:54.719 INFO iter: 168, cost: 0.05491308, best_cost: 0.05491308, cost_count: 264, action: Reflection, time: 0.003721703</text:p>
          </table:table-cell>
          <table:table-cell table:formula="of:=IF([.B434]=1;&quot;&quot;;MID([.B434];43;9))" office:value-type="string" office:string-value="0.0549130" calcext:value-type="string">
            <text:p>0.0549130</text:p>
          </table:table-cell>
          <table:table-cell table:formula="of:=IF([.B434]=1;&quot;&quot;;[.A434])" office:value-type="float" office:value="264" calcext:value-type="float">
            <text:p>264</text:p>
          </table:table-cell>
        </table:table-row>
        <table:table-row table:style-name="ro1">
          <table:table-cell table:formula="of:=COUNTIF([.B$1:.B435];&quot;=1&quot;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formula="of:=IF([.B435]=1;&quot;&quot;;MID([.B435];43;9))">
            <text:p/>
          </table:table-cell>
          <table:table-cell table:formula="of:=IF([.B435]=1;&quot;&quot;;[.A435])">
            <text:p/>
          </table:table-cell>
        </table:table-row>
        <table:table-row table:style-name="ro1">
          <table:table-cell table:formula="of:=COUNTIF([.B$1:.B436];&quot;=1&quot;)"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formula="of:=IF([.B436]=1;&quot;&quot;;MID([.B436];43;9))">
            <text:p/>
          </table:table-cell>
          <table:table-cell table:formula="of:=IF([.B436]=1;&quot;&quot;;[.A436])">
            <text:p/>
          </table:table-cell>
        </table:table-row>
        <table:table-row table:style-name="ro1">
          <table:table-cell table:formula="of:=COUNTIF([.B$1:.B437];&quot;=1&quot;)" office:value-type="float" office:value="266" calcext:value-type="float">
            <text:p>266</text:p>
          </table:table-cell>
          <table:table-cell office:value-type="string" calcext:value-type="string">
            <text:p>May 08 10:50:54.729 INFO iter: 169, cost: 0.035509802, best_cost: 0.035509802, cost_count: 266, time: 0.009075801, action: Expansion</text:p>
          </table:table-cell>
          <table:table-cell table:formula="of:=IF([.B437]=1;&quot;&quot;;MID([.B437];43;9))" office:value-type="string" office:string-value="0.0355098" calcext:value-type="string">
            <text:p>0.0355098</text:p>
          </table:table-cell>
          <table:table-cell table:formula="of:=IF([.B437]=1;&quot;&quot;;[.A437])" office:value-type="float" office:value="266" calcext:value-type="float">
            <text:p>266</text:p>
          </table:table-cell>
        </table:table-row>
        <table:table-row table:style-name="ro1">
          <table:table-cell table:formula="of:=COUNTIF([.B$1:.B438];&quot;=1&quot;)"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formula="of:=IF([.B438]=1;&quot;&quot;;MID([.B438];43;9))">
            <text:p/>
          </table:table-cell>
          <table:table-cell table:formula="of:=IF([.B438]=1;&quot;&quot;;[.A438])">
            <text:p/>
          </table:table-cell>
        </table:table-row>
        <table:table-row table:style-name="ro1">
          <table:table-cell table:formula="of:=COUNTIF([.B$1:.B439];&quot;=1&quot;)"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formula="of:=IF([.B439]=1;&quot;&quot;;MID([.B439];43;9))">
            <text:p/>
          </table:table-cell>
          <table:table-cell table:formula="of:=IF([.B439]=1;&quot;&quot;;[.A439])">
            <text:p/>
          </table:table-cell>
        </table:table-row>
        <table:table-row table:style-name="ro1">
          <table:table-cell table:formula="of:=COUNTIF([.B$1:.B440];&quot;=1&quot;)" office:value-type="float" office:value="268" calcext:value-type="float">
            <text:p>268</text:p>
          </table:table-cell>
          <table:table-cell office:value-type="string" calcext:value-type="string">
            <text:p>May 08 10:50:54.737 INFO iter: 170, cost: 0.035509802, best_cost: 0.035509802, cost_count: 268, action: ContractionOutside, time: 0.008830814</text:p>
          </table:table-cell>
          <table:table-cell table:formula="of:=IF([.B440]=1;&quot;&quot;;MID([.B440];43;9))" office:value-type="string" office:string-value="0.0355098" calcext:value-type="string">
            <text:p>0.0355098</text:p>
          </table:table-cell>
          <table:table-cell table:formula="of:=IF([.B440]=1;&quot;&quot;;[.A440])" office:value-type="float" office:value="268" calcext:value-type="float">
            <text:p>268</text:p>
          </table:table-cell>
        </table:table-row>
        <table:table-row table:style-name="ro1">
          <table:table-cell table:formula="of:=COUNTIF([.B$1:.B441];&quot;=1&quot;)"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formula="of:=IF([.B441]=1;&quot;&quot;;MID([.B441];43;9))">
            <text:p/>
          </table:table-cell>
          <table:table-cell table:formula="of:=IF([.B441]=1;&quot;&quot;;[.A441])">
            <text:p/>
          </table:table-cell>
        </table:table-row>
        <table:table-row table:style-name="ro1">
          <table:table-cell table:formula="of:=COUNTIF([.B$1:.B442];&quot;=1&quot;)"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formula="of:=IF([.B442]=1;&quot;&quot;;MID([.B442];43;9))">
            <text:p/>
          </table:table-cell>
          <table:table-cell table:formula="of:=IF([.B442]=1;&quot;&quot;;[.A442])">
            <text:p/>
          </table:table-cell>
        </table:table-row>
        <table:table-row table:style-name="ro1">
          <table:table-cell table:formula="of:=COUNTIF([.B$1:.B443];&quot;=1&quot;)" office:value-type="float" office:value="270" calcext:value-type="float">
            <text:p>270</text:p>
          </table:table-cell>
          <table:table-cell office:value-type="string" calcext:value-type="string">
            <text:p>May 08 10:50:54.747 INFO iter: 171, cost: 0.035509802, best_cost: 0.035509802, cost_count: 270, action: ContractionInside, time: 0.010064149</text:p>
          </table:table-cell>
          <table:table-cell table:formula="of:=IF([.B443]=1;&quot;&quot;;MID([.B443];43;9))" office:value-type="string" office:string-value="0.0355098" calcext:value-type="string">
            <text:p>0.0355098</text:p>
          </table:table-cell>
          <table:table-cell table:formula="of:=IF([.B443]=1;&quot;&quot;;[.A443])" office:value-type="float" office:value="270" calcext:value-type="float">
            <text:p>270</text:p>
          </table:table-cell>
        </table:table-row>
        <table:table-row table:style-name="ro1">
          <table:table-cell table:formula="of:=COUNTIF([.B$1:.B444];&quot;=1&quot;)"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formula="of:=IF([.B444]=1;&quot;&quot;;MID([.B444];43;9))">
            <text:p/>
          </table:table-cell>
          <table:table-cell table:formula="of:=IF([.B444]=1;&quot;&quot;;[.A444])">
            <text:p/>
          </table:table-cell>
        </table:table-row>
        <table:table-row table:style-name="ro1">
          <table:table-cell table:formula="of:=COUNTIF([.B$1:.B445];&quot;=1&quot;)" office:value-type="float" office:value="271" calcext:value-type="float">
            <text:p>271</text:p>
          </table:table-cell>
          <table:table-cell office:value-type="string" calcext:value-type="string">
            <text:p>May 08 10:50:54.752 INFO iter: 172, cost: 0.035509802, best_cost: 0.035509802, cost_count: 271, action: Reflection, time: 0.004702716</text:p>
          </table:table-cell>
          <table:table-cell table:formula="of:=IF([.B445]=1;&quot;&quot;;MID([.B445];43;9))" office:value-type="string" office:string-value="0.0355098" calcext:value-type="string">
            <text:p>0.0355098</text:p>
          </table:table-cell>
          <table:table-cell table:formula="of:=IF([.B445]=1;&quot;&quot;;[.A445])" office:value-type="float" office:value="271" calcext:value-type="float">
            <text:p>271</text:p>
          </table:table-cell>
        </table:table-row>
        <table:table-row table:style-name="ro1">
          <table:table-cell table:formula="of:=COUNTIF([.B$1:.B446];&quot;=1&quot;)"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formula="of:=IF([.B446]=1;&quot;&quot;;MID([.B446];43;9))">
            <text:p/>
          </table:table-cell>
          <table:table-cell table:formula="of:=IF([.B446]=1;&quot;&quot;;[.A446])">
            <text:p/>
          </table:table-cell>
        </table:table-row>
        <table:table-row table:style-name="ro1">
          <table:table-cell table:formula="of:=COUNTIF([.B$1:.B447];&quot;=1&quot;)"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formula="of:=IF([.B447]=1;&quot;&quot;;MID([.B447];43;9))">
            <text:p/>
          </table:table-cell>
          <table:table-cell table:formula="of:=IF([.B447]=1;&quot;&quot;;[.A447])">
            <text:p/>
          </table:table-cell>
        </table:table-row>
        <table:table-row table:style-name="ro1">
          <table:table-cell table:formula="of:=COUNTIF([.B$1:.B448];&quot;=1&quot;)" office:value-type="float" office:value="273" calcext:value-type="float">
            <text:p>273</text:p>
          </table:table-cell>
          <table:table-cell office:value-type="string" calcext:value-type="string">
            <text:p>May 08 10:50:54.762 INFO iter: 173, cost: 0.035509802, best_cost: 0.035509802, cost_count: 273, action: ContractionInside, time: 0.009678416</text:p>
          </table:table-cell>
          <table:table-cell table:formula="of:=IF([.B448]=1;&quot;&quot;;MID([.B448];43;9))" office:value-type="string" office:string-value="0.0355098" calcext:value-type="string">
            <text:p>0.0355098</text:p>
          </table:table-cell>
          <table:table-cell table:formula="of:=IF([.B448]=1;&quot;&quot;;[.A448])" office:value-type="float" office:value="273" calcext:value-type="float">
            <text:p>273</text:p>
          </table:table-cell>
        </table:table-row>
        <table:table-row table:style-name="ro1">
          <table:table-cell table:formula="of:=COUNTIF([.B$1:.B449];&quot;=1&quot;)"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formula="of:=IF([.B449]=1;&quot;&quot;;MID([.B449];43;9))">
            <text:p/>
          </table:table-cell>
          <table:table-cell table:formula="of:=IF([.B449]=1;&quot;&quot;;[.A449])">
            <text:p/>
          </table:table-cell>
        </table:table-row>
        <table:table-row table:style-name="ro1">
          <table:table-cell table:formula="of:=COUNTIF([.B$1:.B450];&quot;=1&quot;)"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formula="of:=IF([.B450]=1;&quot;&quot;;MID([.B450];43;9))">
            <text:p/>
          </table:table-cell>
          <table:table-cell table:formula="of:=IF([.B450]=1;&quot;&quot;;[.A450])">
            <text:p/>
          </table:table-cell>
        </table:table-row>
        <table:table-row table:style-name="ro1">
          <table:table-cell table:formula="of:=COUNTIF([.B$1:.B451];&quot;=1&quot;)" office:value-type="float" office:value="275" calcext:value-type="float">
            <text:p>275</text:p>
          </table:table-cell>
          <table:table-cell office:value-type="string" calcext:value-type="string">
            <text:p>May 08 10:50:54.770 INFO iter: 174, cost: 0.035509802, best_cost: 0.035509802, cost_count: 275, time: 0.008048257, action: ContractionInside</text:p>
          </table:table-cell>
          <table:table-cell table:formula="of:=IF([.B451]=1;&quot;&quot;;MID([.B451];43;9))" office:value-type="string" office:string-value="0.0355098" calcext:value-type="string">
            <text:p>0.0355098</text:p>
          </table:table-cell>
          <table:table-cell table:formula="of:=IF([.B451]=1;&quot;&quot;;[.A451])" office:value-type="float" office:value="275" calcext:value-type="float">
            <text:p>275</text:p>
          </table:table-cell>
        </table:table-row>
        <table:table-row table:style-name="ro1">
          <table:table-cell table:formula="of:=COUNTIF([.B$1:.B452];&quot;=1&quot;)"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formula="of:=IF([.B452]=1;&quot;&quot;;MID([.B452];43;9))">
            <text:p/>
          </table:table-cell>
          <table:table-cell table:formula="of:=IF([.B452]=1;&quot;&quot;;[.A452])">
            <text:p/>
          </table:table-cell>
        </table:table-row>
        <table:table-row table:style-name="ro1">
          <table:table-cell table:formula="of:=COUNTIF([.B$1:.B453];&quot;=1&quot;)"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formula="of:=IF([.B453]=1;&quot;&quot;;MID([.B453];43;9))">
            <text:p/>
          </table:table-cell>
          <table:table-cell table:formula="of:=IF([.B453]=1;&quot;&quot;;[.A453])">
            <text:p/>
          </table:table-cell>
        </table:table-row>
        <table:table-row table:style-name="ro1">
          <table:table-cell table:formula="of:=COUNTIF([.B$1:.B454];&quot;=1&quot;)" office:value-type="float" office:value="277" calcext:value-type="float">
            <text:p>277</text:p>
          </table:table-cell>
          <table:table-cell office:value-type="string" calcext:value-type="string">
            <text:p>May 08 10:50:54.779 INFO iter: 175, cost: 0.035509802, best_cost: 0.035509802, cost_count: 277, time: 0.009096127, action: ContractionInside</text:p>
          </table:table-cell>
          <table:table-cell table:formula="of:=IF([.B454]=1;&quot;&quot;;MID([.B454];43;9))" office:value-type="string" office:string-value="0.0355098" calcext:value-type="string">
            <text:p>0.0355098</text:p>
          </table:table-cell>
          <table:table-cell table:formula="of:=IF([.B454]=1;&quot;&quot;;[.A454])" office:value-type="float" office:value="277" calcext:value-type="float">
            <text:p>277</text:p>
          </table:table-cell>
        </table:table-row>
        <table:table-row table:style-name="ro1">
          <table:table-cell table:formula="of:=COUNTIF([.B$1:.B455];&quot;=1&quot;)"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formula="of:=IF([.B455]=1;&quot;&quot;;MID([.B455];43;9))">
            <text:p/>
          </table:table-cell>
          <table:table-cell table:formula="of:=IF([.B455]=1;&quot;&quot;;[.A455])">
            <text:p/>
          </table:table-cell>
        </table:table-row>
        <table:table-row table:style-name="ro1">
          <table:table-cell table:formula="of:=COUNTIF([.B$1:.B456];&quot;=1&quot;)"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formula="of:=IF([.B456]=1;&quot;&quot;;MID([.B456];43;9))">
            <text:p/>
          </table:table-cell>
          <table:table-cell table:formula="of:=IF([.B456]=1;&quot;&quot;;[.A456])">
            <text:p/>
          </table:table-cell>
        </table:table-row>
        <table:table-row table:style-name="ro1">
          <table:table-cell table:formula="of:=COUNTIF([.B$1:.B457];&quot;=1&quot;)" office:value-type="float" office:value="279" calcext:value-type="float">
            <text:p>279</text:p>
          </table:table-cell>
          <table:table-cell office:value-type="string" calcext:value-type="string">
            <text:p>May 08 10:50:54.787 INFO iter: 176, cost: 0.035509802, best_cost: 0.035509802, cost_count: 279, time: 0.007917696, action: ContractionInside</text:p>
          </table:table-cell>
          <table:table-cell table:formula="of:=IF([.B457]=1;&quot;&quot;;MID([.B457];43;9))" office:value-type="string" office:string-value="0.0355098" calcext:value-type="string">
            <text:p>0.0355098</text:p>
          </table:table-cell>
          <table:table-cell table:formula="of:=IF([.B457]=1;&quot;&quot;;[.A457])" office:value-type="float" office:value="279" calcext:value-type="float">
            <text:p>279</text:p>
          </table:table-cell>
        </table:table-row>
        <table:table-row table:style-name="ro1">
          <table:table-cell table:formula="of:=COUNTIF([.B$1:.B458];&quot;=1&quot;)"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formula="of:=IF([.B458]=1;&quot;&quot;;MID([.B458];43;9))">
            <text:p/>
          </table:table-cell>
          <table:table-cell table:formula="of:=IF([.B458]=1;&quot;&quot;;[.A458])">
            <text:p/>
          </table:table-cell>
        </table:table-row>
        <table:table-row table:style-name="ro1">
          <table:table-cell table:formula="of:=COUNTIF([.B$1:.B459];&quot;=1&quot;)" office:value-type="float" office:value="280" calcext:value-type="float">
            <text:p>280</text:p>
          </table:table-cell>
          <table:table-cell office:value-type="string" calcext:value-type="string">
            <text:p>May 08 10:50:54.792 INFO iter: 177, cost: 0.035509802, best_cost: 0.035509802, cost_count: 280, time: 0.005119681, action: Reflection</text:p>
          </table:table-cell>
          <table:table-cell table:formula="of:=IF([.B459]=1;&quot;&quot;;MID([.B459];43;9))" office:value-type="string" office:string-value="0.0355098" calcext:value-type="string">
            <text:p>0.0355098</text:p>
          </table:table-cell>
          <table:table-cell table:formula="of:=IF([.B459]=1;&quot;&quot;;[.A459])" office:value-type="float" office:value="280" calcext:value-type="float">
            <text:p>280</text:p>
          </table:table-cell>
        </table:table-row>
        <table:table-row table:style-name="ro1">
          <table:table-cell table:formula="of:=COUNTIF([.B$1:.B460];&quot;=1&quot;)"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formula="of:=IF([.B460]=1;&quot;&quot;;MID([.B460];43;9))">
            <text:p/>
          </table:table-cell>
          <table:table-cell table:formula="of:=IF([.B460]=1;&quot;&quot;;[.A460])">
            <text:p/>
          </table:table-cell>
        </table:table-row>
        <table:table-row table:style-name="ro1">
          <table:table-cell table:formula="of:=COUNTIF([.B$1:.B461];&quot;=1&quot;)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formula="of:=IF([.B461]=1;&quot;&quot;;MID([.B461];43;9))">
            <text:p/>
          </table:table-cell>
          <table:table-cell table:formula="of:=IF([.B461]=1;&quot;&quot;;[.A461])">
            <text:p/>
          </table:table-cell>
        </table:table-row>
        <table:table-row table:style-name="ro1">
          <table:table-cell table:formula="of:=COUNTIF([.B$1:.B462];&quot;=1&quot;)" office:value-type="float" office:value="282" calcext:value-type="float">
            <text:p>282</text:p>
          </table:table-cell>
          <table:table-cell office:value-type="string" calcext:value-type="string">
            <text:p>May 08 10:50:54.802 INFO iter: 178, cost: 0.035509802, best_cost: 0.035509802, cost_count: 282, time: 0.009314366, action: ContractionInside</text:p>
          </table:table-cell>
          <table:table-cell table:formula="of:=IF([.B462]=1;&quot;&quot;;MID([.B462];43;9))" office:value-type="string" office:string-value="0.0355098" calcext:value-type="string">
            <text:p>0.0355098</text:p>
          </table:table-cell>
          <table:table-cell table:formula="of:=IF([.B462]=1;&quot;&quot;;[.A462])" office:value-type="float" office:value="282" calcext:value-type="float">
            <text:p>282</text:p>
          </table:table-cell>
        </table:table-row>
        <table:table-row table:style-name="ro1">
          <table:table-cell table:formula="of:=COUNTIF([.B$1:.B463];&quot;=1&quot;)"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IF([.B463]=1;&quot;&quot;;MID([.B463];43;9))">
            <text:p/>
          </table:table-cell>
          <table:table-cell table:formula="of:=IF([.B463]=1;&quot;&quot;;[.A463])">
            <text:p/>
          </table:table-cell>
        </table:table-row>
        <table:table-row table:style-name="ro1">
          <table:table-cell table:formula="of:=COUNTIF([.B$1:.B464];&quot;=1&quot;)"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formula="of:=IF([.B464]=1;&quot;&quot;;MID([.B464];43;9))">
            <text:p/>
          </table:table-cell>
          <table:table-cell table:formula="of:=IF([.B464]=1;&quot;&quot;;[.A464])">
            <text:p/>
          </table:table-cell>
        </table:table-row>
        <table:table-row table:style-name="ro1">
          <table:table-cell table:formula="of:=COUNTIF([.B$1:.B465];&quot;=1&quot;)" office:value-type="float" office:value="284" calcext:value-type="float">
            <text:p>284</text:p>
          </table:table-cell>
          <table:table-cell office:value-type="string" calcext:value-type="string">
            <text:p>May 08 10:50:54.811 INFO iter: 179, cost: 0.035509802, best_cost: 0.035509802, cost_count: 284, action: ContractionInside, time: 0.009406734</text:p>
          </table:table-cell>
          <table:table-cell table:formula="of:=IF([.B465]=1;&quot;&quot;;MID([.B465];43;9))" office:value-type="string" office:string-value="0.0355098" calcext:value-type="string">
            <text:p>0.0355098</text:p>
          </table:table-cell>
          <table:table-cell table:formula="of:=IF([.B465]=1;&quot;&quot;;[.A465])" office:value-type="float" office:value="284" calcext:value-type="float">
            <text:p>284</text:p>
          </table:table-cell>
        </table:table-row>
        <table:table-row table:style-name="ro1">
          <table:table-cell table:formula="of:=COUNTIF([.B$1:.B466];&quot;=1&quot;)"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formula="of:=IF([.B466]=1;&quot;&quot;;MID([.B466];43;9))">
            <text:p/>
          </table:table-cell>
          <table:table-cell table:formula="of:=IF([.B466]=1;&quot;&quot;;[.A466])">
            <text:p/>
          </table:table-cell>
        </table:table-row>
        <table:table-row table:style-name="ro1">
          <table:table-cell table:formula="of:=COUNTIF([.B$1:.B467];&quot;=1&quot;)" office:value-type="float" office:value="285" calcext:value-type="float">
            <text:p>285</text:p>
          </table:table-cell>
          <table:table-cell office:value-type="string" calcext:value-type="string">
            <text:p>May 08 10:50:54.815 INFO iter: 180, cost: 0.035509802, best_cost: 0.035509802, cost_count: 285, time: 0.003837476, action: Reflection</text:p>
          </table:table-cell>
          <table:table-cell table:formula="of:=IF([.B467]=1;&quot;&quot;;MID([.B467];43;9))" office:value-type="string" office:string-value="0.0355098" calcext:value-type="string">
            <text:p>0.0355098</text:p>
          </table:table-cell>
          <table:table-cell table:formula="of:=IF([.B467]=1;&quot;&quot;;[.A467])" office:value-type="float" office:value="285" calcext:value-type="float">
            <text:p>285</text:p>
          </table:table-cell>
        </table:table-row>
        <table:table-row table:style-name="ro1">
          <table:table-cell table:formula="of:=COUNTIF([.B$1:.B468];&quot;=1&quot;)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formula="of:=IF([.B468]=1;&quot;&quot;;MID([.B468];43;9))">
            <text:p/>
          </table:table-cell>
          <table:table-cell table:formula="of:=IF([.B468]=1;&quot;&quot;;[.A468])">
            <text:p/>
          </table:table-cell>
        </table:table-row>
        <table:table-row table:style-name="ro1">
          <table:table-cell table:formula="of:=COUNTIF([.B$1:.B469];&quot;=1&quot;)"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formula="of:=IF([.B469]=1;&quot;&quot;;MID([.B469];43;9))">
            <text:p/>
          </table:table-cell>
          <table:table-cell table:formula="of:=IF([.B469]=1;&quot;&quot;;[.A469])">
            <text:p/>
          </table:table-cell>
        </table:table-row>
        <table:table-row table:style-name="ro1">
          <table:table-cell table:formula="of:=COUNTIF([.B$1:.B470];&quot;=1&quot;)" office:value-type="float" office:value="287" calcext:value-type="float">
            <text:p>287</text:p>
          </table:table-cell>
          <table:table-cell office:value-type="string" calcext:value-type="string">
            <text:p>May 08 10:50:54.823 INFO iter: 181, cost: 0.035509802, best_cost: 0.035509802, cost_count: 287, time: 0.008099508, action: ContractionInside</text:p>
          </table:table-cell>
          <table:table-cell table:formula="of:=IF([.B470]=1;&quot;&quot;;MID([.B470];43;9))" office:value-type="string" office:string-value="0.0355098" calcext:value-type="string">
            <text:p>0.0355098</text:p>
          </table:table-cell>
          <table:table-cell table:formula="of:=IF([.B470]=1;&quot;&quot;;[.A470])" office:value-type="float" office:value="287" calcext:value-type="float">
            <text:p>287</text:p>
          </table:table-cell>
        </table:table-row>
        <table:table-row table:style-name="ro1">
          <table:table-cell table:formula="of:=COUNTIF([.B$1:.B471];&quot;=1&quot;)"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formula="of:=IF([.B471]=1;&quot;&quot;;MID([.B471];43;9))">
            <text:p/>
          </table:table-cell>
          <table:table-cell table:formula="of:=IF([.B471]=1;&quot;&quot;;[.A471])">
            <text:p/>
          </table:table-cell>
        </table:table-row>
        <table:table-row table:style-name="ro1">
          <table:table-cell table:formula="of:=COUNTIF([.B$1:.B472];&quot;=1&quot;)" office:value-type="float" office:value="288" calcext:value-type="float">
            <text:p>288</text:p>
          </table:table-cell>
          <table:table-cell office:value-type="string" calcext:value-type="string">
            <text:p>May 08 10:50:54.828 INFO iter: 182, cost: 0.035509802, best_cost: 0.035509802, cost_count: 288, time: 0.004724023, action: Reflection</text:p>
          </table:table-cell>
          <table:table-cell table:formula="of:=IF([.B472]=1;&quot;&quot;;MID([.B472];43;9))" office:value-type="string" office:string-value="0.0355098" calcext:value-type="string">
            <text:p>0.0355098</text:p>
          </table:table-cell>
          <table:table-cell table:formula="of:=IF([.B472]=1;&quot;&quot;;[.A472])" office:value-type="float" office:value="288" calcext:value-type="float">
            <text:p>288</text:p>
          </table:table-cell>
        </table:table-row>
        <table:table-row table:style-name="ro1">
          <table:table-cell table:formula="of:=COUNTIF([.B$1:.B473];&quot;=1&quot;)"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formula="of:=IF([.B473]=1;&quot;&quot;;MID([.B473];43;9))">
            <text:p/>
          </table:table-cell>
          <table:table-cell table:formula="of:=IF([.B473]=1;&quot;&quot;;[.A473])">
            <text:p/>
          </table:table-cell>
        </table:table-row>
        <table:table-row table:style-name="ro1">
          <table:table-cell table:formula="of:=COUNTIF([.B$1:.B474];&quot;=1&quot;)"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formula="of:=IF([.B474]=1;&quot;&quot;;MID([.B474];43;9))">
            <text:p/>
          </table:table-cell>
          <table:table-cell table:formula="of:=IF([.B474]=1;&quot;&quot;;[.A474])">
            <text:p/>
          </table:table-cell>
        </table:table-row>
        <table:table-row table:style-name="ro1">
          <table:table-cell table:formula="of:=COUNTIF([.B$1:.B475];&quot;=1&quot;)" office:value-type="float" office:value="290" calcext:value-type="float">
            <text:p>290</text:p>
          </table:table-cell>
          <table:table-cell office:value-type="string" calcext:value-type="string">
            <text:p>May 08 10:50:54.836 INFO iter: 183, cost: 0.035454135, best_cost: 0.035454135, cost_count: 290, action: Expansion, time: 0.007688598</text:p>
          </table:table-cell>
          <table:table-cell table:formula="of:=IF([.B475]=1;&quot;&quot;;MID([.B475];43;9))" office:value-type="string" office:string-value="0.0354541" calcext:value-type="string">
            <text:p>0.0354541</text:p>
          </table:table-cell>
          <table:table-cell table:formula="of:=IF([.B475]=1;&quot;&quot;;[.A475])" office:value-type="float" office:value="290" calcext:value-type="float">
            <text:p>290</text:p>
          </table:table-cell>
        </table:table-row>
        <table:table-row table:style-name="ro1">
          <table:table-cell table:formula="of:=COUNTIF([.B$1:.B476];&quot;=1&quot;)"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formula="of:=IF([.B476]=1;&quot;&quot;;MID([.B476];43;9))">
            <text:p/>
          </table:table-cell>
          <table:table-cell table:formula="of:=IF([.B476]=1;&quot;&quot;;[.A476])">
            <text:p/>
          </table:table-cell>
        </table:table-row>
        <table:table-row table:style-name="ro1">
          <table:table-cell table:formula="of:=COUNTIF([.B$1:.B477];&quot;=1&quot;)" office:value-type="float" office:value="291" calcext:value-type="float">
            <text:p>291</text:p>
          </table:table-cell>
          <table:table-cell office:value-type="string" calcext:value-type="string">
            <text:p>May 08 10:50:54.840 INFO iter: 184, cost: 0.035454135, best_cost: 0.035454135, cost_count: 291, time: 0.004491623, action: Reflection</text:p>
          </table:table-cell>
          <table:table-cell table:formula="of:=IF([.B477]=1;&quot;&quot;;MID([.B477];43;9))" office:value-type="string" office:string-value="0.0354541" calcext:value-type="string">
            <text:p>0.0354541</text:p>
          </table:table-cell>
          <table:table-cell table:formula="of:=IF([.B477]=1;&quot;&quot;;[.A477])" office:value-type="float" office:value="291" calcext:value-type="float">
            <text:p>291</text:p>
          </table:table-cell>
        </table:table-row>
        <table:table-row table:style-name="ro1">
          <table:table-cell table:formula="of:=COUNTIF([.B$1:.B478];&quot;=1&quot;)"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formula="of:=IF([.B478]=1;&quot;&quot;;MID([.B478];43;9))">
            <text:p/>
          </table:table-cell>
          <table:table-cell table:formula="of:=IF([.B478]=1;&quot;&quot;;[.A478])">
            <text:p/>
          </table:table-cell>
        </table:table-row>
        <table:table-row table:style-name="ro1">
          <table:table-cell table:formula="of:=COUNTIF([.B$1:.B479];&quot;=1&quot;)" office:value-type="float" office:value="292" calcext:value-type="float">
            <text:p>292</text:p>
          </table:table-cell>
          <table:table-cell office:value-type="string" calcext:value-type="string">
            <text:p>May 08 10:50:54.845 INFO iter: 185, cost: 0.035454135, best_cost: 0.035454135, cost_count: 292, time: 0.004912286, action: Reflection</text:p>
          </table:table-cell>
          <table:table-cell table:formula="of:=IF([.B479]=1;&quot;&quot;;MID([.B479];43;9))" office:value-type="string" office:string-value="0.0354541" calcext:value-type="string">
            <text:p>0.0354541</text:p>
          </table:table-cell>
          <table:table-cell table:formula="of:=IF([.B479]=1;&quot;&quot;;[.A479])" office:value-type="float" office:value="292" calcext:value-type="float">
            <text:p>292</text:p>
          </table:table-cell>
        </table:table-row>
        <table:table-row table:style-name="ro1">
          <table:table-cell table:formula="of:=COUNTIF([.B$1:.B480];&quot;=1&quot;)"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formula="of:=IF([.B480]=1;&quot;&quot;;MID([.B480];43;9))">
            <text:p/>
          </table:table-cell>
          <table:table-cell table:formula="of:=IF([.B480]=1;&quot;&quot;;[.A480])">
            <text:p/>
          </table:table-cell>
        </table:table-row>
        <table:table-row table:style-name="ro1">
          <table:table-cell table:formula="of:=COUNTIF([.B$1:.B481];&quot;=1&quot;)" office:value-type="float" office:value="293" calcext:value-type="float">
            <text:p>293</text:p>
          </table:table-cell>
          <table:table-cell office:value-type="string" calcext:value-type="string">
            <text:p>May 08 10:50:54.849 INFO iter: 186, cost: 0.035454135, best_cost: 0.035454135, cost_count: 293, action: Reflection, time: 0.00403535</text:p>
          </table:table-cell>
          <table:table-cell table:formula="of:=IF([.B481]=1;&quot;&quot;;MID([.B481];43;9))" office:value-type="string" office:string-value="0.0354541" calcext:value-type="string">
            <text:p>0.0354541</text:p>
          </table:table-cell>
          <table:table-cell table:formula="of:=IF([.B481]=1;&quot;&quot;;[.A481])" office:value-type="float" office:value="293" calcext:value-type="float">
            <text:p>293</text:p>
          </table:table-cell>
        </table:table-row>
        <table:table-row table:style-name="ro1">
          <table:table-cell table:formula="of:=COUNTIF([.B$1:.B482];&quot;=1&quot;)"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formula="of:=IF([.B482]=1;&quot;&quot;;MID([.B482];43;9))">
            <text:p/>
          </table:table-cell>
          <table:table-cell table:formula="of:=IF([.B482]=1;&quot;&quot;;[.A482])">
            <text:p/>
          </table:table-cell>
        </table:table-row>
        <table:table-row table:style-name="ro1">
          <table:table-cell table:formula="of:=COUNTIF([.B$1:.B483];&quot;=1&quot;)"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formula="of:=IF([.B483]=1;&quot;&quot;;MID([.B483];43;9))">
            <text:p/>
          </table:table-cell>
          <table:table-cell table:formula="of:=IF([.B483]=1;&quot;&quot;;[.A483])">
            <text:p/>
          </table:table-cell>
        </table:table-row>
        <table:table-row table:style-name="ro1">
          <table:table-cell table:formula="of:=COUNTIF([.B$1:.B484];&quot;=1&quot;)" office:value-type="float" office:value="295" calcext:value-type="float">
            <text:p>295</text:p>
          </table:table-cell>
          <table:table-cell office:value-type="string" calcext:value-type="string">
            <text:p>May 08 10:50:54.858 INFO iter: 187, cost: 0.035454135, best_cost: 0.035454135, cost_count: 295, time: 0.008349973, action: ContractionOutside</text:p>
          </table:table-cell>
          <table:table-cell table:formula="of:=IF([.B484]=1;&quot;&quot;;MID([.B484];43;9))" office:value-type="string" office:string-value="0.0354541" calcext:value-type="string">
            <text:p>0.0354541</text:p>
          </table:table-cell>
          <table:table-cell table:formula="of:=IF([.B484]=1;&quot;&quot;;[.A484])" office:value-type="float" office:value="295" calcext:value-type="float">
            <text:p>295</text:p>
          </table:table-cell>
        </table:table-row>
        <table:table-row table:style-name="ro1">
          <table:table-cell table:formula="of:=COUNTIF([.B$1:.B485];&quot;=1&quot;)"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formula="of:=IF([.B485]=1;&quot;&quot;;MID([.B485];43;9))">
            <text:p/>
          </table:table-cell>
          <table:table-cell table:formula="of:=IF([.B485]=1;&quot;&quot;;[.A485])">
            <text:p/>
          </table:table-cell>
        </table:table-row>
        <table:table-row table:style-name="ro1">
          <table:table-cell table:formula="of:=COUNTIF([.B$1:.B486];&quot;=1&quot;)"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formula="of:=IF([.B486]=1;&quot;&quot;;MID([.B486];43;9))">
            <text:p/>
          </table:table-cell>
          <table:table-cell table:formula="of:=IF([.B486]=1;&quot;&quot;;[.A486])">
            <text:p/>
          </table:table-cell>
        </table:table-row>
        <table:table-row table:style-name="ro1">
          <table:table-cell table:formula="of:=COUNTIF([.B$1:.B487];&quot;=1&quot;)" office:value-type="float" office:value="297" calcext:value-type="float">
            <text:p>297</text:p>
          </table:table-cell>
          <table:table-cell office:value-type="string" calcext:value-type="string">
            <text:p>May 08 10:50:54.866 INFO iter: 188, cost: 0.027155953, best_cost: 0.027155953, cost_count: 297, time: 0.008645397, action: Expansion</text:p>
          </table:table-cell>
          <table:table-cell table:formula="of:=IF([.B487]=1;&quot;&quot;;MID([.B487];43;9))" office:value-type="string" office:string-value="0.0271559" calcext:value-type="string">
            <text:p>0.0271559</text:p>
          </table:table-cell>
          <table:table-cell table:formula="of:=IF([.B487]=1;&quot;&quot;;[.A487])" office:value-type="float" office:value="297" calcext:value-type="float">
            <text:p>297</text:p>
          </table:table-cell>
        </table:table-row>
        <table:table-row table:style-name="ro1">
          <table:table-cell table:formula="of:=COUNTIF([.B$1:.B488];&quot;=1&quot;)"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IF([.B488]=1;&quot;&quot;;MID([.B488];43;9))">
            <text:p/>
          </table:table-cell>
          <table:table-cell table:formula="of:=IF([.B488]=1;&quot;&quot;;[.A488])">
            <text:p/>
          </table:table-cell>
        </table:table-row>
        <table:table-row table:style-name="ro1">
          <table:table-cell table:formula="of:=COUNTIF([.B$1:.B489];&quot;=1&quot;)" office:value-type="float" office:value="298" calcext:value-type="float">
            <text:p>298</text:p>
          </table:table-cell>
          <table:table-cell office:value-type="string" calcext:value-type="string">
            <text:p>May 08 10:50:54.870 INFO iter: 189, cost: 0.027155953, best_cost: 0.027155953, cost_count: 298, time: 0.00380178, action: Reflection</text:p>
          </table:table-cell>
          <table:table-cell table:formula="of:=IF([.B489]=1;&quot;&quot;;MID([.B489];43;9))" office:value-type="string" office:string-value="0.0271559" calcext:value-type="string">
            <text:p>0.0271559</text:p>
          </table:table-cell>
          <table:table-cell table:formula="of:=IF([.B489]=1;&quot;&quot;;[.A489])" office:value-type="float" office:value="298" calcext:value-type="float">
            <text:p>298</text:p>
          </table:table-cell>
        </table:table-row>
        <table:table-row table:style-name="ro1">
          <table:table-cell table:formula="of:=COUNTIF([.B$1:.B490];&quot;=1&quot;)"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IF([.B490]=1;&quot;&quot;;MID([.B490];43;9))">
            <text:p/>
          </table:table-cell>
          <table:table-cell table:formula="of:=IF([.B490]=1;&quot;&quot;;[.A490])">
            <text:p/>
          </table:table-cell>
        </table:table-row>
        <table:table-row table:style-name="ro1">
          <table:table-cell table:formula="of:=COUNTIF([.B$1:.B491];&quot;=1&quot;)" office:value-type="float" office:value="299" calcext:value-type="float">
            <text:p>299</text:p>
          </table:table-cell>
          <table:table-cell office:value-type="string" calcext:value-type="string">
            <text:p>May 08 10:50:54.875 INFO iter: 190, cost: 0.027155953, best_cost: 0.027155953, cost_count: 299, action: Reflection, time: 0.004935745</text:p>
          </table:table-cell>
          <table:table-cell table:formula="of:=IF([.B491]=1;&quot;&quot;;MID([.B491];43;9))" office:value-type="string" office:string-value="0.0271559" calcext:value-type="string">
            <text:p>0.0271559</text:p>
          </table:table-cell>
          <table:table-cell table:formula="of:=IF([.B491]=1;&quot;&quot;;[.A491])" office:value-type="float" office:value="299" calcext:value-type="float">
            <text:p>299</text:p>
          </table:table-cell>
        </table:table-row>
        <table:table-row table:style-name="ro1">
          <table:table-cell table:formula="of:=COUNTIF([.B$1:.B492];&quot;=1&quot;)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IF([.B492]=1;&quot;&quot;;MID([.B492];43;9))">
            <text:p/>
          </table:table-cell>
          <table:table-cell table:formula="of:=IF([.B492]=1;&quot;&quot;;[.A492])">
            <text:p/>
          </table:table-cell>
        </table:table-row>
        <table:table-row table:style-name="ro1">
          <table:table-cell table:formula="of:=COUNTIF([.B$1:.B493];&quot;=1&quot;)" office:value-type="float" office:value="300" calcext:value-type="float">
            <text:p>300</text:p>
          </table:table-cell>
          <table:table-cell office:value-type="string" calcext:value-type="string">
            <text:p>May 08 10:50:54.880 INFO iter: 191, cost: 0.027155953, best_cost: 0.027155953, cost_count: 300, time: 0.005065164, action: Reflection</text:p>
          </table:table-cell>
          <table:table-cell table:formula="of:=IF([.B493]=1;&quot;&quot;;MID([.B493];43;9))" office:value-type="string" office:string-value="0.0271559" calcext:value-type="string">
            <text:p>0.0271559</text:p>
          </table:table-cell>
          <table:table-cell table:formula="of:=IF([.B493]=1;&quot;&quot;;[.A493])" office:value-type="float" office:value="300" calcext:value-type="float">
            <text:p>300</text:p>
          </table:table-cell>
        </table:table-row>
        <table:table-row table:style-name="ro1">
          <table:table-cell table:formula="of:=COUNTIF([.B$1:.B494];&quot;=1&quot;)"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table:formula="of:=IF([.B494]=1;&quot;&quot;;MID([.B494];43;9))">
            <text:p/>
          </table:table-cell>
          <table:table-cell table:formula="of:=IF([.B494]=1;&quot;&quot;;[.A494])">
            <text:p/>
          </table:table-cell>
        </table:table-row>
        <table:table-row table:style-name="ro1">
          <table:table-cell table:formula="of:=COUNTIF([.B$1:.B495];&quot;=1&quot;)" office:value-type="float" office:value="301" calcext:value-type="float">
            <text:p>301</text:p>
          </table:table-cell>
          <table:table-cell office:value-type="string" calcext:value-type="string">
            <text:p>May 08 10:50:54.884 INFO iter: 192, cost: 0.027155953, best_cost: 0.027155953, cost_count: 301, time: 0.004078628, action: Reflection</text:p>
          </table:table-cell>
          <table:table-cell table:formula="of:=IF([.B495]=1;&quot;&quot;;MID([.B495];43;9))" office:value-type="string" office:string-value="0.0271559" calcext:value-type="string">
            <text:p>0.0271559</text:p>
          </table:table-cell>
          <table:table-cell table:formula="of:=IF([.B495]=1;&quot;&quot;;[.A495])" office:value-type="float" office:value="301" calcext:value-type="float">
            <text:p>301</text:p>
          </table:table-cell>
        </table:table-row>
        <table:table-row table:style-name="ro1">
          <table:table-cell table:formula="of:=COUNTIF([.B$1:.B496];&quot;=1&quot;)"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formula="of:=IF([.B496]=1;&quot;&quot;;MID([.B496];43;9))">
            <text:p/>
          </table:table-cell>
          <table:table-cell table:formula="of:=IF([.B496]=1;&quot;&quot;;[.A496])">
            <text:p/>
          </table:table-cell>
        </table:table-row>
        <table:table-row table:style-name="ro1">
          <table:table-cell table:formula="of:=COUNTIF([.B$1:.B497];&quot;=1&quot;)" office:value-type="float" office:value="302" calcext:value-type="float">
            <text:p>302</text:p>
          </table:table-cell>
          <table:table-cell office:value-type="string" calcext:value-type="string">
            <text:p>May 08 10:50:54.889 INFO iter: 193, cost: 0.027155953, best_cost: 0.027155953, cost_count: 302, time: 0.004171766, action: Reflection</text:p>
          </table:table-cell>
          <table:table-cell table:formula="of:=IF([.B497]=1;&quot;&quot;;MID([.B497];43;9))" office:value-type="string" office:string-value="0.0271559" calcext:value-type="string">
            <text:p>0.0271559</text:p>
          </table:table-cell>
          <table:table-cell table:formula="of:=IF([.B497]=1;&quot;&quot;;[.A497])" office:value-type="float" office:value="302" calcext:value-type="float">
            <text:p>302</text:p>
          </table:table-cell>
        </table:table-row>
        <table:table-row table:style-name="ro1">
          <table:table-cell table:formula="of:=COUNTIF([.B$1:.B498];&quot;=1&quot;)"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formula="of:=IF([.B498]=1;&quot;&quot;;MID([.B498];43;9))">
            <text:p/>
          </table:table-cell>
          <table:table-cell table:formula="of:=IF([.B498]=1;&quot;&quot;;[.A498])">
            <text:p/>
          </table:table-cell>
        </table:table-row>
        <table:table-row table:style-name="ro1">
          <table:table-cell table:formula="of:=COUNTIF([.B$1:.B499];&quot;=1&quot;)" office:value-type="float" office:value="303" calcext:value-type="float">
            <text:p>303</text:p>
          </table:table-cell>
          <table:table-cell office:value-type="string" calcext:value-type="string">
            <text:p>May 08 10:50:54.894 INFO iter: 194, cost: 0.027155953, best_cost: 0.027155953, cost_count: 303, action: Reflection, time: 0.005708939</text:p>
          </table:table-cell>
          <table:table-cell table:formula="of:=IF([.B499]=1;&quot;&quot;;MID([.B499];43;9))" office:value-type="string" office:string-value="0.0271559" calcext:value-type="string">
            <text:p>0.0271559</text:p>
          </table:table-cell>
          <table:table-cell table:formula="of:=IF([.B499]=1;&quot;&quot;;[.A499])" office:value-type="float" office:value="303" calcext:value-type="float">
            <text:p>303</text:p>
          </table:table-cell>
        </table:table-row>
        <table:table-row table:style-name="ro1">
          <table:table-cell table:formula="of:=COUNTIF([.B$1:.B500];&quot;=1&quot;)"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formula="of:=IF([.B500]=1;&quot;&quot;;MID([.B500];43;9))">
            <text:p/>
          </table:table-cell>
          <table:table-cell table:formula="of:=IF([.B500]=1;&quot;&quot;;[.A500])">
            <text:p/>
          </table:table-cell>
        </table:table-row>
        <table:table-row table:style-name="ro1">
          <table:table-cell table:formula="of:=COUNTIF([.B$1:.B501];&quot;=1&quot;)"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formula="of:=IF([.B501]=1;&quot;&quot;;MID([.B501];43;9))">
            <text:p/>
          </table:table-cell>
          <table:table-cell table:formula="of:=IF([.B501]=1;&quot;&quot;;[.A501])">
            <text:p/>
          </table:table-cell>
        </table:table-row>
        <table:table-row table:style-name="ro1">
          <table:table-cell table:formula="of:=COUNTIF([.B$1:.B502];&quot;=1&quot;)" office:value-type="float" office:value="305" calcext:value-type="float">
            <text:p>305</text:p>
          </table:table-cell>
          <table:table-cell office:value-type="string" calcext:value-type="string">
            <text:p>May 08 10:50:54.903 INFO iter: 195, cost: 0.027155953, best_cost: 0.027155953, cost_count: 305, action: ContractionOutside, time: 0.008100259</text:p>
          </table:table-cell>
          <table:table-cell table:formula="of:=IF([.B502]=1;&quot;&quot;;MID([.B502];43;9))" office:value-type="string" office:string-value="0.0271559" calcext:value-type="string">
            <text:p>0.0271559</text:p>
          </table:table-cell>
          <table:table-cell table:formula="of:=IF([.B502]=1;&quot;&quot;;[.A502])" office:value-type="float" office:value="305" calcext:value-type="float">
            <text:p>305</text:p>
          </table:table-cell>
        </table:table-row>
        <table:table-row table:style-name="ro1">
          <table:table-cell table:formula="of:=COUNTIF([.B$1:.B503];&quot;=1&quot;)"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formula="of:=IF([.B503]=1;&quot;&quot;;MID([.B503];43;9))">
            <text:p/>
          </table:table-cell>
          <table:table-cell table:formula="of:=IF([.B503]=1;&quot;&quot;;[.A503])">
            <text:p/>
          </table:table-cell>
        </table:table-row>
        <table:table-row table:style-name="ro1">
          <table:table-cell table:formula="of:=COUNTIF([.B$1:.B504];&quot;=1&quot;)"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formula="of:=IF([.B504]=1;&quot;&quot;;MID([.B504];43;9))">
            <text:p/>
          </table:table-cell>
          <table:table-cell table:formula="of:=IF([.B504]=1;&quot;&quot;;[.A504])">
            <text:p/>
          </table:table-cell>
        </table:table-row>
        <table:table-row table:style-name="ro1">
          <table:table-cell table:formula="of:=COUNTIF([.B$1:.B505];&quot;=1&quot;)" office:value-type="float" office:value="307" calcext:value-type="float">
            <text:p>307</text:p>
          </table:table-cell>
          <table:table-cell office:value-type="string" calcext:value-type="string">
            <text:p>May 08 10:50:54.911 INFO iter: 196, cost: 0.027155953, best_cost: 0.027155953, cost_count: 307, time: 0.008903203, action: ContractionInside</text:p>
          </table:table-cell>
          <table:table-cell table:formula="of:=IF([.B505]=1;&quot;&quot;;MID([.B505];43;9))" office:value-type="string" office:string-value="0.0271559" calcext:value-type="string">
            <text:p>0.0271559</text:p>
          </table:table-cell>
          <table:table-cell table:formula="of:=IF([.B505]=1;&quot;&quot;;[.A505])" office:value-type="float" office:value="307" calcext:value-type="float">
            <text:p>307</text:p>
          </table:table-cell>
        </table:table-row>
        <table:table-row table:style-name="ro1">
          <table:table-cell table:formula="of:=COUNTIF([.B$1:.B506];&quot;=1&quot;)"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formula="of:=IF([.B506]=1;&quot;&quot;;MID([.B506];43;9))">
            <text:p/>
          </table:table-cell>
          <table:table-cell table:formula="of:=IF([.B506]=1;&quot;&quot;;[.A506])">
            <text:p/>
          </table:table-cell>
        </table:table-row>
        <table:table-row table:style-name="ro1">
          <table:table-cell table:formula="of:=COUNTIF([.B$1:.B507];&quot;=1&quot;)" office:value-type="float" office:value="308" calcext:value-type="float">
            <text:p>308</text:p>
          </table:table-cell>
          <table:table-cell office:value-type="string" calcext:value-type="string">
            <text:p>May 08 10:50:54.916 INFO iter: 197, cost: 0.027155953, best_cost: 0.027155953, cost_count: 308, time: 0.004102482, action: Reflection</text:p>
          </table:table-cell>
          <table:table-cell table:formula="of:=IF([.B507]=1;&quot;&quot;;MID([.B507];43;9))" office:value-type="string" office:string-value="0.0271559" calcext:value-type="string">
            <text:p>0.0271559</text:p>
          </table:table-cell>
          <table:table-cell table:formula="of:=IF([.B507]=1;&quot;&quot;;[.A507])" office:value-type="float" office:value="308" calcext:value-type="float">
            <text:p>308</text:p>
          </table:table-cell>
        </table:table-row>
        <table:table-row table:style-name="ro1">
          <table:table-cell table:formula="of:=COUNTIF([.B$1:.B508];&quot;=1&quot;)"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formula="of:=IF([.B508]=1;&quot;&quot;;MID([.B508];43;9))">
            <text:p/>
          </table:table-cell>
          <table:table-cell table:formula="of:=IF([.B508]=1;&quot;&quot;;[.A508])">
            <text:p/>
          </table:table-cell>
        </table:table-row>
        <table:table-row table:style-name="ro1">
          <table:table-cell table:formula="of:=COUNTIF([.B$1:.B509];&quot;=1&quot;)" office:value-type="float" office:value="309" calcext:value-type="float">
            <text:p>309</text:p>
          </table:table-cell>
          <table:table-cell office:value-type="string" calcext:value-type="string">
            <text:p>May 08 10:50:54.919 INFO iter: 198, cost: 0.027155953, best_cost: 0.027155953, cost_count: 309, time: 0.003678411, action: Reflection</text:p>
          </table:table-cell>
          <table:table-cell table:formula="of:=IF([.B509]=1;&quot;&quot;;MID([.B509];43;9))" office:value-type="string" office:string-value="0.0271559" calcext:value-type="string">
            <text:p>0.0271559</text:p>
          </table:table-cell>
          <table:table-cell table:formula="of:=IF([.B509]=1;&quot;&quot;;[.A509])" office:value-type="float" office:value="309" calcext:value-type="float">
            <text:p>309</text:p>
          </table:table-cell>
        </table:table-row>
        <table:table-row table:style-name="ro1">
          <table:table-cell table:formula="of:=COUNTIF([.B$1:.B510];&quot;=1&quot;)"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formula="of:=IF([.B510]=1;&quot;&quot;;MID([.B510];43;9))">
            <text:p/>
          </table:table-cell>
          <table:table-cell table:formula="of:=IF([.B510]=1;&quot;&quot;;[.A510])">
            <text:p/>
          </table:table-cell>
        </table:table-row>
        <table:table-row table:style-name="ro1">
          <table:table-cell table:formula="of:=COUNTIF([.B$1:.B511];&quot;=1&quot;)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formula="of:=IF([.B511]=1;&quot;&quot;;MID([.B511];43;9))">
            <text:p/>
          </table:table-cell>
          <table:table-cell table:formula="of:=IF([.B511]=1;&quot;&quot;;[.A511])">
            <text:p/>
          </table:table-cell>
        </table:table-row>
        <table:table-row table:style-name="ro1">
          <table:table-cell table:formula="of:=COUNTIF([.B$1:.B512];&quot;=1&quot;)" office:value-type="float" office:value="311" calcext:value-type="float">
            <text:p>311</text:p>
          </table:table-cell>
          <table:table-cell office:value-type="string" calcext:value-type="string">
            <text:p>May 08 10:50:54.929 INFO iter: 199, cost: 0.023666592, best_cost: 0.023666592, cost_count: 311, time: 0.009417809, action: Expansion</text:p>
          </table:table-cell>
          <table:table-cell table:formula="of:=IF([.B512]=1;&quot;&quot;;MID([.B512];43;9))" office:value-type="string" office:string-value="0.0236665" calcext:value-type="string">
            <text:p>0.0236665</text:p>
          </table:table-cell>
          <table:table-cell table:formula="of:=IF([.B512]=1;&quot;&quot;;[.A512])"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OptimizationResul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Solver: <text:s text:c="7"/>Nelder-Mead metho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param (best): <text:s/>[0.007655036, 0.7186488, -0.0072160987, -0.00056946743, 0.7187806, 0.0015382599, -0.001246334, 0.7197269, 0.72466755, 0.7165122, 0.71751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cost (best): <text:s text:c="2"/>0.0236665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iters (best): <text:s/>1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iters (total): 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termination: <text:s text:c="2"/>Maximum number of iterations reach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time: <text:s text:c="9"/>1.607369643s</text:p>
          </table:table-cell>
          <table:table-cell table:number-columns-repeated="2"/>
        </table:table-row>
      </table:table>
      <table:table table:name="nm_vege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4.3032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.3032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.07755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.07755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.07755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.07755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.07755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.07755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.07755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.07755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s/>3.0775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s/>3.0775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s/>3.062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s/>3.0620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s/>3.0620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s/>3.0620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s/>3.0620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s/>3.0620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s/>3.0620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s/>3.0620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s/>3.0620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s/>2.8912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s/>2.8912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s/>2.78998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s/>2.3218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s/>2.3218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s/>2.3218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<text:s/>2.3218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2.3218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<text:s/>2.2735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<text:s/>2.2616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<text:s/>2.26168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<text:s/>2.26168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<text:s/>2.26168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<text:s/>2.26168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<text:s/>2.0299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<text:s/>2.0299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<text:s/>2.02994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<text:s/>1.57485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<text:s/>1.57485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<text:s/>1.57485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<text:s/>1.57485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s/>1.57485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<text:s/>1.57485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<text:s/>1.5748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<text:s/>1.57485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<text:s/>1.57485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<text:s/>1.5748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<text:s/>1.10121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<text:s/>1.1012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<text:s/>1.10121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<text:s/>1.10121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<text:s/>1.1012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<text:s/>1.1012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<text:s/>1.1012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<text:s/>1.1012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<text:s/>1.10121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<text:s/>1.10121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<text:s/>1.10121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<text:s/>1.1012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<text:s/>1.1012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<text:s/>1.1012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<text:s/>1.1012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<text:s/>1.1012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<text:s/>0.9635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<text:s/>0.88400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<text:s/>0.88400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<text:s/>0.8840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<text:s/>0.88400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<text:s/>0.88400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<text:s/>0.884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<text:s/>0.88400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<text:s/>0.82187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<text:s/>0.82187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<text:s/>0.82187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<text:s/>0.79377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<text:s/>0.79377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<text:s/>0.79377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<text:s/>0.74292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<text:s/>0.68696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<text:s/>0.68696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<text:s/>0.68696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<text:s/>0.68696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<text:s/>0.686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<text:s/>0.60532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<text:s/>0.60532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<text:s/>0.60532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<text:s/>0.52162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<text:s/>0.521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<text:s/>0.52162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<text:s/>0.5216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<text:s/>0.51728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<text:s/>0.51728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<text:s/>0.51728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<text:s/>0.4707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<text:s/>0.47074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<text:s/>0.47074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<text:s/>0.4707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<text:s/>0.47013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<text:s/>0.46681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.305851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.30585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.305851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.305851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.305851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.305851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.305851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.305851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.305851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.305851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.305851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0.305851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.282775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.282775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.252226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.236194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.236194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.236194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0.18116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.181162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.181162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.181162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.181162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.181162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.181162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.175130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.175130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.175130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.17513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.16813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.168139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.168139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.168139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.15470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.150042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0.139034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.139034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.135227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.135227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0.135227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.135227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.11437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.114371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.103488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.103488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.103488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.098070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.094898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.094898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.086232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0.086232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0.084356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.084356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.084356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.074781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.074781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.074781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.074781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0.054913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0.054913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.054913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.054913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.054913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.054913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.054913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.054913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.054913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0.054913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0.054913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0.035509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0.035509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0.035509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0.035509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.035509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.035509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.035509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.035509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0.035509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0.035509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0.035509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.0355098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.035509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.035509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0.035454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0.035454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.035454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.035454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.035454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0.027155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0.027155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0.027155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0.027155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.02715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0.027155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.027155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0.027155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0.027155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0.027155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0.0271559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0.0236665</text:p>
          </table:table-cell>
          <table:table-cell office:value-type="float" office:value="311" calcext:value-type="float">
            <text:p>311</text:p>
          </table:table-cell>
        </table:table-row>
      </table:table>
      <table:table table:name="pso_adat" table:style-name="ta2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formula="of:=MID([.F1];79;20)" office:value-type="string" office:string-value="m Optimization" calcext:value-type="string">
            <text:p>m Optimization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1111111111111111111111111111111111111111May 08 10:59:16.910 INFO Particle Swarm Optimization</text:p>
          </table:table-cell>
        </table:table-row>
        <table:table-row table:style-name="ro1">
          <table:table-cell table:number-columns-repeated="2"/>
          <table:table-cell table:formula="of:=MID([.D2];3;9)" office:value-type="string" office:string-value="1.3003168" calcext:value-type="string">
            <text:p>1.3003168</text:p>
          </table:table-cell>
          <table:table-cell table:formula="of:=MID([.F2];79;20)" office:value-type="string" office:string-value=": 1.3003168, best_co" calcext:value-type="string">
            <text:p>: 1.3003168, best_co</text:p>
          </table:table-cell>
          <table:table-cell table:formula="of:=[.E1]+40" office:value-type="float" office:value="80" calcext:value-type="float">
            <text:p>80</text:p>
          </table:table-cell>
          <table:table-cell office:value-type="string" calcext:value-type="string">
            <text:p>1111111111111111111111111111111111111111May 08 10:59:17.109 INFO iter: 0, cost: 1.3003168, best_cost: 1.3003168, cost_count: 80, time: 0.198195775</text:p>
          </table:table-cell>
        </table:table-row>
        <table:table-row table:style-name="ro1">
          <table:table-cell table:number-columns-repeated="2"/>
          <table:table-cell table:formula="of:=MID([.D3];3;9)" office:value-type="string" office:string-value="1.3003168" calcext:value-type="string">
            <text:p>1.3003168</text:p>
          </table:table-cell>
          <table:table-cell table:formula="of:=MID([.F3];79;20)" office:value-type="string" office:string-value=": 1.3003168, best_co" calcext:value-type="string">
            <text:p>: 1.3003168, best_co</text:p>
          </table:table-cell>
          <table:table-cell table:formula="of:=[.E2]+40" office:value-type="float" office:value="120" calcext:value-type="float">
            <text:p>120</text:p>
          </table:table-cell>
          <table:table-cell office:value-type="string" calcext:value-type="string">
            <text:p>1111111111111111111111111111111111111111May 08 10:59:17.291 INFO iter: 1, cost: 1.3003168, best_cost: 1.3003168, cost_count: 120, time: 0.181098248</text:p>
          </table:table-cell>
        </table:table-row>
        <table:table-row table:style-name="ro1">
          <table:table-cell table:number-columns-repeated="2"/>
          <table:table-cell table:formula="of:=MID([.D4];3;9)" office:value-type="string" office:string-value="1.2046571" calcext:value-type="string">
            <text:p>1.2046571</text:p>
          </table:table-cell>
          <table:table-cell table:formula="of:=MID([.F4];79;20)" office:value-type="string" office:string-value=": 1.2046571, best_co" calcext:value-type="string">
            <text:p>: 1.2046571, best_co</text:p>
          </table:table-cell>
          <table:table-cell table:formula="of:=[.E3]+40" office:value-type="float" office:value="160" calcext:value-type="float">
            <text:p>160</text:p>
          </table:table-cell>
          <table:table-cell office:value-type="string" calcext:value-type="string">
            <text:p>1111111111111111111111111111111111111111May 08 10:59:17.484 INFO iter: 2, cost: 1.2046571, best_cost: 1.2046571, cost_count: 160, time: 0.193098705</text:p>
          </table:table-cell>
        </table:table-row>
        <table:table-row table:style-name="ro1">
          <table:table-cell table:number-columns-repeated="2"/>
          <table:table-cell table:formula="of:=MID([.D5];3;9)" office:value-type="string" office:string-value="1.1318892" calcext:value-type="string">
            <text:p>1.1318892</text:p>
          </table:table-cell>
          <table:table-cell table:formula="of:=MID([.F5];79;20)" office:value-type="string" office:string-value=": 1.1318892, best_co" calcext:value-type="string">
            <text:p>: 1.1318892, best_co</text:p>
          </table:table-cell>
          <table:table-cell table:formula="of:=[.E4]+40" office:value-type="float" office:value="200" calcext:value-type="float">
            <text:p>200</text:p>
          </table:table-cell>
          <table:table-cell office:value-type="string" calcext:value-type="string">
            <text:p>1111111111111111111111111111111111111111May 08 10:59:17.678 INFO iter: 3, cost: 1.1318892, best_cost: 1.1318892, cost_count: 200, time: 0.193707761</text:p>
          </table:table-cell>
        </table:table-row>
        <table:table-row table:style-name="ro1">
          <table:table-cell table:number-columns-repeated="2"/>
          <table:table-cell table:formula="of:=MID([.D6];3;9)" office:value-type="string" office:string-value="0.7597691" calcext:value-type="string">
            <text:p>0.7597691</text:p>
          </table:table-cell>
          <table:table-cell table:formula="of:=MID([.F6];79;20)" office:value-type="string" office:string-value=": 0.75976914, best_c" calcext:value-type="string">
            <text:p>: 0.75976914, best_c</text:p>
          </table:table-cell>
          <table:table-cell table:formula="of:=[.E5]+40" office:value-type="float" office:value="240" calcext:value-type="float">
            <text:p>240</text:p>
          </table:table-cell>
          <table:table-cell office:value-type="string" calcext:value-type="string">
            <text:p>1111111111111111111111111111111111111111May 08 10:59:17.872 INFO iter: 4, cost: 0.75976914, best_cost: 0.75976914, cost_count: 240, time: 0.193749964</text:p>
          </table:table-cell>
        </table:table-row>
        <table:table-row table:style-name="ro1">
          <table:table-cell table:number-columns-repeated="2"/>
          <table:table-cell table:formula="of:=MID([.D7];3;9)" office:value-type="string" office:string-value="0.6083303" calcext:value-type="string">
            <text:p>0.6083303</text:p>
          </table:table-cell>
          <table:table-cell table:formula="of:=MID([.F7];79;20)" office:value-type="string" office:string-value=": 0.6083303, best_co" calcext:value-type="string">
            <text:p>: 0.6083303, best_co</text:p>
          </table:table-cell>
          <table:table-cell table:formula="of:=[.E6]+40" office:value-type="float" office:value="280" calcext:value-type="float">
            <text:p>280</text:p>
          </table:table-cell>
          <table:table-cell office:value-type="string" calcext:value-type="string">
            <text:p>1111111111111111111111111111111111111111May 08 10:59:18.075 INFO iter: 5, cost: 0.6083303, best_cost: 0.6083303, cost_count: 280, time: 0.201094701</text:p>
          </table:table-cell>
        </table:table-row>
        <table:table-row table:style-name="ro1">
          <table:table-cell table:number-columns-repeated="2"/>
          <table:table-cell table:formula="of:=MID([.D8];3;9)" office:value-type="string" office:string-value="0.4801605" calcext:value-type="string">
            <text:p>0.4801605</text:p>
          </table:table-cell>
          <table:table-cell table:formula="of:=MID([.F8];79;20)" office:value-type="string" office:string-value=": 0.4801605, best_co" calcext:value-type="string">
            <text:p>: 0.4801605, best_co</text:p>
          </table:table-cell>
          <table:table-cell table:formula="of:=[.E7]+40" office:value-type="float" office:value="320" calcext:value-type="float">
            <text:p>320</text:p>
          </table:table-cell>
          <table:table-cell office:value-type="string" calcext:value-type="string">
            <text:p>1111111111111111111111111111111111111111May 08 10:59:18.274 INFO iter: 6, cost: 0.4801605, best_cost: 0.4801605, cost_count: 320, time: 0.200563379</text:p>
          </table:table-cell>
        </table:table-row>
        <table:table-row table:style-name="ro1">
          <table:table-cell table:number-columns-repeated="2"/>
          <table:table-cell table:formula="of:=MID([.D9];3;9)" office:value-type="string" office:string-value="0.4801605" calcext:value-type="string">
            <text:p>0.4801605</text:p>
          </table:table-cell>
          <table:table-cell table:formula="of:=MID([.F9];79;20)" office:value-type="string" office:string-value=": 0.4801605, best_co" calcext:value-type="string">
            <text:p>: 0.4801605, best_co</text:p>
          </table:table-cell>
          <table:table-cell table:formula="of:=[.E8]+40" office:value-type="float" office:value="360" calcext:value-type="float">
            <text:p>360</text:p>
          </table:table-cell>
          <table:table-cell office:value-type="string" calcext:value-type="string">
            <text:p>1111111111111111111111111111111111111111May 08 10:59:18.483 INFO iter: 7, cost: 0.4801605, best_cost: 0.4801605, cost_count: 360, time: 0.20892125</text:p>
          </table:table-cell>
        </table:table-row>
        <table:table-row table:style-name="ro1">
          <table:table-cell table:number-columns-repeated="2"/>
          <table:table-cell table:formula="of:=MID([.D10];3;9)" office:value-type="string" office:string-value="0.4122291" calcext:value-type="string">
            <text:p>0.4122291</text:p>
          </table:table-cell>
          <table:table-cell table:formula="of:=MID([.F10];79;20)" office:value-type="string" office:string-value=": 0.4122291, best_co" calcext:value-type="string">
            <text:p>: 0.4122291, best_co</text:p>
          </table:table-cell>
          <table:table-cell table:formula="of:=[.E9]+40" office:value-type="float" office:value="400" calcext:value-type="float">
            <text:p>400</text:p>
          </table:table-cell>
          <table:table-cell office:value-type="string" calcext:value-type="string">
            <text:p>1111111111111111111111111111111111111111May 08 10:59:18.681 INFO iter: 8, cost: 0.4122291, best_cost: 0.4122291, cost_count: 400, time: 0.198620135</text:p>
          </table:table-cell>
        </table:table-row>
        <table:table-row table:style-name="ro1">
          <table:table-cell table:number-columns-repeated="2"/>
          <table:table-cell table:formula="of:=MID([.D11];3;9)" office:value-type="string" office:string-value="0.3907573" calcext:value-type="string">
            <text:p>0.3907573</text:p>
          </table:table-cell>
          <table:table-cell table:formula="of:=MID([.F11];79;20)" office:value-type="string" office:string-value=": 0.39075738, best_c" calcext:value-type="string">
            <text:p>: 0.39075738, best_c</text:p>
          </table:table-cell>
          <table:table-cell table:formula="of:=[.E10]+40" office:value-type="float" office:value="440" calcext:value-type="float">
            <text:p>440</text:p>
          </table:table-cell>
          <table:table-cell office:value-type="string" calcext:value-type="string">
            <text:p>1111111111111111111111111111111111111111May 08 10:59:18.880 INFO iter: 9, cost: 0.39075738, best_cost: 0.39075738, cost_count: 440, time: 0.198260904</text:p>
          </table:table-cell>
        </table:table-row>
        <table:table-row table:style-name="ro1">
          <table:table-cell table:number-columns-repeated="2"/>
          <table:table-cell table:formula="of:=MID([.D12];4;9)" office:value-type="string" office:string-value="0.3907573" calcext:value-type="string">
            <text:p>0.3907573</text:p>
          </table:table-cell>
          <table:table-cell table:formula="of:=MID([.F12];79;20)" office:value-type="string" office:string-value="t: 0.39075738, best_" calcext:value-type="string">
            <text:p>t: 0.39075738, best_</text:p>
          </table:table-cell>
          <table:table-cell table:formula="of:=[.E11]+40" office:value-type="float" office:value="480" calcext:value-type="float">
            <text:p>480</text:p>
          </table:table-cell>
          <table:table-cell office:value-type="string" calcext:value-type="string">
            <text:p>1111111111111111111111111111111111111111May 08 10:59:19.076 INFO iter: 10, cost: 0.39075738, best_cost: 0.39075738, cost_count: 480, time: 0.196534386</text:p>
          </table:table-cell>
        </table:table-row>
        <table:table-row table:style-name="ro1">
          <table:table-cell table:number-columns-repeated="2"/>
          <table:table-cell table:formula="of:=MID([.D13];4;9)" office:value-type="string" office:string-value="0.3639190" calcext:value-type="string">
            <text:p>0.3639190</text:p>
          </table:table-cell>
          <table:table-cell table:formula="of:=MID([.F13];79;20)" office:value-type="string" office:string-value="t: 0.36391908, best_" calcext:value-type="string">
            <text:p>t: 0.36391908, best_</text:p>
          </table:table-cell>
          <table:table-cell table:formula="of:=[.E12]+40" office:value-type="float" office:value="520" calcext:value-type="float">
            <text:p>520</text:p>
          </table:table-cell>
          <table:table-cell office:value-type="string" calcext:value-type="string">
            <text:p>1111111111111111111111111111111111111111May 08 10:59:19.280 INFO iter: 11, cost: 0.36391908, best_cost: 0.36391908, cost_count: 520, time: 0.204129352</text:p>
          </table:table-cell>
        </table:table-row>
        <table:table-row table:style-name="ro1">
          <table:table-cell table:number-columns-repeated="2"/>
          <table:table-cell table:formula="of:=MID([.D14];4;9)" office:value-type="string" office:string-value="0.3639190" calcext:value-type="string">
            <text:p>0.3639190</text:p>
          </table:table-cell>
          <table:table-cell table:formula="of:=MID([.F14];79;20)" office:value-type="string" office:string-value="t: 0.36391908, best_" calcext:value-type="string">
            <text:p>t: 0.36391908, best_</text:p>
          </table:table-cell>
          <table:table-cell table:formula="of:=[.E13]+40" office:value-type="float" office:value="560" calcext:value-type="float">
            <text:p>560</text:p>
          </table:table-cell>
          <table:table-cell office:value-type="string" calcext:value-type="string">
            <text:p>1111111111111111111111111111111111111111May 08 10:59:19.478 INFO iter: 12, cost: 0.36391908, best_cost: 0.36391908, cost_count: 560, time: 0.197626565</text:p>
          </table:table-cell>
        </table:table-row>
        <table:table-row table:style-name="ro1">
          <table:table-cell table:number-columns-repeated="2"/>
          <table:table-cell table:formula="of:=MID([.D15];4;9)" office:value-type="string" office:string-value="0.3639190" calcext:value-type="string">
            <text:p>0.3639190</text:p>
          </table:table-cell>
          <table:table-cell table:formula="of:=MID([.F15];79;20)" office:value-type="string" office:string-value="t: 0.36391908, best_" calcext:value-type="string">
            <text:p>t: 0.36391908, best_</text:p>
          </table:table-cell>
          <table:table-cell table:formula="of:=[.E14]+40" office:value-type="float" office:value="600" calcext:value-type="float">
            <text:p>600</text:p>
          </table:table-cell>
          <table:table-cell office:value-type="string" calcext:value-type="string">
            <text:p>1111111111111111111111111111111111111111May 08 10:59:19.674 INFO iter: 13, cost: 0.36391908, best_cost: 0.36391908, cost_count: 600, time: 0.196061947</text:p>
          </table:table-cell>
        </table:table-row>
        <table:table-row table:style-name="ro1">
          <table:table-cell table:number-columns-repeated="2"/>
          <table:table-cell table:formula="of:=MID([.D16];4;9)" office:value-type="string" office:string-value="0.3214407" calcext:value-type="string">
            <text:p>0.3214407</text:p>
          </table:table-cell>
          <table:table-cell table:formula="of:=MID([.F16];79;20)" office:value-type="string" office:string-value="t: 0.3214407, best_c" calcext:value-type="string">
            <text:p>t: 0.3214407, best_c</text:p>
          </table:table-cell>
          <table:table-cell table:formula="of:=[.E15]+40" office:value-type="float" office:value="640" calcext:value-type="float">
            <text:p>640</text:p>
          </table:table-cell>
          <table:table-cell office:value-type="string" calcext:value-type="string">
            <text:p>1111111111111111111111111111111111111111May 08 10:59:19.863 INFO iter: 14, cost: 0.3214407, best_cost: 0.3214407, cost_count: 640, time: 0.188498886</text:p>
          </table:table-cell>
        </table:table-row>
        <table:table-row table:style-name="ro1">
          <table:table-cell table:number-columns-repeated="2"/>
          <table:table-cell table:formula="of:=MID([.D17];4;9)" office:value-type="string" office:string-value="0.3214407" calcext:value-type="string">
            <text:p>0.3214407</text:p>
          </table:table-cell>
          <table:table-cell table:formula="of:=MID([.F17];79;20)" office:value-type="string" office:string-value="t: 0.3214407, best_c" calcext:value-type="string">
            <text:p>t: 0.3214407, best_c</text:p>
          </table:table-cell>
          <table:table-cell table:formula="of:=[.E16]+40" office:value-type="float" office:value="680" calcext:value-type="float">
            <text:p>680</text:p>
          </table:table-cell>
          <table:table-cell office:value-type="string" calcext:value-type="string">
            <text:p>1111111111111111111111111111111111111111May 08 10:59:20.051 INFO iter: 15, cost: 0.3214407, best_cost: 0.3214407, cost_count: 680, time: 0.188587766</text:p>
          </table:table-cell>
        </table:table-row>
        <table:table-row table:style-name="ro1">
          <table:table-cell table:number-columns-repeated="2"/>
          <table:table-cell table:formula="of:=MID([.D18];4;9)" office:value-type="string" office:string-value="0.3164716" calcext:value-type="string">
            <text:p>0.3164716</text:p>
          </table:table-cell>
          <table:table-cell table:formula="of:=MID([.F18];79;20)" office:value-type="string" office:string-value="t: 0.31647164, best_" calcext:value-type="string">
            <text:p>t: 0.31647164, best_</text:p>
          </table:table-cell>
          <table:table-cell table:formula="of:=[.E17]+40" office:value-type="float" office:value="720" calcext:value-type="float">
            <text:p>720</text:p>
          </table:table-cell>
          <table:table-cell office:value-type="string" calcext:value-type="string">
            <text:p>1111111111111111111111111111111111111111May 08 10:59:20.236 INFO iter: 16, cost: 0.31647164, best_cost: 0.31647164, cost_count: 720, time: 0.184888021</text:p>
          </table:table-cell>
        </table:table-row>
        <table:table-row table:style-name="ro1">
          <table:table-cell table:number-columns-repeated="2"/>
          <table:table-cell table:formula="of:=MID([.D19];4;9)" office:value-type="string" office:string-value="0.2878103" calcext:value-type="string">
            <text:p>0.2878103</text:p>
          </table:table-cell>
          <table:table-cell table:formula="of:=MID([.F19];79;20)" office:value-type="string" office:string-value="t: 0.28781033, best_" calcext:value-type="string">
            <text:p>t: 0.28781033, best_</text:p>
          </table:table-cell>
          <table:table-cell table:formula="of:=[.E18]+40" office:value-type="float" office:value="760" calcext:value-type="float">
            <text:p>760</text:p>
          </table:table-cell>
          <table:table-cell office:value-type="string" calcext:value-type="string">
            <text:p>1111111111111111111111111111111111111111May 08 10:59:20.419 INFO iter: 17, cost: 0.28781033, best_cost: 0.28781033, cost_count: 760, time: 0.183249257</text:p>
          </table:table-cell>
        </table:table-row>
        <table:table-row table:style-name="ro1">
          <table:table-cell table:number-columns-repeated="2"/>
          <table:table-cell table:formula="of:=MID([.D20];4;9)" office:value-type="string" office:string-value="0.2878103" calcext:value-type="string">
            <text:p>0.2878103</text:p>
          </table:table-cell>
          <table:table-cell table:formula="of:=MID([.F20];79;20)" office:value-type="string" office:string-value="t: 0.28781033, best_" calcext:value-type="string">
            <text:p>t: 0.28781033, best_</text:p>
          </table:table-cell>
          <table:table-cell table:formula="of:=[.E19]+40" office:value-type="float" office:value="800" calcext:value-type="float">
            <text:p>800</text:p>
          </table:table-cell>
          <table:table-cell office:value-type="string" calcext:value-type="string">
            <text:p>1111111111111111111111111111111111111111May 08 10:59:20.616 INFO iter: 18, cost: 0.28781033, best_cost: 0.28781033, cost_count: 800, time: 0.196135731</text:p>
          </table:table-cell>
        </table:table-row>
        <table:table-row table:style-name="ro1">
          <table:table-cell table:number-columns-repeated="2"/>
          <table:table-cell table:formula="of:=MID([.D21];4;9)" office:value-type="string" office:string-value="0.2878103" calcext:value-type="string">
            <text:p>0.2878103</text:p>
          </table:table-cell>
          <table:table-cell table:formula="of:=MID([.F21];79;20)" office:value-type="string" office:string-value="t: 0.28781033, best_" calcext:value-type="string">
            <text:p>t: 0.28781033, best_</text:p>
          </table:table-cell>
          <table:table-cell table:formula="of:=[.E20]+40" office:value-type="float" office:value="840" calcext:value-type="float">
            <text:p>840</text:p>
          </table:table-cell>
          <table:table-cell office:value-type="string" calcext:value-type="string">
            <text:p>1111111111111111111111111111111111111111May 08 10:59:20.808 INFO iter: 19, cost: 0.28781033, best_cost: 0.28781033, cost_count: 840, time: 0.192464495</text:p>
          </table:table-cell>
        </table:table-row>
        <table:table-row table:style-name="ro1">
          <table:table-cell table:number-columns-repeated="2"/>
          <table:table-cell table:formula="of:=MID([.D22];4;9)" office:value-type="string" office:string-value="0.2878103" calcext:value-type="string">
            <text:p>0.2878103</text:p>
          </table:table-cell>
          <table:table-cell table:formula="of:=MID([.F22];79;20)" office:value-type="string" office:string-value="t: 0.28781033, best_" calcext:value-type="string">
            <text:p>t: 0.28781033, best_</text:p>
          </table:table-cell>
          <table:table-cell table:formula="of:=[.E21]+40" office:value-type="float" office:value="880" calcext:value-type="float">
            <text:p>880</text:p>
          </table:table-cell>
          <table:table-cell office:value-type="string" calcext:value-type="string">
            <text:p>1111111111111111111111111111111111111111May 08 10:59:20.990 INFO iter: 20, cost: 0.28781033, best_cost: 0.28781033, cost_count: 880, time: 0.181496202</text:p>
          </table:table-cell>
        </table:table-row>
        <table:table-row table:style-name="ro1">
          <table:table-cell table:number-columns-repeated="2"/>
          <table:table-cell table:formula="of:=MID([.D23];4;9)" office:value-type="string" office:string-value="0.2837128" calcext:value-type="string">
            <text:p>0.2837128</text:p>
          </table:table-cell>
          <table:table-cell table:formula="of:=MID([.F23];79;20)" office:value-type="string" office:string-value="t: 0.28371286, best_" calcext:value-type="string">
            <text:p>t: 0.28371286, best_</text:p>
          </table:table-cell>
          <table:table-cell table:formula="of:=[.E22]+40" office:value-type="float" office:value="920" calcext:value-type="float">
            <text:p>920</text:p>
          </table:table-cell>
          <table:table-cell office:value-type="string" calcext:value-type="string">
            <text:p>1111111111111111111111111111111111111111May 08 10:59:21.176 INFO iter: 21, cost: 0.28371286, best_cost: 0.28371286, cost_count: 920, time: 0.185333535</text:p>
          </table:table-cell>
        </table:table-row>
        <table:table-row table:style-name="ro1">
          <table:table-cell table:number-columns-repeated="2"/>
          <table:table-cell table:formula="of:=MID([.D24];4;9)" office:value-type="string" office:string-value="0.2804040" calcext:value-type="string">
            <text:p>0.2804040</text:p>
          </table:table-cell>
          <table:table-cell table:formula="of:=MID([.F24];79;20)" office:value-type="string" office:string-value="t: 0.28040403, best_" calcext:value-type="string">
            <text:p>t: 0.28040403, best_</text:p>
          </table:table-cell>
          <table:table-cell table:formula="of:=[.E23]+40" office:value-type="float" office:value="960" calcext:value-type="float">
            <text:p>960</text:p>
          </table:table-cell>
          <table:table-cell office:value-type="string" calcext:value-type="string">
            <text:p>1111111111111111111111111111111111111111May 08 10:59:21.369 INFO iter: 22, cost: 0.28040403, best_cost: 0.28040403, cost_count: 960, time: 0.193307998</text:p>
          </table:table-cell>
        </table:table-row>
        <table:table-row table:style-name="ro1">
          <table:table-cell table:number-columns-repeated="2"/>
          <table:table-cell table:formula="of:=MID([.D25];4;9)" office:value-type="string" office:string-value="0.2759177" calcext:value-type="string">
            <text:p>0.2759177</text:p>
          </table:table-cell>
          <table:table-cell table:formula="of:=MID([.F25];79;20)" office:value-type="string" office:string-value="t: 0.2759177, best_c" calcext:value-type="string">
            <text:p>t: 0.2759177, best_c</text:p>
          </table:table-cell>
          <table:table-cell table:formula="of:=[.E24]+40" office:value-type="float" office:value="1000" calcext:value-type="float">
            <text:p>1000</text:p>
          </table:table-cell>
          <table:table-cell office:value-type="string" calcext:value-type="string">
            <text:p>1111111111111111111111111111111111111111May 08 10:59:21.564 INFO iter: 23, cost: 0.2759177, best_cost: 0.2759177, cost_count: 1000, time: 0.19464845</text:p>
          </table:table-cell>
        </table:table-row>
        <table:table-row table:style-name="ro1">
          <table:table-cell table:number-columns-repeated="2"/>
          <table:table-cell table:formula="of:=MID([.D26];4;9)" office:value-type="string" office:string-value="0.2724906" calcext:value-type="string">
            <text:p>0.2724906</text:p>
          </table:table-cell>
          <table:table-cell table:formula="of:=MID([.F26];79;20)" office:value-type="string" office:string-value="t: 0.27249068, best_" calcext:value-type="string">
            <text:p>t: 0.27249068, best_</text:p>
          </table:table-cell>
          <table:table-cell table:formula="of:=[.E25]+40" office:value-type="float" office:value="1040" calcext:value-type="float">
            <text:p>1040</text:p>
          </table:table-cell>
          <table:table-cell office:value-type="string" calcext:value-type="string">
            <text:p>1111111111111111111111111111111111111111May 08 10:59:21.757 INFO iter: 24, cost: 0.27249068, best_cost: 0.27249068, cost_count: 1040, time: 0.192498025</text:p>
          </table:table-cell>
        </table:table-row>
        <table:table-row table:style-name="ro1">
          <table:table-cell table:number-columns-repeated="2"/>
          <table:table-cell table:formula="of:=MID([.D27];4;9)" office:value-type="string" office:string-value="0.2611903" calcext:value-type="string">
            <text:p>0.2611903</text:p>
          </table:table-cell>
          <table:table-cell table:formula="of:=MID([.F27];79;20)" office:value-type="string" office:string-value="t: 0.26119035, best_" calcext:value-type="string">
            <text:p>t: 0.26119035, best_</text:p>
          </table:table-cell>
          <table:table-cell table:formula="of:=[.E26]+40" office:value-type="float" office:value="1080" calcext:value-type="float">
            <text:p>1080</text:p>
          </table:table-cell>
          <table:table-cell office:value-type="string" calcext:value-type="string">
            <text:p>1111111111111111111111111111111111111111May 08 10:59:21.944 INFO iter: 25, cost: 0.26119035, best_cost: 0.26119035, cost_count: 1080, time: 0.1876713</text:p>
          </table:table-cell>
        </table:table-row>
        <table:table-row table:style-name="ro1">
          <table:table-cell table:number-columns-repeated="2"/>
          <table:table-cell table:formula="of:=MID([.D28];4;9)" office:value-type="string" office:string-value="0.2611391" calcext:value-type="string">
            <text:p>0.2611391</text:p>
          </table:table-cell>
          <table:table-cell table:formula="of:=MID([.F28];79;20)" office:value-type="string" office:string-value="t: 0.2611391, best_c" calcext:value-type="string">
            <text:p>t: 0.2611391, best_c</text:p>
          </table:table-cell>
          <table:table-cell table:formula="of:=[.E27]+40" office:value-type="float" office:value="1120" calcext:value-type="float">
            <text:p>1120</text:p>
          </table:table-cell>
          <table:table-cell office:value-type="string" calcext:value-type="string">
            <text:p>1111111111111111111111111111111111111111May 08 10:59:22.140 INFO iter: 26, cost: 0.2611391, best_cost: 0.2611391, cost_count: 1120, time: 0.195907992</text:p>
          </table:table-cell>
        </table:table-row>
        <table:table-row table:style-name="ro1">
          <table:table-cell table:number-columns-repeated="2"/>
          <table:table-cell table:formula="of:=MID([.D29];4;9)" office:value-type="string" office:string-value="0.2611391" calcext:value-type="string">
            <text:p>0.2611391</text:p>
          </table:table-cell>
          <table:table-cell table:formula="of:=MID([.F29];79;20)" office:value-type="string" office:string-value="t: 0.2611391, best_c" calcext:value-type="string">
            <text:p>t: 0.2611391, best_c</text:p>
          </table:table-cell>
          <table:table-cell table:formula="of:=[.E28]+40" office:value-type="float" office:value="1160" calcext:value-type="float">
            <text:p>1160</text:p>
          </table:table-cell>
          <table:table-cell office:value-type="string" calcext:value-type="string">
            <text:p>1111111111111111111111111111111111111111May 08 10:59:22.330 INFO iter: 27, cost: 0.2611391, best_cost: 0.2611391, cost_count: 1160, time: 0.190272975</text:p>
          </table:table-cell>
        </table:table-row>
        <table:table-row table:style-name="ro1">
          <table:table-cell table:number-columns-repeated="2"/>
          <table:table-cell table:formula="of:=MID([.D30];4;9)" office:value-type="string" office:string-value="0.2589434" calcext:value-type="string">
            <text:p>0.2589434</text:p>
          </table:table-cell>
          <table:table-cell table:formula="of:=MID([.F30];79;20)" office:value-type="string" office:string-value="t: 0.25894344, best_" calcext:value-type="string">
            <text:p>t: 0.25894344, best_</text:p>
          </table:table-cell>
          <table:table-cell table:formula="of:=[.E29]+40" office:value-type="float" office:value="1200" calcext:value-type="float">
            <text:p>1200</text:p>
          </table:table-cell>
          <table:table-cell office:value-type="string" calcext:value-type="string">
            <text:p>1111111111111111111111111111111111111111May 08 10:59:22.514 INFO iter: 28, cost: 0.25894344, best_cost: 0.25894344, cost_count: 1200, time: 0.183667197</text:p>
          </table:table-cell>
        </table:table-row>
        <table:table-row table:style-name="ro1">
          <table:table-cell table:number-columns-repeated="2"/>
          <table:table-cell table:formula="of:=MID([.D31];4;9)" office:value-type="string" office:string-value="0.2544692" calcext:value-type="string">
            <text:p>0.2544692</text:p>
          </table:table-cell>
          <table:table-cell table:formula="of:=MID([.F31];79;20)" office:value-type="string" office:string-value="t: 0.25446928, best_" calcext:value-type="string">
            <text:p>t: 0.25446928, best_</text:p>
          </table:table-cell>
          <table:table-cell table:formula="of:=[.E30]+40" office:value-type="float" office:value="1240" calcext:value-type="float">
            <text:p>1240</text:p>
          </table:table-cell>
          <table:table-cell office:value-type="string" calcext:value-type="string">
            <text:p>1111111111111111111111111111111111111111May 08 10:59:22.710 INFO iter: 29, cost: 0.25446928, best_cost: 0.25446928, cost_count: 1240, time: 0.196780245</text:p>
          </table:table-cell>
        </table:table-row>
        <table:table-row table:style-name="ro1">
          <table:table-cell table:number-columns-repeated="2"/>
          <table:table-cell table:formula="of:=MID([.D32];4;9)" office:value-type="string" office:string-value="0.2528169" calcext:value-type="string">
            <text:p>0.2528169</text:p>
          </table:table-cell>
          <table:table-cell table:formula="of:=MID([.F32];79;20)" office:value-type="string" office:string-value="t: 0.25281695, best_" calcext:value-type="string">
            <text:p>t: 0.25281695, best_</text:p>
          </table:table-cell>
          <table:table-cell table:formula="of:=[.E31]+40" office:value-type="float" office:value="1280" calcext:value-type="float">
            <text:p>1280</text:p>
          </table:table-cell>
          <table:table-cell office:value-type="string" calcext:value-type="string">
            <text:p>1111111111111111111111111111111111111111May 08 10:59:22.900 INFO iter: 30, cost: 0.25281695, best_cost: 0.25281695, cost_count: 1280, time: 0.188118906</text:p>
          </table:table-cell>
        </table:table-row>
        <table:table-row table:style-name="ro1">
          <table:table-cell table:number-columns-repeated="2"/>
          <table:table-cell table:formula="of:=MID([.D33];4;9)" office:value-type="string" office:string-value="0.2451772" calcext:value-type="string">
            <text:p>0.2451772</text:p>
          </table:table-cell>
          <table:table-cell table:formula="of:=MID([.F33];79;20)" office:value-type="string" office:string-value="t: 0.24517722, best_" calcext:value-type="string">
            <text:p>t: 0.24517722, best_</text:p>
          </table:table-cell>
          <table:table-cell table:formula="of:=[.E32]+40" office:value-type="float" office:value="1320" calcext:value-type="float">
            <text:p>1320</text:p>
          </table:table-cell>
          <table:table-cell office:value-type="string" calcext:value-type="string">
            <text:p>1111111111111111111111111111111111111111May 08 10:59:23.089 INFO iter: 31, cost: 0.24517722, best_cost: 0.24517722, cost_count: 1320, time: 0.189988023</text:p>
          </table:table-cell>
        </table:table-row>
        <table:table-row table:style-name="ro1">
          <table:table-cell table:number-columns-repeated="2"/>
          <table:table-cell table:formula="of:=MID([.D34];4;9)" office:value-type="string" office:string-value="0.2451772" calcext:value-type="string">
            <text:p>0.2451772</text:p>
          </table:table-cell>
          <table:table-cell table:formula="of:=MID([.F34];79;20)" office:value-type="string" office:string-value="t: 0.24517722, best_" calcext:value-type="string">
            <text:p>t: 0.24517722, best_</text:p>
          </table:table-cell>
          <table:table-cell table:formula="of:=[.E33]+40" office:value-type="float" office:value="1360" calcext:value-type="float">
            <text:p>1360</text:p>
          </table:table-cell>
          <table:table-cell office:value-type="string" calcext:value-type="string">
            <text:p>1111111111111111111111111111111111111111May 08 10:59:23.278 INFO iter: 32, cost: 0.24517722, best_cost: 0.24517722, cost_count: 1360, time: 0.187138482</text:p>
          </table:table-cell>
        </table:table-row>
        <table:table-row table:style-name="ro1">
          <table:table-cell table:number-columns-repeated="2"/>
          <table:table-cell table:formula="of:=MID([.D35];4;9)" office:value-type="string" office:string-value="0.2451772" calcext:value-type="string">
            <text:p>0.2451772</text:p>
          </table:table-cell>
          <table:table-cell table:formula="of:=MID([.F35];79;20)" office:value-type="string" office:string-value="t: 0.24517722, best_" calcext:value-type="string">
            <text:p>t: 0.24517722, best_</text:p>
          </table:table-cell>
          <table:table-cell table:formula="of:=[.E34]+40" office:value-type="float" office:value="1400" calcext:value-type="float">
            <text:p>1400</text:p>
          </table:table-cell>
          <table:table-cell office:value-type="string" calcext:value-type="string">
            <text:p>1111111111111111111111111111111111111111May 08 10:59:23.496 INFO iter: 33, cost: 0.24517722, best_cost: 0.24517722, cost_count: 1400, time: 0.220433404</text:p>
          </table:table-cell>
        </table:table-row>
        <table:table-row table:style-name="ro1">
          <table:table-cell table:number-columns-repeated="2"/>
          <table:table-cell table:formula="of:=MID([.D36];4;9)" office:value-type="string" office:string-value="0.2451772" calcext:value-type="string">
            <text:p>0.2451772</text:p>
          </table:table-cell>
          <table:table-cell table:formula="of:=MID([.F36];79;20)" office:value-type="string" office:string-value="t: 0.24517722, best_" calcext:value-type="string">
            <text:p>t: 0.24517722, best_</text:p>
          </table:table-cell>
          <table:table-cell table:formula="of:=[.E35]+40" office:value-type="float" office:value="1440" calcext:value-type="float">
            <text:p>1440</text:p>
          </table:table-cell>
          <table:table-cell office:value-type="string" calcext:value-type="string">
            <text:p>1111111111111111111111111111111111111111May 08 10:59:23.690 INFO iter: 34, cost: 0.24517722, best_cost: 0.24517722, cost_count: 1440, time: 0.193296022</text:p>
          </table:table-cell>
        </table:table-row>
        <table:table-row table:style-name="ro1">
          <table:table-cell table:number-columns-repeated="2"/>
          <table:table-cell table:formula="of:=MID([.D37];4;9)" office:value-type="string" office:string-value="0.2451772" calcext:value-type="string">
            <text:p>0.2451772</text:p>
          </table:table-cell>
          <table:table-cell table:formula="of:=MID([.F37];79;20)" office:value-type="string" office:string-value="t: 0.24517722, best_" calcext:value-type="string">
            <text:p>t: 0.24517722, best_</text:p>
          </table:table-cell>
          <table:table-cell table:formula="of:=[.E36]+40" office:value-type="float" office:value="1480" calcext:value-type="float">
            <text:p>1480</text:p>
          </table:table-cell>
          <table:table-cell office:value-type="string" calcext:value-type="string">
            <text:p>1111111111111111111111111111111111111111May 08 10:59:23.878 INFO iter: 35, cost: 0.24517722, best_cost: 0.24517722, cost_count: 1480, time: 0.188909754</text:p>
          </table:table-cell>
        </table:table-row>
        <table:table-row table:style-name="ro1">
          <table:table-cell table:number-columns-repeated="2"/>
          <table:table-cell table:formula="of:=MID([.D38];4;9)" office:value-type="string" office:string-value="0.2451772" calcext:value-type="string">
            <text:p>0.2451772</text:p>
          </table:table-cell>
          <table:table-cell table:formula="of:=MID([.F38];79;20)" office:value-type="string" office:string-value="t: 0.24517722, best_" calcext:value-type="string">
            <text:p>t: 0.24517722, best_</text:p>
          </table:table-cell>
          <table:table-cell table:formula="of:=[.E37]+40" office:value-type="float" office:value="1520" calcext:value-type="float">
            <text:p>1520</text:p>
          </table:table-cell>
          <table:table-cell office:value-type="string" calcext:value-type="string">
            <text:p>1111111111111111111111111111111111111111May 08 10:59:24.073 INFO iter: 36, cost: 0.24517722, best_cost: 0.24517722, cost_count: 1520, time: 0.19406491</text:p>
          </table:table-cell>
        </table:table-row>
        <table:table-row table:style-name="ro1">
          <table:table-cell table:number-columns-repeated="2"/>
          <table:table-cell table:formula="of:=MID([.D39];4;9)" office:value-type="string" office:string-value="0.2448775" calcext:value-type="string">
            <text:p>0.2448775</text:p>
          </table:table-cell>
          <table:table-cell table:formula="of:=MID([.F39];79;20)" office:value-type="string" office:string-value="t: 0.24487758, best_" calcext:value-type="string">
            <text:p>t: 0.24487758, best_</text:p>
          </table:table-cell>
          <table:table-cell table:formula="of:=[.E38]+40" office:value-type="float" office:value="1560" calcext:value-type="float">
            <text:p>1560</text:p>
          </table:table-cell>
          <table:table-cell office:value-type="string" calcext:value-type="string">
            <text:p>1111111111111111111111111111111111111111May 08 10:59:24.262 INFO iter: 37, cost: 0.24487758, best_cost: 0.24487758, cost_count: 1560, time: 0.189168957</text:p>
          </table:table-cell>
        </table:table-row>
        <table:table-row table:style-name="ro1">
          <table:table-cell table:number-columns-repeated="2"/>
          <table:table-cell table:formula="of:=MID([.D40];4;9)" office:value-type="string" office:string-value="0.2448775" calcext:value-type="string">
            <text:p>0.2448775</text:p>
          </table:table-cell>
          <table:table-cell table:formula="of:=MID([.F40];79;20)" office:value-type="string" office:string-value="t: 0.24487758, best_" calcext:value-type="string">
            <text:p>t: 0.24487758, best_</text:p>
          </table:table-cell>
          <table:table-cell table:formula="of:=[.E39]+40" office:value-type="float" office:value="1600" calcext:value-type="float">
            <text:p>1600</text:p>
          </table:table-cell>
          <table:table-cell office:value-type="string" calcext:value-type="string">
            <text:p>1111111111111111111111111111111111111111May 08 10:59:24.449 INFO iter: 38, cost: 0.24487758, best_cost: 10.24487758, cost_count: 1600, time: 0.187356742</text:p>
          </table:table-cell>
        </table:table-row>
        <table:table-row table:style-name="ro1">
          <table:table-cell table:number-columns-repeated="2"/>
          <table:table-cell table:formula="of:=MID([.D41];3;9)" office:value-type="string" office:string-value="0.2448775" calcext:value-type="string">
            <text:p>0.2448775</text:p>
          </table:table-cell>
          <table:table-cell table:formula="of:=MID([.F41];79;20)" office:value-type="string" office:string-value=": 0.24487758, best_c" calcext:value-type="string">
            <text:p>: 0.24487758, best_c</text:p>
          </table:table-cell>
          <table:table-cell table:formula="of:=[.E40]+40" office:value-type="float" office:value="1640" calcext:value-type="float">
            <text:p>1640</text:p>
          </table:table-cell>
          <table:table-cell office:value-type="string" calcext:value-type="string">
            <text:p>111111111111111111111111111111111111111May 08 10:59:24.642 INFO iter: 39, cost: 0.24487758, best_cost: 0.24487758, cost_count: 1640, time: 0.192264208</text:p>
          </table:table-cell>
        </table:table-row>
        <table:table-row table:style-name="ro1">
          <table:table-cell table:number-columns-repeated="2"/>
          <table:table-cell table:formula="of:=MID([.D42];4;9)" office:value-type="string" office:string-value="0.2448775" calcext:value-type="string">
            <text:p>0.2448775</text:p>
          </table:table-cell>
          <table:table-cell table:formula="of:=MID([.F42];79;20)" office:value-type="string" office:string-value="t: 0.24487758, best_" calcext:value-type="string">
            <text:p>t: 0.24487758, best_</text:p>
          </table:table-cell>
          <table:table-cell table:formula="of:=[.E41]+40" office:value-type="float" office:value="1680" calcext:value-type="float">
            <text:p>1680</text:p>
          </table:table-cell>
          <table:table-cell office:value-type="string" calcext:value-type="string">
            <text:p>1111111111111111111111111111111111111111May 08 10:59:24.832 INFO iter: 40, cost: 0.24487758, best_cost: 0.24487758, cost_count: 1680, time: 0.190795626</text:p>
          </table:table-cell>
        </table:table-row>
        <table:table-row table:style-name="ro1">
          <table:table-cell table:number-columns-repeated="2"/>
          <table:table-cell table:formula="of:=MID([.D43];4;9)" office:value-type="string" office:string-value="0.2444950" calcext:value-type="string">
            <text:p>0.2444950</text:p>
          </table:table-cell>
          <table:table-cell table:formula="of:=MID([.F43];79;20)" office:value-type="string" office:string-value="t: 0.24449506, best_" calcext:value-type="string">
            <text:p>t: 0.24449506, best_</text:p>
          </table:table-cell>
          <table:table-cell table:formula="of:=[.E42]+40" office:value-type="float" office:value="1720" calcext:value-type="float">
            <text:p>1720</text:p>
          </table:table-cell>
          <table:table-cell office:value-type="string" calcext:value-type="string">
            <text:p>1111111111111111111111111111111111111111May 08 10:59:25.028 INFO iter: 41, cost: 0.24449506, best_cost: 0.24449506, cost_count: 1720, time: 0.194768659</text:p>
          </table:table-cell>
        </table:table-row>
        <table:table-row table:style-name="ro1">
          <table:table-cell table:number-columns-repeated="2"/>
          <table:table-cell table:formula="of:=MID([.D44];4;9)" office:value-type="string" office:string-value="0.2440607" calcext:value-type="string">
            <text:p>0.2440607</text:p>
          </table:table-cell>
          <table:table-cell table:formula="of:=MID([.F44];79;20)" office:value-type="string" office:string-value="t: 0.24406071, best_" calcext:value-type="string">
            <text:p>t: 0.24406071, best_</text:p>
          </table:table-cell>
          <table:table-cell table:formula="of:=[.E43]+40" office:value-type="float" office:value="1760" calcext:value-type="float">
            <text:p>1760</text:p>
          </table:table-cell>
          <table:table-cell office:value-type="string" calcext:value-type="string">
            <text:p>1111111111111111111111111111111111111111May 08 10:59:25.211 INFO iter: 42, cost: 0.24406071, best_cost: 0.24406071, cost_count: 1760, time: 0.183535543</text:p>
          </table:table-cell>
        </table:table-row>
        <table:table-row table:style-name="ro1">
          <table:table-cell table:number-columns-repeated="2"/>
          <table:table-cell table:formula="of:=MID([.D45];4;9)" office:value-type="string" office:string-value="0.2440607" calcext:value-type="string">
            <text:p>0.2440607</text:p>
          </table:table-cell>
          <table:table-cell table:formula="of:=MID([.F45];79;20)" office:value-type="string" office:string-value="t: 0.24406071, best_" calcext:value-type="string">
            <text:p>t: 0.24406071, best_</text:p>
          </table:table-cell>
          <table:table-cell table:formula="of:=[.E44]+40" office:value-type="float" office:value="1800" calcext:value-type="float">
            <text:p>1800</text:p>
          </table:table-cell>
          <table:table-cell office:value-type="string" calcext:value-type="string">
            <text:p>1111111111111111111111111111111111111111May 08 10:59:25.404 INFO iter: 43, cost: 0.24406071, best_cost: 0.24406071, cost_count: 1800, time: 0.192505946</text:p>
          </table:table-cell>
        </table:table-row>
        <table:table-row table:style-name="ro1">
          <table:table-cell table:number-columns-repeated="2"/>
          <table:table-cell table:formula="of:=MID([.D46];4;9)" office:value-type="string" office:string-value="0.2439602" calcext:value-type="string">
            <text:p>0.2439602</text:p>
          </table:table-cell>
          <table:table-cell table:formula="of:=MID([.F46];79;20)" office:value-type="string" office:string-value="t: 0.24396022, best_" calcext:value-type="string">
            <text:p>t: 0.24396022, best_</text:p>
          </table:table-cell>
          <table:table-cell table:formula="of:=[.E45]+40" office:value-type="float" office:value="1840" calcext:value-type="float">
            <text:p>1840</text:p>
          </table:table-cell>
          <table:table-cell office:value-type="string" calcext:value-type="string">
            <text:p>1111111111111111111111111111111111111111May 08 10:59:25.598 INFO iter: 44, cost: 0.24396022, best_cost: 0.24396022, cost_count: 1840, time: 0.193911194</text:p>
          </table:table-cell>
        </table:table-row>
        <table:table-row table:style-name="ro1">
          <table:table-cell table:number-columns-repeated="2"/>
          <table:table-cell table:formula="of:=MID([.D47];4;9)" office:value-type="string" office:string-value="0.2438234" calcext:value-type="string">
            <text:p>0.2438234</text:p>
          </table:table-cell>
          <table:table-cell table:formula="of:=MID([.F47];79;20)" office:value-type="string" office:string-value="t: 0.24382341, best_" calcext:value-type="string">
            <text:p>t: 0.24382341, best_</text:p>
          </table:table-cell>
          <table:table-cell table:formula="of:=[.E46]+40" office:value-type="float" office:value="1880" calcext:value-type="float">
            <text:p>1880</text:p>
          </table:table-cell>
          <table:table-cell office:value-type="string" calcext:value-type="string">
            <text:p>1111111111111111111111111111111111111111May 08 10:59:25.790 INFO iter: 45, cost: 0.24382341, best_cost: 0.24382341, cost_count: 1880, time: 0.191382781</text:p>
          </table:table-cell>
        </table:table-row>
        <table:table-row table:style-name="ro1">
          <table:table-cell table:number-columns-repeated="2"/>
          <table:table-cell table:formula="of:=MID([.D48];4;9)" office:value-type="string" office:string-value="0.2437131" calcext:value-type="string">
            <text:p>0.2437131</text:p>
          </table:table-cell>
          <table:table-cell table:formula="of:=MID([.F48];79;20)" office:value-type="string" office:string-value="t: 0.24371319, best_" calcext:value-type="string">
            <text:p>t: 0.24371319, best_</text:p>
          </table:table-cell>
          <table:table-cell table:formula="of:=[.E47]+40" office:value-type="float" office:value="1920" calcext:value-type="float">
            <text:p>1920</text:p>
          </table:table-cell>
          <table:table-cell office:value-type="string" calcext:value-type="string">
            <text:p>1111111111111111111111111111111111111111May 08 10:59:25.979 INFO iter: 46, cost: 0.24371319, best_cost: 0.24371319, cost_count: 1920, time: 0.189392975</text:p>
          </table:table-cell>
        </table:table-row>
        <table:table-row table:style-name="ro1">
          <table:table-cell table:number-columns-repeated="2"/>
          <table:table-cell table:formula="of:=MID([.D49];4;9)" office:value-type="string" office:string-value="0.2434851" calcext:value-type="string">
            <text:p>0.2434851</text:p>
          </table:table-cell>
          <table:table-cell table:formula="of:=MID([.F49];79;20)" office:value-type="string" office:string-value="t: 0.24348518, best_" calcext:value-type="string">
            <text:p>t: 0.24348518, best_</text:p>
          </table:table-cell>
          <table:table-cell table:formula="of:=[.E48]+40" office:value-type="float" office:value="1960" calcext:value-type="float">
            <text:p>1960</text:p>
          </table:table-cell>
          <table:table-cell office:value-type="string" calcext:value-type="string">
            <text:p>1111111111111111111111111111111111111111May 08 10:59:26.168 INFO iter: 47, cost: 0.24348518, best_cost: 0.24348518, cost_count: 1960, time: 0.188111055</text:p>
          </table:table-cell>
        </table:table-row>
        <table:table-row table:style-name="ro1">
          <table:table-cell table:number-columns-repeated="2"/>
          <table:table-cell table:formula="of:=MID([.D50];4;9)" office:value-type="string" office:string-value="0.2434851" calcext:value-type="string">
            <text:p>0.2434851</text:p>
          </table:table-cell>
          <table:table-cell table:formula="of:=MID([.F50];79;20)" office:value-type="string" office:string-value="t: 0.24348518, best_" calcext:value-type="string">
            <text:p>t: 0.24348518, best_</text:p>
          </table:table-cell>
          <table:table-cell table:formula="of:=[.E49]+40" office:value-type="float" office:value="2000" calcext:value-type="float">
            <text:p>2000</text:p>
          </table:table-cell>
          <table:table-cell office:value-type="string" calcext:value-type="string">
            <text:p>1111111111111111111111111111111111111111May 08 10:59:26.358 INFO iter: 48, cost: 0.24348518, best_cost: 0.24348518, cost_count: 2000, time: 0.190000699</text:p>
          </table:table-cell>
        </table:table-row>
        <table:table-row table:style-name="ro1">
          <table:table-cell table:number-columns-repeated="2"/>
          <table:table-cell table:formula="of:=MID([.D51];4;9)" office:value-type="string" office:string-value="0.2434851" calcext:value-type="string">
            <text:p>0.2434851</text:p>
          </table:table-cell>
          <table:table-cell table:formula="of:=MID([.F51];79;20)" office:value-type="string" office:string-value="t: 0.24348518, best_" calcext:value-type="string">
            <text:p>t: 0.24348518, best_</text:p>
          </table:table-cell>
          <table:table-cell table:formula="of:=[.E50]+40" office:value-type="float" office:value="2040" calcext:value-type="float">
            <text:p>2040</text:p>
          </table:table-cell>
          <table:table-cell office:value-type="string" calcext:value-type="string">
            <text:p>1111111111111111111111111111111111111111May 08 10:59:26.552 INFO iter: 49, cost: 0.24348518, best_cost: 0.24348518, cost_count: 2040, time: 0.193567959</text:p>
          </table:table-cell>
        </table:table-row>
        <table:table-row table:style-name="ro1">
          <table:table-cell table:number-columns-repeated="2"/>
          <table:table-cell table:formula="of:=MID([.D52];4;9)" office:value-type="string" office:string-value="0.2434851" calcext:value-type="string">
            <text:p>0.2434851</text:p>
          </table:table-cell>
          <table:table-cell table:formula="of:=MID([.F52];79;20)" office:value-type="string" office:string-value="t: 0.24348518, best_" calcext:value-type="string">
            <text:p>t: 0.24348518, best_</text:p>
          </table:table-cell>
          <table:table-cell table:formula="of:=[.E51]+40" office:value-type="float" office:value="2080" calcext:value-type="float">
            <text:p>2080</text:p>
          </table:table-cell>
          <table:table-cell office:value-type="string" calcext:value-type="string">
            <text:p>1111111111111111111111111111111111111111May 08 10:59:26.745 INFO iter: 50, cost: 0.24348518, best_cost: 0.24348518, cost_count: 2080, time: 0.192661479</text:p>
          </table:table-cell>
        </table:table-row>
        <table:table-row table:style-name="ro1">
          <table:table-cell table:number-columns-repeated="2"/>
          <table:table-cell table:formula="of:=MID([.D53];4;9)" office:value-type="string" office:string-value="0.2434528" calcext:value-type="string">
            <text:p>0.2434528</text:p>
          </table:table-cell>
          <table:table-cell table:formula="of:=MID([.F53];79;20)" office:value-type="string" office:string-value="t: 0.24345286, best_" calcext:value-type="string">
            <text:p>t: 0.24345286, best_</text:p>
          </table:table-cell>
          <table:table-cell table:formula="of:=[.E52]+40" office:value-type="float" office:value="2120" calcext:value-type="float">
            <text:p>2120</text:p>
          </table:table-cell>
          <table:table-cell office:value-type="string" calcext:value-type="string">
            <text:p>1111111111111111111111111111111111111111May 08 10:59:26.937 INFO iter: 51, cost: 0.24345286, best_cost: 0.24345286, cost_count: 2120, time: 0.19215142</text:p>
          </table:table-cell>
        </table:table-row>
        <table:table-row table:style-name="ro1">
          <table:table-cell table:number-columns-repeated="2"/>
          <table:table-cell table:formula="of:=MID([.D54];4;9)" office:value-type="string" office:string-value="0.2434528" calcext:value-type="string">
            <text:p>0.2434528</text:p>
          </table:table-cell>
          <table:table-cell table:formula="of:=MID([.F54];79;20)" office:value-type="string" office:string-value="t: 0.24345286, best_" calcext:value-type="string">
            <text:p>t: 0.24345286, best_</text:p>
          </table:table-cell>
          <table:table-cell table:formula="of:=[.E53]+40" office:value-type="float" office:value="2160" calcext:value-type="float">
            <text:p>2160</text:p>
          </table:table-cell>
          <table:table-cell office:value-type="string" calcext:value-type="string">
            <text:p>1111111111111111111111111111111111111111May 08 10:59:27.133 INFO iter: 52, cost: 0.24345286, best_cost: 0.24345286, cost_count: 2160, time: 0.196351074</text:p>
          </table:table-cell>
        </table:table-row>
        <table:table-row table:style-name="ro1">
          <table:table-cell table:number-columns-repeated="2"/>
          <table:table-cell table:formula="of:=MID([.D55];4;9)" office:value-type="string" office:string-value="0.2434528" calcext:value-type="string">
            <text:p>0.2434528</text:p>
          </table:table-cell>
          <table:table-cell table:formula="of:=MID([.F55];79;20)" office:value-type="string" office:string-value="t: 0.24345286, best_" calcext:value-type="string">
            <text:p>t: 0.24345286, best_</text:p>
          </table:table-cell>
          <table:table-cell table:formula="of:=[.E54]+40" office:value-type="float" office:value="2200" calcext:value-type="float">
            <text:p>2200</text:p>
          </table:table-cell>
          <table:table-cell office:value-type="string" calcext:value-type="string">
            <text:p>1111111111111111111111111111111111111111May 08 10:59:27.335 INFO iter: 53, cost: 0.24345286, best_cost: 0.24345286, cost_count: 2200, time: 0.201914224</text:p>
          </table:table-cell>
        </table:table-row>
        <table:table-row table:style-name="ro1">
          <table:table-cell table:number-columns-repeated="2"/>
          <table:table-cell table:formula="of:=MID([.D56];4;9)" office:value-type="string" office:string-value="0.2434391" calcext:value-type="string">
            <text:p>0.2434391</text:p>
          </table:table-cell>
          <table:table-cell table:formula="of:=MID([.F56];79;20)" office:value-type="string" office:string-value="t: 0.24343917, best_" calcext:value-type="string">
            <text:p>t: 0.24343917, best_</text:p>
          </table:table-cell>
          <table:table-cell table:formula="of:=[.E55]+40" office:value-type="float" office:value="2240" calcext:value-type="float">
            <text:p>2240</text:p>
          </table:table-cell>
          <table:table-cell office:value-type="string" calcext:value-type="string">
            <text:p>1111111111111111111111111111111111111111May 08 10:59:27.550 INFO iter: 54, cost: 0.24343917, best_cost: 0.24343917, cost_count: 2240, time: 0.21475985</text:p>
          </table:table-cell>
        </table:table-row>
        <table:table-row table:style-name="ro1">
          <table:table-cell table:number-columns-repeated="2"/>
          <table:table-cell table:formula="of:=MID([.D57];4;9)" office:value-type="string" office:string-value="0.2434391" calcext:value-type="string">
            <text:p>0.2434391</text:p>
          </table:table-cell>
          <table:table-cell table:formula="of:=MID([.F57];79;20)" office:value-type="string" office:string-value="t: 0.24343917, best_" calcext:value-type="string">
            <text:p>t: 0.24343917, best_</text:p>
          </table:table-cell>
          <table:table-cell table:formula="of:=[.E56]+40" office:value-type="float" office:value="2280" calcext:value-type="float">
            <text:p>2280</text:p>
          </table:table-cell>
          <table:table-cell office:value-type="string" calcext:value-type="string">
            <text:p>1111111111111111111111111111111111111111May 08 10:59:27.739 INFO iter: 55, cost: 0.24343917, best_cost: 0.24343917, cost_count: 2280, time: 0.188694746</text:p>
          </table:table-cell>
        </table:table-row>
        <table:table-row table:style-name="ro1">
          <table:table-cell table:number-columns-repeated="2"/>
          <table:table-cell table:formula="of:=MID([.D58];4;9)" office:value-type="string" office:string-value="0.2434274" calcext:value-type="string">
            <text:p>0.2434274</text:p>
          </table:table-cell>
          <table:table-cell table:formula="of:=MID([.F58];79;20)" office:value-type="string" office:string-value="t: 0.24342741, best_" calcext:value-type="string">
            <text:p>t: 0.24342741, best_</text:p>
          </table:table-cell>
          <table:table-cell table:formula="of:=[.E57]+40" office:value-type="float" office:value="2320" calcext:value-type="float">
            <text:p>2320</text:p>
          </table:table-cell>
          <table:table-cell office:value-type="string" calcext:value-type="string">
            <text:p>1111111111111111111111111111111111111111May 08 10:59:27.934 INFO iter: 56, cost: 0.24342741, best_cost: 0.24342741, cost_count: 2320, time: 0.19463864</text:p>
          </table:table-cell>
        </table:table-row>
        <table:table-row table:style-name="ro1">
          <table:table-cell table:number-columns-repeated="2"/>
          <table:table-cell table:formula="of:=MID([.D59];4;9)" office:value-type="string" office:string-value="0.2434274" calcext:value-type="string">
            <text:p>0.2434274</text:p>
          </table:table-cell>
          <table:table-cell table:formula="of:=MID([.F59];79;20)" office:value-type="string" office:string-value="t: 0.24342741, best_" calcext:value-type="string">
            <text:p>t: 0.24342741, best_</text:p>
          </table:table-cell>
          <table:table-cell table:formula="of:=[.E58]+40" office:value-type="float" office:value="2360" calcext:value-type="float">
            <text:p>2360</text:p>
          </table:table-cell>
          <table:table-cell office:value-type="string" calcext:value-type="string">
            <text:p>1111111111111111111111111111111111111111May 08 10:59:28.123 INFO iter: 57, cost: 0.24342741, best_cost: 0.24342741, cost_count: 2360, time: 0.189702591</text:p>
          </table:table-cell>
        </table:table-row>
        <table:table-row table:style-name="ro1">
          <table:table-cell table:number-columns-repeated="2"/>
          <table:table-cell table:formula="of:=MID([.D60];4;9)" office:value-type="string" office:string-value="0.2434274" calcext:value-type="string">
            <text:p>0.2434274</text:p>
          </table:table-cell>
          <table:table-cell table:formula="of:=MID([.F60];79;20)" office:value-type="string" office:string-value="t: 0.24342741, best_" calcext:value-type="string">
            <text:p>t: 0.24342741, best_</text:p>
          </table:table-cell>
          <table:table-cell table:formula="of:=[.E59]+40" office:value-type="float" office:value="2400" calcext:value-type="float">
            <text:p>2400</text:p>
          </table:table-cell>
          <table:table-cell office:value-type="string" calcext:value-type="string">
            <text:p>1111111111111111111111111111111111111111May 08 10:59:28.313 INFO iter: 58, cost: 0.24342741, best_cost: 0.24342741, cost_count: 2400, time: 0.18939511</text:p>
          </table:table-cell>
        </table:table-row>
        <table:table-row table:style-name="ro1">
          <table:table-cell table:number-columns-repeated="2"/>
          <table:table-cell table:formula="of:=MID([.D61];4;9)" office:value-type="string" office:string-value="0.2434274" calcext:value-type="string">
            <text:p>0.2434274</text:p>
          </table:table-cell>
          <table:table-cell table:formula="of:=MID([.F61];79;20)" office:value-type="string" office:string-value="t: 0.24342741, best_" calcext:value-type="string">
            <text:p>t: 0.24342741, best_</text:p>
          </table:table-cell>
          <table:table-cell table:formula="of:=[.E60]+40" office:value-type="float" office:value="2440" calcext:value-type="float">
            <text:p>2440</text:p>
          </table:table-cell>
          <table:table-cell office:value-type="string" calcext:value-type="string">
            <text:p>1111111111111111111111111111111111111111May 08 10:59:28.493 INFO iter: 59, cost: 0.24342741, best_cost: 0.24342741, cost_count: 2440, time: 0.179784263</text:p>
          </table:table-cell>
        </table:table-row>
        <table:table-row table:style-name="ro1">
          <table:table-cell table:number-columns-repeated="2"/>
          <table:table-cell table:formula="of:=MID([.D62];4;9)" office:value-type="string" office:string-value="0.2434274" calcext:value-type="string">
            <text:p>0.2434274</text:p>
          </table:table-cell>
          <table:table-cell table:formula="of:=MID([.F62];79;20)" office:value-type="string" office:string-value="t: 0.24342741, best_" calcext:value-type="string">
            <text:p>t: 0.24342741, best_</text:p>
          </table:table-cell>
          <table:table-cell table:formula="of:=[.E61]+40" office:value-type="float" office:value="2480" calcext:value-type="float">
            <text:p>2480</text:p>
          </table:table-cell>
          <table:table-cell office:value-type="string" calcext:value-type="string">
            <text:p>1111111111111111111111111111111111111111May 08 10:59:28.676 INFO iter: 60, cost: 0.24342741, best_cost: 0.24342741, cost_count: 2480, time: 0.182708598</text:p>
          </table:table-cell>
        </table:table-row>
        <table:table-row table:style-name="ro1">
          <table:table-cell table:number-columns-repeated="2"/>
          <table:table-cell table:formula="of:=MID([.D63];4;9)" office:value-type="string" office:string-value="0.2434274" calcext:value-type="string">
            <text:p>0.2434274</text:p>
          </table:table-cell>
          <table:table-cell table:formula="of:=MID([.F63];79;20)" office:value-type="string" office:string-value="t: 0.24342741, best_" calcext:value-type="string">
            <text:p>t: 0.24342741, best_</text:p>
          </table:table-cell>
          <table:table-cell table:formula="of:=[.E62]+40" office:value-type="float" office:value="2520" calcext:value-type="float">
            <text:p>2520</text:p>
          </table:table-cell>
          <table:table-cell office:value-type="string" calcext:value-type="string">
            <text:p>1111111111111111111111111111111111111111May 08 10:59:28.866 INFO iter: 61, cost: 0.24342741, best_cost: 0.24342741, cost_count: 2520, time: 0.190544979</text:p>
          </table:table-cell>
        </table:table-row>
        <table:table-row table:style-name="ro1">
          <table:table-cell table:number-columns-repeated="2"/>
          <table:table-cell table:formula="of:=MID([.D64];4;9)" office:value-type="string" office:string-value="0.2434274" calcext:value-type="string">
            <text:p>0.2434274</text:p>
          </table:table-cell>
          <table:table-cell table:formula="of:=MID([.F64];79;20)" office:value-type="string" office:string-value="t: 0.24342741, best_" calcext:value-type="string">
            <text:p>t: 0.24342741, best_</text:p>
          </table:table-cell>
          <table:table-cell table:formula="of:=[.E63]+40" office:value-type="float" office:value="2560" calcext:value-type="float">
            <text:p>2560</text:p>
          </table:table-cell>
          <table:table-cell office:value-type="string" calcext:value-type="string">
            <text:p>1111111111111111111111111111111111111111May 08 10:59:29.066 INFO iter: 62, cost: 0.24342741, best_cost: 0.24342741, cost_count: 2560, time: 0.199257287</text:p>
          </table:table-cell>
        </table:table-row>
        <table:table-row table:style-name="ro1">
          <table:table-cell table:number-columns-repeated="2"/>
          <table:table-cell table:formula="of:=MID([.D65];4;9)" office:value-type="string" office:string-value="0.2434274" calcext:value-type="string">
            <text:p>0.2434274</text:p>
          </table:table-cell>
          <table:table-cell table:formula="of:=MID([.F65];79;20)" office:value-type="string" office:string-value="t: 0.24342741, best_" calcext:value-type="string">
            <text:p>t: 0.24342741, best_</text:p>
          </table:table-cell>
          <table:table-cell table:formula="of:=[.E64]+40" office:value-type="float" office:value="2600" calcext:value-type="float">
            <text:p>2600</text:p>
          </table:table-cell>
          <table:table-cell office:value-type="string" calcext:value-type="string">
            <text:p>1111111111111111111111111111111111111111May 08 10:59:29.248 INFO iter: 63, cost: 0.24342741, best_cost: 0.24342741, cost_count: 2600, time: 0.181804526</text:p>
          </table:table-cell>
        </table:table-row>
        <table:table-row table:style-name="ro1">
          <table:table-cell table:number-columns-repeated="2"/>
          <table:table-cell table:formula="of:=MID([.D66];4;9)" office:value-type="string" office:string-value="0.2434244" calcext:value-type="string">
            <text:p>0.2434244</text:p>
          </table:table-cell>
          <table:table-cell table:formula="of:=MID([.F66];79;20)" office:value-type="string" office:string-value="t: 0.24342443, best_" calcext:value-type="string">
            <text:p>t: 0.24342443, best_</text:p>
          </table:table-cell>
          <table:table-cell table:formula="of:=[.E65]+40" office:value-type="float" office:value="2640" calcext:value-type="float">
            <text:p>2640</text:p>
          </table:table-cell>
          <table:table-cell office:value-type="string" calcext:value-type="string">
            <text:p>1111111111111111111111111111111111111111May 08 10:59:29.431 INFO iter: 64, cost: 0.24342443, best_cost: 0.24342443, cost_count: 2640, time: 0.183051271</text:p>
          </table:table-cell>
        </table:table-row>
        <table:table-row table:style-name="ro1">
          <table:table-cell table:number-columns-repeated="2"/>
          <table:table-cell table:formula="of:=MID([.D67];4;9)" office:value-type="string" office:string-value="0.2434240" calcext:value-type="string">
            <text:p>0.2434240</text:p>
          </table:table-cell>
          <table:table-cell table:formula="of:=MID([.F67];79;20)" office:value-type="string" office:string-value="t: 0.24342404, best_" calcext:value-type="string">
            <text:p>t: 0.24342404, best_</text:p>
          </table:table-cell>
          <table:table-cell table:formula="of:=[.E66]+40" office:value-type="float" office:value="2680" calcext:value-type="float">
            <text:p>2680</text:p>
          </table:table-cell>
          <table:table-cell office:value-type="string" calcext:value-type="string">
            <text:p>1111111111111111111111111111111111111111May 08 10:59:29.626 INFO iter: 65, cost: 0.24342404, best_cost: 0.24342404, cost_count: 2680, time: 0.194374479</text:p>
          </table:table-cell>
        </table:table-row>
        <table:table-row table:style-name="ro1">
          <table:table-cell table:number-columns-repeated="2"/>
          <table:table-cell table:formula="of:=MID([.D68];4;9)" office:value-type="string" office:string-value="0.2434240" calcext:value-type="string">
            <text:p>0.2434240</text:p>
          </table:table-cell>
          <table:table-cell table:formula="of:=MID([.F68];79;20)" office:value-type="string" office:string-value="t: 0.24342404, best_" calcext:value-type="string">
            <text:p>t: 0.24342404, best_</text:p>
          </table:table-cell>
          <table:table-cell table:formula="of:=[.E67]+40" office:value-type="float" office:value="2720" calcext:value-type="float">
            <text:p>2720</text:p>
          </table:table-cell>
          <table:table-cell office:value-type="string" calcext:value-type="string">
            <text:p>1111111111111111111111111111111111111111May 08 10:59:29.821 INFO iter: 66, cost: 0.24342404, best_cost: 0.24342404, cost_count: 2720, time: 0.195071363</text:p>
          </table:table-cell>
        </table:table-row>
        <table:table-row table:style-name="ro1">
          <table:table-cell table:number-columns-repeated="2"/>
          <table:table-cell table:formula="of:=MID([.D69];4;9)" office:value-type="string" office:string-value="0.2434240" calcext:value-type="string">
            <text:p>0.2434240</text:p>
          </table:table-cell>
          <table:table-cell table:formula="of:=MID([.F69];79;20)" office:value-type="string" office:string-value="t: 0.24342404, best_" calcext:value-type="string">
            <text:p>t: 0.24342404, best_</text:p>
          </table:table-cell>
          <table:table-cell table:formula="of:=[.E68]+40" office:value-type="float" office:value="2760" calcext:value-type="float">
            <text:p>2760</text:p>
          </table:table-cell>
          <table:table-cell office:value-type="string" calcext:value-type="string">
            <text:p>1111111111111111111111111111111111111111May 08 10:59:30.017 INFO iter: 67, cost: 0.24342404, best_cost: 0.24342404, cost_count: 2760, time: 0.196617037</text:p>
          </table:table-cell>
        </table:table-row>
        <table:table-row table:style-name="ro1">
          <table:table-cell table:number-columns-repeated="2"/>
          <table:table-cell table:formula="of:=MID([.D70];4;9)" office:value-type="string" office:string-value="0.2434240" calcext:value-type="string">
            <text:p>0.2434240</text:p>
          </table:table-cell>
          <table:table-cell table:formula="of:=MID([.F70];79;20)" office:value-type="string" office:string-value="t: 0.24342404, best_" calcext:value-type="string">
            <text:p>t: 0.24342404, best_</text:p>
          </table:table-cell>
          <table:table-cell table:formula="of:=[.E69]+40" office:value-type="float" office:value="2800" calcext:value-type="float">
            <text:p>2800</text:p>
          </table:table-cell>
          <table:table-cell office:value-type="string" calcext:value-type="string">
            <text:p>1111111111111111111111111111111111111111May 08 10:59:30.218 INFO iter: 68, cost: 0.24342404, best_cost: 0.24342404, cost_count: 2800, time: 0.199758798</text:p>
          </table:table-cell>
        </table:table-row>
        <table:table-row table:style-name="ro1">
          <table:table-cell table:number-columns-repeated="2"/>
          <table:table-cell table:formula="of:=MID([.D71];4;9)" office:value-type="string" office:string-value="0.2434233" calcext:value-type="string">
            <text:p>0.2434233</text:p>
          </table:table-cell>
          <table:table-cell table:formula="of:=MID([.F71];79;20)" office:value-type="string" office:string-value="t: 0.24342333, best_" calcext:value-type="string">
            <text:p>t: 0.24342333, best_</text:p>
          </table:table-cell>
          <table:table-cell table:formula="of:=[.E70]+40" office:value-type="float" office:value="2840" calcext:value-type="float">
            <text:p>2840</text:p>
          </table:table-cell>
          <table:table-cell office:value-type="string" calcext:value-type="string">
            <text:p>1111111111111111111111111111111111111111May 08 10:59:30.418 INFO iter: 69, cost: 0.24342333, best_cost: 0.24342333, cost_count: 2840, time: 0.200334424</text:p>
          </table:table-cell>
        </table:table-row>
        <table:table-row table:style-name="ro1">
          <table:table-cell table:number-columns-repeated="2"/>
          <table:table-cell table:formula="of:=MID([.D72];4;9)" office:value-type="string" office:string-value="0.2434231" calcext:value-type="string">
            <text:p>0.2434231</text:p>
          </table:table-cell>
          <table:table-cell table:formula="of:=MID([.F72];79;20)" office:value-type="string" office:string-value="t: 0.24342318, best_" calcext:value-type="string">
            <text:p>t: 0.24342318, best_</text:p>
          </table:table-cell>
          <table:table-cell table:formula="of:=[.E71]+40" office:value-type="float" office:value="2880" calcext:value-type="float">
            <text:p>2880</text:p>
          </table:table-cell>
          <table:table-cell office:value-type="string" calcext:value-type="string">
            <text:p>1111111111111111111111111111111111111111May 08 10:59:30.614 INFO iter: 70, cost: 0.24342318, best_cost: 0.24342318, cost_count: 2880, time: 0.19645013</text:p>
          </table:table-cell>
        </table:table-row>
        <table:table-row table:style-name="ro1">
          <table:table-cell table:number-columns-repeated="2"/>
          <table:table-cell table:formula="of:=MID([.D73];4;9)" office:value-type="string" office:string-value="0.2434224" calcext:value-type="string">
            <text:p>0.2434224</text:p>
          </table:table-cell>
          <table:table-cell table:formula="of:=MID([.F73];79;20)" office:value-type="string" office:string-value="t: 0.24342243, best_" calcext:value-type="string">
            <text:p>t: 0.24342243, best_</text:p>
          </table:table-cell>
          <table:table-cell table:formula="of:=[.E72]+40" office:value-type="float" office:value="2920" calcext:value-type="float">
            <text:p>2920</text:p>
          </table:table-cell>
          <table:table-cell office:value-type="string" calcext:value-type="string">
            <text:p>1111111111111111111111111111111111111111May 08 10:59:30.806 INFO iter: 71, cost: 0.24342243, best_cost: 0.24342243, cost_count: 2920, time: 0.192122402</text:p>
          </table:table-cell>
        </table:table-row>
        <table:table-row table:style-name="ro1">
          <table:table-cell table:number-columns-repeated="2"/>
          <table:table-cell table:formula="of:=MID([.D74];4;9)" office:value-type="string" office:string-value="0.2434224" calcext:value-type="string">
            <text:p>0.2434224</text:p>
          </table:table-cell>
          <table:table-cell table:formula="of:=MID([.F74];79;20)" office:value-type="string" office:string-value="t: 0.24342243, best_" calcext:value-type="string">
            <text:p>t: 0.24342243, best_</text:p>
          </table:table-cell>
          <table:table-cell table:formula="of:=[.E73]+40" office:value-type="float" office:value="2960" calcext:value-type="float">
            <text:p>2960</text:p>
          </table:table-cell>
          <table:table-cell office:value-type="string" calcext:value-type="string">
            <text:p>1111111111111111111111111111111111111111May 08 10:59:30.993 INFO iter: 72, cost: 0.24342243, best_cost: 0.24342243, cost_count: 2960, time: 0.186454783</text:p>
          </table:table-cell>
        </table:table-row>
        <table:table-row table:style-name="ro1">
          <table:table-cell table:number-columns-repeated="2"/>
          <table:table-cell table:formula="of:=MID([.D75];4;9)" office:value-type="string" office:string-value="0.2434224" calcext:value-type="string">
            <text:p>0.2434224</text:p>
          </table:table-cell>
          <table:table-cell table:formula="of:=MID([.F75];79;20)" office:value-type="string" office:string-value="t: 0.24342243, best_" calcext:value-type="string">
            <text:p>t: 0.24342243, best_</text:p>
          </table:table-cell>
          <table:table-cell table:formula="of:=[.E74]+40" office:value-type="float" office:value="3000" calcext:value-type="float">
            <text:p>3000</text:p>
          </table:table-cell>
          <table:table-cell office:value-type="string" calcext:value-type="string">
            <text:p>1111111111111111111111111111111111111111May 08 10:59:31.182 INFO iter: 73, cost: 0.24342243, best_cost: 0.24342243, cost_count: 3000, time: 0.188937355</text:p>
          </table:table-cell>
        </table:table-row>
        <table:table-row table:style-name="ro1">
          <table:table-cell table:number-columns-repeated="2"/>
          <table:table-cell table:formula="of:=MID([.D76];4;9)" office:value-type="string" office:string-value="0.2434218" calcext:value-type="string">
            <text:p>0.2434218</text:p>
          </table:table-cell>
          <table:table-cell table:formula="of:=MID([.F76];79;20)" office:value-type="string" office:string-value="t: 0.24342181, best_" calcext:value-type="string">
            <text:p>t: 0.24342181, best_</text:p>
          </table:table-cell>
          <table:table-cell table:formula="of:=[.E75]+40" office:value-type="float" office:value="3040" calcext:value-type="float">
            <text:p>3040</text:p>
          </table:table-cell>
          <table:table-cell office:value-type="string" calcext:value-type="string">
            <text:p>1111111111111111111111111111111111111111May 08 10:59:31.378 INFO iter: 74, cost: 0.24342181, best_cost: 0.24342181, cost_count: 3040, time: 0.195590875</text:p>
          </table:table-cell>
        </table:table-row>
        <table:table-row table:style-name="ro1">
          <table:table-cell table:number-columns-repeated="2"/>
          <table:table-cell table:formula="of:=MID([.D77];4;9)" office:value-type="string" office:string-value="0.2434217" calcext:value-type="string">
            <text:p>0.2434217</text:p>
          </table:table-cell>
          <table:table-cell table:formula="of:=MID([.F77];79;20)" office:value-type="string" office:string-value="t: 0.24342175, best_" calcext:value-type="string">
            <text:p>t: 0.24342175, best_</text:p>
          </table:table-cell>
          <table:table-cell table:formula="of:=[.E76]+40" office:value-type="float" office:value="3080" calcext:value-type="float">
            <text:p>3080</text:p>
          </table:table-cell>
          <table:table-cell office:value-type="string" calcext:value-type="string">
            <text:p>1111111111111111111111111111111111111111May 08 10:59:31.581 INFO iter: 75, cost: 0.24342175, best_cost: 0.24342175, cost_count: 3080, time: 0.199678546</text:p>
          </table:table-cell>
        </table:table-row>
        <table:table-row table:style-name="ro1">
          <table:table-cell table:number-columns-repeated="2"/>
          <table:table-cell table:formula="of:=MID([.D78];4;9)" office:value-type="string" office:string-value="0.2434216" calcext:value-type="string">
            <text:p>0.2434216</text:p>
          </table:table-cell>
          <table:table-cell table:formula="of:=MID([.F78];79;20)" office:value-type="string" office:string-value="t: 0.24342163, best_" calcext:value-type="string">
            <text:p>t: 0.24342163, best_</text:p>
          </table:table-cell>
          <table:table-cell table:formula="of:=[.E77]+40" office:value-type="float" office:value="3120" calcext:value-type="float">
            <text:p>3120</text:p>
          </table:table-cell>
          <table:table-cell office:value-type="string" calcext:value-type="string">
            <text:p>1111111111111111111111111111111111111111May 08 10:59:31.796 INFO iter: 76, cost: 0.24342163, best_cost: 0.24342163, cost_count: 3120, time: 0.218913482</text:p>
          </table:table-cell>
        </table:table-row>
        <table:table-row table:style-name="ro1">
          <table:table-cell table:number-columns-repeated="2"/>
          <table:table-cell table:formula="of:=MID([.D79];4;9)" office:value-type="string" office:string-value="0.2434212" calcext:value-type="string">
            <text:p>0.2434212</text:p>
          </table:table-cell>
          <table:table-cell table:formula="of:=MID([.F79];79;20)" office:value-type="string" office:string-value="t: 0.24342127, best_" calcext:value-type="string">
            <text:p>t: 0.24342127, best_</text:p>
          </table:table-cell>
          <table:table-cell table:formula="of:=[.E78]+40" office:value-type="float" office:value="3160" calcext:value-type="float">
            <text:p>3160</text:p>
          </table:table-cell>
          <table:table-cell office:value-type="string" calcext:value-type="string">
            <text:p>1111111111111111111111111111111111111111May 08 10:59:31.995 INFO iter: 77, cost: 0.24342127, best_cost: 0.24342127, cost_count: 3160, time: 0.197499703</text:p>
          </table:table-cell>
        </table:table-row>
        <table:table-row table:style-name="ro1">
          <table:table-cell table:number-columns-repeated="2"/>
          <table:table-cell table:formula="of:=MID([.D80];4;9)" office:value-type="string" office:string-value="0.2434209" calcext:value-type="string">
            <text:p>0.2434209</text:p>
          </table:table-cell>
          <table:table-cell table:formula="of:=MID([.F80];79;20)" office:value-type="string" office:string-value="t: 0.24342093, best_" calcext:value-type="string">
            <text:p>t: 0.24342093, best_</text:p>
          </table:table-cell>
          <table:table-cell table:formula="of:=[.E79]+40" office:value-type="float" office:value="3200" calcext:value-type="float">
            <text:p>3200</text:p>
          </table:table-cell>
          <table:table-cell office:value-type="string" calcext:value-type="string">
            <text:p>1111111111111111111111111111111111111111May 08 10:59:32.189 INFO iter: 78, cost: 0.24342093, best_cost: 0.24342093, cost_count: 3200, time: 0.19527038</text:p>
          </table:table-cell>
        </table:table-row>
        <table:table-row table:style-name="ro1">
          <table:table-cell table:number-columns-repeated="2"/>
          <table:table-cell table:formula="of:=MID([.D81];4;9)" office:value-type="string" office:string-value="0.2434209" calcext:value-type="string">
            <text:p>0.2434209</text:p>
          </table:table-cell>
          <table:table-cell table:formula="of:=MID([.F81];79;20)" office:value-type="string" office:string-value="t: 0.24342093, best_" calcext:value-type="string">
            <text:p>t: 0.24342093, best_</text:p>
          </table:table-cell>
          <table:table-cell table:formula="of:=[.E80]+40" office:value-type="float" office:value="3240" calcext:value-type="float">
            <text:p>3240</text:p>
          </table:table-cell>
          <table:table-cell office:value-type="string" calcext:value-type="string">
            <text:p>1111111111111111111111111111111111111111May 08 10:59:32.381 INFO iter: 79, cost: 0.24342093, best_cost: 0.24342093, cost_count: 3240, time: 0.190880019</text:p>
          </table:table-cell>
        </table:table-row>
        <table:table-row table:style-name="ro1">
          <table:table-cell table:number-columns-repeated="2"/>
          <table:table-cell table:formula="of:=MID([.D82];4;9)" office:value-type="string" office:string-value="0.2434209" calcext:value-type="string">
            <text:p>0.2434209</text:p>
          </table:table-cell>
          <table:table-cell table:formula="of:=MID([.F82];79;20)" office:value-type="string" office:string-value="t: 0.24342093, best_" calcext:value-type="string">
            <text:p>t: 0.24342093, best_</text:p>
          </table:table-cell>
          <table:table-cell table:formula="of:=[.E81]+40" office:value-type="float" office:value="3280" calcext:value-type="float">
            <text:p>3280</text:p>
          </table:table-cell>
          <table:table-cell office:value-type="string" calcext:value-type="string">
            <text:p>1111111111111111111111111111111111111111May 08 10:59:32.575 INFO iter: 80, cost: 0.24342093, best_cost: 0.24342093, cost_count: 3280, time: 0.195021327</text:p>
          </table:table-cell>
        </table:table-row>
        <table:table-row table:style-name="ro1">
          <table:table-cell table:number-columns-repeated="2"/>
          <table:table-cell table:formula="of:=MID([.D83];4;9)" office:value-type="string" office:string-value="0.2434208" calcext:value-type="string">
            <text:p>0.2434208</text:p>
          </table:table-cell>
          <table:table-cell table:formula="of:=MID([.F83];79;20)" office:value-type="string" office:string-value="t: 0.24342085, best_" calcext:value-type="string">
            <text:p>t: 0.24342085, best_</text:p>
          </table:table-cell>
          <table:table-cell table:formula="of:=[.E82]+40" office:value-type="float" office:value="3320" calcext:value-type="float">
            <text:p>3320</text:p>
          </table:table-cell>
          <table:table-cell office:value-type="string" calcext:value-type="string">
            <text:p>1111111111111111111111111111111111111111May 08 10:59:32.764 INFO iter: 81, cost: 0.24342085, best_cost: 0.24342085, cost_count: 3320, time: 0.188573041</text:p>
          </table:table-cell>
        </table:table-row>
        <table:table-row table:style-name="ro1">
          <table:table-cell table:number-columns-repeated="2"/>
          <table:table-cell table:formula="of:=MID([.D84];4;9)" office:value-type="string" office:string-value="0.2434208" calcext:value-type="string">
            <text:p>0.2434208</text:p>
          </table:table-cell>
          <table:table-cell table:formula="of:=MID([.F84];79;20)" office:value-type="string" office:string-value="t: 0.24342085, best_" calcext:value-type="string">
            <text:p>t: 0.24342085, best_</text:p>
          </table:table-cell>
          <table:table-cell table:formula="of:=[.E83]+40" office:value-type="float" office:value="3360" calcext:value-type="float">
            <text:p>3360</text:p>
          </table:table-cell>
          <table:table-cell office:value-type="string" calcext:value-type="string">
            <text:p>1111111111111111111111111111111111111111May 08 10:59:32.950 INFO iter: 82, cost: 0.24342085, best_cost: 0.24342085, cost_count: 3360, time: 0.186423205</text:p>
          </table:table-cell>
        </table:table-row>
        <table:table-row table:style-name="ro1">
          <table:table-cell table:number-columns-repeated="2"/>
          <table:table-cell table:formula="of:=MID([.D85];4;9)" office:value-type="string" office:string-value="0.2434208" calcext:value-type="string">
            <text:p>0.2434208</text:p>
          </table:table-cell>
          <table:table-cell table:formula="of:=MID([.F85];79;20)" office:value-type="string" office:string-value="t: 0.24342085, best_" calcext:value-type="string">
            <text:p>t: 0.24342085, best_</text:p>
          </table:table-cell>
          <table:table-cell table:formula="of:=[.E84]+40" office:value-type="float" office:value="3400" calcext:value-type="float">
            <text:p>3400</text:p>
          </table:table-cell>
          <table:table-cell office:value-type="string" calcext:value-type="string">
            <text:p>1111111111111111111111111111111111111111May 08 10:59:33.147 INFO iter: 83, cost: 0.24342085, best_cost: 0.24342085, cost_count: 3400, time: 0.192115176</text:p>
          </table:table-cell>
        </table:table-row>
        <table:table-row table:style-name="ro1">
          <table:table-cell table:number-columns-repeated="2"/>
          <table:table-cell table:formula="of:=MID([.D86];4;9)" office:value-type="string" office:string-value="0.2434208" calcext:value-type="string">
            <text:p>0.2434208</text:p>
          </table:table-cell>
          <table:table-cell table:formula="of:=MID([.F86];79;20)" office:value-type="string" office:string-value="t: 0.24342085, best_" calcext:value-type="string">
            <text:p>t: 0.24342085, best_</text:p>
          </table:table-cell>
          <table:table-cell table:formula="of:=[.E85]+40" office:value-type="float" office:value="3440" calcext:value-type="float">
            <text:p>3440</text:p>
          </table:table-cell>
          <table:table-cell office:value-type="string" calcext:value-type="string">
            <text:p>1111111111111111111111111111111111111111May 08 10:59:33.334 INFO iter: 84, cost: 0.24342085, best_cost: 0.24342085, cost_count: 3440, time: 0.19110734</text:p>
          </table:table-cell>
        </table:table-row>
        <table:table-row table:style-name="ro1">
          <table:table-cell table:number-columns-repeated="2"/>
          <table:table-cell table:formula="of:=MID([.D87];4;9)" office:value-type="string" office:string-value="0.2434208" calcext:value-type="string">
            <text:p>0.2434208</text:p>
          </table:table-cell>
          <table:table-cell table:formula="of:=MID([.F87];79;20)" office:value-type="string" office:string-value="t: 0.24342085, best_" calcext:value-type="string">
            <text:p>t: 0.24342085, best_</text:p>
          </table:table-cell>
          <table:table-cell table:formula="of:=[.E86]+40" office:value-type="float" office:value="3480" calcext:value-type="float">
            <text:p>3480</text:p>
          </table:table-cell>
          <table:table-cell office:value-type="string" calcext:value-type="string">
            <text:p>1111111111111111111111111111111111111111May 08 10:59:33.522 INFO iter: 85, cost: 0.24342085, best_cost: 0.24342085, cost_count: 3480, time: 0.188780887</text:p>
          </table:table-cell>
        </table:table-row>
        <table:table-row table:style-name="ro1">
          <table:table-cell table:number-columns-repeated="2"/>
          <table:table-cell table:formula="of:=MID([.D88];4;9)" office:value-type="string" office:string-value="0.2434207" calcext:value-type="string">
            <text:p>0.2434207</text:p>
          </table:table-cell>
          <table:table-cell table:formula="of:=MID([.F88];79;20)" office:value-type="string" office:string-value="t: 0.24342076, best_" calcext:value-type="string">
            <text:p>t: 0.24342076, best_</text:p>
          </table:table-cell>
          <table:table-cell table:formula="of:=[.E87]+40" office:value-type="float" office:value="3520" calcext:value-type="float">
            <text:p>3520</text:p>
          </table:table-cell>
          <table:table-cell office:value-type="string" calcext:value-type="string">
            <text:p>1111111111111111111111111111111111111111May 08 10:59:33.708 INFO iter: 86, cost: 0.24342076, best_cost: 0.24342076, cost_count: 3520, time: 0.18520912</text:p>
          </table:table-cell>
        </table:table-row>
        <table:table-row table:style-name="ro1">
          <table:table-cell table:number-columns-repeated="2"/>
          <table:table-cell table:formula="of:=MID([.D89];4;9)" office:value-type="string" office:string-value="0.2434207" calcext:value-type="string">
            <text:p>0.2434207</text:p>
          </table:table-cell>
          <table:table-cell table:formula="of:=MID([.F89];79;20)" office:value-type="string" office:string-value="t: 0.24342076, best_" calcext:value-type="string">
            <text:p>t: 0.24342076, best_</text:p>
          </table:table-cell>
          <table:table-cell table:formula="of:=[.E88]+40" office:value-type="float" office:value="3560" calcext:value-type="float">
            <text:p>3560</text:p>
          </table:table-cell>
          <table:table-cell office:value-type="string" calcext:value-type="string">
            <text:p>1111111111111111111111111111111111111111May 08 10:59:33.892 INFO iter: 87, cost: 0.24342076, best_cost: 0.24342076, cost_count: 3560, time: 0.184399543</text:p>
          </table:table-cell>
        </table:table-row>
        <table:table-row table:style-name="ro1">
          <table:table-cell table:number-columns-repeated="2"/>
          <table:table-cell table:formula="of:=MID([.D90];4;9)" office:value-type="string" office:string-value="0.2434207" calcext:value-type="string">
            <text:p>0.2434207</text:p>
          </table:table-cell>
          <table:table-cell table:formula="of:=MID([.F90];79;20)" office:value-type="string" office:string-value="t: 0.24342076, best_" calcext:value-type="string">
            <text:p>t: 0.24342076, best_</text:p>
          </table:table-cell>
          <table:table-cell table:formula="of:=[.E89]+40" office:value-type="float" office:value="3600" calcext:value-type="float">
            <text:p>3600</text:p>
          </table:table-cell>
          <table:table-cell office:value-type="string" calcext:value-type="string">
            <text:p>1111111111111111111111111111111111111111May 08 10:59:34.080 INFO iter: 88, cost: 0.24342076, best_cost: 0.24342076, cost_count: 3600, time: 0.187267595</text:p>
          </table:table-cell>
        </table:table-row>
        <table:table-row table:style-name="ro1">
          <table:table-cell table:number-columns-repeated="2"/>
          <table:table-cell table:formula="of:=MID([.D91];4;9)" office:value-type="string" office:string-value="0.2434205" calcext:value-type="string">
            <text:p>0.2434205</text:p>
          </table:table-cell>
          <table:table-cell table:formula="of:=MID([.F91];79;20)" office:value-type="string" office:string-value="t: 0.24342057, best_" calcext:value-type="string">
            <text:p>t: 0.24342057, best_</text:p>
          </table:table-cell>
          <table:table-cell table:formula="of:=[.E90]+40" office:value-type="float" office:value="3640" calcext:value-type="float">
            <text:p>3640</text:p>
          </table:table-cell>
          <table:table-cell office:value-type="string" calcext:value-type="string">
            <text:p>1111111111111111111111111111111111111111May 08 10:59:34.265 INFO iter: 89, cost: 0.24342057, best_cost: 0.24342057, cost_count: 3640, time: 0.185779431</text:p>
          </table:table-cell>
        </table:table-row>
        <table:table-row table:style-name="ro1">
          <table:table-cell table:number-columns-repeated="2"/>
          <table:table-cell table:formula="of:=MID([.D92];4;9)" office:value-type="string" office:string-value="0.2434205" calcext:value-type="string">
            <text:p>0.2434205</text:p>
          </table:table-cell>
          <table:table-cell table:formula="of:=MID([.F92];79;20)" office:value-type="string" office:string-value="t: 0.24342057, best_" calcext:value-type="string">
            <text:p>t: 0.24342057, best_</text:p>
          </table:table-cell>
          <table:table-cell table:formula="of:=[.E91]+40" office:value-type="float" office:value="3680" calcext:value-type="float">
            <text:p>3680</text:p>
          </table:table-cell>
          <table:table-cell office:value-type="string" calcext:value-type="string">
            <text:p>1111111111111111111111111111111111111111May 08 10:59:34.464 INFO iter: 90, cost: 0.24342057, best_cost: 0.24342057, cost_count: 3680, time: 0.198745237</text:p>
          </table:table-cell>
        </table:table-row>
        <table:table-row table:style-name="ro1">
          <table:table-cell table:number-columns-repeated="2"/>
          <table:table-cell table:formula="of:=MID([.D93];4;9)" office:value-type="string" office:string-value="0.2434205" calcext:value-type="string">
            <text:p>0.2434205</text:p>
          </table:table-cell>
          <table:table-cell table:formula="of:=MID([.F93];79;20)" office:value-type="string" office:string-value="t: 0.24342057, best_" calcext:value-type="string">
            <text:p>t: 0.24342057, best_</text:p>
          </table:table-cell>
          <table:table-cell table:formula="of:=[.E92]+40" office:value-type="float" office:value="3720" calcext:value-type="float">
            <text:p>3720</text:p>
          </table:table-cell>
          <table:table-cell office:value-type="string" calcext:value-type="string">
            <text:p>1111111111111111111111111111111111111111May 08 10:59:34.650 INFO iter: 91, cost: 0.24342057, best_cost: 0.24342057, cost_count: 3720, time: 0.185525801</text:p>
          </table:table-cell>
        </table:table-row>
        <table:table-row table:style-name="ro1">
          <table:table-cell table:number-columns-repeated="2"/>
          <table:table-cell table:formula="of:=MID([.D94];4;9)" office:value-type="string" office:string-value="0.2434205" calcext:value-type="string">
            <text:p>0.2434205</text:p>
          </table:table-cell>
          <table:table-cell table:formula="of:=MID([.F94];79;20)" office:value-type="string" office:string-value="t: 0.24342051, best_" calcext:value-type="string">
            <text:p>t: 0.24342051, best_</text:p>
          </table:table-cell>
          <table:table-cell table:formula="of:=[.E93]+40" office:value-type="float" office:value="3760" calcext:value-type="float">
            <text:p>3760</text:p>
          </table:table-cell>
          <table:table-cell office:value-type="string" calcext:value-type="string">
            <text:p>1111111111111111111111111111111111111111May 08 10:59:34.837 INFO iter: 92, cost: 0.24342051, best_cost: 0.24342051, cost_count: 3760, time: 0.187299627</text:p>
          </table:table-cell>
        </table:table-row>
        <table:table-row table:style-name="ro1">
          <table:table-cell table:number-columns-repeated="2"/>
          <table:table-cell table:formula="of:=MID([.D95];4;9)" office:value-type="string" office:string-value="0.2434203" calcext:value-type="string">
            <text:p>0.2434203</text:p>
          </table:table-cell>
          <table:table-cell table:formula="of:=MID([.F95];79;20)" office:value-type="string" office:string-value="t: 0.24342039, best_" calcext:value-type="string">
            <text:p>t: 0.24342039, best_</text:p>
          </table:table-cell>
          <table:table-cell table:formula="of:=[.E94]+40" office:value-type="float" office:value="3800" calcext:value-type="float">
            <text:p>3800</text:p>
          </table:table-cell>
          <table:table-cell office:value-type="string" calcext:value-type="string">
            <text:p>1111111111111111111111111111111111111111May 08 10:59:35.044 INFO iter: 93, cost: 0.24342039, best_cost: 0.24342039, cost_count: 3800, time: 0.204457812</text:p>
          </table:table-cell>
        </table:table-row>
        <table:table-row table:style-name="ro1">
          <table:table-cell table:number-columns-repeated="2"/>
          <table:table-cell table:formula="of:=MID([.D96];4;9)" office:value-type="string" office:string-value="0.2434203" calcext:value-type="string">
            <text:p>0.2434203</text:p>
          </table:table-cell>
          <table:table-cell table:formula="of:=MID([.F96];79;20)" office:value-type="string" office:string-value="t: 0.24342036, best_" calcext:value-type="string">
            <text:p>t: 0.24342036, best_</text:p>
          </table:table-cell>
          <table:table-cell table:formula="of:=[.E95]+40" office:value-type="float" office:value="3840" calcext:value-type="float">
            <text:p>3840</text:p>
          </table:table-cell>
          <table:table-cell office:value-type="string" calcext:value-type="string">
            <text:p>1111111111111111111111111111111111111111May 08 10:59:35.231 INFO iter: 94, cost: 0.24342036, best_cost: 0.24342036, cost_count: 3840, time: 0.189111919</text:p>
          </table:table-cell>
        </table:table-row>
        <table:table-row table:style-name="ro1">
          <table:table-cell table:number-columns-repeated="2"/>
          <table:table-cell table:formula="of:=MID([.D97];4;9)" office:value-type="string" office:string-value="0.2434203" calcext:value-type="string">
            <text:p>0.2434203</text:p>
          </table:table-cell>
          <table:table-cell table:formula="of:=MID([.F97];79;20)" office:value-type="string" office:string-value="t: 0.24342036, best_" calcext:value-type="string">
            <text:p>t: 0.24342036, best_</text:p>
          </table:table-cell>
          <table:table-cell table:formula="of:=[.E96]+40" office:value-type="float" office:value="3880" calcext:value-type="float">
            <text:p>3880</text:p>
          </table:table-cell>
          <table:table-cell office:value-type="string" calcext:value-type="string">
            <text:p>1111111111111111111111111111111111111111May 08 10:59:35.427 INFO iter: 95, cost: 0.24342036, best_cost: 0.24342036, cost_count: 3880, time: 0.196446879</text:p>
          </table:table-cell>
        </table:table-row>
        <table:table-row table:style-name="ro1">
          <table:table-cell table:number-columns-repeated="2"/>
          <table:table-cell table:formula="of:=MID([.D98];4;9)" office:value-type="string" office:string-value="0.2434203" calcext:value-type="string">
            <text:p>0.2434203</text:p>
          </table:table-cell>
          <table:table-cell table:formula="of:=MID([.F98];79;20)" office:value-type="string" office:string-value="t: 0.24342036, best_" calcext:value-type="string">
            <text:p>t: 0.24342036, best_</text:p>
          </table:table-cell>
          <table:table-cell table:formula="of:=[.E97]+40" office:value-type="float" office:value="3920" calcext:value-type="float">
            <text:p>3920</text:p>
          </table:table-cell>
          <table:table-cell office:value-type="string" calcext:value-type="string">
            <text:p>1111111111111111111111111111111111111111May 08 10:59:35.626 INFO iter: 96, cost: 0.24342036, best_cost: 0.24342036, cost_count: 3920, time: 0.198966955</text:p>
          </table:table-cell>
        </table:table-row>
        <table:table-row table:style-name="ro1">
          <table:table-cell table:number-columns-repeated="2"/>
          <table:table-cell table:formula="of:=MID([.D99];4;9)" office:value-type="string" office:string-value="0.2434203" calcext:value-type="string">
            <text:p>0.2434203</text:p>
          </table:table-cell>
          <table:table-cell table:formula="of:=MID([.F99];79;20)" office:value-type="string" office:string-value="t: 0.24342036, best_" calcext:value-type="string">
            <text:p>t: 0.24342036, best_</text:p>
          </table:table-cell>
          <table:table-cell table:formula="of:=[.E98]+40" office:value-type="float" office:value="3960" calcext:value-type="float">
            <text:p>3960</text:p>
          </table:table-cell>
          <table:table-cell office:value-type="string" calcext:value-type="string">
            <text:p>1111111111111111111111111111111111111111May 08 10:59:35.849 INFO iter: 97, cost: 0.24342036, best_cost: 0.24342036, cost_count: 3960, time: 0.222514581</text:p>
          </table:table-cell>
        </table:table-row>
        <table:table-row table:style-name="ro1">
          <table:table-cell table:number-columns-repeated="2"/>
          <table:table-cell table:formula="of:=MID([.D100];4;9)" office:value-type="string" office:string-value="0.2434203" calcext:value-type="string">
            <text:p>0.2434203</text:p>
          </table:table-cell>
          <table:table-cell table:formula="of:=MID([.F100];79;20)" office:value-type="string" office:string-value="t: 0.24342036, best_" calcext:value-type="string">
            <text:p>t: 0.24342036, best_</text:p>
          </table:table-cell>
          <table:table-cell table:formula="of:=[.E99]+40" office:value-type="float" office:value="4000" calcext:value-type="float">
            <text:p>4000</text:p>
          </table:table-cell>
          <table:table-cell office:value-type="string" calcext:value-type="string">
            <text:p>1111111111111111111111111111111111111111May 08 10:59:36.072 INFO iter: 98, cost: 0.24342036, best_cost: 0.24342036, cost_count: 4000, time: 0.222708147</text:p>
          </table:table-cell>
        </table:table-row>
        <table:table-row table:style-name="ro1">
          <table:table-cell table:number-columns-repeated="2"/>
          <table:table-cell table:formula="of:=MID([.D101];4;9)" office:value-type="string" office:string-value="0.2434203" calcext:value-type="string">
            <text:p>0.2434203</text:p>
          </table:table-cell>
          <table:table-cell table:formula="of:=MID([.F101];79;20)" office:value-type="string" office:string-value="t: 0.24342036, best_" calcext:value-type="string">
            <text:p>t: 0.24342036, best_</text:p>
          </table:table-cell>
          <table:table-cell table:formula="of:=[.E100]+40" office:value-type="float" office:value="4040" calcext:value-type="float">
            <text:p>4040</text:p>
          </table:table-cell>
          <table:table-cell office:value-type="string" calcext:value-type="string">
            <text:p>1111111111111111111111111111111111111111May 08 10:59:36.268 INFO iter: 99, cost: 0.24342036, best_cost: 0.24342036, cost_count: 4040, time: 0.196627996</text:p>
          </table:table-cell>
        </table:table-row>
        <table:table-row table:style-name="ro1">
          <table:table-cell table:number-columns-repeated="2"/>
          <table:table-cell table:formula="of:=MID([.D102];5;9)" office:value-type="string" office:string-value="0.2434203" calcext:value-type="string">
            <text:p>0.2434203</text:p>
          </table:table-cell>
          <table:table-cell table:formula="of:=MID([.F102];79;20)" office:value-type="string" office:string-value="st: 0.24342036, best" calcext:value-type="string">
            <text:p>st: 0.24342036, best</text:p>
          </table:table-cell>
          <table:table-cell table:formula="of:=[.E101]+40" office:value-type="float" office:value="4080" calcext:value-type="float">
            <text:p>4080</text:p>
          </table:table-cell>
          <table:table-cell office:value-type="string" calcext:value-type="string">
            <text:p>1111111111111111111111111111111111111111May 08 10:59:36.466 INFO iter: 100, cost: 0.24342036, best_cost: 0.24342036, cost_count: 4080, time: 0.197365962</text:p>
          </table:table-cell>
        </table:table-row>
        <table:table-row table:style-name="ro1">
          <table:table-cell table:number-columns-repeated="2"/>
          <table:table-cell table:formula="of:=MID([.D103];5;9)" office:value-type="string" office:string-value="0.2434203" calcext:value-type="string">
            <text:p>0.2434203</text:p>
          </table:table-cell>
          <table:table-cell table:formula="of:=MID([.F103];79;20)" office:value-type="string" office:string-value="st: 0.24342036, best" calcext:value-type="string">
            <text:p>st: 0.24342036, best</text:p>
          </table:table-cell>
          <table:table-cell table:formula="of:=[.E102]+40" office:value-type="float" office:value="4120" calcext:value-type="float">
            <text:p>4120</text:p>
          </table:table-cell>
          <table:table-cell office:value-type="string" calcext:value-type="string">
            <text:p>1111111111111111111111111111111111111111May 08 10:59:36.663 INFO iter: 101, cost: 0.24342036, best_cost: 0.24342036, cost_count: 4120, time: 0.197306148</text:p>
          </table:table-cell>
        </table:table-row>
        <table:table-row table:style-name="ro1">
          <table:table-cell table:number-columns-repeated="2"/>
          <table:table-cell table:formula="of:=MID([.D104];5;9)" office:value-type="string" office:string-value="0.2434203" calcext:value-type="string">
            <text:p>0.2434203</text:p>
          </table:table-cell>
          <table:table-cell table:formula="of:=MID([.F104];79;20)" office:value-type="string" office:string-value="st: 0.24342036, best" calcext:value-type="string">
            <text:p>st: 0.24342036, best</text:p>
          </table:table-cell>
          <table:table-cell table:formula="of:=[.E103]+40" office:value-type="float" office:value="4160" calcext:value-type="float">
            <text:p>4160</text:p>
          </table:table-cell>
          <table:table-cell office:value-type="string" calcext:value-type="string">
            <text:p>1111111111111111111111111111111111111111May 08 10:59:36.870 INFO iter: 102, cost: 0.24342036, best_cost: 0.24342036, cost_count: 4160, time: 0.206722414</text:p>
          </table:table-cell>
        </table:table-row>
        <table:table-row table:style-name="ro1">
          <table:table-cell table:number-columns-repeated="2"/>
          <table:table-cell table:formula="of:=MID([.D105];5;9)" office:value-type="string" office:string-value="0.2434203" calcext:value-type="string">
            <text:p>0.2434203</text:p>
          </table:table-cell>
          <table:table-cell table:formula="of:=MID([.F105];79;20)" office:value-type="string" office:string-value="st: 0.24342036, best" calcext:value-type="string">
            <text:p>st: 0.24342036, best</text:p>
          </table:table-cell>
          <table:table-cell table:formula="of:=[.E104]+40" office:value-type="float" office:value="4200" calcext:value-type="float">
            <text:p>4200</text:p>
          </table:table-cell>
          <table:table-cell office:value-type="string" calcext:value-type="string">
            <text:p>1111111111111111111111111111111111111111May 08 10:59:37.073 INFO iter: 103, cost: 0.24342036, best_cost: 0.24342036, cost_count: 4200, time: 0.203152724</text:p>
          </table:table-cell>
        </table:table-row>
        <table:table-row table:style-name="ro1">
          <table:table-cell table:number-columns-repeated="2"/>
          <table:table-cell table:formula="of:=MID([.D106];5;9)" office:value-type="string" office:string-value="0.2434203" calcext:value-type="string">
            <text:p>0.2434203</text:p>
          </table:table-cell>
          <table:table-cell table:formula="of:=MID([.F106];79;20)" office:value-type="string" office:string-value="st: 0.24342036, best" calcext:value-type="string">
            <text:p>st: 0.24342036, best</text:p>
          </table:table-cell>
          <table:table-cell table:formula="of:=[.E105]+40" office:value-type="float" office:value="4240" calcext:value-type="float">
            <text:p>4240</text:p>
          </table:table-cell>
          <table:table-cell office:value-type="string" calcext:value-type="string">
            <text:p>1111111111111111111111111111111111111111May 08 10:59:37.268 INFO iter: 104, cost: 0.24342036, best_cost: 0.24342036, cost_count: 4240, time: 0.195050079</text:p>
          </table:table-cell>
        </table:table-row>
        <table:table-row table:style-name="ro1">
          <table:table-cell table:number-columns-repeated="2"/>
          <table:table-cell table:formula="of:=MID([.D107];5;9)" office:value-type="string" office:string-value="0.2434203" calcext:value-type="string">
            <text:p>0.2434203</text:p>
          </table:table-cell>
          <table:table-cell table:formula="of:=MID([.F107];79;20)" office:value-type="string" office:string-value="st: 0.24342036, best" calcext:value-type="string">
            <text:p>st: 0.24342036, best</text:p>
          </table:table-cell>
          <table:table-cell table:formula="of:=[.E106]+40" office:value-type="float" office:value="4280" calcext:value-type="float">
            <text:p>4280</text:p>
          </table:table-cell>
          <table:table-cell office:value-type="string" calcext:value-type="string">
            <text:p>1111111111111111111111111111111111111111May 08 10:59:37.462 INFO iter: 105, cost: 0.24342036, best_cost: 0.24342036, cost_count: 4280, time: 0.193281425</text:p>
          </table:table-cell>
        </table:table-row>
        <table:table-row table:style-name="ro1">
          <table:table-cell table:number-columns-repeated="2"/>
          <table:table-cell table:formula="of:=MID([.D108];5;9)" office:value-type="string" office:string-value="0.2434203" calcext:value-type="string">
            <text:p>0.2434203</text:p>
          </table:table-cell>
          <table:table-cell table:formula="of:=MID([.F108];79;20)" office:value-type="string" office:string-value="st: 0.24342036, best" calcext:value-type="string">
            <text:p>st: 0.24342036, best</text:p>
          </table:table-cell>
          <table:table-cell table:formula="of:=[.E107]+40" office:value-type="float" office:value="4320" calcext:value-type="float">
            <text:p>4320</text:p>
          </table:table-cell>
          <table:table-cell office:value-type="string" calcext:value-type="string">
            <text:p>1111111111111111111111111111111111111111May 08 10:59:37.662 INFO iter: 106, cost: 0.24342036, best_cost: 0.24342036, cost_count: 4320, time: 0.199594618</text:p>
          </table:table-cell>
        </table:table-row>
        <table:table-row table:style-name="ro1">
          <table:table-cell table:number-columns-repeated="2"/>
          <table:table-cell table:formula="of:=MID([.D109];5;9)" office:value-type="string" office:string-value="0.2434203" calcext:value-type="string">
            <text:p>0.2434203</text:p>
          </table:table-cell>
          <table:table-cell table:formula="of:=MID([.F109];79;20)" office:value-type="string" office:string-value="st: 0.24342036, best" calcext:value-type="string">
            <text:p>st: 0.24342036, best</text:p>
          </table:table-cell>
          <table:table-cell table:formula="of:=[.E108]+40" office:value-type="float" office:value="4360" calcext:value-type="float">
            <text:p>4360</text:p>
          </table:table-cell>
          <table:table-cell office:value-type="string" calcext:value-type="string">
            <text:p>1111111111111111111111111111111111111111May 08 10:59:37.859 INFO iter: 107, cost: 0.24342036, best_cost: 0.24342036, cost_count: 4360, time: 0.197882382</text:p>
          </table:table-cell>
        </table:table-row>
        <table:table-row table:style-name="ro1">
          <table:table-cell table:number-columns-repeated="2"/>
          <table:table-cell table:formula="of:=MID([.D110];5;9)" office:value-type="string" office:string-value="0.2434203" calcext:value-type="string">
            <text:p>0.2434203</text:p>
          </table:table-cell>
          <table:table-cell table:formula="of:=MID([.F110];79;20)" office:value-type="string" office:string-value="st: 0.24342032, best" calcext:value-type="string">
            <text:p>st: 0.24342032, best</text:p>
          </table:table-cell>
          <table:table-cell table:formula="of:=[.E109]+40" office:value-type="float" office:value="4400" calcext:value-type="float">
            <text:p>4400</text:p>
          </table:table-cell>
          <table:table-cell office:value-type="string" calcext:value-type="string">
            <text:p>1111111111111111111111111111111111111111May 08 10:59:38.062 INFO iter: 108, cost: 0.24342032, best_cost: 0.24342032, cost_count: 4400, time: 0.203509182</text:p>
          </table:table-cell>
        </table:table-row>
        <table:table-row table:style-name="ro1">
          <table:table-cell table:number-columns-repeated="2"/>
          <table:table-cell table:formula="of:=MID([.D111];5;9)" office:value-type="string" office:string-value="0.2434203" calcext:value-type="string">
            <text:p>0.2434203</text:p>
          </table:table-cell>
          <table:table-cell table:formula="of:=MID([.F111];79;20)" office:value-type="string" office:string-value="st: 0.24342032, best" calcext:value-type="string">
            <text:p>st: 0.24342032, best</text:p>
          </table:table-cell>
          <table:table-cell table:formula="of:=[.E110]+40" office:value-type="float" office:value="4440" calcext:value-type="float">
            <text:p>4440</text:p>
          </table:table-cell>
          <table:table-cell office:value-type="string" calcext:value-type="string">
            <text:p>1111111111111111111111111111111111111111May 08 10:59:38.260 INFO iter: 109, cost: 0.24342032, best_cost: 0.24342032, cost_count: 4440, time: 0.195649648</text:p>
          </table:table-cell>
        </table:table-row>
        <table:table-row table:style-name="ro1">
          <table:table-cell table:number-columns-repeated="2"/>
          <table:table-cell table:formula="of:=MID([.D112];5;9)" office:value-type="string" office:string-value="0.2434203" calcext:value-type="string">
            <text:p>0.2434203</text:p>
          </table:table-cell>
          <table:table-cell table:formula="of:=MID([.F112];79;20)" office:value-type="string" office:string-value="st: 0.24342032, best" calcext:value-type="string">
            <text:p>st: 0.24342032, best</text:p>
          </table:table-cell>
          <table:table-cell table:formula="of:=[.E111]+40" office:value-type="float" office:value="4480" calcext:value-type="float">
            <text:p>4480</text:p>
          </table:table-cell>
          <table:table-cell office:value-type="string" calcext:value-type="string">
            <text:p>1111111111111111111111111111111111111111May 08 10:59:38.458 INFO iter: 110, cost: 0.24342032, best_cost: 0.24342032, cost_count: 4480, time: 0.197036969</text:p>
          </table:table-cell>
        </table:table-row>
        <table:table-row table:style-name="ro1">
          <table:table-cell table:number-columns-repeated="2"/>
          <table:table-cell table:formula="of:=MID([.D113];5;9)" office:value-type="string" office:string-value="0.2434203" calcext:value-type="string">
            <text:p>0.2434203</text:p>
          </table:table-cell>
          <table:table-cell table:formula="of:=MID([.F113];79;20)" office:value-type="string" office:string-value="st: 0.24342032, best" calcext:value-type="string">
            <text:p>st: 0.24342032, best</text:p>
          </table:table-cell>
          <table:table-cell table:formula="of:=[.E112]+40" office:value-type="float" office:value="4520" calcext:value-type="float">
            <text:p>4520</text:p>
          </table:table-cell>
          <table:table-cell office:value-type="string" calcext:value-type="string">
            <text:p>1111111111111111111111111111111111111111May 08 10:59:38.652 INFO iter: 111, cost: 0.24342032, best_cost: 0.24342032, cost_count: 4520, time: 0.196624954</text:p>
          </table:table-cell>
        </table:table-row>
        <table:table-row table:style-name="ro1">
          <table:table-cell table:number-columns-repeated="2"/>
          <table:table-cell table:formula="of:=MID([.D114];5;9)" office:value-type="string" office:string-value="0.2434203" calcext:value-type="string">
            <text:p>0.2434203</text:p>
          </table:table-cell>
          <table:table-cell table:formula="of:=MID([.F114];79;20)" office:value-type="string" office:string-value="st: 0.24342032, best" calcext:value-type="string">
            <text:p>st: 0.24342032, best</text:p>
          </table:table-cell>
          <table:table-cell table:formula="of:=[.E113]+40" office:value-type="float" office:value="4560" calcext:value-type="float">
            <text:p>4560</text:p>
          </table:table-cell>
          <table:table-cell office:value-type="string" calcext:value-type="string">
            <text:p>1111111111111111111111111111111111111111May 08 10:59:38.850 INFO iter: 112, cost: 0.24342032, best_cost: 0.24342032, cost_count: 4560, time: 0.197749193</text:p>
          </table:table-cell>
        </table:table-row>
        <table:table-row table:style-name="ro1">
          <table:table-cell table:number-columns-repeated="2"/>
          <table:table-cell table:formula="of:=MID([.D115];5;9)" office:value-type="string" office:string-value="0.2434203" calcext:value-type="string">
            <text:p>0.2434203</text:p>
          </table:table-cell>
          <table:table-cell table:formula="of:=MID([.F115];79;20)" office:value-type="string" office:string-value="st: 0.24342032, best" calcext:value-type="string">
            <text:p>st: 0.24342032, best</text:p>
          </table:table-cell>
          <table:table-cell table:formula="of:=[.E114]+40" office:value-type="float" office:value="4600" calcext:value-type="float">
            <text:p>4600</text:p>
          </table:table-cell>
          <table:table-cell office:value-type="string" calcext:value-type="string">
            <text:p>1111111111111111111111111111111111111111May 08 10:59:39.047 INFO iter: 113, cost: 0.24342032, best_cost: 0.24342032, cost_count: 4600, time: 0.19692723</text:p>
          </table:table-cell>
        </table:table-row>
        <table:table-row table:style-name="ro1">
          <table:table-cell table:number-columns-repeated="2"/>
          <table:table-cell table:formula="of:=MID([.D116];5;9)" office:value-type="string" office:string-value="0.2434202" calcext:value-type="string">
            <text:p>0.2434202</text:p>
          </table:table-cell>
          <table:table-cell table:formula="of:=MID([.F116];79;20)" office:value-type="string" office:string-value="st: 0.24342023, best" calcext:value-type="string">
            <text:p>st: 0.24342023, best</text:p>
          </table:table-cell>
          <table:table-cell table:formula="of:=[.E115]+40" office:value-type="float" office:value="4640" calcext:value-type="float">
            <text:p>4640</text:p>
          </table:table-cell>
          <table:table-cell office:value-type="string" calcext:value-type="string">
            <text:p>1111111111111111111111111111111111111111May 08 10:59:39.246 INFO iter: 114, cost: 0.24342023, best_cost: 0.24342023, cost_count: 4640, time: 0.199114145</text:p>
          </table:table-cell>
        </table:table-row>
        <table:table-row table:style-name="ro1">
          <table:table-cell table:number-columns-repeated="2"/>
          <table:table-cell table:formula="of:=MID([.D117];5;9)" office:value-type="string" office:string-value="0.2434202" calcext:value-type="string">
            <text:p>0.2434202</text:p>
          </table:table-cell>
          <table:table-cell table:formula="of:=MID([.F117];79;20)" office:value-type="string" office:string-value="st: 0.24342023, best" calcext:value-type="string">
            <text:p>st: 0.24342023, best</text:p>
          </table:table-cell>
          <table:table-cell table:formula="of:=[.E116]+40" office:value-type="float" office:value="4680" calcext:value-type="float">
            <text:p>4680</text:p>
          </table:table-cell>
          <table:table-cell office:value-type="string" calcext:value-type="string">
            <text:p>1111111111111111111111111111111111111111May 08 10:59:39.441 INFO iter: 115, cost: 0.24342023, best_cost: 0.24342023, cost_count: 4680, time: 0.194141506</text:p>
          </table:table-cell>
        </table:table-row>
        <table:table-row table:style-name="ro1">
          <table:table-cell table:number-columns-repeated="2"/>
          <table:table-cell table:formula="of:=MID([.D118];5;9)" office:value-type="string" office:string-value="0.2434202" calcext:value-type="string">
            <text:p>0.2434202</text:p>
          </table:table-cell>
          <table:table-cell table:formula="of:=MID([.F118];79;20)" office:value-type="string" office:string-value="st: 0.24342023, best" calcext:value-type="string">
            <text:p>st: 0.24342023, best</text:p>
          </table:table-cell>
          <table:table-cell table:formula="of:=[.E117]+40" office:value-type="float" office:value="4720" calcext:value-type="float">
            <text:p>4720</text:p>
          </table:table-cell>
          <table:table-cell office:value-type="string" calcext:value-type="string">
            <text:p>1111111111111111111111111111111111111111May 08 10:59:39.643 INFO iter: 116, cost: 0.24342023, best_cost: 0.24342023, cost_count: 4720, time: 0.201503469</text:p>
          </table:table-cell>
        </table:table-row>
        <table:table-row table:style-name="ro1">
          <table:table-cell table:number-columns-repeated="2"/>
          <table:table-cell table:formula="of:=MID([.D119];5;9)" office:value-type="string" office:string-value="0.2434202" calcext:value-type="string">
            <text:p>0.2434202</text:p>
          </table:table-cell>
          <table:table-cell table:formula="of:=MID([.F119];79;20)" office:value-type="string" office:string-value="st: 0.24342023, best" calcext:value-type="string">
            <text:p>st: 0.24342023, best</text:p>
          </table:table-cell>
          <table:table-cell table:formula="of:=[.E118]+40" office:value-type="float" office:value="4760" calcext:value-type="float">
            <text:p>4760</text:p>
          </table:table-cell>
          <table:table-cell office:value-type="string" calcext:value-type="string">
            <text:p>1111111111111111111111111111111111111111May 08 10:59:39.842 INFO iter: 117, cost: 0.24342023, best_cost: 0.24342023, cost_count: 4760, time: 0.200312183</text:p>
          </table:table-cell>
        </table:table-row>
        <table:table-row table:style-name="ro1">
          <table:table-cell table:number-columns-repeated="2"/>
          <table:table-cell table:formula="of:=MID([.D120];5;9)" office:value-type="string" office:string-value="0.2434202" calcext:value-type="string">
            <text:p>0.2434202</text:p>
          </table:table-cell>
          <table:table-cell table:formula="of:=MID([.F120];79;20)" office:value-type="string" office:string-value="st: 0.24342023, best" calcext:value-type="string">
            <text:p>st: 0.24342023, best</text:p>
          </table:table-cell>
          <table:table-cell table:formula="of:=[.E119]+40" office:value-type="float" office:value="4800" calcext:value-type="float">
            <text:p>4800</text:p>
          </table:table-cell>
          <table:table-cell office:value-type="string" calcext:value-type="string">
            <text:p>1111111111111111111111111111111111111111May 08 10:59:40.107 INFO iter: 118, cost: 0.24342023, best_cost: 0.24342023, cost_count: 4800, time: 0.265515571</text:p>
          </table:table-cell>
        </table:table-row>
        <table:table-row table:style-name="ro1">
          <table:table-cell table:number-columns-repeated="2"/>
          <table:table-cell table:formula="of:=MID([.D121];5;9)" office:value-type="string" office:string-value="0.2434202" calcext:value-type="string">
            <text:p>0.2434202</text:p>
          </table:table-cell>
          <table:table-cell table:formula="of:=MID([.F121];79;20)" office:value-type="string" office:string-value="st: 0.24342023, best" calcext:value-type="string">
            <text:p>st: 0.24342023, best</text:p>
          </table:table-cell>
          <table:table-cell table:formula="of:=[.E120]+40" office:value-type="float" office:value="4840" calcext:value-type="float">
            <text:p>4840</text:p>
          </table:table-cell>
          <table:table-cell office:value-type="string" calcext:value-type="string">
            <text:p>1111111111111111111111111111111111111111May 08 10:59:40.307 INFO iter: 119, cost: 0.24342023, best_cost: 0.24342023, cost_count: 4840, time: 0.198885613</text:p>
          </table:table-cell>
        </table:table-row>
        <table:table-row table:style-name="ro1">
          <table:table-cell table:number-columns-repeated="2"/>
          <table:table-cell table:formula="of:=MID([.D122];5;9)" office:value-type="string" office:string-value="0.2434202" calcext:value-type="string">
            <text:p>0.2434202</text:p>
          </table:table-cell>
          <table:table-cell table:formula="of:=MID([.F122];79;20)" office:value-type="string" office:string-value="st: 0.24342023, best" calcext:value-type="string">
            <text:p>st: 0.24342023, best</text:p>
          </table:table-cell>
          <table:table-cell table:formula="of:=[.E121]+40" office:value-type="float" office:value="4880" calcext:value-type="float">
            <text:p>4880</text:p>
          </table:table-cell>
          <table:table-cell office:value-type="string" calcext:value-type="string">
            <text:p>1111111111111111111111111111111111111111May 08 10:59:40.493 INFO iter: 120, cost: 0.24342023, best_cost: 0.24342023, cost_count: 4880, time: 0.18661531</text:p>
          </table:table-cell>
        </table:table-row>
        <table:table-row table:style-name="ro1">
          <table:table-cell table:number-columns-repeated="2"/>
          <table:table-cell table:formula="of:=MID([.D123];5;9)" office:value-type="string" office:string-value="0.2434202" calcext:value-type="string">
            <text:p>0.2434202</text:p>
          </table:table-cell>
          <table:table-cell table:formula="of:=MID([.F123];79;20)" office:value-type="string" office:string-value="st: 0.24342023, best" calcext:value-type="string">
            <text:p>st: 0.24342023, best</text:p>
          </table:table-cell>
          <table:table-cell table:formula="of:=[.E122]+40" office:value-type="float" office:value="4920" calcext:value-type="float">
            <text:p>4920</text:p>
          </table:table-cell>
          <table:table-cell office:value-type="string" calcext:value-type="string">
            <text:p>1111111111111111111111111111111111111111May 08 10:59:40.677 INFO iter: 121, cost: 0.24342023, best_cost: 0.24342023, cost_count: 4920, time: 0.183823697</text:p>
          </table:table-cell>
        </table:table-row>
        <table:table-row table:style-name="ro1">
          <table:table-cell table:number-columns-repeated="2"/>
          <table:table-cell table:formula="of:=MID([.D124];5;9)" office:value-type="string" office:string-value="0.2434202" calcext:value-type="string">
            <text:p>0.2434202</text:p>
          </table:table-cell>
          <table:table-cell table:formula="of:=MID([.F124];79;20)" office:value-type="string" office:string-value="st: 0.24342023, best" calcext:value-type="string">
            <text:p>st: 0.24342023, best</text:p>
          </table:table-cell>
          <table:table-cell table:formula="of:=[.E123]+40" office:value-type="float" office:value="4960" calcext:value-type="float">
            <text:p>4960</text:p>
          </table:table-cell>
          <table:table-cell office:value-type="string" calcext:value-type="string">
            <text:p>1111111111111111111111111111111111111111May 08 10:59:40.865 INFO iter: 122, cost: 0.24342023, best_cost: 0.24342023, cost_count: 4960, time: 0.187531125</text:p>
          </table:table-cell>
        </table:table-row>
        <table:table-row table:style-name="ro1">
          <table:table-cell table:number-columns-repeated="2"/>
          <table:table-cell table:formula="of:=MID([.D125];5;9)" office:value-type="string" office:string-value="0.2434202" calcext:value-type="string">
            <text:p>0.2434202</text:p>
          </table:table-cell>
          <table:table-cell table:formula="of:=MID([.F125];79;20)" office:value-type="string" office:string-value="st: 0.24342023, best" calcext:value-type="string">
            <text:p>st: 0.24342023, best</text:p>
          </table:table-cell>
          <table:table-cell table:formula="of:=[.E124]+40" office:value-type="float" office:value="5000" calcext:value-type="float">
            <text:p>5000</text:p>
          </table:table-cell>
          <table:table-cell office:value-type="string" calcext:value-type="string">
            <text:p>1111111111111111111111111111111111111111May 08 10:59:41.058 INFO iter: 123, cost: 0.24342023, best_cost: 0.24342023, cost_count: 5000, time: 0.193365031</text:p>
          </table:table-cell>
        </table:table-row>
        <table:table-row table:style-name="ro1">
          <table:table-cell table:number-columns-repeated="2"/>
          <table:table-cell table:formula="of:=MID([.D126];5;9)" office:value-type="string" office:string-value="0.2434202" calcext:value-type="string">
            <text:p>0.2434202</text:p>
          </table:table-cell>
          <table:table-cell table:formula="of:=MID([.F126];79;20)" office:value-type="string" office:string-value="st: 0.24342023, best" calcext:value-type="string">
            <text:p>st: 0.24342023, best</text:p>
          </table:table-cell>
          <table:table-cell table:formula="of:=[.E125]+40" office:value-type="float" office:value="5040" calcext:value-type="float">
            <text:p>5040</text:p>
          </table:table-cell>
          <table:table-cell office:value-type="string" calcext:value-type="string">
            <text:p>1111111111111111111111111111111111111111May 08 10:59:41.274 INFO iter: 124, cost: 0.24342023, best_cost: 0.24342023, cost_count: 5040, time: 0.214686402</text:p>
          </table:table-cell>
        </table:table-row>
        <table:table-row table:style-name="ro1">
          <table:table-cell table:number-columns-repeated="2"/>
          <table:table-cell table:formula="of:=MID([.D127];5;9)" office:value-type="string" office:string-value="0.2434202" calcext:value-type="string">
            <text:p>0.2434202</text:p>
          </table:table-cell>
          <table:table-cell table:formula="of:=MID([.F127];79;20)" office:value-type="string" office:string-value="st: 0.24342023, best" calcext:value-type="string">
            <text:p>st: 0.24342023, best</text:p>
          </table:table-cell>
          <table:table-cell table:formula="of:=[.E126]+40" office:value-type="float" office:value="5080" calcext:value-type="float">
            <text:p>5080</text:p>
          </table:table-cell>
          <table:table-cell office:value-type="string" calcext:value-type="string">
            <text:p>1111111111111111111111111111111111111111May 08 10:59:41.515 INFO iter: 125, cost: 0.24342023, best_cost: 0.24342023, cost_count: 5080, time: 0.24189518</text:p>
          </table:table-cell>
        </table:table-row>
        <table:table-row table:style-name="ro1">
          <table:table-cell table:number-columns-repeated="2"/>
          <table:table-cell table:formula="of:=MID([.D128];5;9)" office:value-type="string" office:string-value="0.2434202" calcext:value-type="string">
            <text:p>0.2434202</text:p>
          </table:table-cell>
          <table:table-cell table:formula="of:=MID([.F128];79;20)" office:value-type="string" office:string-value="st: 0.24342023, best" calcext:value-type="string">
            <text:p>st: 0.24342023, best</text:p>
          </table:table-cell>
          <table:table-cell table:formula="of:=[.E127]+40" office:value-type="float" office:value="5120" calcext:value-type="float">
            <text:p>5120</text:p>
          </table:table-cell>
          <table:table-cell office:value-type="string" calcext:value-type="string">
            <text:p>1111111111111111111111111111111111111111May 08 10:59:41.713 INFO iter: 126, cost: 0.24342023, best_cost: 0.24342023, cost_count: 5120, time: 0.198127218</text:p>
          </table:table-cell>
        </table:table-row>
        <table:table-row table:style-name="ro1">
          <table:table-cell table:number-columns-repeated="2"/>
          <table:table-cell table:formula="of:=MID([.D129];5;9)" office:value-type="string" office:string-value="0.2434202" calcext:value-type="string">
            <text:p>0.2434202</text:p>
          </table:table-cell>
          <table:table-cell table:formula="of:=MID([.F129];79;20)" office:value-type="string" office:string-value="st: 0.24342023, best" calcext:value-type="string">
            <text:p>st: 0.24342023, best</text:p>
          </table:table-cell>
          <table:table-cell table:formula="of:=[.E128]+40" office:value-type="float" office:value="5160" calcext:value-type="float">
            <text:p>5160</text:p>
          </table:table-cell>
          <table:table-cell office:value-type="string" calcext:value-type="string">
            <text:p>1111111111111111111111111111111111111111May 08 10:59:41.900 INFO iter: 127, cost: 0.24342023, best_cost: 0.24342023, cost_count: 5160, time: 0.186485908</text:p>
          </table:table-cell>
        </table:table-row>
        <table:table-row table:style-name="ro1">
          <table:table-cell table:number-columns-repeated="2"/>
          <table:table-cell table:formula="of:=MID([.D130];5;9)" office:value-type="string" office:string-value="0.2434202" calcext:value-type="string">
            <text:p>0.2434202</text:p>
          </table:table-cell>
          <table:table-cell table:formula="of:=MID([.F130];79;20)" office:value-type="string" office:string-value="st: 0.24342023, best" calcext:value-type="string">
            <text:p>st: 0.24342023, best</text:p>
          </table:table-cell>
          <table:table-cell table:formula="of:=[.E129]+40" office:value-type="float" office:value="5200" calcext:value-type="float">
            <text:p>5200</text:p>
          </table:table-cell>
          <table:table-cell office:value-type="string" calcext:value-type="string">
            <text:p>1111111111111111111111111111111111111111May 08 10:59:42.098 INFO iter: 128, cost: 0.24342023, best_cost: 0.24342023, cost_count: 5200, time: 0.197810722</text:p>
          </table:table-cell>
        </table:table-row>
        <table:table-row table:style-name="ro1">
          <table:table-cell table:number-columns-repeated="2"/>
          <table:table-cell table:formula="of:=MID([.D131];5;9)" office:value-type="string" office:string-value="0.2434202" calcext:value-type="string">
            <text:p>0.2434202</text:p>
          </table:table-cell>
          <table:table-cell table:formula="of:=MID([.F131];79;20)" office:value-type="string" office:string-value="st: 0.24342023, best" calcext:value-type="string">
            <text:p>st: 0.24342023, best</text:p>
          </table:table-cell>
          <table:table-cell table:formula="of:=[.E130]+40" office:value-type="float" office:value="5240" calcext:value-type="float">
            <text:p>5240</text:p>
          </table:table-cell>
          <table:table-cell office:value-type="string" calcext:value-type="string">
            <text:p>1111111111111111111111111111111111111111May 08 10:59:42.294 INFO iter: 129, cost: 0.24342023, best_cost: 0.24342023, cost_count: 5240, time: 0.195955891</text:p>
          </table:table-cell>
        </table:table-row>
        <table:table-row table:style-name="ro1">
          <table:table-cell table:number-columns-repeated="2"/>
          <table:table-cell table:formula="of:=MID([.D132];5;9)" office:value-type="string" office:string-value="0.2434202" calcext:value-type="string">
            <text:p>0.2434202</text:p>
          </table:table-cell>
          <table:table-cell table:formula="of:=MID([.F132];79;20)" office:value-type="string" office:string-value="st: 0.24342023, best" calcext:value-type="string">
            <text:p>st: 0.24342023, best</text:p>
          </table:table-cell>
          <table:table-cell table:formula="of:=[.E131]+40" office:value-type="float" office:value="5280" calcext:value-type="float">
            <text:p>5280</text:p>
          </table:table-cell>
          <table:table-cell office:value-type="string" calcext:value-type="string">
            <text:p>1111111111111111111111111111111111111111May 08 10:59:42.489 INFO iter: 130, cost: 0.24342023, best_cost: 0.24342023, cost_count: 5280, time: 0.194819004</text:p>
          </table:table-cell>
        </table:table-row>
        <table:table-row table:style-name="ro1">
          <table:table-cell table:number-columns-repeated="2"/>
          <table:table-cell table:formula="of:=MID([.D133];5;9)" office:value-type="string" office:string-value="0.2434202" calcext:value-type="string">
            <text:p>0.2434202</text:p>
          </table:table-cell>
          <table:table-cell table:formula="of:=MID([.F133];79;20)" office:value-type="string" office:string-value="st: 0.24342023, best" calcext:value-type="string">
            <text:p>st: 0.24342023, best</text:p>
          </table:table-cell>
          <table:table-cell table:formula="of:=[.E132]+40" office:value-type="float" office:value="5320" calcext:value-type="float">
            <text:p>5320</text:p>
          </table:table-cell>
          <table:table-cell office:value-type="string" calcext:value-type="string">
            <text:p>1111111111111111111111111111111111111111May 08 10:59:42.688 INFO iter: 131, cost: 0.24342023, best_cost: 0.24342023, cost_count: 5320, time: 0.199097384</text:p>
          </table:table-cell>
        </table:table-row>
        <table:table-row table:style-name="ro1">
          <table:table-cell table:number-columns-repeated="2"/>
          <table:table-cell table:formula="of:=MID([.D134];5;9)" office:value-type="string" office:string-value="0.2434202" calcext:value-type="string">
            <text:p>0.2434202</text:p>
          </table:table-cell>
          <table:table-cell table:formula="of:=MID([.F134];79;20)" office:value-type="string" office:string-value="st: 0.24342023, best" calcext:value-type="string">
            <text:p>st: 0.24342023, best</text:p>
          </table:table-cell>
          <table:table-cell table:formula="of:=[.E133]+40" office:value-type="float" office:value="5360" calcext:value-type="float">
            <text:p>5360</text:p>
          </table:table-cell>
          <table:table-cell office:value-type="string" calcext:value-type="string">
            <text:p>1111111111111111111111111111111111111111May 08 10:59:42.889 INFO iter: 132, cost: 0.24342023, best_cost: 0.24342023, cost_count: 5360, time: 0.199390477</text:p>
          </table:table-cell>
        </table:table-row>
        <table:table-row table:style-name="ro1">
          <table:table-cell table:number-columns-repeated="2"/>
          <table:table-cell table:formula="of:=MID([.D135];5;9)" office:value-type="string" office:string-value="0.2434202" calcext:value-type="string">
            <text:p>0.2434202</text:p>
          </table:table-cell>
          <table:table-cell table:formula="of:=MID([.F135];79;20)" office:value-type="string" office:string-value="st: 0.24342023, best" calcext:value-type="string">
            <text:p>st: 0.24342023, best</text:p>
          </table:table-cell>
          <table:table-cell table:formula="of:=[.E134]+40" office:value-type="float" office:value="5400" calcext:value-type="float">
            <text:p>5400</text:p>
          </table:table-cell>
          <table:table-cell office:value-type="string" calcext:value-type="string">
            <text:p>1111111111111111111111111111111111111111May 08 10:59:43.094 INFO iter: 133, cost: 0.24342023, best_cost: 0.24342023, cost_count: 5400, time: 0.206767248</text:p>
          </table:table-cell>
        </table:table-row>
        <table:table-row table:style-name="ro1">
          <table:table-cell table:number-columns-repeated="2"/>
          <table:table-cell table:formula="of:=MID([.D136];5;9)" office:value-type="string" office:string-value="0.2434202" calcext:value-type="string">
            <text:p>0.2434202</text:p>
          </table:table-cell>
          <table:table-cell table:formula="of:=MID([.F136];79;20)" office:value-type="string" office:string-value="st: 0.24342023, best" calcext:value-type="string">
            <text:p>st: 0.24342023, best</text:p>
          </table:table-cell>
          <table:table-cell table:formula="of:=[.E135]+40" office:value-type="float" office:value="5440" calcext:value-type="float">
            <text:p>5440</text:p>
          </table:table-cell>
          <table:table-cell office:value-type="string" calcext:value-type="string">
            <text:p>1111111111111111111111111111111111111111May 08 10:59:43.280 INFO iter: 134, cost: 0.24342023, best_cost: 0.24342023, cost_count: 5440, time: 0.186111637</text:p>
          </table:table-cell>
        </table:table-row>
        <table:table-row table:style-name="ro1">
          <table:table-cell table:number-columns-repeated="2"/>
          <table:table-cell table:formula="of:=MID([.D137];5;9)" office:value-type="string" office:string-value="0.2434202" calcext:value-type="string">
            <text:p>0.2434202</text:p>
          </table:table-cell>
          <table:table-cell table:formula="of:=MID([.F137];79;20)" office:value-type="string" office:string-value="st: 0.24342023, best" calcext:value-type="string">
            <text:p>st: 0.24342023, best</text:p>
          </table:table-cell>
          <table:table-cell table:formula="of:=[.E136]+40" office:value-type="float" office:value="5480" calcext:value-type="float">
            <text:p>5480</text:p>
          </table:table-cell>
          <table:table-cell office:value-type="string" calcext:value-type="string">
            <text:p>1111111111111111111111111111111111111111May 08 10:59:43.467 INFO iter: 135, cost: 0.24342023, best_cost: 0.24342023, cost_count: 5480, time: 0.186881605</text:p>
          </table:table-cell>
        </table:table-row>
        <table:table-row table:style-name="ro1">
          <table:table-cell table:number-columns-repeated="2"/>
          <table:table-cell table:formula="of:=MID([.D138];5;9)" office:value-type="string" office:string-value="0.2434202" calcext:value-type="string">
            <text:p>0.2434202</text:p>
          </table:table-cell>
          <table:table-cell table:formula="of:=MID([.F138];79;20)" office:value-type="string" office:string-value="st: 0.24342023, best" calcext:value-type="string">
            <text:p>st: 0.24342023, best</text:p>
          </table:table-cell>
          <table:table-cell table:formula="of:=[.E137]+40" office:value-type="float" office:value="5520" calcext:value-type="float">
            <text:p>5520</text:p>
          </table:table-cell>
          <table:table-cell office:value-type="string" calcext:value-type="string">
            <text:p>1111111111111111111111111111111111111111May 08 10:59:43.658 INFO iter: 136, cost: 0.24342023, best_cost: 0.24342023, cost_count: 5520, time: 0.190915606</text:p>
          </table:table-cell>
        </table:table-row>
        <table:table-row table:style-name="ro1">
          <table:table-cell table:number-columns-repeated="2"/>
          <table:table-cell table:formula="of:=MID([.D139];5;9)" office:value-type="string" office:string-value="0.2434202" calcext:value-type="string">
            <text:p>0.2434202</text:p>
          </table:table-cell>
          <table:table-cell table:formula="of:=MID([.F139];79;20)" office:value-type="string" office:string-value="st: 0.24342023, best" calcext:value-type="string">
            <text:p>st: 0.24342023, best</text:p>
          </table:table-cell>
          <table:table-cell table:formula="of:=[.E138]+40" office:value-type="float" office:value="5560" calcext:value-type="float">
            <text:p>5560</text:p>
          </table:table-cell>
          <table:table-cell office:value-type="string" calcext:value-type="string">
            <text:p>1111111111111111111111111111111111111111May 08 10:59:43.849 INFO iter: 137, cost: 0.24342023, best_cost: 0.24342023, cost_count: 5560, time: 0.190800304</text:p>
          </table:table-cell>
        </table:table-row>
        <table:table-row table:style-name="ro1">
          <table:table-cell table:number-columns-repeated="2"/>
          <table:table-cell table:formula="of:=MID([.D140];5;9)" office:value-type="string" office:string-value="0.2434202" calcext:value-type="string">
            <text:p>0.2434202</text:p>
          </table:table-cell>
          <table:table-cell table:formula="of:=MID([.F140];79;20)" office:value-type="string" office:string-value="st: 0.24342021, best" calcext:value-type="string">
            <text:p>st: 0.24342021, best</text:p>
          </table:table-cell>
          <table:table-cell table:formula="of:=[.E139]+40" office:value-type="float" office:value="5600" calcext:value-type="float">
            <text:p>5600</text:p>
          </table:table-cell>
          <table:table-cell office:value-type="string" calcext:value-type="string">
            <text:p>1111111111111111111111111111111111111111May 08 10:59:44.039 INFO iter: 138, cost: 0.24342021, best_cost: 0.24342021, cost_count: 5600, time: 0.189865746</text:p>
          </table:table-cell>
        </table:table-row>
        <table:table-row table:style-name="ro1">
          <table:table-cell table:number-columns-repeated="2"/>
          <table:table-cell table:formula="of:=MID([.D141];5;9)" office:value-type="string" office:string-value="0.2434202" calcext:value-type="string">
            <text:p>0.2434202</text:p>
          </table:table-cell>
          <table:table-cell table:formula="of:=MID([.F141];79;20)" office:value-type="string" office:string-value="st: 0.24342021, best" calcext:value-type="string">
            <text:p>st: 0.24342021, best</text:p>
          </table:table-cell>
          <table:table-cell table:formula="of:=[.E140]+40" office:value-type="float" office:value="5640" calcext:value-type="float">
            <text:p>5640</text:p>
          </table:table-cell>
          <table:table-cell office:value-type="string" calcext:value-type="string">
            <text:p>1111111111111111111111111111111111111111May 08 10:59:44.241 INFO iter: 139, cost: 0.24342021, best_cost: 0.24342021, cost_count: 5640, time: 0.201485001</text:p>
          </table:table-cell>
        </table:table-row>
        <table:table-row table:style-name="ro1">
          <table:table-cell table:number-columns-repeated="2"/>
          <table:table-cell table:formula="of:=MID([.D142];5;9)" office:value-type="string" office:string-value="0.2434202" calcext:value-type="string">
            <text:p>0.2434202</text:p>
          </table:table-cell>
          <table:table-cell table:formula="of:=MID([.F142];79;20)" office:value-type="string" office:string-value="st: 0.24342021, best" calcext:value-type="string">
            <text:p>st: 0.24342021, best</text:p>
          </table:table-cell>
          <table:table-cell table:formula="of:=[.E141]+40" office:value-type="float" office:value="5680" calcext:value-type="float">
            <text:p>5680</text:p>
          </table:table-cell>
          <table:table-cell office:value-type="string" calcext:value-type="string">
            <text:p>1111111111111111111111111111111111111111May 08 10:59:44.488 INFO iter: 140, cost: 0.24342021, best_cost: 0.24342021, cost_count: 5680, time: 0.247271704</text:p>
          </table:table-cell>
        </table:table-row>
        <table:table-row table:style-name="ro1">
          <table:table-cell table:number-columns-repeated="2"/>
          <table:table-cell table:formula="of:=MID([.D143];5;9)" office:value-type="string" office:string-value="0.2434202" calcext:value-type="string">
            <text:p>0.2434202</text:p>
          </table:table-cell>
          <table:table-cell table:formula="of:=MID([.F143];79;20)" office:value-type="string" office:string-value="st: 0.24342021, best" calcext:value-type="string">
            <text:p>st: 0.24342021, best</text:p>
          </table:table-cell>
          <table:table-cell table:formula="of:=[.E142]+40" office:value-type="float" office:value="5720" calcext:value-type="float">
            <text:p>5720</text:p>
          </table:table-cell>
          <table:table-cell office:value-type="string" calcext:value-type="string">
            <text:p>1111111111111111111111111111111111111111May 08 10:59:44.687 INFO iter: 141, cost: 0.24342021, best_cost: 0.24342021, cost_count: 5720, time: 0.198658274</text:p>
          </table:table-cell>
        </table:table-row>
        <table:table-row table:style-name="ro1">
          <table:table-cell table:number-columns-repeated="2"/>
          <table:table-cell table:formula="of:=MID([.D144];5;9)" office:value-type="string" office:string-value="0.2434202" calcext:value-type="string">
            <text:p>0.2434202</text:p>
          </table:table-cell>
          <table:table-cell table:formula="of:=MID([.F144];79;20)" office:value-type="string" office:string-value="st: 0.24342021, best" calcext:value-type="string">
            <text:p>st: 0.24342021, best</text:p>
          </table:table-cell>
          <table:table-cell table:formula="of:=[.E143]+40" office:value-type="float" office:value="5760" calcext:value-type="float">
            <text:p>5760</text:p>
          </table:table-cell>
          <table:table-cell office:value-type="string" calcext:value-type="string">
            <text:p>1111111111111111111111111111111111111111May 08 10:59:44.871 INFO iter: 142, cost: 0.24342021, best_cost: 0.24342021, cost_count: 5760, time: 0.183893869</text:p>
          </table:table-cell>
        </table:table-row>
        <table:table-row table:style-name="ro1">
          <table:table-cell table:number-columns-repeated="2"/>
          <table:table-cell table:formula="of:=MID([.D145];5;9)" office:value-type="string" office:string-value="0.2434201" calcext:value-type="string">
            <text:p>0.2434201</text:p>
          </table:table-cell>
          <table:table-cell table:formula="of:=MID([.F145];79;20)" office:value-type="string" office:string-value="st: 0.24342018, best" calcext:value-type="string">
            <text:p>st: 0.24342018, best</text:p>
          </table:table-cell>
          <table:table-cell table:formula="of:=[.E144]+40" office:value-type="float" office:value="5800" calcext:value-type="float">
            <text:p>5800</text:p>
          </table:table-cell>
          <table:table-cell office:value-type="string" calcext:value-type="string">
            <text:p>1111111111111111111111111111111111111111May 08 10:59:45.067 INFO iter: 143, cost: 0.24342018, best_cost: 0.24342018, cost_count: 5800, time: 0.195794389</text:p>
          </table:table-cell>
        </table:table-row>
        <table:table-row table:style-name="ro1">
          <table:table-cell table:number-columns-repeated="2"/>
          <table:table-cell table:formula="of:=MID([.D146];5;9)" office:value-type="string" office:string-value="0.2434201" calcext:value-type="string">
            <text:p>0.2434201</text:p>
          </table:table-cell>
          <table:table-cell table:formula="of:=MID([.F146];79;20)" office:value-type="string" office:string-value="st: 0.24342017, best" calcext:value-type="string">
            <text:p>st: 0.24342017, best</text:p>
          </table:table-cell>
          <table:table-cell table:formula="of:=[.E145]+40" office:value-type="float" office:value="5840" calcext:value-type="float">
            <text:p>5840</text:p>
          </table:table-cell>
          <table:table-cell office:value-type="string" calcext:value-type="string">
            <text:p>1111111111111111111111111111111111111111May 08 10:59:45.258 INFO iter: 144, cost: 0.24342017, best_cost: 0.24342017, cost_count: 5840, time: 0.190813764</text:p>
          </table:table-cell>
        </table:table-row>
        <table:table-row table:style-name="ro1">
          <table:table-cell table:number-columns-repeated="2"/>
          <table:table-cell table:formula="of:=MID([.D147];5;9)" office:value-type="string" office:string-value="0.2434201" calcext:value-type="string">
            <text:p>0.2434201</text:p>
          </table:table-cell>
          <table:table-cell table:formula="of:=MID([.F147];79;20)" office:value-type="string" office:string-value="st: 0.24342017, best" calcext:value-type="string">
            <text:p>st: 0.24342017, best</text:p>
          </table:table-cell>
          <table:table-cell table:formula="of:=[.E146]+40" office:value-type="float" office:value="5880" calcext:value-type="float">
            <text:p>5880</text:p>
          </table:table-cell>
          <table:table-cell office:value-type="string" calcext:value-type="string">
            <text:p>1111111111111111111111111111111111111111May 08 10:59:45.453 INFO iter: 145, cost: 0.24342017, best_cost: 0.24342017, cost_count: 5880, time: 0.194715671</text:p>
          </table:table-cell>
        </table:table-row>
        <table:table-row table:style-name="ro1">
          <table:table-cell table:number-columns-repeated="2"/>
          <table:table-cell table:formula="of:=MID([.D148];5;9)" office:value-type="string" office:string-value="0.2434201" calcext:value-type="string">
            <text:p>0.2434201</text:p>
          </table:table-cell>
          <table:table-cell table:formula="of:=MID([.F148];79;20)" office:value-type="string" office:string-value="st: 0.24342017, best" calcext:value-type="string">
            <text:p>st: 0.24342017, best</text:p>
          </table:table-cell>
          <table:table-cell table:formula="of:=[.E147]+40" office:value-type="float" office:value="5920" calcext:value-type="float">
            <text:p>5920</text:p>
          </table:table-cell>
          <table:table-cell office:value-type="string" calcext:value-type="string">
            <text:p>1111111111111111111111111111111111111111May 08 10:59:45.655 INFO iter: 146, cost: 0.24342017, best_cost: 0.24342017, cost_count: 5920, time: 0.202734666</text:p>
          </table:table-cell>
        </table:table-row>
        <table:table-row table:style-name="ro1">
          <table:table-cell table:number-columns-repeated="2"/>
          <table:table-cell table:formula="of:=MID([.D149];5;9)" office:value-type="string" office:string-value="0.2434201" calcext:value-type="string">
            <text:p>0.2434201</text:p>
          </table:table-cell>
          <table:table-cell table:formula="of:=MID([.F149];79;20)" office:value-type="string" office:string-value="st: 0.24342017, best" calcext:value-type="string">
            <text:p>st: 0.24342017, best</text:p>
          </table:table-cell>
          <table:table-cell table:formula="of:=[.E148]+40" office:value-type="float" office:value="5960" calcext:value-type="float">
            <text:p>5960</text:p>
          </table:table-cell>
          <table:table-cell office:value-type="string" calcext:value-type="string">
            <text:p>1111111111111111111111111111111111111111May 08 10:59:45.854 INFO iter: 147, cost: 0.24342017, best_cost: 0.24342017, cost_count: 5960, time: 0.198776179</text:p>
          </table:table-cell>
        </table:table-row>
        <table:table-row table:style-name="ro1">
          <table:table-cell table:number-columns-repeated="2"/>
          <table:table-cell table:formula="of:=MID([.D150];5;9)" office:value-type="string" office:string-value="0.2434201" calcext:value-type="string">
            <text:p>0.2434201</text:p>
          </table:table-cell>
          <table:table-cell table:formula="of:=MID([.F150];79;20)" office:value-type="string" office:string-value="st: 0.24342017, best" calcext:value-type="string">
            <text:p>st: 0.24342017, best</text:p>
          </table:table-cell>
          <table:table-cell table:formula="of:=[.E149]+40" office:value-type="float" office:value="6000" calcext:value-type="float">
            <text:p>6000</text:p>
          </table:table-cell>
          <table:table-cell office:value-type="string" calcext:value-type="string">
            <text:p>1111111111111111111111111111111111111111May 08 10:59:46.046 INFO iter: 148, cost: 0.24342017, best_cost: 0.24342017, cost_count: 6000, time: 0.191711816</text:p>
          </table:table-cell>
        </table:table-row>
        <table:table-row table:style-name="ro1">
          <table:table-cell table:number-columns-repeated="2"/>
          <table:table-cell table:formula="of:=MID([.D151];5;9)" office:value-type="string" office:string-value="0.2434201" calcext:value-type="string">
            <text:p>0.2434201</text:p>
          </table:table-cell>
          <table:table-cell table:formula="of:=MID([.F151];79;20)" office:value-type="string" office:string-value="st: 0.24342017, best" calcext:value-type="string">
            <text:p>st: 0.24342017, best</text:p>
          </table:table-cell>
          <table:table-cell table:formula="of:=[.E150]+40" office:value-type="float" office:value="6040" calcext:value-type="float">
            <text:p>6040</text:p>
          </table:table-cell>
          <table:table-cell office:value-type="string" calcext:value-type="string">
            <text:p>1111111111111111111111111111111111111111May 08 10:59:46.244 INFO iter: 149, cost: 0.24342017, best_cost: 0.24342017, cost_count: 6040, time: 0.197950536</text:p>
          </table:table-cell>
        </table:table-row>
        <table:table-row table:style-name="ro1">
          <table:table-cell table:number-columns-repeated="2"/>
          <table:table-cell table:formula="of:=MID([.D152];5;9)" office:value-type="string" office:string-value="0.2434201" calcext:value-type="string">
            <text:p>0.2434201</text:p>
          </table:table-cell>
          <table:table-cell table:formula="of:=MID([.F152];79;20)" office:value-type="string" office:string-value="st: 0.24342017, best" calcext:value-type="string">
            <text:p>st: 0.24342017, best</text:p>
          </table:table-cell>
          <table:table-cell table:formula="of:=[.E151]+40" office:value-type="float" office:value="6080" calcext:value-type="float">
            <text:p>6080</text:p>
          </table:table-cell>
          <table:table-cell office:value-type="string" calcext:value-type="string">
            <text:p>1111111111111111111111111111111111111111May 08 10:59:46.445 INFO iter: 150, cost: 0.24342017, best_cost: 0.24342017, cost_count: 6080, time: 0.200652867</text:p>
          </table:table-cell>
        </table:table-row>
        <table:table-row table:style-name="ro1">
          <table:table-cell table:number-columns-repeated="2"/>
          <table:table-cell table:formula="of:=MID([.D153];5;9)" office:value-type="string" office:string-value="0.2434201" calcext:value-type="string">
            <text:p>0.2434201</text:p>
          </table:table-cell>
          <table:table-cell table:formula="of:=MID([.F153];79;20)" office:value-type="string" office:string-value="st: 0.24342017, best" calcext:value-type="string">
            <text:p>st: 0.24342017, best</text:p>
          </table:table-cell>
          <table:table-cell table:formula="of:=[.E152]+40" office:value-type="float" office:value="6120" calcext:value-type="float">
            <text:p>6120</text:p>
          </table:table-cell>
          <table:table-cell office:value-type="string" calcext:value-type="string">
            <text:p>1111111111111111111111111111111111111111May 08 10:59:46.645 INFO iter: 151, cost: 0.24342017, best_cost: 0.24342017, cost_count: 6120, time: 0.200120252</text:p>
          </table:table-cell>
        </table:table-row>
        <table:table-row table:style-name="ro1">
          <table:table-cell table:number-columns-repeated="2"/>
          <table:table-cell table:formula="of:=MID([.D154];5;9)" office:value-type="string" office:string-value="0.2434201" calcext:value-type="string">
            <text:p>0.2434201</text:p>
          </table:table-cell>
          <table:table-cell table:formula="of:=MID([.F154];79;20)" office:value-type="string" office:string-value="st: 0.24342017, best" calcext:value-type="string">
            <text:p>st: 0.24342017, best</text:p>
          </table:table-cell>
          <table:table-cell table:formula="of:=[.E153]+40" office:value-type="float" office:value="6160" calcext:value-type="float">
            <text:p>6160</text:p>
          </table:table-cell>
          <table:table-cell office:value-type="string" calcext:value-type="string">
            <text:p>1111111111111111111111111111111111111111May 08 10:59:46.839 INFO iter: 152, cost: 0.24342017, best_cost: 0.24342017, cost_count: 6160, time: 0.193919741</text:p>
          </table:table-cell>
        </table:table-row>
        <table:table-row table:style-name="ro1">
          <table:table-cell table:number-columns-repeated="2"/>
          <table:table-cell table:formula="of:=MID([.D155];5;9)" office:value-type="string" office:string-value="0.2434201" calcext:value-type="string">
            <text:p>0.2434201</text:p>
          </table:table-cell>
          <table:table-cell table:formula="of:=MID([.F155];79;20)" office:value-type="string" office:string-value="st: 0.24342017, best" calcext:value-type="string">
            <text:p>st: 0.24342017, best</text:p>
          </table:table-cell>
          <table:table-cell table:formula="of:=[.E154]+40" office:value-type="float" office:value="6200" calcext:value-type="float">
            <text:p>6200</text:p>
          </table:table-cell>
          <table:table-cell office:value-type="string" calcext:value-type="string">
            <text:p>1111111111111111111111111111111111111111May 08 10:59:47.039 INFO iter: 153, cost: 0.24342017, best_cost: 0.24342017, cost_count: 6200, time: 0.199969221</text:p>
          </table:table-cell>
        </table:table-row>
        <table:table-row table:style-name="ro1">
          <table:table-cell table:number-columns-repeated="2"/>
          <table:table-cell table:formula="of:=MID([.D156];5;9)" office:value-type="string" office:string-value="0.2434201" calcext:value-type="string">
            <text:p>0.2434201</text:p>
          </table:table-cell>
          <table:table-cell table:formula="of:=MID([.F156];79;20)" office:value-type="string" office:string-value="st: 0.24342017, best" calcext:value-type="string">
            <text:p>st: 0.24342017, best</text:p>
          </table:table-cell>
          <table:table-cell table:formula="of:=[.E155]+40" office:value-type="float" office:value="6240" calcext:value-type="float">
            <text:p>6240</text:p>
          </table:table-cell>
          <table:table-cell office:value-type="string" calcext:value-type="string">
            <text:p>1111111111111111111111111111111111111111May 08 10:59:47.230 INFO iter: 154, cost: 0.24342017, best_cost: 0.24342017, cost_count: 6240, time: 0.19122764</text:p>
          </table:table-cell>
        </table:table-row>
        <table:table-row table:style-name="ro1">
          <table:table-cell table:number-columns-repeated="2"/>
          <table:table-cell table:formula="of:=MID([.D157];5;9)" office:value-type="string" office:string-value="0.2434201" calcext:value-type="string">
            <text:p>0.2434201</text:p>
          </table:table-cell>
          <table:table-cell table:formula="of:=MID([.F157];79;20)" office:value-type="string" office:string-value="st: 0.24342017, best" calcext:value-type="string">
            <text:p>st: 0.24342017, best</text:p>
          </table:table-cell>
          <table:table-cell table:formula="of:=[.E156]+40" office:value-type="float" office:value="6280" calcext:value-type="float">
            <text:p>6280</text:p>
          </table:table-cell>
          <table:table-cell office:value-type="string" calcext:value-type="string">
            <text:p>1111111111111111111111111111111111111111May 08 10:59:47.408 INFO iter: 155, cost: 0.24342017, best_cost: 0.24342017, cost_count: 6280, time: 0.178283037</text:p>
          </table:table-cell>
        </table:table-row>
        <table:table-row table:style-name="ro1">
          <table:table-cell table:number-columns-repeated="2"/>
          <table:table-cell table:formula="of:=MID([.D158];5;9)" office:value-type="string" office:string-value="0.2434201" calcext:value-type="string">
            <text:p>0.2434201</text:p>
          </table:table-cell>
          <table:table-cell table:formula="of:=MID([.F158];79;20)" office:value-type="string" office:string-value="st: 0.24342017, best" calcext:value-type="string">
            <text:p>st: 0.24342017, best</text:p>
          </table:table-cell>
          <table:table-cell table:formula="of:=[.E157]+40" office:value-type="float" office:value="6320" calcext:value-type="float">
            <text:p>6320</text:p>
          </table:table-cell>
          <table:table-cell office:value-type="string" calcext:value-type="string">
            <text:p>1111111111111111111111111111111111111111May 08 10:59:47.598 INFO iter: 156, cost: 0.24342017, best_cost: 0.24342017, cost_count: 6320, time: 0.189167277</text:p>
          </table:table-cell>
        </table:table-row>
        <table:table-row table:style-name="ro1">
          <table:table-cell table:number-columns-repeated="2"/>
          <table:table-cell table:formula="of:=MID([.D159];5;9)" office:value-type="string" office:string-value="0.2434201" calcext:value-type="string">
            <text:p>0.2434201</text:p>
          </table:table-cell>
          <table:table-cell table:formula="of:=MID([.F159];79;20)" office:value-type="string" office:string-value="st: 0.24342017, best" calcext:value-type="string">
            <text:p>st: 0.24342017, best</text:p>
          </table:table-cell>
          <table:table-cell table:formula="of:=[.E158]+40" office:value-type="float" office:value="6360" calcext:value-type="float">
            <text:p>6360</text:p>
          </table:table-cell>
          <table:table-cell office:value-type="string" calcext:value-type="string">
            <text:p>1111111111111111111111111111111111111111May 08 10:59:47.790 INFO iter: 157, cost: 0.24342017, best_cost: 0.24342017, cost_count: 6360, time: 0.192542257</text:p>
          </table:table-cell>
        </table:table-row>
        <table:table-row table:style-name="ro1">
          <table:table-cell table:number-columns-repeated="2"/>
          <table:table-cell table:formula="of:=MID([.D160];6;9)" office:value-type="string" office:string-value="0.2434201" calcext:value-type="string">
            <text:p>0.2434201</text:p>
          </table:table-cell>
          <table:table-cell table:formula="of:=MID([.F160];79;20)" office:value-type="string" office:string-value="ost: 0.24342017, bes" calcext:value-type="string">
            <text:p>ost: 0.24342017, bes</text:p>
          </table:table-cell>
          <table:table-cell table:formula="of:=[.E159]+40" office:value-type="float" office:value="6400" calcext:value-type="float">
            <text:p>6400</text:p>
          </table:table-cell>
          <table:table-cell office:value-type="string" calcext:value-type="string">
            <text:p>11111111111111111111111111111111111111111May 08 10:59:47.985 INFO iter: 158, cost: 0.24342017, best_cost: 0.24342017, cost_count: 6400, time: 0.18939654</text:p>
          </table:table-cell>
        </table:table-row>
        <table:table-row table:style-name="ro1">
          <table:table-cell table:number-columns-repeated="2"/>
          <table:table-cell table:formula="of:=MID([.D161];4;9)" office:value-type="string" office:string-value="0.2434201" calcext:value-type="string">
            <text:p>0.2434201</text:p>
          </table:table-cell>
          <table:table-cell table:formula="of:=MID([.F161];79;20)" office:value-type="string" office:string-value="t: 0.24342017, best_" calcext:value-type="string">
            <text:p>t: 0.24342017, best_</text:p>
          </table:table-cell>
          <table:table-cell table:formula="of:=[.E160]+40" office:value-type="float" office:value="6440" calcext:value-type="float">
            <text:p>6440</text:p>
          </table:table-cell>
          <table:table-cell office:value-type="string" calcext:value-type="string">
            <text:p>111111111111111111111111111111111111111May 08 10:59:48.176 INFO iter: 159, cost: 0.24342017, best_cost: 0.24342017, cost_count: 6440, time: 0.196655127</text:p>
          </table:table-cell>
        </table:table-row>
        <table:table-row table:style-name="ro1">
          <table:table-cell table:number-columns-repeated="2"/>
          <table:table-cell table:formula="of:=MID([.D162];5;9)" office:value-type="string" office:string-value="0.2434201" calcext:value-type="string">
            <text:p>0.2434201</text:p>
          </table:table-cell>
          <table:table-cell table:formula="of:=MID([.F162];79;20)" office:value-type="string" office:string-value="st: 0.24342012, best" calcext:value-type="string">
            <text:p>st: 0.24342012, best</text:p>
          </table:table-cell>
          <table:table-cell table:formula="of:=[.E161]+40" office:value-type="float" office:value="6480" calcext:value-type="float">
            <text:p>6480</text:p>
          </table:table-cell>
          <table:table-cell office:value-type="string" calcext:value-type="string">
            <text:p>1111111111111111111111111111111111111111May 08 10:59:48.371 INFO iter: 160, cost: 0.24342012, best_cost: 0.24342012, cost_count: 6480, time: 0.194961218</text:p>
          </table:table-cell>
        </table:table-row>
        <table:table-row table:style-name="ro1">
          <table:table-cell table:number-columns-repeated="2"/>
          <table:table-cell table:formula="of:=MID([.D163];5;9)" office:value-type="string" office:string-value="0.2434201" calcext:value-type="string">
            <text:p>0.2434201</text:p>
          </table:table-cell>
          <table:table-cell table:formula="of:=MID([.F163];79;20)" office:value-type="string" office:string-value="st: 0.24342012, best" calcext:value-type="string">
            <text:p>st: 0.24342012, best</text:p>
          </table:table-cell>
          <table:table-cell table:formula="of:=[.E162]+40" office:value-type="float" office:value="6520" calcext:value-type="float">
            <text:p>6520</text:p>
          </table:table-cell>
          <table:table-cell office:value-type="string" calcext:value-type="string">
            <text:p>1111111111111111111111111111111111111111May 08 10:59:48.607 INFO iter: 161, cost: 0.24342012, best_cost: 0.24342012, cost_count: 6520, time: 0.23572626</text:p>
          </table:table-cell>
        </table:table-row>
        <table:table-row table:style-name="ro1">
          <table:table-cell table:number-columns-repeated="2"/>
          <table:table-cell table:formula="of:=MID([.D164];5;9)" office:value-type="string" office:string-value="0.2434201" calcext:value-type="string">
            <text:p>0.2434201</text:p>
          </table:table-cell>
          <table:table-cell table:formula="of:=MID([.F164];79;20)" office:value-type="string" office:string-value="st: 0.24342012, best" calcext:value-type="string">
            <text:p>st: 0.24342012, best</text:p>
          </table:table-cell>
          <table:table-cell table:formula="of:=[.E163]+40" office:value-type="float" office:value="6560" calcext:value-type="float">
            <text:p>6560</text:p>
          </table:table-cell>
          <table:table-cell office:value-type="string" calcext:value-type="string">
            <text:p>1111111111111111111111111111111111111111May 08 10:59:48.790 INFO iter: 162, cost: 0.24342012, best_cost: 0.24342012, cost_count: 6560, time: 0.183102232</text:p>
          </table:table-cell>
        </table:table-row>
        <table:table-row table:style-name="ro1">
          <table:table-cell table:number-columns-repeated="2"/>
          <table:table-cell table:formula="of:=MID([.D165];5;9)" office:value-type="string" office:string-value="0.2434201" calcext:value-type="string">
            <text:p>0.2434201</text:p>
          </table:table-cell>
          <table:table-cell table:formula="of:=MID([.F165];79;20)" office:value-type="string" office:string-value="st: 0.24342012, best" calcext:value-type="string">
            <text:p>st: 0.24342012, best</text:p>
          </table:table-cell>
          <table:table-cell table:formula="of:=[.E164]+40" office:value-type="float" office:value="6600" calcext:value-type="float">
            <text:p>6600</text:p>
          </table:table-cell>
          <table:table-cell office:value-type="string" calcext:value-type="string">
            <text:p>1111111111111111111111111111111111111111May 08 10:59:48.977 INFO iter: 163, cost: 0.24342012, best_cost: 0.24342012, cost_count: 6600, time: 0.186876052</text:p>
          </table:table-cell>
        </table:table-row>
        <table:table-row table:style-name="ro1">
          <table:table-cell table:number-columns-repeated="2"/>
          <table:table-cell table:formula="of:=MID([.D166];5;9)" office:value-type="string" office:string-value="0.2434201" calcext:value-type="string">
            <text:p>0.2434201</text:p>
          </table:table-cell>
          <table:table-cell table:formula="of:=MID([.F166];79;20)" office:value-type="string" office:string-value="st: 0.24342012, best" calcext:value-type="string">
            <text:p>st: 0.24342012, best</text:p>
          </table:table-cell>
          <table:table-cell table:formula="of:=[.E165]+40" office:value-type="float" office:value="6640" calcext:value-type="float">
            <text:p>6640</text:p>
          </table:table-cell>
          <table:table-cell office:value-type="string" calcext:value-type="string">
            <text:p>1111111111111111111111111111111111111111May 08 10:59:49.167 INFO iter: 164, cost: 0.24342012, best_cost: 0.24342012, cost_count: 6640, time: 0.189471295</text:p>
          </table:table-cell>
        </table:table-row>
        <table:table-row table:style-name="ro1">
          <table:table-cell table:number-columns-repeated="2"/>
          <table:table-cell table:formula="of:=MID([.D167];5;9)" office:value-type="string" office:string-value="0.2434201" calcext:value-type="string">
            <text:p>0.2434201</text:p>
          </table:table-cell>
          <table:table-cell table:formula="of:=MID([.F167];79;20)" office:value-type="string" office:string-value="st: 0.24342012, best" calcext:value-type="string">
            <text:p>st: 0.24342012, best</text:p>
          </table:table-cell>
          <table:table-cell table:formula="of:=[.E166]+40" office:value-type="float" office:value="6680" calcext:value-type="float">
            <text:p>6680</text:p>
          </table:table-cell>
          <table:table-cell office:value-type="string" calcext:value-type="string">
            <text:p>1111111111111111111111111111111111111111May 08 10:59:49.351 INFO iter: 165, cost: 0.24342012, best_cost: 0.24342012, cost_count: 6680, time: 0.184103942</text:p>
          </table:table-cell>
        </table:table-row>
        <table:table-row table:style-name="ro1">
          <table:table-cell table:number-columns-repeated="2"/>
          <table:table-cell table:formula="of:=MID([.D168];5;9)" office:value-type="string" office:string-value="0.2434201" calcext:value-type="string">
            <text:p>0.2434201</text:p>
          </table:table-cell>
          <table:table-cell table:formula="of:=MID([.F168];79;20)" office:value-type="string" office:string-value="st: 0.24342012, best" calcext:value-type="string">
            <text:p>st: 0.24342012, best</text:p>
          </table:table-cell>
          <table:table-cell table:formula="of:=[.E167]+40" office:value-type="float" office:value="6720" calcext:value-type="float">
            <text:p>6720</text:p>
          </table:table-cell>
          <table:table-cell office:value-type="string" calcext:value-type="string">
            <text:p>1111111111111111111111111111111111111111May 08 10:59:49.538 INFO iter: 166, cost: 0.24342012, best_cost: 0.24342012, cost_count: 6720, time: 0.18687693</text:p>
          </table:table-cell>
        </table:table-row>
        <table:table-row table:style-name="ro1">
          <table:table-cell table:number-columns-repeated="2"/>
          <table:table-cell table:formula="of:=MID([.D169];5;9)" office:value-type="string" office:string-value="0.2434201" calcext:value-type="string">
            <text:p>0.2434201</text:p>
          </table:table-cell>
          <table:table-cell table:formula="of:=MID([.F169];79;20)" office:value-type="string" office:string-value="st: 0.24342012, best" calcext:value-type="string">
            <text:p>st: 0.24342012, best</text:p>
          </table:table-cell>
          <table:table-cell table:formula="of:=[.E168]+40" office:value-type="float" office:value="6760" calcext:value-type="float">
            <text:p>6760</text:p>
          </table:table-cell>
          <table:table-cell office:value-type="string" calcext:value-type="string">
            <text:p>1111111111111111111111111111111111111111May 08 10:59:49.729 INFO iter: 167, cost: 0.24342012, best_cost: 0.24342012, cost_count: 6760, time: 0.190818247</text:p>
          </table:table-cell>
        </table:table-row>
        <table:table-row table:style-name="ro1">
          <table:table-cell table:number-columns-repeated="2"/>
          <table:table-cell table:formula="of:=MID([.D170];5;9)" office:value-type="string" office:string-value="0.2434201" calcext:value-type="string">
            <text:p>0.2434201</text:p>
          </table:table-cell>
          <table:table-cell table:formula="of:=MID([.F170];79;20)" office:value-type="string" office:string-value="st: 0.24342012, best" calcext:value-type="string">
            <text:p>st: 0.24342012, best</text:p>
          </table:table-cell>
          <table:table-cell table:formula="of:=[.E169]+40" office:value-type="float" office:value="6800" calcext:value-type="float">
            <text:p>6800</text:p>
          </table:table-cell>
          <table:table-cell office:value-type="string" calcext:value-type="string">
            <text:p>1111111111111111111111111111111111111111May 08 10:59:49.934 INFO iter: 168, cost: 0.24342012, best_cost: 0.24342012, cost_count: 6800, time: 0.20544906</text:p>
          </table:table-cell>
        </table:table-row>
        <table:table-row table:style-name="ro1">
          <table:table-cell table:number-columns-repeated="2"/>
          <table:table-cell table:formula="of:=MID([.D171];5;9)" office:value-type="string" office:string-value="0.2434201" calcext:value-type="string">
            <text:p>0.2434201</text:p>
          </table:table-cell>
          <table:table-cell table:formula="of:=MID([.F171];79;20)" office:value-type="string" office:string-value="st: 0.24342012, best" calcext:value-type="string">
            <text:p>st: 0.24342012, best</text:p>
          </table:table-cell>
          <table:table-cell table:formula="of:=[.E170]+40" office:value-type="float" office:value="6840" calcext:value-type="float">
            <text:p>6840</text:p>
          </table:table-cell>
          <table:table-cell office:value-type="string" calcext:value-type="string">
            <text:p>1111111111111111111111111111111111111111May 08 10:59:50.132 INFO iter: 169, cost: 0.24342012, best_cost: 0.24342012, cost_count: 6840, time: 0.19794014</text:p>
          </table:table-cell>
        </table:table-row>
        <table:table-row table:style-name="ro1">
          <table:table-cell table:number-columns-repeated="2"/>
          <table:table-cell table:formula="of:=MID([.D172];5;9)" office:value-type="string" office:string-value="0.2434201" calcext:value-type="string">
            <text:p>0.2434201</text:p>
          </table:table-cell>
          <table:table-cell table:formula="of:=MID([.F172];79;20)" office:value-type="string" office:string-value="st: 0.24342012, best" calcext:value-type="string">
            <text:p>st: 0.24342012, best</text:p>
          </table:table-cell>
          <table:table-cell table:formula="of:=[.E171]+40" office:value-type="float" office:value="6880" calcext:value-type="float">
            <text:p>6880</text:p>
          </table:table-cell>
          <table:table-cell office:value-type="string" calcext:value-type="string">
            <text:p>1111111111111111111111111111111111111111May 08 10:59:50.330 INFO iter: 170, cost: 0.24342012, best_cost: 0.24342012, cost_count: 6880, time: 0.197826609</text:p>
          </table:table-cell>
        </table:table-row>
        <table:table-row table:style-name="ro1">
          <table:table-cell table:number-columns-repeated="2"/>
          <table:table-cell table:formula="of:=MID([.D173];5;9)" office:value-type="string" office:string-value="0.2434201" calcext:value-type="string">
            <text:p>0.2434201</text:p>
          </table:table-cell>
          <table:table-cell table:formula="of:=MID([.F173];79;20)" office:value-type="string" office:string-value="st: 0.24342012, best" calcext:value-type="string">
            <text:p>st: 0.24342012, best</text:p>
          </table:table-cell>
          <table:table-cell table:formula="of:=[.E172]+40" office:value-type="float" office:value="6920" calcext:value-type="float">
            <text:p>6920</text:p>
          </table:table-cell>
          <table:table-cell office:value-type="string" calcext:value-type="string">
            <text:p>1111111111111111111111111111111111111111May 08 10:59:50.523 INFO iter: 171, cost: 0.24342012, best_cost: 0.24342012, cost_count: 6920, time: 0.192944268</text:p>
          </table:table-cell>
        </table:table-row>
        <table:table-row table:style-name="ro1">
          <table:table-cell table:number-columns-repeated="2"/>
          <table:table-cell table:formula="of:=MID([.D174];5;9)" office:value-type="string" office:string-value="0.2434201" calcext:value-type="string">
            <text:p>0.2434201</text:p>
          </table:table-cell>
          <table:table-cell table:formula="of:=MID([.F174];79;20)" office:value-type="string" office:string-value="st: 0.24342012, best" calcext:value-type="string">
            <text:p>st: 0.24342012, best</text:p>
          </table:table-cell>
          <table:table-cell table:formula="of:=[.E173]+40" office:value-type="float" office:value="6960" calcext:value-type="float">
            <text:p>6960</text:p>
          </table:table-cell>
          <table:table-cell office:value-type="string" calcext:value-type="string">
            <text:p>1111111111111111111111111111111111111111May 08 10:59:50.719 INFO iter: 172, cost: 0.24342012, best_cost: 0.24342012, cost_count: 6960, time: 0.195855188</text:p>
          </table:table-cell>
        </table:table-row>
        <table:table-row table:style-name="ro1">
          <table:table-cell table:number-columns-repeated="2"/>
          <table:table-cell table:formula="of:=MID([.D175];5;9)" office:value-type="string" office:string-value="0.2434201" calcext:value-type="string">
            <text:p>0.2434201</text:p>
          </table:table-cell>
          <table:table-cell table:formula="of:=MID([.F175];79;20)" office:value-type="string" office:string-value="st: 0.24342012, best" calcext:value-type="string">
            <text:p>st: 0.24342012, best</text:p>
          </table:table-cell>
          <table:table-cell table:formula="of:=[.E174]+40" office:value-type="float" office:value="7000" calcext:value-type="float">
            <text:p>7000</text:p>
          </table:table-cell>
          <table:table-cell office:value-type="string" calcext:value-type="string">
            <text:p>1111111111111111111111111111111111111111May 08 10:59:50.920 INFO iter: 173, cost: 0.24342012, best_cost: 0.24342012, cost_count: 7000, time: 0.200718462</text:p>
          </table:table-cell>
        </table:table-row>
        <table:table-row table:style-name="ro1">
          <table:table-cell table:number-columns-repeated="2"/>
          <table:table-cell table:formula="of:=MID([.D176];5;9)" office:value-type="string" office:string-value="0.2434201" calcext:value-type="string">
            <text:p>0.2434201</text:p>
          </table:table-cell>
          <table:table-cell table:formula="of:=MID([.F176];79;20)" office:value-type="string" office:string-value="st: 0.24342012, best" calcext:value-type="string">
            <text:p>st: 0.24342012, best</text:p>
          </table:table-cell>
          <table:table-cell table:formula="of:=[.E175]+40" office:value-type="float" office:value="7040" calcext:value-type="float">
            <text:p>7040</text:p>
          </table:table-cell>
          <table:table-cell office:value-type="string" calcext:value-type="string">
            <text:p>1111111111111111111111111111111111111111May 08 10:59:51.121 INFO iter: 174, cost: 0.24342012, best_cost: 0.24342012, cost_count: 7040, time: 0.200958715</text:p>
          </table:table-cell>
        </table:table-row>
        <table:table-row table:style-name="ro1">
          <table:table-cell table:number-columns-repeated="2"/>
          <table:table-cell table:formula="of:=MID([.D177];5;9)" office:value-type="string" office:string-value="0.2434201" calcext:value-type="string">
            <text:p>0.2434201</text:p>
          </table:table-cell>
          <table:table-cell table:formula="of:=MID([.F177];79;20)" office:value-type="string" office:string-value="st: 0.24342012, best" calcext:value-type="string">
            <text:p>st: 0.24342012, best</text:p>
          </table:table-cell>
          <table:table-cell table:formula="of:=[.E176]+40" office:value-type="float" office:value="7080" calcext:value-type="float">
            <text:p>7080</text:p>
          </table:table-cell>
          <table:table-cell office:value-type="string" calcext:value-type="string">
            <text:p>1111111111111111111111111111111111111111May 08 10:59:51.325 INFO iter: 175, cost: 0.24342012, best_cost: 0.24342012, cost_count: 7080, time: 0.204311285</text:p>
          </table:table-cell>
        </table:table-row>
        <table:table-row table:style-name="ro1">
          <table:table-cell table:number-columns-repeated="2"/>
          <table:table-cell table:formula="of:=MID([.D178];5;9)" office:value-type="string" office:string-value="0.2434200" calcext:value-type="string">
            <text:p>0.2434200</text:p>
          </table:table-cell>
          <table:table-cell table:formula="of:=MID([.F178];79;20)" office:value-type="string" office:string-value="st: 0.24342006, best" calcext:value-type="string">
            <text:p>st: 0.24342006, best</text:p>
          </table:table-cell>
          <table:table-cell table:formula="of:=[.E177]+40" office:value-type="float" office:value="7120" calcext:value-type="float">
            <text:p>7120</text:p>
          </table:table-cell>
          <table:table-cell office:value-type="string" calcext:value-type="string">
            <text:p>1111111111111111111111111111111111111111May 08 10:59:51.521 INFO iter: 176, cost: 0.24342006, best_cost: 0.24342006, cost_count: 7120, time: 0.19582503</text:p>
          </table:table-cell>
        </table:table-row>
        <table:table-row table:style-name="ro1">
          <table:table-cell table:number-columns-repeated="2"/>
          <table:table-cell table:formula="of:=MID([.D179];5;9)" office:value-type="string" office:string-value="0.2434200" calcext:value-type="string">
            <text:p>0.2434200</text:p>
          </table:table-cell>
          <table:table-cell table:formula="of:=MID([.F179];79;20)" office:value-type="string" office:string-value="st: 0.24342006, best" calcext:value-type="string">
            <text:p>st: 0.24342006, best</text:p>
          </table:table-cell>
          <table:table-cell table:formula="of:=[.E178]+40" office:value-type="float" office:value="7160" calcext:value-type="float">
            <text:p>7160</text:p>
          </table:table-cell>
          <table:table-cell office:value-type="string" calcext:value-type="string">
            <text:p>1111111111111111111111111111111111111111May 08 10:59:51.714 INFO iter: 177, cost: 0.24342006, best_cost: 0.24342006, cost_count: 7160, time: 0.192307697</text:p>
          </table:table-cell>
        </table:table-row>
        <table:table-row table:style-name="ro1">
          <table:table-cell table:number-columns-repeated="2"/>
          <table:table-cell table:formula="of:=MID([.D180];5;9)" office:value-type="string" office:string-value="0.2434200" calcext:value-type="string">
            <text:p>0.2434200</text:p>
          </table:table-cell>
          <table:table-cell table:formula="of:=MID([.F180];79;20)" office:value-type="string" office:string-value="st: 0.24342006, best" calcext:value-type="string">
            <text:p>st: 0.24342006, best</text:p>
          </table:table-cell>
          <table:table-cell table:formula="of:=[.E179]+40" office:value-type="float" office:value="7200" calcext:value-type="float">
            <text:p>7200</text:p>
          </table:table-cell>
          <table:table-cell office:value-type="string" calcext:value-type="string">
            <text:p>1111111111111111111111111111111111111111May 08 10:59:51.914 INFO iter: 178, cost: 0.24342006, best_cost: 0.24342006, cost_count: 7200, time: 0.19957808</text:p>
          </table:table-cell>
        </table:table-row>
        <table:table-row table:style-name="ro1">
          <table:table-cell table:number-columns-repeated="2"/>
          <table:table-cell table:formula="of:=MID([.D181];5;9)" office:value-type="string" office:string-value="0.2434200" calcext:value-type="string">
            <text:p>0.2434200</text:p>
          </table:table-cell>
          <table:table-cell table:formula="of:=MID([.F181];79;20)" office:value-type="string" office:string-value="st: 0.24342006, best" calcext:value-type="string">
            <text:p>st: 0.24342006, best</text:p>
          </table:table-cell>
          <table:table-cell table:formula="of:=[.E180]+40" office:value-type="float" office:value="7240" calcext:value-type="float">
            <text:p>7240</text:p>
          </table:table-cell>
          <table:table-cell office:value-type="string" calcext:value-type="string">
            <text:p>1111111111111111111111111111111111111111May 08 10:59:52.112 INFO iter: 179, cost: 0.24342006, best_cost: 0.24342006, cost_count: 7240, time: 0.197769338</text:p>
          </table:table-cell>
        </table:table-row>
        <table:table-row table:style-name="ro1">
          <table:table-cell table:number-columns-repeated="2"/>
          <table:table-cell table:formula="of:=MID([.D182];5;9)" office:value-type="string" office:string-value="0.2434200" calcext:value-type="string">
            <text:p>0.2434200</text:p>
          </table:table-cell>
          <table:table-cell table:formula="of:=MID([.F182];79;20)" office:value-type="string" office:string-value="st: 0.24342006, best" calcext:value-type="string">
            <text:p>st: 0.24342006, best</text:p>
          </table:table-cell>
          <table:table-cell table:formula="of:=[.E181]+40" office:value-type="float" office:value="7280" calcext:value-type="float">
            <text:p>7280</text:p>
          </table:table-cell>
          <table:table-cell office:value-type="string" calcext:value-type="string">
            <text:p>1111111111111111111111111111111111111111May 08 10:59:52.312 INFO iter: 180, cost: 0.24342006, best_cost: 0.24342006, cost_count: 7280, time: 0.200198188</text:p>
          </table:table-cell>
        </table:table-row>
        <table:table-row table:style-name="ro1">
          <table:table-cell table:number-columns-repeated="2"/>
          <table:table-cell table:formula="of:=MID([.D183];5;9)" office:value-type="string" office:string-value="0.2434200" calcext:value-type="string">
            <text:p>0.2434200</text:p>
          </table:table-cell>
          <table:table-cell table:formula="of:=MID([.F183];79;20)" office:value-type="string" office:string-value="st: 0.24342006, best" calcext:value-type="string">
            <text:p>st: 0.24342006, best</text:p>
          </table:table-cell>
          <table:table-cell table:formula="of:=[.E182]+40" office:value-type="float" office:value="7320" calcext:value-type="float">
            <text:p>7320</text:p>
          </table:table-cell>
          <table:table-cell office:value-type="string" calcext:value-type="string">
            <text:p>1111111111111111111111111111111111111111May 08 10:59:52.495 INFO iter: 181, cost: 0.24342006, best_cost: 0.24342006, cost_count: 7320, time: 0.182522737</text:p>
          </table:table-cell>
        </table:table-row>
        <table:table-row table:style-name="ro1">
          <table:table-cell table:number-columns-repeated="2"/>
          <table:table-cell table:formula="of:=MID([.D184];5;9)" office:value-type="string" office:string-value="0.2434200" calcext:value-type="string">
            <text:p>0.2434200</text:p>
          </table:table-cell>
          <table:table-cell table:formula="of:=MID([.F184];79;20)" office:value-type="string" office:string-value="st: 0.24342006, best" calcext:value-type="string">
            <text:p>st: 0.24342006, best</text:p>
          </table:table-cell>
          <table:table-cell table:formula="of:=[.E183]+40" office:value-type="float" office:value="7360" calcext:value-type="float">
            <text:p>7360</text:p>
          </table:table-cell>
          <table:table-cell office:value-type="string" calcext:value-type="string">
            <text:p>1111111111111111111111111111111111111111May 08 10:59:52.746 INFO iter: 182, cost: 0.24342006, best_cost: 0.24342006, cost_count: 7360, time: 0.250974561</text:p>
          </table:table-cell>
        </table:table-row>
        <table:table-row table:style-name="ro1">
          <table:table-cell table:number-columns-repeated="2"/>
          <table:table-cell table:formula="of:=MID([.D185];5;9)" office:value-type="string" office:string-value="0.2434200" calcext:value-type="string">
            <text:p>0.2434200</text:p>
          </table:table-cell>
          <table:table-cell table:formula="of:=MID([.F185];79;20)" office:value-type="string" office:string-value="st: 0.24342005, best" calcext:value-type="string">
            <text:p>st: 0.24342005, best</text:p>
          </table:table-cell>
          <table:table-cell table:formula="of:=[.E184]+40" office:value-type="float" office:value="7400" calcext:value-type="float">
            <text:p>7400</text:p>
          </table:table-cell>
          <table:table-cell office:value-type="string" calcext:value-type="string">
            <text:p>1111111111111111111111111111111111111111May 08 10:59:52.951 INFO iter: 183, cost: 0.24342005, best_cost: 0.24342005, cost_count: 7400, time: 0.204505358</text:p>
          </table:table-cell>
        </table:table-row>
        <table:table-row table:style-name="ro1">
          <table:table-cell table:number-columns-repeated="2"/>
          <table:table-cell table:formula="of:=MID([.D186];5;9)" office:value-type="string" office:string-value="0.2434200" calcext:value-type="string">
            <text:p>0.2434200</text:p>
          </table:table-cell>
          <table:table-cell table:formula="of:=MID([.F186];79;20)" office:value-type="string" office:string-value="st: 0.24342005, best" calcext:value-type="string">
            <text:p>st: 0.24342005, best</text:p>
          </table:table-cell>
          <table:table-cell table:formula="of:=[.E185]+40" office:value-type="float" office:value="7440" calcext:value-type="float">
            <text:p>7440</text:p>
          </table:table-cell>
          <table:table-cell office:value-type="string" calcext:value-type="string">
            <text:p>1111111111111111111111111111111111111111May 08 10:59:53.149 INFO iter: 184, cost: 0.24342005, best_cost: 0.24342005, cost_count: 7440, time: 0.198333672</text:p>
          </table:table-cell>
        </table:table-row>
        <table:table-row table:style-name="ro1">
          <table:table-cell table:number-columns-repeated="2"/>
          <table:table-cell table:formula="of:=MID([.D187];5;9)" office:value-type="string" office:string-value="0.2434200" calcext:value-type="string">
            <text:p>0.2434200</text:p>
          </table:table-cell>
          <table:table-cell table:formula="of:=MID([.F187];79;20)" office:value-type="string" office:string-value="st: 0.24342005, best" calcext:value-type="string">
            <text:p>st: 0.24342005, best</text:p>
          </table:table-cell>
          <table:table-cell table:formula="of:=[.E186]+40" office:value-type="float" office:value="7480" calcext:value-type="float">
            <text:p>7480</text:p>
          </table:table-cell>
          <table:table-cell office:value-type="string" calcext:value-type="string">
            <text:p>1111111111111111111111111111111111111111May 08 10:59:53.346 INFO iter: 185, cost: 0.24342005, best_cost: 0.24342005, cost_count: 7480, time: 0.197111997</text:p>
          </table:table-cell>
        </table:table-row>
        <table:table-row table:style-name="ro1">
          <table:table-cell table:number-columns-repeated="2"/>
          <table:table-cell table:formula="of:=MID([.D188];5;9)" office:value-type="string" office:string-value="0.2434200" calcext:value-type="string">
            <text:p>0.2434200</text:p>
          </table:table-cell>
          <table:table-cell table:formula="of:=MID([.F188];79;20)" office:value-type="string" office:string-value="st: 0.24342005, best" calcext:value-type="string">
            <text:p>st: 0.24342005, best</text:p>
          </table:table-cell>
          <table:table-cell table:formula="of:=[.E187]+40" office:value-type="float" office:value="7520" calcext:value-type="float">
            <text:p>7520</text:p>
          </table:table-cell>
          <table:table-cell office:value-type="string" calcext:value-type="string">
            <text:p>1111111111111111111111111111111111111111May 08 10:59:53.544 INFO iter: 186, cost: 0.24342005, best_cost: 0.24342005, cost_count: 7520, time: 0.196137476</text:p>
          </table:table-cell>
        </table:table-row>
        <table:table-row table:style-name="ro1">
          <table:table-cell table:number-columns-repeated="2"/>
          <table:table-cell table:formula="of:=MID([.D189];5;9)" office:value-type="string" office:string-value="0.2434200" calcext:value-type="string">
            <text:p>0.2434200</text:p>
          </table:table-cell>
          <table:table-cell table:formula="of:=MID([.F189];79;20)" office:value-type="string" office:string-value="st: 0.24342005, best" calcext:value-type="string">
            <text:p>st: 0.24342005, best</text:p>
          </table:table-cell>
          <table:table-cell table:formula="of:=[.E188]+40" office:value-type="float" office:value="7560" calcext:value-type="float">
            <text:p>7560</text:p>
          </table:table-cell>
          <table:table-cell office:value-type="string" calcext:value-type="string">
            <text:p>1111111111111111111111111111111111111111May 08 10:59:53.734 INFO iter: 187, cost: 0.24342005, best_cost: 0.24342005, cost_count: 7560, time: 0.191421687</text:p>
          </table:table-cell>
        </table:table-row>
        <table:table-row table:style-name="ro1">
          <table:table-cell table:number-columns-repeated="2"/>
          <table:table-cell table:formula="of:=MID([.D190];5;9)" office:value-type="string" office:string-value="0.2434200" calcext:value-type="string">
            <text:p>0.2434200</text:p>
          </table:table-cell>
          <table:table-cell table:formula="of:=MID([.F190];79;20)" office:value-type="string" office:string-value="st: 0.24342005, best" calcext:value-type="string">
            <text:p>st: 0.24342005, best</text:p>
          </table:table-cell>
          <table:table-cell table:formula="of:=[.E189]+40" office:value-type="float" office:value="7600" calcext:value-type="float">
            <text:p>7600</text:p>
          </table:table-cell>
          <table:table-cell office:value-type="string" calcext:value-type="string">
            <text:p>1111111111111111111111111111111111111111May 08 10:59:53.928 INFO iter: 188, cost: 0.24342005, best_cost: 0.24342005, cost_count: 7600, time: 0.194325969</text:p>
          </table:table-cell>
        </table:table-row>
        <table:table-row table:style-name="ro1">
          <table:table-cell table:number-columns-repeated="2"/>
          <table:table-cell table:formula="of:=MID([.D191];5;9)" office:value-type="string" office:string-value="0.2434200" calcext:value-type="string">
            <text:p>0.2434200</text:p>
          </table:table-cell>
          <table:table-cell table:formula="of:=MID([.F191];79;20)" office:value-type="string" office:string-value="st: 0.24342005, best" calcext:value-type="string">
            <text:p>st: 0.24342005, best</text:p>
          </table:table-cell>
          <table:table-cell table:formula="of:=[.E190]+40" office:value-type="float" office:value="7640" calcext:value-type="float">
            <text:p>7640</text:p>
          </table:table-cell>
          <table:table-cell office:value-type="string" calcext:value-type="string">
            <text:p>1111111111111111111111111111111111111111May 08 10:59:54.122 INFO iter: 189, cost: 0.24342005, best_cost: 0.24342005, cost_count: 7640, time: 0.193739561</text:p>
          </table:table-cell>
        </table:table-row>
        <table:table-row table:style-name="ro1">
          <table:table-cell table:number-columns-repeated="2"/>
          <table:table-cell table:formula="of:=MID([.D192];5;9)" office:value-type="string" office:string-value="0.2434200" calcext:value-type="string">
            <text:p>0.2434200</text:p>
          </table:table-cell>
          <table:table-cell table:formula="of:=MID([.F192];79;20)" office:value-type="string" office:string-value="st: 0.24342005, best" calcext:value-type="string">
            <text:p>st: 0.24342005, best</text:p>
          </table:table-cell>
          <table:table-cell table:formula="of:=[.E191]+40" office:value-type="float" office:value="7680" calcext:value-type="float">
            <text:p>7680</text:p>
          </table:table-cell>
          <table:table-cell office:value-type="string" calcext:value-type="string">
            <text:p>1111111111111111111111111111111111111111May 08 10:59:54.311 INFO iter: 190, cost: 0.24342005, best_cost: 0.24342005, cost_count: 7680, time: 0.188927757</text:p>
          </table:table-cell>
        </table:table-row>
        <table:table-row table:style-name="ro1">
          <table:table-cell table:number-columns-repeated="2"/>
          <table:table-cell table:formula="of:=MID([.D193];5;9)" office:value-type="string" office:string-value="0.2434200" calcext:value-type="string">
            <text:p>0.2434200</text:p>
          </table:table-cell>
          <table:table-cell table:formula="of:=MID([.F193];79;20)" office:value-type="string" office:string-value="st: 0.24342005, best" calcext:value-type="string">
            <text:p>st: 0.24342005, best</text:p>
          </table:table-cell>
          <table:table-cell table:formula="of:=[.E192]+40" office:value-type="float" office:value="7720" calcext:value-type="float">
            <text:p>7720</text:p>
          </table:table-cell>
          <table:table-cell office:value-type="string" calcext:value-type="string">
            <text:p>1111111111111111111111111111111111111111May 08 10:59:54.491 INFO iter: 191, cost: 0.24342005, best_cost: 0.24342005, cost_count: 7720, time: 0.180371326</text:p>
          </table:table-cell>
        </table:table-row>
        <table:table-row table:style-name="ro1">
          <table:table-cell table:number-columns-repeated="2"/>
          <table:table-cell table:formula="of:=MID([.D194];5;9)" office:value-type="string" office:string-value="0.2434200" calcext:value-type="string">
            <text:p>0.2434200</text:p>
          </table:table-cell>
          <table:table-cell table:formula="of:=MID([.F194];79;20)" office:value-type="string" office:string-value="st: 0.24342005, best" calcext:value-type="string">
            <text:p>st: 0.24342005, best</text:p>
          </table:table-cell>
          <table:table-cell table:formula="of:=[.E193]+40" office:value-type="float" office:value="7760" calcext:value-type="float">
            <text:p>7760</text:p>
          </table:table-cell>
          <table:table-cell office:value-type="string" calcext:value-type="string">
            <text:p>1111111111111111111111111111111111111111May 08 10:59:54.680 INFO iter: 192, cost: 0.24342005, best_cost: 0.24342005, cost_count: 7760, time: 0.188128</text:p>
          </table:table-cell>
        </table:table-row>
        <table:table-row table:style-name="ro1">
          <table:table-cell table:number-columns-repeated="2"/>
          <table:table-cell table:formula="of:=MID([.D195];5;9)" office:value-type="string" office:string-value="0.2434200" calcext:value-type="string">
            <text:p>0.2434200</text:p>
          </table:table-cell>
          <table:table-cell table:formula="of:=MID([.F195];79;20)" office:value-type="string" office:string-value="st: 0.24342005, best" calcext:value-type="string">
            <text:p>st: 0.24342005, best</text:p>
          </table:table-cell>
          <table:table-cell table:formula="of:=[.E194]+40" office:value-type="float" office:value="7800" calcext:value-type="float">
            <text:p>7800</text:p>
          </table:table-cell>
          <table:table-cell office:value-type="string" calcext:value-type="string">
            <text:p>1111111111111111111111111111111111111111May 08 10:59:54.868 INFO iter: 193, cost: 0.24342005, best_cost: 0.24342005, cost_count: 7800, time: 0.188011761</text:p>
          </table:table-cell>
        </table:table-row>
        <table:table-row table:style-name="ro1">
          <table:table-cell table:number-columns-repeated="2"/>
          <table:table-cell table:formula="of:=MID([.D196];5;9)" office:value-type="string" office:string-value="0.2434200" calcext:value-type="string">
            <text:p>0.2434200</text:p>
          </table:table-cell>
          <table:table-cell table:formula="of:=MID([.F196];79;20)" office:value-type="string" office:string-value="st: 0.24342005, best" calcext:value-type="string">
            <text:p>st: 0.24342005, best</text:p>
          </table:table-cell>
          <table:table-cell table:formula="of:=[.E195]+40" office:value-type="float" office:value="7840" calcext:value-type="float">
            <text:p>7840</text:p>
          </table:table-cell>
          <table:table-cell office:value-type="string" calcext:value-type="string">
            <text:p>1111111111111111111111111111111111111111May 08 10:59:55.058 INFO iter: 194, cost: 0.24342005, best_cost: 0.24342005, cost_count: 7840, time: 0.190420858</text:p>
          </table:table-cell>
        </table:table-row>
        <table:table-row table:style-name="ro1">
          <table:table-cell table:number-columns-repeated="2"/>
          <table:table-cell table:formula="of:=MID([.D197];5;9)" office:value-type="string" office:string-value="0.2434200" calcext:value-type="string">
            <text:p>0.2434200</text:p>
          </table:table-cell>
          <table:table-cell table:formula="of:=MID([.F197];79;20)" office:value-type="string" office:string-value="st: 0.24342005, best" calcext:value-type="string">
            <text:p>st: 0.24342005, best</text:p>
          </table:table-cell>
          <table:table-cell table:formula="of:=[.E196]+40" office:value-type="float" office:value="7880" calcext:value-type="float">
            <text:p>7880</text:p>
          </table:table-cell>
          <table:table-cell office:value-type="string" calcext:value-type="string">
            <text:p>1111111111111111111111111111111111111111May 08 10:59:55.236 INFO iter: 195, cost: 0.24342005, best_cost: 0.24342005, cost_count: 7880, time: 0.178215161</text:p>
          </table:table-cell>
        </table:table-row>
        <table:table-row table:style-name="ro1">
          <table:table-cell table:number-columns-repeated="2"/>
          <table:table-cell table:formula="of:=MID([.D198];5;9)" office:value-type="string" office:string-value="0.2434200" calcext:value-type="string">
            <text:p>0.2434200</text:p>
          </table:table-cell>
          <table:table-cell table:formula="of:=MID([.F198];79;20)" office:value-type="string" office:string-value="st: 0.24342005, best" calcext:value-type="string">
            <text:p>st: 0.24342005, best</text:p>
          </table:table-cell>
          <table:table-cell table:formula="of:=[.E197]+40" office:value-type="float" office:value="7920" calcext:value-type="float">
            <text:p>7920</text:p>
          </table:table-cell>
          <table:table-cell office:value-type="string" calcext:value-type="string">
            <text:p>1111111111111111111111111111111111111111May 08 10:59:55.418 INFO iter: 196, cost: 0.24342005, best_cost: 0.24342005, cost_count: 7920, time: 0.181568058</text:p>
          </table:table-cell>
        </table:table-row>
        <table:table-row table:style-name="ro1">
          <table:table-cell table:number-columns-repeated="2"/>
          <table:table-cell table:formula="of:=MID([.D199];5;9)" office:value-type="string" office:string-value="0.2434200" calcext:value-type="string">
            <text:p>0.2434200</text:p>
          </table:table-cell>
          <table:table-cell table:formula="of:=MID([.F199];79;20)" office:value-type="string" office:string-value="st: 0.24342005, best" calcext:value-type="string">
            <text:p>st: 0.24342005, best</text:p>
          </table:table-cell>
          <table:table-cell table:formula="of:=[.E198]+40" office:value-type="float" office:value="7960" calcext:value-type="float">
            <text:p>7960</text:p>
          </table:table-cell>
          <table:table-cell office:value-type="string" calcext:value-type="string">
            <text:p>1111111111111111111111111111111111111111May 08 10:59:55.602 INFO iter: 197, cost: 0.24342005, best_cost: 0.24342005, cost_count: 7960, time: 0.183984828</text:p>
          </table:table-cell>
        </table:table-row>
        <table:table-row table:style-name="ro1">
          <table:table-cell table:number-columns-repeated="2"/>
          <table:table-cell table:formula="of:=MID([.D200];5;9)" office:value-type="string" office:string-value="0.2434200" calcext:value-type="string">
            <text:p>0.2434200</text:p>
          </table:table-cell>
          <table:table-cell table:formula="of:=MID([.F200];79;20)" office:value-type="string" office:string-value="st: 0.24342005, best" calcext:value-type="string">
            <text:p>st: 0.24342005, best</text:p>
          </table:table-cell>
          <table:table-cell table:formula="of:=[.E199]+40" office:value-type="float" office:value="8000" calcext:value-type="float">
            <text:p>8000</text:p>
          </table:table-cell>
          <table:table-cell office:value-type="string" calcext:value-type="string">
            <text:p>1111111111111111111111111111111111111111May 08 10:59:55.794 INFO iter: 198, cost: 0.24342005, best_cost: 0.24342005, cost_count: 8000, time: 0.191802505</text:p>
          </table:table-cell>
        </table:table-row>
        <table:table-row table:style-name="ro1">
          <table:table-cell table:number-columns-repeated="2"/>
          <table:table-cell table:formula="of:=MID([.D201];5;9)" office:value-type="string" office:string-value="0.2434200" calcext:value-type="string">
            <text:p>0.2434200</text:p>
          </table:table-cell>
          <table:table-cell table:formula="of:=MID([.F201];79;20)" office:value-type="string" office:string-value="st: 0.24342005, best" calcext:value-type="string">
            <text:p>st: 0.24342005, best</text:p>
          </table:table-cell>
          <table:table-cell table:formula="of:=[.E200]+40" office:value-type="float" office:value="8040" calcext:value-type="float">
            <text:p>8040</text:p>
          </table:table-cell>
          <table:table-cell office:value-type="string" calcext:value-type="string">
            <text:p>1111111111111111111111111111111111111111May 08 10:59:55.989 INFO iter: 199, cost: 0.24342005, best_cost: 0.24342005, cost_count: 8040, time: 0.1950545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ptimizationResult: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Solver: <text:s text:c="7"/>Particle Swarm Optim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param (best): <text:s/>Particle { position: [0.0, 0.7188943, 0.0, 0.0, 0.7188255, 0.0, 0.0, 0.7184341, 1.0, 0.7165094, 0.7194637], velocity: [-0.19059777, 0.27238488, 0.25184822, 0.16550636, -0.50349593, 0.77268124, 0.08504486, -0.36784697, 0.7787883, 0.8552027, -0.7669282], cost: 0.24342005, best_position: [0.0, 0.7188943, 0.0, 0.0, 0.7188255, 0.0, 0.0, 0.7184341, 1.0, 0.7165094, 0.7194637], best_cost: 0.24342005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cost (best): <text:s text:c="2"/>0.243420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iters (best): <text:s/>18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iters (total): 2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termination: <text:s text:c="2"/>Maximum number of iterations reach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time: <text:s text:c="9"/>39.295419785s</text:p>
          </table:table-cell>
        </table:table-row>
      </table:table>
      <table:table table:name="pso_vege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.30031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.30031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.204657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1.131889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.759769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.608330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0.480160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.480160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.412229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.390757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0.390757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0.363919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0.363919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0.36391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0.3214407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0.321440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0.316471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0.287810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0.287810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0.2878103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0.2878103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0.2837128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0.280404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0.27591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.272490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0.2611903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0.261139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0.2611391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0.258943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0.2544692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0.2528169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0.2451772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0.2451772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0.245177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0.2451772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.2451772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0.2451772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0.244877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0.244877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0.244877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0.2448775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0.2444950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string" calcext:value-type="string">
            <text:p>0.2440607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0.2440607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0.2439602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0.243823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string" calcext:value-type="string">
            <text:p>0.2437131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0.2434851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0.243485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0.2434851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0.2434851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0.2434528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0.2434528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0.2434528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0.2434391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0.2434391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string" calcext:value-type="string">
            <text:p>0.2434274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string" calcext:value-type="string">
            <text:p>0.2434274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string" calcext:value-type="string">
            <text:p>0.2434274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0.2434274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string" calcext:value-type="string">
            <text:p>0.2434274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0.2434274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0.2434274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0.2434274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0.2434244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string" calcext:value-type="string">
            <text:p>0.243424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0.243424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string" calcext:value-type="string">
            <text:p>0.2434240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string" calcext:value-type="string">
            <text:p>0.2434240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0.2434233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string" calcext:value-type="string">
            <text:p>0.2434231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0.2434224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string" calcext:value-type="string">
            <text:p>0.2434224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string" calcext:value-type="string">
            <text:p>0.243422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0.2434218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0.2434217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0.2434216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string" calcext:value-type="string">
            <text:p>0.2434212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string" calcext:value-type="string">
            <text:p>0.2434209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0.2434209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string" calcext:value-type="string">
            <text:p>0.2434209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string" calcext:value-type="string">
            <text:p>0.2434208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string" calcext:value-type="string">
            <text:p>0.2434208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string" calcext:value-type="string">
            <text:p>0.2434208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0.2434208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0.2434208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string" calcext:value-type="string">
            <text:p>0.243420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string" calcext:value-type="string">
            <text:p>0.2434207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0.243420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0.243420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0.2434205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string" calcext:value-type="string">
            <text:p>0.2434205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0.2434205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string" calcext:value-type="string">
            <text:p>0.2434203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4920" calcext:value-type="float">
            <text:p>492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160" calcext:value-type="float">
            <text:p>516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string" calcext:value-type="string">
            <text:p>0.2434202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560" calcext:value-type="float">
            <text:p>656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920" calcext:value-type="float">
            <text:p>692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string" calcext:value-type="string">
            <text:p>0.2434201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320" calcext:value-type="float">
            <text:p>732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360" calcext:value-type="float">
            <text:p>736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480" calcext:value-type="float">
            <text:p>748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640" calcext:value-type="float">
            <text:p>764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720" calcext:value-type="float">
            <text:p>772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760" calcext:value-type="float">
            <text:p>776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880" calcext:value-type="float">
            <text:p>788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0.2434200</text:p>
          </table:table-cell>
          <table:table-cell office:value-type="float" office:value="8040" calcext:value-type="float">
            <text:p>8040</text:p>
          </table:table-cell>
        </table:table-row>
      </table:table>
      <table:table table:name="diagram" table:style-name="ta2">
        <table:shapes>
          <draw:frame draw:z-index="0" draw:style-name="gr1" draw:text-style-name="P1" svg:width="15.999cm" svg:height="8.999cm" svg:x="8.559cm" svg:y="84.992cm">
            <draw:object draw:notify-on-update-of-ranges="diagram.F1:diagram.F200 diagram.A202:diagram.A202 diagram.G1:diagram.G200 diagram.H1:diagram.H32 diagram.A203:diagram.A203 diagram.I1:diagram.I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4.3032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3003168</text:p>
          </table:table-cell>
          <table:table-cell/>
          <table:table-cell table:formula="of:=NUMBERVALUE([.A1];&quot;.&quot;)" office:value-type="float" office:value="14" calcext:value-type="float">
            <text:p>14</text:p>
          </table:table-cell>
          <table:table-cell table:formula="of:=NUMBERVALUE([.B1];&quot;.&quot;)" office:value-type="float" office:value="4.303215" calcext:value-type="float">
            <text:p>4,303215</text:p>
          </table:table-cell>
          <table:table-cell table:formula="of:=NUMBERVALUE([.C1];&quot;.&quot;)" office:value-type="float" office:value="80" calcext:value-type="float">
            <text:p>80</text:p>
          </table:table-cell>
          <table:table-cell table:formula="of:=NUMBERVALUE([.D1];&quot;.&quot;)" office:value-type="float" office:value="1.3003168" calcext:value-type="float">
            <text:p>1,30031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.3032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.3003168</text:p>
          </table:table-cell>
          <table:table-cell/>
          <table:table-cell table:formula="of:=NUMBERVALUE([.A2];&quot;.&quot;)" office:value-type="float" office:value="15" calcext:value-type="float">
            <text:p>15</text:p>
          </table:table-cell>
          <table:table-cell table:formula="of:=NUMBERVALUE([.B2];&quot;.&quot;)" office:value-type="float" office:value="4.303215" calcext:value-type="float">
            <text:p>4,303215</text:p>
          </table:table-cell>
          <table:table-cell table:formula="of:=NUMBERVALUE([.C2];&quot;.&quot;)" office:value-type="float" office:value="120" calcext:value-type="float">
            <text:p>120</text:p>
          </table:table-cell>
          <table:table-cell table:formula="of:=NUMBERVALUE([.D2];&quot;.&quot;)" office:value-type="float" office:value="1.3003168" calcext:value-type="float">
            <text:p>1,30031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.077552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.2046571</text:p>
          </table:table-cell>
          <table:table-cell/>
          <table:table-cell table:formula="of:=NUMBERVALUE([.A3];&quot;.&quot;)" office:value-type="float" office:value="17" calcext:value-type="float">
            <text:p>17</text:p>
          </table:table-cell>
          <table:table-cell table:formula="of:=NUMBERVALUE([.B3];&quot;.&quot;)" office:value-type="float" office:value="3.0775528" calcext:value-type="float">
            <text:p>3,0775528</text:p>
          </table:table-cell>
          <table:table-cell table:formula="of:=NUMBERVALUE([.C3];&quot;.&quot;)" office:value-type="float" office:value="160" calcext:value-type="float">
            <text:p>160</text:p>
          </table:table-cell>
          <table:table-cell table:formula="of:=NUMBERVALUE([.D3];&quot;.&quot;)" office:value-type="float" office:value="1.2046571" calcext:value-type="float">
            <text:p>1,20465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.07755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318892</text:p>
          </table:table-cell>
          <table:table-cell/>
          <table:table-cell table:formula="of:=NUMBERVALUE([.A4];&quot;.&quot;)" office:value-type="float" office:value="18" calcext:value-type="float">
            <text:p>18</text:p>
          </table:table-cell>
          <table:table-cell table:formula="of:=NUMBERVALUE([.B4];&quot;.&quot;)" office:value-type="float" office:value="3.0775528" calcext:value-type="float">
            <text:p>3,0775528</text:p>
          </table:table-cell>
          <table:table-cell table:formula="of:=NUMBERVALUE([.C4];&quot;.&quot;)" office:value-type="float" office:value="200" calcext:value-type="float">
            <text:p>200</text:p>
          </table:table-cell>
          <table:table-cell table:formula="of:=NUMBERVALUE([.D4];&quot;.&quot;)" office:value-type="float" office:value="1.1318892" calcext:value-type="float">
            <text:p>1,13188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.077552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7597691</text:p>
          </table:table-cell>
          <table:table-cell/>
          <table:table-cell table:formula="of:=NUMBERVALUE([.A5];&quot;.&quot;)" office:value-type="float" office:value="19" calcext:value-type="float">
            <text:p>19</text:p>
          </table:table-cell>
          <table:table-cell table:formula="of:=NUMBERVALUE([.B5];&quot;.&quot;)" office:value-type="float" office:value="3.0775528" calcext:value-type="float">
            <text:p>3,0775528</text:p>
          </table:table-cell>
          <table:table-cell table:formula="of:=NUMBERVALUE([.C5];&quot;.&quot;)" office:value-type="float" office:value="240" calcext:value-type="float">
            <text:p>240</text:p>
          </table:table-cell>
          <table:table-cell table:formula="of:=NUMBERVALUE([.D5];&quot;.&quot;)" office:value-type="float" office:value="0.7597691" calcext:value-type="float">
            <text:p>0,75976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077552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6083303</text:p>
          </table:table-cell>
          <table:table-cell/>
          <table:table-cell table:formula="of:=NUMBERVALUE([.A6];&quot;.&quot;)" office:value-type="float" office:value="20" calcext:value-type="float">
            <text:p>20</text:p>
          </table:table-cell>
          <table:table-cell table:formula="of:=NUMBERVALUE([.B6];&quot;.&quot;)" office:value-type="float" office:value="3.0775528" calcext:value-type="float">
            <text:p>3,0775528</text:p>
          </table:table-cell>
          <table:table-cell table:formula="of:=NUMBERVALUE([.C6];&quot;.&quot;)" office:value-type="float" office:value="280" calcext:value-type="float">
            <text:p>280</text:p>
          </table:table-cell>
          <table:table-cell table:formula="of:=NUMBERVALUE([.D6];&quot;.&quot;)" office:value-type="float" office:value="0.6083303" calcext:value-type="float">
            <text:p>0,60833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077552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4801605</text:p>
          </table:table-cell>
          <table:table-cell/>
          <table:table-cell table:formula="of:=NUMBERVALUE([.A7];&quot;.&quot;)" office:value-type="float" office:value="21" calcext:value-type="float">
            <text:p>21</text:p>
          </table:table-cell>
          <table:table-cell table:formula="of:=NUMBERVALUE([.B7];&quot;.&quot;)" office:value-type="float" office:value="3.0775528" calcext:value-type="float">
            <text:p>3,0775528</text:p>
          </table:table-cell>
          <table:table-cell table:formula="of:=NUMBERVALUE([.C7];&quot;.&quot;)" office:value-type="float" office:value="320" calcext:value-type="float">
            <text:p>320</text:p>
          </table:table-cell>
          <table:table-cell table:formula="of:=NUMBERVALUE([.D7];&quot;.&quot;)" office:value-type="float" office:value="0.4801605" calcext:value-type="float">
            <text:p>0,48016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.077552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4801605</text:p>
          </table:table-cell>
          <table:table-cell/>
          <table:table-cell table:formula="of:=NUMBERVALUE([.A8];&quot;.&quot;)" office:value-type="float" office:value="22" calcext:value-type="float">
            <text:p>22</text:p>
          </table:table-cell>
          <table:table-cell table:formula="of:=NUMBERVALUE([.B8];&quot;.&quot;)" office:value-type="float" office:value="3.0775528" calcext:value-type="float">
            <text:p>3,0775528</text:p>
          </table:table-cell>
          <table:table-cell table:formula="of:=NUMBERVALUE([.C8];&quot;.&quot;)" office:value-type="float" office:value="360" calcext:value-type="float">
            <text:p>360</text:p>
          </table:table-cell>
          <table:table-cell table:formula="of:=NUMBERVALUE([.D8];&quot;.&quot;)" office:value-type="float" office:value="0.4801605" calcext:value-type="float">
            <text:p>0,48016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.077552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4122291</text:p>
          </table:table-cell>
          <table:table-cell/>
          <table:table-cell table:formula="of:=NUMBERVALUE([.A9];&quot;.&quot;)" office:value-type="float" office:value="23" calcext:value-type="float">
            <text:p>23</text:p>
          </table:table-cell>
          <table:table-cell table:formula="of:=NUMBERVALUE([.B9];&quot;.&quot;)" office:value-type="float" office:value="3.0775528" calcext:value-type="float">
            <text:p>3,0775528</text:p>
          </table:table-cell>
          <table:table-cell table:formula="of:=NUMBERVALUE([.C9];&quot;.&quot;)" office:value-type="float" office:value="400" calcext:value-type="float">
            <text:p>400</text:p>
          </table:table-cell>
          <table:table-cell table:formula="of:=NUMBERVALUE([.D9];&quot;.&quot;)" office:value-type="float" office:value="0.4122291" calcext:value-type="float">
            <text:p>0,41222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.077552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3907573</text:p>
          </table:table-cell>
          <table:table-cell/>
          <table:table-cell table:formula="of:=NUMBERVALUE([.A10];&quot;.&quot;)" office:value-type="float" office:value="24" calcext:value-type="float">
            <text:p>24</text:p>
          </table:table-cell>
          <table:table-cell table:formula="of:=NUMBERVALUE([.B10];&quot;.&quot;)" office:value-type="float" office:value="3.0775528" calcext:value-type="float">
            <text:p>3,0775528</text:p>
          </table:table-cell>
          <table:table-cell table:formula="of:=NUMBERVALUE([.C10];&quot;.&quot;)" office:value-type="float" office:value="440" calcext:value-type="float">
            <text:p>440</text:p>
          </table:table-cell>
          <table:table-cell table:formula="of:=NUMBERVALUE([.D10];&quot;.&quot;)" office:value-type="float" office:value="0.3907573" calcext:value-type="float">
            <text:p>0,39075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3.07755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907573</text:p>
          </table:table-cell>
          <table:table-cell/>
          <table:table-cell table:formula="of:=NUMBERVALUE([.A11];&quot;.&quot;)" office:value-type="float" office:value="25" calcext:value-type="float">
            <text:p>25</text:p>
          </table:table-cell>
          <table:table-cell table:formula="of:=NUMBERVALUE([.B11];&quot;.&quot;)" office:value-type="float" office:value="3.077552" calcext:value-type="float">
            <text:p>3,077552</text:p>
          </table:table-cell>
          <table:table-cell table:formula="of:=NUMBERVALUE([.C11];&quot;.&quot;)" office:value-type="float" office:value="480" calcext:value-type="float">
            <text:p>480</text:p>
          </table:table-cell>
          <table:table-cell table:formula="of:=NUMBERVALUE([.D11];&quot;.&quot;)" office:value-type="float" office:value="0.3907573" calcext:value-type="float">
            <text:p>0,39075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3.077552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639190</text:p>
          </table:table-cell>
          <table:table-cell/>
          <table:table-cell table:formula="of:=NUMBERVALUE([.A12];&quot;.&quot;)" office:value-type="float" office:value="26" calcext:value-type="float">
            <text:p>26</text:p>
          </table:table-cell>
          <table:table-cell table:formula="of:=NUMBERVALUE([.B12];&quot;.&quot;)" office:value-type="float" office:value="3.077552" calcext:value-type="float">
            <text:p>3,077552</text:p>
          </table:table-cell>
          <table:table-cell table:formula="of:=NUMBERVALUE([.C12];&quot;.&quot;)" office:value-type="float" office:value="520" calcext:value-type="float">
            <text:p>520</text:p>
          </table:table-cell>
          <table:table-cell table:formula="of:=NUMBERVALUE([.D12];&quot;.&quot;)" office:value-type="float" office:value="0.363919" calcext:value-type="float">
            <text:p>0,3639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3.06203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.3639190</text:p>
          </table:table-cell>
          <table:table-cell/>
          <table:table-cell table:formula="of:=NUMBERVALUE([.A13];&quot;.&quot;)" office:value-type="float" office:value="28" calcext:value-type="float">
            <text:p>28</text:p>
          </table:table-cell>
          <table:table-cell table:formula="of:=NUMBERVALUE([.B13];&quot;.&quot;)" office:value-type="float" office:value="3.062039" calcext:value-type="float">
            <text:p>3,062039</text:p>
          </table:table-cell>
          <table:table-cell table:formula="of:=NUMBERVALUE([.C13];&quot;.&quot;)" office:value-type="float" office:value="560" calcext:value-type="float">
            <text:p>560</text:p>
          </table:table-cell>
          <table:table-cell table:formula="of:=NUMBERVALUE([.D13];&quot;.&quot;)" office:value-type="float" office:value="0.363919" calcext:value-type="float">
            <text:p>0,3639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3.062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639190</text:p>
          </table:table-cell>
          <table:table-cell/>
          <table:table-cell table:formula="of:=NUMBERVALUE([.A14];&quot;.&quot;)" office:value-type="float" office:value="29" calcext:value-type="float">
            <text:p>29</text:p>
          </table:table-cell>
          <table:table-cell table:formula="of:=NUMBERVALUE([.B14];&quot;.&quot;)" office:value-type="float" office:value="3.062039" calcext:value-type="float">
            <text:p>3,062039</text:p>
          </table:table-cell>
          <table:table-cell table:formula="of:=NUMBERVALUE([.C14];&quot;.&quot;)" office:value-type="float" office:value="600" calcext:value-type="float">
            <text:p>600</text:p>
          </table:table-cell>
          <table:table-cell table:formula="of:=NUMBERVALUE([.D14];&quot;.&quot;)" office:value-type="float" office:value="0.363919" calcext:value-type="float">
            <text:p>0,3639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3.062039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3214407</text:p>
          </table:table-cell>
          <table:table-cell/>
          <table:table-cell table:formula="of:=NUMBERVALUE([.A15];&quot;.&quot;)" office:value-type="float" office:value="30" calcext:value-type="float">
            <text:p>30</text:p>
          </table:table-cell>
          <table:table-cell table:formula="of:=NUMBERVALUE([.B15];&quot;.&quot;)" office:value-type="float" office:value="3.062039" calcext:value-type="float">
            <text:p>3,062039</text:p>
          </table:table-cell>
          <table:table-cell table:formula="of:=NUMBERVALUE([.C15];&quot;.&quot;)" office:value-type="float" office:value="640" calcext:value-type="float">
            <text:p>640</text:p>
          </table:table-cell>
          <table:table-cell table:formula="of:=NUMBERVALUE([.D15];&quot;.&quot;)" office:value-type="float" office:value="0.3214407" calcext:value-type="float">
            <text:p>0,32144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3.062039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0.3214407</text:p>
          </table:table-cell>
          <table:table-cell/>
          <table:table-cell table:formula="of:=NUMBERVALUE([.A16];&quot;.&quot;)" office:value-type="float" office:value="31" calcext:value-type="float">
            <text:p>31</text:p>
          </table:table-cell>
          <table:table-cell table:formula="of:=NUMBERVALUE([.B16];&quot;.&quot;)" office:value-type="float" office:value="3.062039" calcext:value-type="float">
            <text:p>3,062039</text:p>
          </table:table-cell>
          <table:table-cell table:formula="of:=NUMBERVALUE([.C16];&quot;.&quot;)" office:value-type="float" office:value="680" calcext:value-type="float">
            <text:p>680</text:p>
          </table:table-cell>
          <table:table-cell table:formula="of:=NUMBERVALUE([.D16];&quot;.&quot;)" office:value-type="float" office:value="0.3214407" calcext:value-type="float">
            <text:p>0,32144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3.062039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3164716</text:p>
          </table:table-cell>
          <table:table-cell/>
          <table:table-cell table:formula="of:=NUMBERVALUE([.A17];&quot;.&quot;)" office:value-type="float" office:value="32" calcext:value-type="float">
            <text:p>32</text:p>
          </table:table-cell>
          <table:table-cell table:formula="of:=NUMBERVALUE([.B17];&quot;.&quot;)" office:value-type="float" office:value="3.062039" calcext:value-type="float">
            <text:p>3,062039</text:p>
          </table:table-cell>
          <table:table-cell table:formula="of:=NUMBERVALUE([.C17];&quot;.&quot;)" office:value-type="float" office:value="720" calcext:value-type="float">
            <text:p>720</text:p>
          </table:table-cell>
          <table:table-cell table:formula="of:=NUMBERVALUE([.D17];&quot;.&quot;)" office:value-type="float" office:value="0.3164716" calcext:value-type="float">
            <text:p>0,31647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3.06203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0.2878103</text:p>
          </table:table-cell>
          <table:table-cell/>
          <table:table-cell table:formula="of:=NUMBERVALUE([.A18];&quot;.&quot;)" office:value-type="float" office:value="33" calcext:value-type="float">
            <text:p>33</text:p>
          </table:table-cell>
          <table:table-cell table:formula="of:=NUMBERVALUE([.B18];&quot;.&quot;)" office:value-type="float" office:value="3.062039" calcext:value-type="float">
            <text:p>3,062039</text:p>
          </table:table-cell>
          <table:table-cell table:formula="of:=NUMBERVALUE([.C18];&quot;.&quot;)" office:value-type="float" office:value="760" calcext:value-type="float">
            <text:p>760</text:p>
          </table:table-cell>
          <table:table-cell table:formula="of:=NUMBERVALUE([.D18];&quot;.&quot;)" office:value-type="float" office:value="0.2878103" calcext:value-type="float">
            <text:p>0,28781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3.062039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2878103</text:p>
          </table:table-cell>
          <table:table-cell/>
          <table:table-cell table:formula="of:=NUMBERVALUE([.A19];&quot;.&quot;)" office:value-type="float" office:value="34" calcext:value-type="float">
            <text:p>34</text:p>
          </table:table-cell>
          <table:table-cell table:formula="of:=NUMBERVALUE([.B19];&quot;.&quot;)" office:value-type="float" office:value="3.062039" calcext:value-type="float">
            <text:p>3,062039</text:p>
          </table:table-cell>
          <table:table-cell table:formula="of:=NUMBERVALUE([.C19];&quot;.&quot;)" office:value-type="float" office:value="800" calcext:value-type="float">
            <text:p>800</text:p>
          </table:table-cell>
          <table:table-cell table:formula="of:=NUMBERVALUE([.D19];&quot;.&quot;)" office:value-type="float" office:value="0.2878103" calcext:value-type="float">
            <text:p>0,28781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3.06203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0.2878103</text:p>
          </table:table-cell>
          <table:table-cell/>
          <table:table-cell table:formula="of:=NUMBERVALUE([.A20];&quot;.&quot;)" office:value-type="float" office:value="35" calcext:value-type="float">
            <text:p>35</text:p>
          </table:table-cell>
          <table:table-cell table:formula="of:=NUMBERVALUE([.B20];&quot;.&quot;)" office:value-type="float" office:value="3.062039" calcext:value-type="float">
            <text:p>3,062039</text:p>
          </table:table-cell>
          <table:table-cell table:formula="of:=NUMBERVALUE([.C20];&quot;.&quot;)" office:value-type="float" office:value="840" calcext:value-type="float">
            <text:p>840</text:p>
          </table:table-cell>
          <table:table-cell table:formula="of:=NUMBERVALUE([.D20];&quot;.&quot;)" office:value-type="float" office:value="0.2878103" calcext:value-type="float">
            <text:p>0,2878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3.062039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0.2878103</text:p>
          </table:table-cell>
          <table:table-cell/>
          <table:table-cell table:formula="of:=NUMBERVALUE([.A21];&quot;.&quot;)" office:value-type="float" office:value="36" calcext:value-type="float">
            <text:p>36</text:p>
          </table:table-cell>
          <table:table-cell table:formula="of:=NUMBERVALUE([.B21];&quot;.&quot;)" office:value-type="float" office:value="3.062039" calcext:value-type="float">
            <text:p>3,062039</text:p>
          </table:table-cell>
          <table:table-cell table:formula="of:=NUMBERVALUE([.C21];&quot;.&quot;)" office:value-type="float" office:value="880" calcext:value-type="float">
            <text:p>880</text:p>
          </table:table-cell>
          <table:table-cell table:formula="of:=NUMBERVALUE([.D21];&quot;.&quot;)" office:value-type="float" office:value="0.2878103" calcext:value-type="float">
            <text:p>0,28781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.89120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2837128</text:p>
          </table:table-cell>
          <table:table-cell/>
          <table:table-cell table:formula="of:=NUMBERVALUE([.A22];&quot;.&quot;)" office:value-type="float" office:value="38" calcext:value-type="float">
            <text:p>38</text:p>
          </table:table-cell>
          <table:table-cell table:formula="of:=NUMBERVALUE([.B22];&quot;.&quot;)" office:value-type="float" office:value="2.891207" calcext:value-type="float">
            <text:p>2,891207</text:p>
          </table:table-cell>
          <table:table-cell table:formula="of:=NUMBERVALUE([.C22];&quot;.&quot;)" office:value-type="float" office:value="920" calcext:value-type="float">
            <text:p>920</text:p>
          </table:table-cell>
          <table:table-cell table:formula="of:=NUMBERVALUE([.D22];&quot;.&quot;)" office:value-type="float" office:value="0.2837128" calcext:value-type="float">
            <text:p>0,28371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.89120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.2804040</text:p>
          </table:table-cell>
          <table:table-cell/>
          <table:table-cell table:formula="of:=NUMBERVALUE([.A23];&quot;.&quot;)" office:value-type="float" office:value="39" calcext:value-type="float">
            <text:p>39</text:p>
          </table:table-cell>
          <table:table-cell table:formula="of:=NUMBERVALUE([.B23];&quot;.&quot;)" office:value-type="float" office:value="2.891207" calcext:value-type="float">
            <text:p>2,891207</text:p>
          </table:table-cell>
          <table:table-cell table:formula="of:=NUMBERVALUE([.C23];&quot;.&quot;)" office:value-type="float" office:value="960" calcext:value-type="float">
            <text:p>960</text:p>
          </table:table-cell>
          <table:table-cell table:formula="of:=NUMBERVALUE([.D23];&quot;.&quot;)" office:value-type="float" office:value="0.280404" calcext:value-type="float">
            <text:p>0,2804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.78998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2759177</text:p>
          </table:table-cell>
          <table:table-cell/>
          <table:table-cell table:formula="of:=NUMBERVALUE([.A24];&quot;.&quot;)" office:value-type="float" office:value="41" calcext:value-type="float">
            <text:p>41</text:p>
          </table:table-cell>
          <table:table-cell table:formula="of:=NUMBERVALUE([.B24];&quot;.&quot;)" office:value-type="float" office:value="2.789984" calcext:value-type="float">
            <text:p>2,789984</text:p>
          </table:table-cell>
          <table:table-cell table:formula="of:=NUMBERVALUE([.C24];&quot;.&quot;)" office:value-type="float" office:value="1000" calcext:value-type="float">
            <text:p>1000</text:p>
          </table:table-cell>
          <table:table-cell table:formula="of:=NUMBERVALUE([.D24];&quot;.&quot;)" office:value-type="float" office:value="0.2759177" calcext:value-type="float">
            <text:p>0,27591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.321845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0.2724906</text:p>
          </table:table-cell>
          <table:table-cell/>
          <table:table-cell table:formula="of:=NUMBERVALUE([.A25];&quot;.&quot;)" office:value-type="float" office:value="43" calcext:value-type="float">
            <text:p>43</text:p>
          </table:table-cell>
          <table:table-cell table:formula="of:=NUMBERVALUE([.B25];&quot;.&quot;)" office:value-type="float" office:value="2.321845" calcext:value-type="float">
            <text:p>2,321845</text:p>
          </table:table-cell>
          <table:table-cell table:formula="of:=NUMBERVALUE([.C25];&quot;.&quot;)" office:value-type="float" office:value="1040" calcext:value-type="float">
            <text:p>1040</text:p>
          </table:table-cell>
          <table:table-cell table:formula="of:=NUMBERVALUE([.D25];&quot;.&quot;)" office:value-type="float" office:value="0.2724906" calcext:value-type="float">
            <text:p>0,27249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.321845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2611903</text:p>
          </table:table-cell>
          <table:table-cell/>
          <table:table-cell table:formula="of:=NUMBERVALUE([.A26];&quot;.&quot;)" office:value-type="float" office:value="44" calcext:value-type="float">
            <text:p>44</text:p>
          </table:table-cell>
          <table:table-cell table:formula="of:=NUMBERVALUE([.B26];&quot;.&quot;)" office:value-type="float" office:value="2.321845" calcext:value-type="float">
            <text:p>2,321845</text:p>
          </table:table-cell>
          <table:table-cell table:formula="of:=NUMBERVALUE([.C26];&quot;.&quot;)" office:value-type="float" office:value="1080" calcext:value-type="float">
            <text:p>1080</text:p>
          </table:table-cell>
          <table:table-cell table:formula="of:=NUMBERVALUE([.D26];&quot;.&quot;)" office:value-type="float" office:value="0.2611903" calcext:value-type="float">
            <text:p>0,26119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.321845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0.2611391</text:p>
          </table:table-cell>
          <table:table-cell/>
          <table:table-cell table:formula="of:=NUMBERVALUE([.A27];&quot;.&quot;)" office:value-type="float" office:value="45" calcext:value-type="float">
            <text:p>45</text:p>
          </table:table-cell>
          <table:table-cell table:formula="of:=NUMBERVALUE([.B27];&quot;.&quot;)" office:value-type="float" office:value="2.321845" calcext:value-type="float">
            <text:p>2,321845</text:p>
          </table:table-cell>
          <table:table-cell table:formula="of:=NUMBERVALUE([.C27];&quot;.&quot;)" office:value-type="float" office:value="1120" calcext:value-type="float">
            <text:p>1120</text:p>
          </table:table-cell>
          <table:table-cell table:formula="of:=NUMBERVALUE([.D27];&quot;.&quot;)" office:value-type="float" office:value="0.2611391" calcext:value-type="float">
            <text:p>0,26113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.32184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0.2611391</text:p>
          </table:table-cell>
          <table:table-cell/>
          <table:table-cell table:formula="of:=NUMBERVALUE([.A28];&quot;.&quot;)" office:value-type="float" office:value="46" calcext:value-type="float">
            <text:p>46</text:p>
          </table:table-cell>
          <table:table-cell table:formula="of:=NUMBERVALUE([.B28];&quot;.&quot;)" office:value-type="float" office:value="2.321845" calcext:value-type="float">
            <text:p>2,321845</text:p>
          </table:table-cell>
          <table:table-cell table:formula="of:=NUMBERVALUE([.C28];&quot;.&quot;)" office:value-type="float" office:value="1160" calcext:value-type="float">
            <text:p>1160</text:p>
          </table:table-cell>
          <table:table-cell table:formula="of:=NUMBERVALUE([.D28];&quot;.&quot;)" office:value-type="float" office:value="0.2611391" calcext:value-type="float">
            <text:p>0,26113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.32184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2589434</text:p>
          </table:table-cell>
          <table:table-cell/>
          <table:table-cell table:formula="of:=NUMBERVALUE([.A29];&quot;.&quot;)" office:value-type="float" office:value="47" calcext:value-type="float">
            <text:p>47</text:p>
          </table:table-cell>
          <table:table-cell table:formula="of:=NUMBERVALUE([.B29];&quot;.&quot;)" office:value-type="float" office:value="2.321845" calcext:value-type="float">
            <text:p>2,321845</text:p>
          </table:table-cell>
          <table:table-cell table:formula="of:=NUMBERVALUE([.C29];&quot;.&quot;)" office:value-type="float" office:value="1200" calcext:value-type="float">
            <text:p>1200</text:p>
          </table:table-cell>
          <table:table-cell table:formula="of:=NUMBERVALUE([.D29];&quot;.&quot;)" office:value-type="float" office:value="0.2589434" calcext:value-type="float">
            <text:p>0,25894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.273518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0.2544692</text:p>
          </table:table-cell>
          <table:table-cell/>
          <table:table-cell table:formula="of:=NUMBERVALUE([.A30];&quot;.&quot;)" office:value-type="float" office:value="49" calcext:value-type="float">
            <text:p>49</text:p>
          </table:table-cell>
          <table:table-cell table:formula="of:=NUMBERVALUE([.B30];&quot;.&quot;)" office:value-type="float" office:value="2.273518" calcext:value-type="float">
            <text:p>2,273518</text:p>
          </table:table-cell>
          <table:table-cell table:formula="of:=NUMBERVALUE([.C30];&quot;.&quot;)" office:value-type="float" office:value="1240" calcext:value-type="float">
            <text:p>1240</text:p>
          </table:table-cell>
          <table:table-cell table:formula="of:=NUMBERVALUE([.D30];&quot;.&quot;)" office:value-type="float" office:value="0.2544692" calcext:value-type="float">
            <text:p>0,25446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.26168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0.2528169</text:p>
          </table:table-cell>
          <table:table-cell/>
          <table:table-cell table:formula="of:=NUMBERVALUE([.A31];&quot;.&quot;)" office:value-type="float" office:value="51" calcext:value-type="float">
            <text:p>51</text:p>
          </table:table-cell>
          <table:table-cell table:formula="of:=NUMBERVALUE([.B31];&quot;.&quot;)" office:value-type="float" office:value="2.26168" calcext:value-type="float">
            <text:p>2,26168</text:p>
          </table:table-cell>
          <table:table-cell table:formula="of:=NUMBERVALUE([.C31];&quot;.&quot;)" office:value-type="float" office:value="1280" calcext:value-type="float">
            <text:p>1280</text:p>
          </table:table-cell>
          <table:table-cell table:formula="of:=NUMBERVALUE([.D31];&quot;.&quot;)" office:value-type="float" office:value="0.2528169" calcext:value-type="float">
            <text:p>0,25281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.261680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0.2451772</text:p>
          </table:table-cell>
          <table:table-cell/>
          <table:table-cell table:formula="of:=NUMBERVALUE([.A32];&quot;.&quot;)" office:value-type="float" office:value="53" calcext:value-type="float">
            <text:p>53</text:p>
          </table:table-cell>
          <table:table-cell table:formula="of:=NUMBERVALUE([.B32];&quot;.&quot;)" office:value-type="float" office:value="2.26168" calcext:value-type="float">
            <text:p>2,26168</text:p>
          </table:table-cell>
          <table:table-cell table:formula="of:=NUMBERVALUE([.C32];&quot;.&quot;)" office:value-type="float" office:value="1320" calcext:value-type="float">
            <text:p>1320</text:p>
          </table:table-cell>
          <table:table-cell table:formula="of:=NUMBERVALUE([.D32];&quot;.&quot;)" office:value-type="float" office:value="0.2451772" calcext:value-type="float">
            <text:p>0,24517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.261680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0.2451772</text:p>
          </table:table-cell>
          <table:table-cell/>
          <table:table-cell table:formula="of:=NUMBERVALUE([.A33];&quot;.&quot;)" office:value-type="float" office:value="54" calcext:value-type="float">
            <text:p>54</text:p>
          </table:table-cell>
          <table:table-cell table:formula="of:=NUMBERVALUE([.B33];&quot;.&quot;)" office:value-type="float" office:value="2.26168" calcext:value-type="float">
            <text:p>2,26168</text:p>
          </table:table-cell>
          <table:table-cell table:formula="of:=NUMBERVALUE([.C33];&quot;.&quot;)" office:value-type="float" office:value="1360" calcext:value-type="float">
            <text:p>1360</text:p>
          </table:table-cell>
          <table:table-cell table:formula="of:=NUMBERVALUE([.D33];&quot;.&quot;)" office:value-type="float" office:value="0.2451772" calcext:value-type="float">
            <text:p>0,24517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.26168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0.2451772</text:p>
          </table:table-cell>
          <table:table-cell/>
          <table:table-cell table:formula="of:=NUMBERVALUE([.A34];&quot;.&quot;)" office:value-type="float" office:value="56" calcext:value-type="float">
            <text:p>56</text:p>
          </table:table-cell>
          <table:table-cell table:formula="of:=NUMBERVALUE([.B34];&quot;.&quot;)" office:value-type="float" office:value="2.26168" calcext:value-type="float">
            <text:p>2,26168</text:p>
          </table:table-cell>
          <table:table-cell table:formula="of:=NUMBERVALUE([.C34];&quot;.&quot;)" office:value-type="float" office:value="1400" calcext:value-type="float">
            <text:p>1400</text:p>
          </table:table-cell>
          <table:table-cell table:formula="of:=NUMBERVALUE([.D34];&quot;.&quot;)" office:value-type="float" office:value="0.2451772" calcext:value-type="float">
            <text:p>0,24517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.26168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0.2451772</text:p>
          </table:table-cell>
          <table:table-cell/>
          <table:table-cell table:formula="of:=NUMBERVALUE([.A35];&quot;.&quot;)" office:value-type="float" office:value="57" calcext:value-type="float">
            <text:p>57</text:p>
          </table:table-cell>
          <table:table-cell table:formula="of:=NUMBERVALUE([.B35];&quot;.&quot;)" office:value-type="float" office:value="2.26168" calcext:value-type="float">
            <text:p>2,26168</text:p>
          </table:table-cell>
          <table:table-cell table:formula="of:=NUMBERVALUE([.C35];&quot;.&quot;)" office:value-type="float" office:value="1440" calcext:value-type="float">
            <text:p>1440</text:p>
          </table:table-cell>
          <table:table-cell table:formula="of:=NUMBERVALUE([.D35];&quot;.&quot;)" office:value-type="float" office:value="0.2451772" calcext:value-type="float">
            <text:p>0,24517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.029948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0.2451772</text:p>
          </table:table-cell>
          <table:table-cell/>
          <table:table-cell table:formula="of:=NUMBERVALUE([.A36];&quot;.&quot;)" office:value-type="float" office:value="59" calcext:value-type="float">
            <text:p>59</text:p>
          </table:table-cell>
          <table:table-cell table:formula="of:=NUMBERVALUE([.B36];&quot;.&quot;)" office:value-type="float" office:value="2.029948" calcext:value-type="float">
            <text:p>2,029948</text:p>
          </table:table-cell>
          <table:table-cell table:formula="of:=NUMBERVALUE([.C36];&quot;.&quot;)" office:value-type="float" office:value="1480" calcext:value-type="float">
            <text:p>1480</text:p>
          </table:table-cell>
          <table:table-cell table:formula="of:=NUMBERVALUE([.D36];&quot;.&quot;)" office:value-type="float" office:value="0.2451772" calcext:value-type="float">
            <text:p>0,24517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.02994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0.2451772</text:p>
          </table:table-cell>
          <table:table-cell/>
          <table:table-cell table:formula="of:=NUMBERVALUE([.A37];&quot;.&quot;)" office:value-type="float" office:value="60" calcext:value-type="float">
            <text:p>60</text:p>
          </table:table-cell>
          <table:table-cell table:formula="of:=NUMBERVALUE([.B37];&quot;.&quot;)" office:value-type="float" office:value="2.029948" calcext:value-type="float">
            <text:p>2,029948</text:p>
          </table:table-cell>
          <table:table-cell table:formula="of:=NUMBERVALUE([.C37];&quot;.&quot;)" office:value-type="float" office:value="1520" calcext:value-type="float">
            <text:p>1520</text:p>
          </table:table-cell>
          <table:table-cell table:formula="of:=NUMBERVALUE([.D37];&quot;.&quot;)" office:value-type="float" office:value="0.2451772" calcext:value-type="float">
            <text:p>0,24517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2.029948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0.2448775</text:p>
          </table:table-cell>
          <table:table-cell/>
          <table:table-cell table:formula="of:=NUMBERVALUE([.A38];&quot;.&quot;)" office:value-type="float" office:value="62" calcext:value-type="float">
            <text:p>62</text:p>
          </table:table-cell>
          <table:table-cell table:formula="of:=NUMBERVALUE([.B38];&quot;.&quot;)" office:value-type="float" office:value="2.029948" calcext:value-type="float">
            <text:p>2,029948</text:p>
          </table:table-cell>
          <table:table-cell table:formula="of:=NUMBERVALUE([.C38];&quot;.&quot;)" office:value-type="float" office:value="1560" calcext:value-type="float">
            <text:p>1560</text:p>
          </table:table-cell>
          <table:table-cell table:formula="of:=NUMBERVALUE([.D38];&quot;.&quot;)" office:value-type="float" office:value="0.2448775" calcext:value-type="float">
            <text:p>0,24487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1.57485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2448775</text:p>
          </table:table-cell>
          <table:table-cell/>
          <table:table-cell table:formula="of:=NUMBERVALUE([.A39];&quot;.&quot;)" office:value-type="float" office:value="64" calcext:value-type="float">
            <text:p>64</text:p>
          </table:table-cell>
          <table:table-cell table:formula="of:=NUMBERVALUE([.B39];&quot;.&quot;)" office:value-type="float" office:value="1.574851" calcext:value-type="float">
            <text:p>1,574851</text:p>
          </table:table-cell>
          <table:table-cell table:formula="of:=NUMBERVALUE([.C39];&quot;.&quot;)" office:value-type="float" office:value="1600" calcext:value-type="float">
            <text:p>1600</text:p>
          </table:table-cell>
          <table:table-cell table:formula="of:=NUMBERVALUE([.D39];&quot;.&quot;)" office:value-type="float" office:value="0.2448775" calcext:value-type="float">
            <text:p>0,24487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1.574851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0.2448775</text:p>
          </table:table-cell>
          <table:table-cell/>
          <table:table-cell table:formula="of:=NUMBERVALUE([.A40];&quot;.&quot;)" office:value-type="float" office:value="65" calcext:value-type="float">
            <text:p>65</text:p>
          </table:table-cell>
          <table:table-cell table:formula="of:=NUMBERVALUE([.B40];&quot;.&quot;)" office:value-type="float" office:value="1.574851" calcext:value-type="float">
            <text:p>1,574851</text:p>
          </table:table-cell>
          <table:table-cell table:formula="of:=NUMBERVALUE([.C40];&quot;.&quot;)" office:value-type="float" office:value="1640" calcext:value-type="float">
            <text:p>1640</text:p>
          </table:table-cell>
          <table:table-cell table:formula="of:=NUMBERVALUE([.D40];&quot;.&quot;)" office:value-type="float" office:value="0.2448775" calcext:value-type="float">
            <text:p>0,24487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1.574851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0.2448775</text:p>
          </table:table-cell>
          <table:table-cell/>
          <table:table-cell table:formula="of:=NUMBERVALUE([.A41];&quot;.&quot;)" office:value-type="float" office:value="66" calcext:value-type="float">
            <text:p>66</text:p>
          </table:table-cell>
          <table:table-cell table:formula="of:=NUMBERVALUE([.B41];&quot;.&quot;)" office:value-type="float" office:value="1.574851" calcext:value-type="float">
            <text:p>1,574851</text:p>
          </table:table-cell>
          <table:table-cell table:formula="of:=NUMBERVALUE([.C41];&quot;.&quot;)" office:value-type="float" office:value="1680" calcext:value-type="float">
            <text:p>1680</text:p>
          </table:table-cell>
          <table:table-cell table:formula="of:=NUMBERVALUE([.D41];&quot;.&quot;)" office:value-type="float" office:value="0.2448775" calcext:value-type="float">
            <text:p>0,24487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1.574851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0.2444950</text:p>
          </table:table-cell>
          <table:table-cell/>
          <table:table-cell table:formula="of:=NUMBERVALUE([.A42];&quot;.&quot;)" office:value-type="float" office:value="67" calcext:value-type="float">
            <text:p>67</text:p>
          </table:table-cell>
          <table:table-cell table:formula="of:=NUMBERVALUE([.B42];&quot;.&quot;)" office:value-type="float" office:value="1.574851" calcext:value-type="float">
            <text:p>1,574851</text:p>
          </table:table-cell>
          <table:table-cell table:formula="of:=NUMBERVALUE([.C42];&quot;.&quot;)" office:value-type="float" office:value="1720" calcext:value-type="float">
            <text:p>1720</text:p>
          </table:table-cell>
          <table:table-cell table:formula="of:=NUMBERVALUE([.D42];&quot;.&quot;)" office:value-type="float" office:value="0.244495" calcext:value-type="float">
            <text:p>0,2444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1.574851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0.2440607</text:p>
          </table:table-cell>
          <table:table-cell/>
          <table:table-cell table:formula="of:=NUMBERVALUE([.A43];&quot;.&quot;)" office:value-type="float" office:value="68" calcext:value-type="float">
            <text:p>68</text:p>
          </table:table-cell>
          <table:table-cell table:formula="of:=NUMBERVALUE([.B43];&quot;.&quot;)" office:value-type="float" office:value="1.574851" calcext:value-type="float">
            <text:p>1,574851</text:p>
          </table:table-cell>
          <table:table-cell table:formula="of:=NUMBERVALUE([.C43];&quot;.&quot;)" office:value-type="float" office:value="1760" calcext:value-type="float">
            <text:p>1760</text:p>
          </table:table-cell>
          <table:table-cell table:formula="of:=NUMBERVALUE([.D43];&quot;.&quot;)" office:value-type="float" office:value="0.2440607" calcext:value-type="float">
            <text:p>0,24406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1.57485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2440607</text:p>
          </table:table-cell>
          <table:table-cell/>
          <table:table-cell table:formula="of:=NUMBERVALUE([.A44];&quot;.&quot;)" office:value-type="float" office:value="69" calcext:value-type="float">
            <text:p>69</text:p>
          </table:table-cell>
          <table:table-cell table:formula="of:=NUMBERVALUE([.B44];&quot;.&quot;)" office:value-type="float" office:value="1.574851" calcext:value-type="float">
            <text:p>1,574851</text:p>
          </table:table-cell>
          <table:table-cell table:formula="of:=NUMBERVALUE([.C44];&quot;.&quot;)" office:value-type="float" office:value="1800" calcext:value-type="float">
            <text:p>1800</text:p>
          </table:table-cell>
          <table:table-cell table:formula="of:=NUMBERVALUE([.D44];&quot;.&quot;)" office:value-type="float" office:value="0.2440607" calcext:value-type="float">
            <text:p>0,24406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1.574851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0.2439602</text:p>
          </table:table-cell>
          <table:table-cell/>
          <table:table-cell table:formula="of:=NUMBERVALUE([.A45];&quot;.&quot;)" office:value-type="float" office:value="70" calcext:value-type="float">
            <text:p>70</text:p>
          </table:table-cell>
          <table:table-cell table:formula="of:=NUMBERVALUE([.B45];&quot;.&quot;)" office:value-type="float" office:value="1.574851" calcext:value-type="float">
            <text:p>1,574851</text:p>
          </table:table-cell>
          <table:table-cell table:formula="of:=NUMBERVALUE([.C45];&quot;.&quot;)" office:value-type="float" office:value="1840" calcext:value-type="float">
            <text:p>1840</text:p>
          </table:table-cell>
          <table:table-cell table:formula="of:=NUMBERVALUE([.D45];&quot;.&quot;)" office:value-type="float" office:value="0.2439602" calcext:value-type="float">
            <text:p>0,24396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1.574851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0.2438234</text:p>
          </table:table-cell>
          <table:table-cell/>
          <table:table-cell table:formula="of:=NUMBERVALUE([.A46];&quot;.&quot;)" office:value-type="float" office:value="72" calcext:value-type="float">
            <text:p>72</text:p>
          </table:table-cell>
          <table:table-cell table:formula="of:=NUMBERVALUE([.B46];&quot;.&quot;)" office:value-type="float" office:value="1.574851" calcext:value-type="float">
            <text:p>1,574851</text:p>
          </table:table-cell>
          <table:table-cell table:formula="of:=NUMBERVALUE([.C46];&quot;.&quot;)" office:value-type="float" office:value="1880" calcext:value-type="float">
            <text:p>1880</text:p>
          </table:table-cell>
          <table:table-cell table:formula="of:=NUMBERVALUE([.D46];&quot;.&quot;)" office:value-type="float" office:value="0.2438234" calcext:value-type="float">
            <text:p>0,24382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1.574851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0.2437131</text:p>
          </table:table-cell>
          <table:table-cell/>
          <table:table-cell table:formula="of:=NUMBERVALUE([.A47];&quot;.&quot;)" office:value-type="float" office:value="73" calcext:value-type="float">
            <text:p>73</text:p>
          </table:table-cell>
          <table:table-cell table:formula="of:=NUMBERVALUE([.B47];&quot;.&quot;)" office:value-type="float" office:value="1.574851" calcext:value-type="float">
            <text:p>1,574851</text:p>
          </table:table-cell>
          <table:table-cell table:formula="of:=NUMBERVALUE([.C47];&quot;.&quot;)" office:value-type="float" office:value="1920" calcext:value-type="float">
            <text:p>1920</text:p>
          </table:table-cell>
          <table:table-cell table:formula="of:=NUMBERVALUE([.D47];&quot;.&quot;)" office:value-type="float" office:value="0.2437131" calcext:value-type="float">
            <text:p>0,24371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1.574851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.2434851</text:p>
          </table:table-cell>
          <table:table-cell/>
          <table:table-cell table:formula="of:=NUMBERVALUE([.A48];&quot;.&quot;)" office:value-type="float" office:value="75" calcext:value-type="float">
            <text:p>75</text:p>
          </table:table-cell>
          <table:table-cell table:formula="of:=NUMBERVALUE([.B48];&quot;.&quot;)" office:value-type="float" office:value="1.574851" calcext:value-type="float">
            <text:p>1,574851</text:p>
          </table:table-cell>
          <table:table-cell table:formula="of:=NUMBERVALUE([.C48];&quot;.&quot;)" office:value-type="float" office:value="1960" calcext:value-type="float">
            <text:p>1960</text:p>
          </table:table-cell>
          <table:table-cell table:formula="of:=NUMBERVALUE([.D48];&quot;.&quot;)" office:value-type="float" office:value="0.2434851" calcext:value-type="float">
            <text:p>0,24348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1.1012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2434851</text:p>
          </table:table-cell>
          <table:table-cell/>
          <table:table-cell table:formula="of:=NUMBERVALUE([.A49];&quot;.&quot;)" office:value-type="float" office:value="77" calcext:value-type="float">
            <text:p>77</text:p>
          </table:table-cell>
          <table:table-cell table:formula="of:=NUMBERVALUE([.B49];&quot;.&quot;)" office:value-type="float" office:value="1.101212" calcext:value-type="float">
            <text:p>1,101212</text:p>
          </table:table-cell>
          <table:table-cell table:formula="of:=NUMBERVALUE([.C49];&quot;.&quot;)" office:value-type="float" office:value="2000" calcext:value-type="float">
            <text:p>2000</text:p>
          </table:table-cell>
          <table:table-cell table:formula="of:=NUMBERVALUE([.D49];&quot;.&quot;)" office:value-type="float" office:value="0.2434851" calcext:value-type="float">
            <text:p>0,24348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1.10121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0.2434851</text:p>
          </table:table-cell>
          <table:table-cell/>
          <table:table-cell table:formula="of:=NUMBERVALUE([.A50];&quot;.&quot;)" office:value-type="float" office:value="79" calcext:value-type="float">
            <text:p>79</text:p>
          </table:table-cell>
          <table:table-cell table:formula="of:=NUMBERVALUE([.B50];&quot;.&quot;)" office:value-type="float" office:value="1.101212" calcext:value-type="float">
            <text:p>1,101212</text:p>
          </table:table-cell>
          <table:table-cell table:formula="of:=NUMBERVALUE([.C50];&quot;.&quot;)" office:value-type="float" office:value="2040" calcext:value-type="float">
            <text:p>2040</text:p>
          </table:table-cell>
          <table:table-cell table:formula="of:=NUMBERVALUE([.D50];&quot;.&quot;)" office:value-type="float" office:value="0.2434851" calcext:value-type="float">
            <text:p>0,24348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1.101212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0.2434851</text:p>
          </table:table-cell>
          <table:table-cell/>
          <table:table-cell table:formula="of:=NUMBERVALUE([.A51];&quot;.&quot;)" office:value-type="float" office:value="81" calcext:value-type="float">
            <text:p>81</text:p>
          </table:table-cell>
          <table:table-cell table:formula="of:=NUMBERVALUE([.B51];&quot;.&quot;)" office:value-type="float" office:value="1.101212" calcext:value-type="float">
            <text:p>1,101212</text:p>
          </table:table-cell>
          <table:table-cell table:formula="of:=NUMBERVALUE([.C51];&quot;.&quot;)" office:value-type="float" office:value="2080" calcext:value-type="float">
            <text:p>2080</text:p>
          </table:table-cell>
          <table:table-cell table:formula="of:=NUMBERVALUE([.D51];&quot;.&quot;)" office:value-type="float" office:value="0.2434851" calcext:value-type="float">
            <text:p>0,24348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1.101212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0.2434528</text:p>
          </table:table-cell>
          <table:table-cell/>
          <table:table-cell table:formula="of:=NUMBERVALUE([.A52];&quot;.&quot;)" office:value-type="float" office:value="83" calcext:value-type="float">
            <text:p>83</text:p>
          </table:table-cell>
          <table:table-cell table:formula="of:=NUMBERVALUE([.B52];&quot;.&quot;)" office:value-type="float" office:value="1.101212" calcext:value-type="float">
            <text:p>1,101212</text:p>
          </table:table-cell>
          <table:table-cell table:formula="of:=NUMBERVALUE([.C52];&quot;.&quot;)" office:value-type="float" office:value="2120" calcext:value-type="float">
            <text:p>2120</text:p>
          </table:table-cell>
          <table:table-cell table:formula="of:=NUMBERVALUE([.D52];&quot;.&quot;)" office:value-type="float" office:value="0.2434528" calcext:value-type="float">
            <text:p>0,24345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1.101212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0.2434528</text:p>
          </table:table-cell>
          <table:table-cell/>
          <table:table-cell table:formula="of:=NUMBERVALUE([.A53];&quot;.&quot;)" office:value-type="float" office:value="85" calcext:value-type="float">
            <text:p>85</text:p>
          </table:table-cell>
          <table:table-cell table:formula="of:=NUMBERVALUE([.B53];&quot;.&quot;)" office:value-type="float" office:value="1.101212" calcext:value-type="float">
            <text:p>1,101212</text:p>
          </table:table-cell>
          <table:table-cell table:formula="of:=NUMBERVALUE([.C53];&quot;.&quot;)" office:value-type="float" office:value="2160" calcext:value-type="float">
            <text:p>2160</text:p>
          </table:table-cell>
          <table:table-cell table:formula="of:=NUMBERVALUE([.D53];&quot;.&quot;)" office:value-type="float" office:value="0.2434528" calcext:value-type="float">
            <text:p>0,24345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1.10121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0.2434528</text:p>
          </table:table-cell>
          <table:table-cell/>
          <table:table-cell table:formula="of:=NUMBERVALUE([.A54];&quot;.&quot;)" office:value-type="float" office:value="86" calcext:value-type="float">
            <text:p>86</text:p>
          </table:table-cell>
          <table:table-cell table:formula="of:=NUMBERVALUE([.B54];&quot;.&quot;)" office:value-type="float" office:value="1.101212" calcext:value-type="float">
            <text:p>1,101212</text:p>
          </table:table-cell>
          <table:table-cell table:formula="of:=NUMBERVALUE([.C54];&quot;.&quot;)" office:value-type="float" office:value="2200" calcext:value-type="float">
            <text:p>2200</text:p>
          </table:table-cell>
          <table:table-cell table:formula="of:=NUMBERVALUE([.D54];&quot;.&quot;)" office:value-type="float" office:value="0.2434528" calcext:value-type="float">
            <text:p>0,24345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1.101212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0.2434391</text:p>
          </table:table-cell>
          <table:table-cell/>
          <table:table-cell table:formula="of:=NUMBERVALUE([.A55];&quot;.&quot;)" office:value-type="float" office:value="88" calcext:value-type="float">
            <text:p>88</text:p>
          </table:table-cell>
          <table:table-cell table:formula="of:=NUMBERVALUE([.B55];&quot;.&quot;)" office:value-type="float" office:value="1.101212" calcext:value-type="float">
            <text:p>1,101212</text:p>
          </table:table-cell>
          <table:table-cell table:formula="of:=NUMBERVALUE([.C55];&quot;.&quot;)" office:value-type="float" office:value="2240" calcext:value-type="float">
            <text:p>2240</text:p>
          </table:table-cell>
          <table:table-cell table:formula="of:=NUMBERVALUE([.D55];&quot;.&quot;)" office:value-type="float" office:value="0.2434391" calcext:value-type="float">
            <text:p>0,24343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1.101212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0.2434391</text:p>
          </table:table-cell>
          <table:table-cell/>
          <table:table-cell table:formula="of:=NUMBERVALUE([.A56];&quot;.&quot;)" office:value-type="float" office:value="90" calcext:value-type="float">
            <text:p>90</text:p>
          </table:table-cell>
          <table:table-cell table:formula="of:=NUMBERVALUE([.B56];&quot;.&quot;)" office:value-type="float" office:value="1.101212" calcext:value-type="float">
            <text:p>1,101212</text:p>
          </table:table-cell>
          <table:table-cell table:formula="of:=NUMBERVALUE([.C56];&quot;.&quot;)" office:value-type="float" office:value="2280" calcext:value-type="float">
            <text:p>2280</text:p>
          </table:table-cell>
          <table:table-cell table:formula="of:=NUMBERVALUE([.D56];&quot;.&quot;)" office:value-type="float" office:value="0.2434391" calcext:value-type="float">
            <text:p>0,24343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1.101212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0.2434274</text:p>
          </table:table-cell>
          <table:table-cell/>
          <table:table-cell table:formula="of:=NUMBERVALUE([.A57];&quot;.&quot;)" office:value-type="float" office:value="91" calcext:value-type="float">
            <text:p>91</text:p>
          </table:table-cell>
          <table:table-cell table:formula="of:=NUMBERVALUE([.B57];&quot;.&quot;)" office:value-type="float" office:value="1.101212" calcext:value-type="float">
            <text:p>1,101212</text:p>
          </table:table-cell>
          <table:table-cell table:formula="of:=NUMBERVALUE([.C57];&quot;.&quot;)" office:value-type="float" office:value="2320" calcext:value-type="float">
            <text:p>2320</text:p>
          </table:table-cell>
          <table:table-cell table:formula="of:=NUMBERVALUE([.D57];&quot;.&quot;)" office:value-type="float" office:value="0.2434274" calcext:value-type="float">
            <text:p>0,24342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1.101212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0.2434274</text:p>
          </table:table-cell>
          <table:table-cell/>
          <table:table-cell table:formula="of:=NUMBERVALUE([.A58];&quot;.&quot;)" office:value-type="float" office:value="93" calcext:value-type="float">
            <text:p>93</text:p>
          </table:table-cell>
          <table:table-cell table:formula="of:=NUMBERVALUE([.B58];&quot;.&quot;)" office:value-type="float" office:value="1.101212" calcext:value-type="float">
            <text:p>1,101212</text:p>
          </table:table-cell>
          <table:table-cell table:formula="of:=NUMBERVALUE([.C58];&quot;.&quot;)" office:value-type="float" office:value="2360" calcext:value-type="float">
            <text:p>2360</text:p>
          </table:table-cell>
          <table:table-cell table:formula="of:=NUMBERVALUE([.D58];&quot;.&quot;)" office:value-type="float" office:value="0.2434274" calcext:value-type="float">
            <text:p>0,24342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1.10121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0.2434274</text:p>
          </table:table-cell>
          <table:table-cell/>
          <table:table-cell table:formula="of:=NUMBERVALUE([.A59];&quot;.&quot;)" office:value-type="float" office:value="95" calcext:value-type="float">
            <text:p>95</text:p>
          </table:table-cell>
          <table:table-cell table:formula="of:=NUMBERVALUE([.B59];&quot;.&quot;)" office:value-type="float" office:value="1.101212" calcext:value-type="float">
            <text:p>1,101212</text:p>
          </table:table-cell>
          <table:table-cell table:formula="of:=NUMBERVALUE([.C59];&quot;.&quot;)" office:value-type="float" office:value="2400" calcext:value-type="float">
            <text:p>2400</text:p>
          </table:table-cell>
          <table:table-cell table:formula="of:=NUMBERVALUE([.D59];&quot;.&quot;)" office:value-type="float" office:value="0.2434274" calcext:value-type="float">
            <text:p>0,243427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1.101212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0.2434274</text:p>
          </table:table-cell>
          <table:table-cell/>
          <table:table-cell table:formula="of:=NUMBERVALUE([.A60];&quot;.&quot;)" office:value-type="float" office:value="96" calcext:value-type="float">
            <text:p>96</text:p>
          </table:table-cell>
          <table:table-cell table:formula="of:=NUMBERVALUE([.B60];&quot;.&quot;)" office:value-type="float" office:value="1.101212" calcext:value-type="float">
            <text:p>1,101212</text:p>
          </table:table-cell>
          <table:table-cell table:formula="of:=NUMBERVALUE([.C60];&quot;.&quot;)" office:value-type="float" office:value="2440" calcext:value-type="float">
            <text:p>2440</text:p>
          </table:table-cell>
          <table:table-cell table:formula="of:=NUMBERVALUE([.D60];&quot;.&quot;)" office:value-type="float" office:value="0.2434274" calcext:value-type="float">
            <text:p>0,24342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1.101212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0.2434274</text:p>
          </table:table-cell>
          <table:table-cell/>
          <table:table-cell table:formula="of:=NUMBERVALUE([.A61];&quot;.&quot;)" office:value-type="float" office:value="97" calcext:value-type="float">
            <text:p>97</text:p>
          </table:table-cell>
          <table:table-cell table:formula="of:=NUMBERVALUE([.B61];&quot;.&quot;)" office:value-type="float" office:value="1.101212" calcext:value-type="float">
            <text:p>1,101212</text:p>
          </table:table-cell>
          <table:table-cell table:formula="of:=NUMBERVALUE([.C61];&quot;.&quot;)" office:value-type="float" office:value="2480" calcext:value-type="float">
            <text:p>2480</text:p>
          </table:table-cell>
          <table:table-cell table:formula="of:=NUMBERVALUE([.D61];&quot;.&quot;)" office:value-type="float" office:value="0.2434274" calcext:value-type="float">
            <text:p>0,24342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1.101212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0.2434274</text:p>
          </table:table-cell>
          <table:table-cell/>
          <table:table-cell table:formula="of:=NUMBERVALUE([.A62];&quot;.&quot;)" office:value-type="float" office:value="99" calcext:value-type="float">
            <text:p>99</text:p>
          </table:table-cell>
          <table:table-cell table:formula="of:=NUMBERVALUE([.B62];&quot;.&quot;)" office:value-type="float" office:value="1.101212" calcext:value-type="float">
            <text:p>1,101212</text:p>
          </table:table-cell>
          <table:table-cell table:formula="of:=NUMBERVALUE([.C62];&quot;.&quot;)" office:value-type="float" office:value="2520" calcext:value-type="float">
            <text:p>2520</text:p>
          </table:table-cell>
          <table:table-cell table:formula="of:=NUMBERVALUE([.D62];&quot;.&quot;)" office:value-type="float" office:value="0.2434274" calcext:value-type="float">
            <text:p>0,24342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1.101212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0.2434274</text:p>
          </table:table-cell>
          <table:table-cell/>
          <table:table-cell table:formula="of:=NUMBERVALUE([.A63];&quot;.&quot;)" office:value-type="float" office:value="100" calcext:value-type="float">
            <text:p>100</text:p>
          </table:table-cell>
          <table:table-cell table:formula="of:=NUMBERVALUE([.B63];&quot;.&quot;)" office:value-type="float" office:value="1.101212" calcext:value-type="float">
            <text:p>1,101212</text:p>
          </table:table-cell>
          <table:table-cell table:formula="of:=NUMBERVALUE([.C63];&quot;.&quot;)" office:value-type="float" office:value="2560" calcext:value-type="float">
            <text:p>2560</text:p>
          </table:table-cell>
          <table:table-cell table:formula="of:=NUMBERVALUE([.D63];&quot;.&quot;)" office:value-type="float" office:value="0.2434274" calcext:value-type="float">
            <text:p>0,24342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1.101212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0.2434274</text:p>
          </table:table-cell>
          <table:table-cell/>
          <table:table-cell table:formula="of:=NUMBERVALUE([.A64];&quot;.&quot;)" office:value-type="float" office:value="101" calcext:value-type="float">
            <text:p>101</text:p>
          </table:table-cell>
          <table:table-cell table:formula="of:=NUMBERVALUE([.B64];&quot;.&quot;)" office:value-type="float" office:value="1.101212" calcext:value-type="float">
            <text:p>1,101212</text:p>
          </table:table-cell>
          <table:table-cell table:formula="of:=NUMBERVALUE([.C64];&quot;.&quot;)" office:value-type="float" office:value="2600" calcext:value-type="float">
            <text:p>2600</text:p>
          </table:table-cell>
          <table:table-cell table:formula="of:=NUMBERVALUE([.D64];&quot;.&quot;)" office:value-type="float" office:value="0.2434274" calcext:value-type="float">
            <text:p>0,24342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0.963568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0.2434244</text:p>
          </table:table-cell>
          <table:table-cell/>
          <table:table-cell table:formula="of:=NUMBERVALUE([.A65];&quot;.&quot;)" office:value-type="float" office:value="103" calcext:value-type="float">
            <text:p>103</text:p>
          </table:table-cell>
          <table:table-cell table:formula="of:=NUMBERVALUE([.B65];&quot;.&quot;)" office:value-type="float" office:value="0.963568" calcext:value-type="float">
            <text:p>0,963568</text:p>
          </table:table-cell>
          <table:table-cell table:formula="of:=NUMBERVALUE([.C65];&quot;.&quot;)" office:value-type="float" office:value="2640" calcext:value-type="float">
            <text:p>2640</text:p>
          </table:table-cell>
          <table:table-cell table:formula="of:=NUMBERVALUE([.D65];&quot;.&quot;)" office:value-type="float" office:value="0.2434244" calcext:value-type="float">
            <text:p>0,24342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884001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0.2434240</text:p>
          </table:table-cell>
          <table:table-cell/>
          <table:table-cell table:formula="of:=NUMBERVALUE([.A66];&quot;.&quot;)" office:value-type="float" office:value="105" calcext:value-type="float">
            <text:p>105</text:p>
          </table:table-cell>
          <table:table-cell table:formula="of:=NUMBERVALUE([.B66];&quot;.&quot;)" office:value-type="float" office:value="0.884001" calcext:value-type="float">
            <text:p>0,884001</text:p>
          </table:table-cell>
          <table:table-cell table:formula="of:=NUMBERVALUE([.C66];&quot;.&quot;)" office:value-type="float" office:value="2680" calcext:value-type="float">
            <text:p>2680</text:p>
          </table:table-cell>
          <table:table-cell table:formula="of:=NUMBERVALUE([.D66];&quot;.&quot;)" office:value-type="float" office:value="0.243424" calcext:value-type="float">
            <text:p>0,2434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0.884001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0.2434240</text:p>
          </table:table-cell>
          <table:table-cell/>
          <table:table-cell table:formula="of:=NUMBERVALUE([.A67];&quot;.&quot;)" office:value-type="float" office:value="106" calcext:value-type="float">
            <text:p>106</text:p>
          </table:table-cell>
          <table:table-cell table:formula="of:=NUMBERVALUE([.B67];&quot;.&quot;)" office:value-type="float" office:value="0.884001" calcext:value-type="float">
            <text:p>0,884001</text:p>
          </table:table-cell>
          <table:table-cell table:formula="of:=NUMBERVALUE([.C67];&quot;.&quot;)" office:value-type="float" office:value="2720" calcext:value-type="float">
            <text:p>2720</text:p>
          </table:table-cell>
          <table:table-cell table:formula="of:=NUMBERVALUE([.D67];&quot;.&quot;)" office:value-type="float" office:value="0.243424" calcext:value-type="float">
            <text:p>0,2434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0.884001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0.2434240</text:p>
          </table:table-cell>
          <table:table-cell/>
          <table:table-cell table:formula="of:=NUMBERVALUE([.A68];&quot;.&quot;)" office:value-type="float" office:value="107" calcext:value-type="float">
            <text:p>107</text:p>
          </table:table-cell>
          <table:table-cell table:formula="of:=NUMBERVALUE([.B68];&quot;.&quot;)" office:value-type="float" office:value="0.884001" calcext:value-type="float">
            <text:p>0,884001</text:p>
          </table:table-cell>
          <table:table-cell table:formula="of:=NUMBERVALUE([.C68];&quot;.&quot;)" office:value-type="float" office:value="2760" calcext:value-type="float">
            <text:p>2760</text:p>
          </table:table-cell>
          <table:table-cell table:formula="of:=NUMBERVALUE([.D68];&quot;.&quot;)" office:value-type="float" office:value="0.243424" calcext:value-type="float">
            <text:p>0,2434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0.88400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0.2434240</text:p>
          </table:table-cell>
          <table:table-cell/>
          <table:table-cell table:formula="of:=NUMBERVALUE([.A69];&quot;.&quot;)" office:value-type="float" office:value="108" calcext:value-type="float">
            <text:p>108</text:p>
          </table:table-cell>
          <table:table-cell table:formula="of:=NUMBERVALUE([.B69];&quot;.&quot;)" office:value-type="float" office:value="0.884001" calcext:value-type="float">
            <text:p>0,884001</text:p>
          </table:table-cell>
          <table:table-cell table:formula="of:=NUMBERVALUE([.C69];&quot;.&quot;)" office:value-type="float" office:value="2800" calcext:value-type="float">
            <text:p>2800</text:p>
          </table:table-cell>
          <table:table-cell table:formula="of:=NUMBERVALUE([.D69];&quot;.&quot;)" office:value-type="float" office:value="0.243424" calcext:value-type="float">
            <text:p>0,2434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0.884001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0.2434233</text:p>
          </table:table-cell>
          <table:table-cell/>
          <table:table-cell table:formula="of:=NUMBERVALUE([.A70];&quot;.&quot;)" office:value-type="float" office:value="109" calcext:value-type="float">
            <text:p>109</text:p>
          </table:table-cell>
          <table:table-cell table:formula="of:=NUMBERVALUE([.B70];&quot;.&quot;)" office:value-type="float" office:value="0.884001" calcext:value-type="float">
            <text:p>0,884001</text:p>
          </table:table-cell>
          <table:table-cell table:formula="of:=NUMBERVALUE([.C70];&quot;.&quot;)" office:value-type="float" office:value="2840" calcext:value-type="float">
            <text:p>2840</text:p>
          </table:table-cell>
          <table:table-cell table:formula="of:=NUMBERVALUE([.D70];&quot;.&quot;)" office:value-type="float" office:value="0.2434233" calcext:value-type="float">
            <text:p>0,24342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884001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0.2434231</text:p>
          </table:table-cell>
          <table:table-cell/>
          <table:table-cell table:formula="of:=NUMBERVALUE([.A71];&quot;.&quot;)" office:value-type="float" office:value="110" calcext:value-type="float">
            <text:p>110</text:p>
          </table:table-cell>
          <table:table-cell table:formula="of:=NUMBERVALUE([.B71];&quot;.&quot;)" office:value-type="float" office:value="0.884001" calcext:value-type="float">
            <text:p>0,884001</text:p>
          </table:table-cell>
          <table:table-cell table:formula="of:=NUMBERVALUE([.C71];&quot;.&quot;)" office:value-type="float" office:value="2880" calcext:value-type="float">
            <text:p>2880</text:p>
          </table:table-cell>
          <table:table-cell table:formula="of:=NUMBERVALUE([.D71];&quot;.&quot;)" office:value-type="float" office:value="0.2434231" calcext:value-type="float">
            <text:p>0,24342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0.884001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0.2434224</text:p>
          </table:table-cell>
          <table:table-cell/>
          <table:table-cell table:formula="of:=NUMBERVALUE([.A72];&quot;.&quot;)" office:value-type="float" office:value="111" calcext:value-type="float">
            <text:p>111</text:p>
          </table:table-cell>
          <table:table-cell table:formula="of:=NUMBERVALUE([.B72];&quot;.&quot;)" office:value-type="float" office:value="0.884001" calcext:value-type="float">
            <text:p>0,884001</text:p>
          </table:table-cell>
          <table:table-cell table:formula="of:=NUMBERVALUE([.C72];&quot;.&quot;)" office:value-type="float" office:value="2920" calcext:value-type="float">
            <text:p>2920</text:p>
          </table:table-cell>
          <table:table-cell table:formula="of:=NUMBERVALUE([.D72];&quot;.&quot;)" office:value-type="float" office:value="0.2434224" calcext:value-type="float">
            <text:p>0,24342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0.821872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0.2434224</text:p>
          </table:table-cell>
          <table:table-cell/>
          <table:table-cell table:formula="of:=NUMBERVALUE([.A73];&quot;.&quot;)" office:value-type="float" office:value="113" calcext:value-type="float">
            <text:p>113</text:p>
          </table:table-cell>
          <table:table-cell table:formula="of:=NUMBERVALUE([.B73];&quot;.&quot;)" office:value-type="float" office:value="0.821872" calcext:value-type="float">
            <text:p>0,821872</text:p>
          </table:table-cell>
          <table:table-cell table:formula="of:=NUMBERVALUE([.C73];&quot;.&quot;)" office:value-type="float" office:value="2960" calcext:value-type="float">
            <text:p>2960</text:p>
          </table:table-cell>
          <table:table-cell table:formula="of:=NUMBERVALUE([.D73];&quot;.&quot;)" office:value-type="float" office:value="0.2434224" calcext:value-type="float">
            <text:p>0,24342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0.82187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2434224</text:p>
          </table:table-cell>
          <table:table-cell/>
          <table:table-cell table:formula="of:=NUMBERVALUE([.A74];&quot;.&quot;)" office:value-type="float" office:value="114" calcext:value-type="float">
            <text:p>114</text:p>
          </table:table-cell>
          <table:table-cell table:formula="of:=NUMBERVALUE([.B74];&quot;.&quot;)" office:value-type="float" office:value="0.821872" calcext:value-type="float">
            <text:p>0,821872</text:p>
          </table:table-cell>
          <table:table-cell table:formula="of:=NUMBERVALUE([.C74];&quot;.&quot;)" office:value-type="float" office:value="3000" calcext:value-type="float">
            <text:p>3000</text:p>
          </table:table-cell>
          <table:table-cell table:formula="of:=NUMBERVALUE([.D74];&quot;.&quot;)" office:value-type="float" office:value="0.2434224" calcext:value-type="float">
            <text:p>0,24342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0.821872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0.2434218</text:p>
          </table:table-cell>
          <table:table-cell/>
          <table:table-cell table:formula="of:=NUMBERVALUE([.A75];&quot;.&quot;)" office:value-type="float" office:value="115" calcext:value-type="float">
            <text:p>115</text:p>
          </table:table-cell>
          <table:table-cell table:formula="of:=NUMBERVALUE([.B75];&quot;.&quot;)" office:value-type="float" office:value="0.821872" calcext:value-type="float">
            <text:p>0,821872</text:p>
          </table:table-cell>
          <table:table-cell table:formula="of:=NUMBERVALUE([.C75];&quot;.&quot;)" office:value-type="float" office:value="3040" calcext:value-type="float">
            <text:p>3040</text:p>
          </table:table-cell>
          <table:table-cell table:formula="of:=NUMBERVALUE([.D75];&quot;.&quot;)" office:value-type="float" office:value="0.2434218" calcext:value-type="float">
            <text:p>0,24342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0.793774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0.2434217</text:p>
          </table:table-cell>
          <table:table-cell/>
          <table:table-cell table:formula="of:=NUMBERVALUE([.A76];&quot;.&quot;)" office:value-type="float" office:value="117" calcext:value-type="float">
            <text:p>117</text:p>
          </table:table-cell>
          <table:table-cell table:formula="of:=NUMBERVALUE([.B76];&quot;.&quot;)" office:value-type="float" office:value="0.793774" calcext:value-type="float">
            <text:p>0,793774</text:p>
          </table:table-cell>
          <table:table-cell table:formula="of:=NUMBERVALUE([.C76];&quot;.&quot;)" office:value-type="float" office:value="3080" calcext:value-type="float">
            <text:p>3080</text:p>
          </table:table-cell>
          <table:table-cell table:formula="of:=NUMBERVALUE([.D76];&quot;.&quot;)" office:value-type="float" office:value="0.2434217" calcext:value-type="float">
            <text:p>0,24342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0.793774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.2434216</text:p>
          </table:table-cell>
          <table:table-cell/>
          <table:table-cell table:formula="of:=NUMBERVALUE([.A77];&quot;.&quot;)" office:value-type="float" office:value="118" calcext:value-type="float">
            <text:p>118</text:p>
          </table:table-cell>
          <table:table-cell table:formula="of:=NUMBERVALUE([.B77];&quot;.&quot;)" office:value-type="float" office:value="0.793774" calcext:value-type="float">
            <text:p>0,793774</text:p>
          </table:table-cell>
          <table:table-cell table:formula="of:=NUMBERVALUE([.C77];&quot;.&quot;)" office:value-type="float" office:value="3120" calcext:value-type="float">
            <text:p>3120</text:p>
          </table:table-cell>
          <table:table-cell table:formula="of:=NUMBERVALUE([.D77];&quot;.&quot;)" office:value-type="float" office:value="0.2434216" calcext:value-type="float">
            <text:p>0,24342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0.793774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0.2434212</text:p>
          </table:table-cell>
          <table:table-cell/>
          <table:table-cell table:formula="of:=NUMBERVALUE([.A78];&quot;.&quot;)" office:value-type="float" office:value="119" calcext:value-type="float">
            <text:p>119</text:p>
          </table:table-cell>
          <table:table-cell table:formula="of:=NUMBERVALUE([.B78];&quot;.&quot;)" office:value-type="float" office:value="0.793774" calcext:value-type="float">
            <text:p>0,793774</text:p>
          </table:table-cell>
          <table:table-cell table:formula="of:=NUMBERVALUE([.C78];&quot;.&quot;)" office:value-type="float" office:value="3160" calcext:value-type="float">
            <text:p>3160</text:p>
          </table:table-cell>
          <table:table-cell table:formula="of:=NUMBERVALUE([.D78];&quot;.&quot;)" office:value-type="float" office:value="0.2434212" calcext:value-type="float">
            <text:p>0,24342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0.74292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0.2434209</text:p>
          </table:table-cell>
          <table:table-cell/>
          <table:table-cell table:formula="of:=NUMBERVALUE([.A79];&quot;.&quot;)" office:value-type="float" office:value="121" calcext:value-type="float">
            <text:p>121</text:p>
          </table:table-cell>
          <table:table-cell table:formula="of:=NUMBERVALUE([.B79];&quot;.&quot;)" office:value-type="float" office:value="0.742926" calcext:value-type="float">
            <text:p>0,742926</text:p>
          </table:table-cell>
          <table:table-cell table:formula="of:=NUMBERVALUE([.C79];&quot;.&quot;)" office:value-type="float" office:value="3200" calcext:value-type="float">
            <text:p>3200</text:p>
          </table:table-cell>
          <table:table-cell table:formula="of:=NUMBERVALUE([.D79];&quot;.&quot;)" office:value-type="float" office:value="0.2434209" calcext:value-type="float">
            <text:p>0,24342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0.686965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0.2434209</text:p>
          </table:table-cell>
          <table:table-cell/>
          <table:table-cell table:formula="of:=NUMBERVALUE([.A80];&quot;.&quot;)" office:value-type="float" office:value="123" calcext:value-type="float">
            <text:p>123</text:p>
          </table:table-cell>
          <table:table-cell table:formula="of:=NUMBERVALUE([.B80];&quot;.&quot;)" office:value-type="float" office:value="0.686965" calcext:value-type="float">
            <text:p>0,686965</text:p>
          </table:table-cell>
          <table:table-cell table:formula="of:=NUMBERVALUE([.C80];&quot;.&quot;)" office:value-type="float" office:value="3240" calcext:value-type="float">
            <text:p>3240</text:p>
          </table:table-cell>
          <table:table-cell table:formula="of:=NUMBERVALUE([.D80];&quot;.&quot;)" office:value-type="float" office:value="0.2434209" calcext:value-type="float">
            <text:p>0,24342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0.686965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0.2434209</text:p>
          </table:table-cell>
          <table:table-cell/>
          <table:table-cell table:formula="of:=NUMBERVALUE([.A81];&quot;.&quot;)" office:value-type="float" office:value="125" calcext:value-type="float">
            <text:p>125</text:p>
          </table:table-cell>
          <table:table-cell table:formula="of:=NUMBERVALUE([.B81];&quot;.&quot;)" office:value-type="float" office:value="0.686965" calcext:value-type="float">
            <text:p>0,686965</text:p>
          </table:table-cell>
          <table:table-cell table:formula="of:=NUMBERVALUE([.C81];&quot;.&quot;)" office:value-type="float" office:value="3280" calcext:value-type="float">
            <text:p>3280</text:p>
          </table:table-cell>
          <table:table-cell table:formula="of:=NUMBERVALUE([.D81];&quot;.&quot;)" office:value-type="float" office:value="0.2434209" calcext:value-type="float">
            <text:p>0,24342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.686965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0.2434208</text:p>
          </table:table-cell>
          <table:table-cell/>
          <table:table-cell table:formula="of:=NUMBERVALUE([.A82];&quot;.&quot;)" office:value-type="float" office:value="126" calcext:value-type="float">
            <text:p>126</text:p>
          </table:table-cell>
          <table:table-cell table:formula="of:=NUMBERVALUE([.B82];&quot;.&quot;)" office:value-type="float" office:value="0.686965" calcext:value-type="float">
            <text:p>0,686965</text:p>
          </table:table-cell>
          <table:table-cell table:formula="of:=NUMBERVALUE([.C82];&quot;.&quot;)" office:value-type="float" office:value="3320" calcext:value-type="float">
            <text:p>3320</text:p>
          </table:table-cell>
          <table:table-cell table:formula="of:=NUMBERVALUE([.D82];&quot;.&quot;)" office:value-type="float" office:value="0.2434208" calcext:value-type="float">
            <text:p>0,24342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0.686965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.2434208</text:p>
          </table:table-cell>
          <table:table-cell/>
          <table:table-cell table:formula="of:=NUMBERVALUE([.A83];&quot;.&quot;)" office:value-type="float" office:value="128" calcext:value-type="float">
            <text:p>128</text:p>
          </table:table-cell>
          <table:table-cell table:formula="of:=NUMBERVALUE([.B83];&quot;.&quot;)" office:value-type="float" office:value="0.686965" calcext:value-type="float">
            <text:p>0,686965</text:p>
          </table:table-cell>
          <table:table-cell table:formula="of:=NUMBERVALUE([.C83];&quot;.&quot;)" office:value-type="float" office:value="3360" calcext:value-type="float">
            <text:p>3360</text:p>
          </table:table-cell>
          <table:table-cell table:formula="of:=NUMBERVALUE([.D83];&quot;.&quot;)" office:value-type="float" office:value="0.2434208" calcext:value-type="float">
            <text:p>0,24342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0.68696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0.2434208</text:p>
          </table:table-cell>
          <table:table-cell/>
          <table:table-cell table:formula="of:=NUMBERVALUE([.A84];&quot;.&quot;)" office:value-type="float" office:value="129" calcext:value-type="float">
            <text:p>129</text:p>
          </table:table-cell>
          <table:table-cell table:formula="of:=NUMBERVALUE([.B84];&quot;.&quot;)" office:value-type="float" office:value="0.686965" calcext:value-type="float">
            <text:p>0,686965</text:p>
          </table:table-cell>
          <table:table-cell table:formula="of:=NUMBERVALUE([.C84];&quot;.&quot;)" office:value-type="float" office:value="3400" calcext:value-type="float">
            <text:p>3400</text:p>
          </table:table-cell>
          <table:table-cell table:formula="of:=NUMBERVALUE([.D84];&quot;.&quot;)" office:value-type="float" office:value="0.2434208" calcext:value-type="float">
            <text:p>0,24342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0.605323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0.2434208</text:p>
          </table:table-cell>
          <table:table-cell/>
          <table:table-cell table:formula="of:=NUMBERVALUE([.A85];&quot;.&quot;)" office:value-type="float" office:value="131" calcext:value-type="float">
            <text:p>131</text:p>
          </table:table-cell>
          <table:table-cell table:formula="of:=NUMBERVALUE([.B85];&quot;.&quot;)" office:value-type="float" office:value="0.605323" calcext:value-type="float">
            <text:p>0,605323</text:p>
          </table:table-cell>
          <table:table-cell table:formula="of:=NUMBERVALUE([.C85];&quot;.&quot;)" office:value-type="float" office:value="3440" calcext:value-type="float">
            <text:p>3440</text:p>
          </table:table-cell>
          <table:table-cell table:formula="of:=NUMBERVALUE([.D85];&quot;.&quot;)" office:value-type="float" office:value="0.2434208" calcext:value-type="float">
            <text:p>0,24342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0.605323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0.2434208</text:p>
          </table:table-cell>
          <table:table-cell/>
          <table:table-cell table:formula="of:=NUMBERVALUE([.A86];&quot;.&quot;)" office:value-type="float" office:value="132" calcext:value-type="float">
            <text:p>132</text:p>
          </table:table-cell>
          <table:table-cell table:formula="of:=NUMBERVALUE([.B86];&quot;.&quot;)" office:value-type="float" office:value="0.605323" calcext:value-type="float">
            <text:p>0,605323</text:p>
          </table:table-cell>
          <table:table-cell table:formula="of:=NUMBERVALUE([.C86];&quot;.&quot;)" office:value-type="float" office:value="3480" calcext:value-type="float">
            <text:p>3480</text:p>
          </table:table-cell>
          <table:table-cell table:formula="of:=NUMBERVALUE([.D86];&quot;.&quot;)" office:value-type="float" office:value="0.2434208" calcext:value-type="float">
            <text:p>0,24342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0.605323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0.2434207</text:p>
          </table:table-cell>
          <table:table-cell/>
          <table:table-cell table:formula="of:=NUMBERVALUE([.A87];&quot;.&quot;)" office:value-type="float" office:value="134" calcext:value-type="float">
            <text:p>134</text:p>
          </table:table-cell>
          <table:table-cell table:formula="of:=NUMBERVALUE([.B87];&quot;.&quot;)" office:value-type="float" office:value="0.605323" calcext:value-type="float">
            <text:p>0,605323</text:p>
          </table:table-cell>
          <table:table-cell table:formula="of:=NUMBERVALUE([.C87];&quot;.&quot;)" office:value-type="float" office:value="3520" calcext:value-type="float">
            <text:p>3520</text:p>
          </table:table-cell>
          <table:table-cell table:formula="of:=NUMBERVALUE([.D87];&quot;.&quot;)" office:value-type="float" office:value="0.2434207" calcext:value-type="float">
            <text:p>0,24342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0.521629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0.2434207</text:p>
          </table:table-cell>
          <table:table-cell/>
          <table:table-cell table:formula="of:=NUMBERVALUE([.A88];&quot;.&quot;)" office:value-type="float" office:value="136" calcext:value-type="float">
            <text:p>136</text:p>
          </table:table-cell>
          <table:table-cell table:formula="of:=NUMBERVALUE([.B88];&quot;.&quot;)" office:value-type="float" office:value="0.521629" calcext:value-type="float">
            <text:p>0,521629</text:p>
          </table:table-cell>
          <table:table-cell table:formula="of:=NUMBERVALUE([.C88];&quot;.&quot;)" office:value-type="float" office:value="3560" calcext:value-type="float">
            <text:p>3560</text:p>
          </table:table-cell>
          <table:table-cell table:formula="of:=NUMBERVALUE([.D88];&quot;.&quot;)" office:value-type="float" office:value="0.2434207" calcext:value-type="float">
            <text:p>0,24342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0.521629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0.2434207</text:p>
          </table:table-cell>
          <table:table-cell/>
          <table:table-cell table:formula="of:=NUMBERVALUE([.A89];&quot;.&quot;)" office:value-type="float" office:value="138" calcext:value-type="float">
            <text:p>138</text:p>
          </table:table-cell>
          <table:table-cell table:formula="of:=NUMBERVALUE([.B89];&quot;.&quot;)" office:value-type="float" office:value="0.521629" calcext:value-type="float">
            <text:p>0,521629</text:p>
          </table:table-cell>
          <table:table-cell table:formula="of:=NUMBERVALUE([.C89];&quot;.&quot;)" office:value-type="float" office:value="3600" calcext:value-type="float">
            <text:p>3600</text:p>
          </table:table-cell>
          <table:table-cell table:formula="of:=NUMBERVALUE([.D89];&quot;.&quot;)" office:value-type="float" office:value="0.2434207" calcext:value-type="float">
            <text:p>0,24342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0.521629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0.2434205</text:p>
          </table:table-cell>
          <table:table-cell/>
          <table:table-cell table:formula="of:=NUMBERVALUE([.A90];&quot;.&quot;)" office:value-type="float" office:value="139" calcext:value-type="float">
            <text:p>139</text:p>
          </table:table-cell>
          <table:table-cell table:formula="of:=NUMBERVALUE([.B90];&quot;.&quot;)" office:value-type="float" office:value="0.521629" calcext:value-type="float">
            <text:p>0,521629</text:p>
          </table:table-cell>
          <table:table-cell table:formula="of:=NUMBERVALUE([.C90];&quot;.&quot;)" office:value-type="float" office:value="3640" calcext:value-type="float">
            <text:p>3640</text:p>
          </table:table-cell>
          <table:table-cell table:formula="of:=NUMBERVALUE([.D90];&quot;.&quot;)" office:value-type="float" office:value="0.2434205" calcext:value-type="float">
            <text:p>0,24342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0.521629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0.2434205</text:p>
          </table:table-cell>
          <table:table-cell/>
          <table:table-cell table:formula="of:=NUMBERVALUE([.A91];&quot;.&quot;)" office:value-type="float" office:value="140" calcext:value-type="float">
            <text:p>140</text:p>
          </table:table-cell>
          <table:table-cell table:formula="of:=NUMBERVALUE([.B91];&quot;.&quot;)" office:value-type="float" office:value="0.521629" calcext:value-type="float">
            <text:p>0,521629</text:p>
          </table:table-cell>
          <table:table-cell table:formula="of:=NUMBERVALUE([.C91];&quot;.&quot;)" office:value-type="float" office:value="3680" calcext:value-type="float">
            <text:p>3680</text:p>
          </table:table-cell>
          <table:table-cell table:formula="of:=NUMBERVALUE([.D91];&quot;.&quot;)" office:value-type="float" office:value="0.2434205" calcext:value-type="float">
            <text:p>0,24342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0.517289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0.2434205</text:p>
          </table:table-cell>
          <table:table-cell/>
          <table:table-cell table:formula="of:=NUMBERVALUE([.A92];&quot;.&quot;)" office:value-type="float" office:value="142" calcext:value-type="float">
            <text:p>142</text:p>
          </table:table-cell>
          <table:table-cell table:formula="of:=NUMBERVALUE([.B92];&quot;.&quot;)" office:value-type="float" office:value="0.517289" calcext:value-type="float">
            <text:p>0,517289</text:p>
          </table:table-cell>
          <table:table-cell table:formula="of:=NUMBERVALUE([.C92];&quot;.&quot;)" office:value-type="float" office:value="3720" calcext:value-type="float">
            <text:p>3720</text:p>
          </table:table-cell>
          <table:table-cell table:formula="of:=NUMBERVALUE([.D92];&quot;.&quot;)" office:value-type="float" office:value="0.2434205" calcext:value-type="float">
            <text:p>0,24342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0.517289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0.2434205</text:p>
          </table:table-cell>
          <table:table-cell/>
          <table:table-cell table:formula="of:=NUMBERVALUE([.A93];&quot;.&quot;)" office:value-type="float" office:value="143" calcext:value-type="float">
            <text:p>143</text:p>
          </table:table-cell>
          <table:table-cell table:formula="of:=NUMBERVALUE([.B93];&quot;.&quot;)" office:value-type="float" office:value="0.517289" calcext:value-type="float">
            <text:p>0,517289</text:p>
          </table:table-cell>
          <table:table-cell table:formula="of:=NUMBERVALUE([.C93];&quot;.&quot;)" office:value-type="float" office:value="3760" calcext:value-type="float">
            <text:p>3760</text:p>
          </table:table-cell>
          <table:table-cell table:formula="of:=NUMBERVALUE([.D93];&quot;.&quot;)" office:value-type="float" office:value="0.2434205" calcext:value-type="float">
            <text:p>0,24342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0.517289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94];&quot;.&quot;)" office:value-type="float" office:value="144" calcext:value-type="float">
            <text:p>144</text:p>
          </table:table-cell>
          <table:table-cell table:formula="of:=NUMBERVALUE([.B94];&quot;.&quot;)" office:value-type="float" office:value="0.517289" calcext:value-type="float">
            <text:p>0,517289</text:p>
          </table:table-cell>
          <table:table-cell table:formula="of:=NUMBERVALUE([.C94];&quot;.&quot;)" office:value-type="float" office:value="3800" calcext:value-type="float">
            <text:p>3800</text:p>
          </table:table-cell>
          <table:table-cell table:formula="of:=NUMBERVALUE([.D94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0.470748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95];&quot;.&quot;)" office:value-type="float" office:value="146" calcext:value-type="float">
            <text:p>146</text:p>
          </table:table-cell>
          <table:table-cell table:formula="of:=NUMBERVALUE([.B95];&quot;.&quot;)" office:value-type="float" office:value="0.470748" calcext:value-type="float">
            <text:p>0,470748</text:p>
          </table:table-cell>
          <table:table-cell table:formula="of:=NUMBERVALUE([.C95];&quot;.&quot;)" office:value-type="float" office:value="3840" calcext:value-type="float">
            <text:p>3840</text:p>
          </table:table-cell>
          <table:table-cell table:formula="of:=NUMBERVALUE([.D95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0.470748</text:p>
          </table:table-cell>
          <table:table-cell office:value-type="float" office:value="3880" calcext:value-type="float">
            <text:p>388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96];&quot;.&quot;)" office:value-type="float" office:value="147" calcext:value-type="float">
            <text:p>147</text:p>
          </table:table-cell>
          <table:table-cell table:formula="of:=NUMBERVALUE([.B96];&quot;.&quot;)" office:value-type="float" office:value="0.470748" calcext:value-type="float">
            <text:p>0,470748</text:p>
          </table:table-cell>
          <table:table-cell table:formula="of:=NUMBERVALUE([.C96];&quot;.&quot;)" office:value-type="float" office:value="3880" calcext:value-type="float">
            <text:p>3880</text:p>
          </table:table-cell>
          <table:table-cell table:formula="of:=NUMBERVALUE([.D96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0.47074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97];&quot;.&quot;)" office:value-type="float" office:value="148" calcext:value-type="float">
            <text:p>148</text:p>
          </table:table-cell>
          <table:table-cell table:formula="of:=NUMBERVALUE([.B97];&quot;.&quot;)" office:value-type="float" office:value="0.470748" calcext:value-type="float">
            <text:p>0,470748</text:p>
          </table:table-cell>
          <table:table-cell table:formula="of:=NUMBERVALUE([.C97];&quot;.&quot;)" office:value-type="float" office:value="3920" calcext:value-type="float">
            <text:p>3920</text:p>
          </table:table-cell>
          <table:table-cell table:formula="of:=NUMBERVALUE([.D97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470748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98];&quot;.&quot;)" office:value-type="float" office:value="150" calcext:value-type="float">
            <text:p>150</text:p>
          </table:table-cell>
          <table:table-cell table:formula="of:=NUMBERVALUE([.B98];&quot;.&quot;)" office:value-type="float" office:value="0.470748" calcext:value-type="float">
            <text:p>0,470748</text:p>
          </table:table-cell>
          <table:table-cell table:formula="of:=NUMBERVALUE([.C98];&quot;.&quot;)" office:value-type="float" office:value="3960" calcext:value-type="float">
            <text:p>3960</text:p>
          </table:table-cell>
          <table:table-cell table:formula="of:=NUMBERVALUE([.D98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0.47013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99];&quot;.&quot;)" office:value-type="float" office:value="152" calcext:value-type="float">
            <text:p>152</text:p>
          </table:table-cell>
          <table:table-cell table:formula="of:=NUMBERVALUE([.B99];&quot;.&quot;)" office:value-type="float" office:value="0.470139" calcext:value-type="float">
            <text:p>0,470139</text:p>
          </table:table-cell>
          <table:table-cell table:formula="of:=NUMBERVALUE([.C99];&quot;.&quot;)" office:value-type="float" office:value="4000" calcext:value-type="float">
            <text:p>4000</text:p>
          </table:table-cell>
          <table:table-cell table:formula="of:=NUMBERVALUE([.D99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0.466817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100];&quot;.&quot;)" office:value-type="float" office:value="154" calcext:value-type="float">
            <text:p>154</text:p>
          </table:table-cell>
          <table:table-cell table:formula="of:=NUMBERVALUE([.B100];&quot;.&quot;)" office:value-type="float" office:value="0.466817" calcext:value-type="float">
            <text:p>0,466817</text:p>
          </table:table-cell>
          <table:table-cell table:formula="of:=NUMBERVALUE([.C100];&quot;.&quot;)" office:value-type="float" office:value="4040" calcext:value-type="float">
            <text:p>4040</text:p>
          </table:table-cell>
          <table:table-cell table:formula="of:=NUMBERVALUE([.D100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3058512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101];&quot;.&quot;)" office:value-type="float" office:value="156" calcext:value-type="float">
            <text:p>156</text:p>
          </table:table-cell>
          <table:table-cell table:formula="of:=NUMBERVALUE([.B101];&quot;.&quot;)" office:value-type="float" office:value="0.3058512" calcext:value-type="float">
            <text:p>0,3058512</text:p>
          </table:table-cell>
          <table:table-cell table:formula="of:=NUMBERVALUE([.C101];&quot;.&quot;)" office:value-type="float" office:value="4080" calcext:value-type="float">
            <text:p>4080</text:p>
          </table:table-cell>
          <table:table-cell table:formula="of:=NUMBERVALUE([.D101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3058512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102];&quot;.&quot;)" office:value-type="float" office:value="157" calcext:value-type="float">
            <text:p>157</text:p>
          </table:table-cell>
          <table:table-cell table:formula="of:=NUMBERVALUE([.B102];&quot;.&quot;)" office:value-type="float" office:value="0.3058512" calcext:value-type="float">
            <text:p>0,3058512</text:p>
          </table:table-cell>
          <table:table-cell table:formula="of:=NUMBERVALUE([.C102];&quot;.&quot;)" office:value-type="float" office:value="4120" calcext:value-type="float">
            <text:p>4120</text:p>
          </table:table-cell>
          <table:table-cell table:formula="of:=NUMBERVALUE([.D102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3058512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103];&quot;.&quot;)" office:value-type="float" office:value="159" calcext:value-type="float">
            <text:p>159</text:p>
          </table:table-cell>
          <table:table-cell table:formula="of:=NUMBERVALUE([.B103];&quot;.&quot;)" office:value-type="float" office:value="0.3058512" calcext:value-type="float">
            <text:p>0,3058512</text:p>
          </table:table-cell>
          <table:table-cell table:formula="of:=NUMBERVALUE([.C103];&quot;.&quot;)" office:value-type="float" office:value="4160" calcext:value-type="float">
            <text:p>4160</text:p>
          </table:table-cell>
          <table:table-cell table:formula="of:=NUMBERVALUE([.D103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3058512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104];&quot;.&quot;)" office:value-type="float" office:value="161" calcext:value-type="float">
            <text:p>161</text:p>
          </table:table-cell>
          <table:table-cell table:formula="of:=NUMBERVALUE([.B104];&quot;.&quot;)" office:value-type="float" office:value="0.3058512" calcext:value-type="float">
            <text:p>0,3058512</text:p>
          </table:table-cell>
          <table:table-cell table:formula="of:=NUMBERVALUE([.C104];&quot;.&quot;)" office:value-type="float" office:value="4200" calcext:value-type="float">
            <text:p>4200</text:p>
          </table:table-cell>
          <table:table-cell table:formula="of:=NUMBERVALUE([.D104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3058512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105];&quot;.&quot;)" office:value-type="float" office:value="163" calcext:value-type="float">
            <text:p>163</text:p>
          </table:table-cell>
          <table:table-cell table:formula="of:=NUMBERVALUE([.B105];&quot;.&quot;)" office:value-type="float" office:value="0.3058512" calcext:value-type="float">
            <text:p>0,3058512</text:p>
          </table:table-cell>
          <table:table-cell table:formula="of:=NUMBERVALUE([.C105];&quot;.&quot;)" office:value-type="float" office:value="4240" calcext:value-type="float">
            <text:p>4240</text:p>
          </table:table-cell>
          <table:table-cell table:formula="of:=NUMBERVALUE([.D105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3058512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106];&quot;.&quot;)" office:value-type="float" office:value="165" calcext:value-type="float">
            <text:p>165</text:p>
          </table:table-cell>
          <table:table-cell table:formula="of:=NUMBERVALUE([.B106];&quot;.&quot;)" office:value-type="float" office:value="0.3058512" calcext:value-type="float">
            <text:p>0,3058512</text:p>
          </table:table-cell>
          <table:table-cell table:formula="of:=NUMBERVALUE([.C106];&quot;.&quot;)" office:value-type="float" office:value="4280" calcext:value-type="float">
            <text:p>4280</text:p>
          </table:table-cell>
          <table:table-cell table:formula="of:=NUMBERVALUE([.D106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3058512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107];&quot;.&quot;)" office:value-type="float" office:value="167" calcext:value-type="float">
            <text:p>167</text:p>
          </table:table-cell>
          <table:table-cell table:formula="of:=NUMBERVALUE([.B107];&quot;.&quot;)" office:value-type="float" office:value="0.3058512" calcext:value-type="float">
            <text:p>0,3058512</text:p>
          </table:table-cell>
          <table:table-cell table:formula="of:=NUMBERVALUE([.C107];&quot;.&quot;)" office:value-type="float" office:value="4320" calcext:value-type="float">
            <text:p>4320</text:p>
          </table:table-cell>
          <table:table-cell table:formula="of:=NUMBERVALUE([.D107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3058512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108];&quot;.&quot;)" office:value-type="float" office:value="169" calcext:value-type="float">
            <text:p>169</text:p>
          </table:table-cell>
          <table:table-cell table:formula="of:=NUMBERVALUE([.B108];&quot;.&quot;)" office:value-type="float" office:value="0.3058512" calcext:value-type="float">
            <text:p>0,3058512</text:p>
          </table:table-cell>
          <table:table-cell table:formula="of:=NUMBERVALUE([.C108];&quot;.&quot;)" office:value-type="float" office:value="4360" calcext:value-type="float">
            <text:p>4360</text:p>
          </table:table-cell>
          <table:table-cell table:formula="of:=NUMBERVALUE([.D108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3058512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109];&quot;.&quot;)" office:value-type="float" office:value="170" calcext:value-type="float">
            <text:p>170</text:p>
          </table:table-cell>
          <table:table-cell table:formula="of:=NUMBERVALUE([.B109];&quot;.&quot;)" office:value-type="float" office:value="0.3058512" calcext:value-type="float">
            <text:p>0,3058512</text:p>
          </table:table-cell>
          <table:table-cell table:formula="of:=NUMBERVALUE([.C109];&quot;.&quot;)" office:value-type="float" office:value="4400" calcext:value-type="float">
            <text:p>4400</text:p>
          </table:table-cell>
          <table:table-cell table:formula="of:=NUMBERVALUE([.D109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3058512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110];&quot;.&quot;)" office:value-type="float" office:value="172" calcext:value-type="float">
            <text:p>172</text:p>
          </table:table-cell>
          <table:table-cell table:formula="of:=NUMBERVALUE([.B110];&quot;.&quot;)" office:value-type="float" office:value="0.3058512" calcext:value-type="float">
            <text:p>0,3058512</text:p>
          </table:table-cell>
          <table:table-cell table:formula="of:=NUMBERVALUE([.C110];&quot;.&quot;)" office:value-type="float" office:value="4440" calcext:value-type="float">
            <text:p>4440</text:p>
          </table:table-cell>
          <table:table-cell table:formula="of:=NUMBERVALUE([.D110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3058512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111];&quot;.&quot;)" office:value-type="float" office:value="173" calcext:value-type="float">
            <text:p>173</text:p>
          </table:table-cell>
          <table:table-cell table:formula="of:=NUMBERVALUE([.B111];&quot;.&quot;)" office:value-type="float" office:value="0.3058512" calcext:value-type="float">
            <text:p>0,3058512</text:p>
          </table:table-cell>
          <table:table-cell table:formula="of:=NUMBERVALUE([.C111];&quot;.&quot;)" office:value-type="float" office:value="4480" calcext:value-type="float">
            <text:p>4480</text:p>
          </table:table-cell>
          <table:table-cell table:formula="of:=NUMBERVALUE([.D111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3058512</text:p>
          </table:table-cell>
          <table:table-cell office:value-type="float" office:value="4520" calcext:value-type="float">
            <text:p>452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112];&quot;.&quot;)" office:value-type="float" office:value="174" calcext:value-type="float">
            <text:p>174</text:p>
          </table:table-cell>
          <table:table-cell table:formula="of:=NUMBERVALUE([.B112];&quot;.&quot;)" office:value-type="float" office:value="0.3058512" calcext:value-type="float">
            <text:p>0,3058512</text:p>
          </table:table-cell>
          <table:table-cell table:formula="of:=NUMBERVALUE([.C112];&quot;.&quot;)" office:value-type="float" office:value="4520" calcext:value-type="float">
            <text:p>4520</text:p>
          </table:table-cell>
          <table:table-cell table:formula="of:=NUMBERVALUE([.D112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2827753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113];&quot;.&quot;)" office:value-type="float" office:value="176" calcext:value-type="float">
            <text:p>176</text:p>
          </table:table-cell>
          <table:table-cell table:formula="of:=NUMBERVALUE([.B113];&quot;.&quot;)" office:value-type="float" office:value="0.2827753" calcext:value-type="float">
            <text:p>0,2827753</text:p>
          </table:table-cell>
          <table:table-cell table:formula="of:=NUMBERVALUE([.C113];&quot;.&quot;)" office:value-type="float" office:value="4560" calcext:value-type="float">
            <text:p>4560</text:p>
          </table:table-cell>
          <table:table-cell table:formula="of:=NUMBERVALUE([.D113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2827753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0.2434203</text:p>
          </table:table-cell>
          <table:table-cell/>
          <table:table-cell table:formula="of:=NUMBERVALUE([.A114];&quot;.&quot;)" office:value-type="float" office:value="177" calcext:value-type="float">
            <text:p>177</text:p>
          </table:table-cell>
          <table:table-cell table:formula="of:=NUMBERVALUE([.B114];&quot;.&quot;)" office:value-type="float" office:value="0.2827753" calcext:value-type="float">
            <text:p>0,2827753</text:p>
          </table:table-cell>
          <table:table-cell table:formula="of:=NUMBERVALUE([.C114];&quot;.&quot;)" office:value-type="float" office:value="4600" calcext:value-type="float">
            <text:p>4600</text:p>
          </table:table-cell>
          <table:table-cell table:formula="of:=NUMBERVALUE([.D114];&quot;.&quot;)" office:value-type="float" office:value="0.2434203" calcext:value-type="float">
            <text:p>0,243420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2522262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15];&quot;.&quot;)" office:value-type="float" office:value="179" calcext:value-type="float">
            <text:p>179</text:p>
          </table:table-cell>
          <table:table-cell table:formula="of:=NUMBERVALUE([.B115];&quot;.&quot;)" office:value-type="float" office:value="0.2522262" calcext:value-type="float">
            <text:p>0,2522262</text:p>
          </table:table-cell>
          <table:table-cell table:formula="of:=NUMBERVALUE([.C115];&quot;.&quot;)" office:value-type="float" office:value="4640" calcext:value-type="float">
            <text:p>4640</text:p>
          </table:table-cell>
          <table:table-cell table:formula="of:=NUMBERVALUE([.D115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2361944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16];&quot;.&quot;)" office:value-type="float" office:value="181" calcext:value-type="float">
            <text:p>181</text:p>
          </table:table-cell>
          <table:table-cell table:formula="of:=NUMBERVALUE([.B116];&quot;.&quot;)" office:value-type="float" office:value="0.2361944" calcext:value-type="float">
            <text:p>0,2361944</text:p>
          </table:table-cell>
          <table:table-cell table:formula="of:=NUMBERVALUE([.C116];&quot;.&quot;)" office:value-type="float" office:value="4680" calcext:value-type="float">
            <text:p>4680</text:p>
          </table:table-cell>
          <table:table-cell table:formula="of:=NUMBERVALUE([.D116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2361944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17];&quot;.&quot;)" office:value-type="float" office:value="182" calcext:value-type="float">
            <text:p>182</text:p>
          </table:table-cell>
          <table:table-cell table:formula="of:=NUMBERVALUE([.B117];&quot;.&quot;)" office:value-type="float" office:value="0.2361944" calcext:value-type="float">
            <text:p>0,2361944</text:p>
          </table:table-cell>
          <table:table-cell table:formula="of:=NUMBERVALUE([.C117];&quot;.&quot;)" office:value-type="float" office:value="4720" calcext:value-type="float">
            <text:p>4720</text:p>
          </table:table-cell>
          <table:table-cell table:formula="of:=NUMBERVALUE([.D117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2361944</text:p>
          </table:table-cell>
          <table:table-cell office:value-type="float" office:value="4760" calcext:value-type="float">
            <text:p>476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18];&quot;.&quot;)" office:value-type="float" office:value="183" calcext:value-type="float">
            <text:p>183</text:p>
          </table:table-cell>
          <table:table-cell table:formula="of:=NUMBERVALUE([.B118];&quot;.&quot;)" office:value-type="float" office:value="0.2361944" calcext:value-type="float">
            <text:p>0,2361944</text:p>
          </table:table-cell>
          <table:table-cell table:formula="of:=NUMBERVALUE([.C118];&quot;.&quot;)" office:value-type="float" office:value="4760" calcext:value-type="float">
            <text:p>4760</text:p>
          </table:table-cell>
          <table:table-cell table:formula="of:=NUMBERVALUE([.D118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1811622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19];&quot;.&quot;)" office:value-type="float" office:value="185" calcext:value-type="float">
            <text:p>185</text:p>
          </table:table-cell>
          <table:table-cell table:formula="of:=NUMBERVALUE([.B119];&quot;.&quot;)" office:value-type="float" office:value="0.1811622" calcext:value-type="float">
            <text:p>0,1811622</text:p>
          </table:table-cell>
          <table:table-cell table:formula="of:=NUMBERVALUE([.C119];&quot;.&quot;)" office:value-type="float" office:value="4800" calcext:value-type="float">
            <text:p>4800</text:p>
          </table:table-cell>
          <table:table-cell table:formula="of:=NUMBERVALUE([.D119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1811622</text:p>
          </table:table-cell>
          <table:table-cell office:value-type="float" office:value="4840" calcext:value-type="float">
            <text:p>484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20];&quot;.&quot;)" office:value-type="float" office:value="186" calcext:value-type="float">
            <text:p>186</text:p>
          </table:table-cell>
          <table:table-cell table:formula="of:=NUMBERVALUE([.B120];&quot;.&quot;)" office:value-type="float" office:value="0.1811622" calcext:value-type="float">
            <text:p>0,1811622</text:p>
          </table:table-cell>
          <table:table-cell table:formula="of:=NUMBERVALUE([.C120];&quot;.&quot;)" office:value-type="float" office:value="4840" calcext:value-type="float">
            <text:p>4840</text:p>
          </table:table-cell>
          <table:table-cell table:formula="of:=NUMBERVALUE([.D120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1811622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21];&quot;.&quot;)" office:value-type="float" office:value="188" calcext:value-type="float">
            <text:p>188</text:p>
          </table:table-cell>
          <table:table-cell table:formula="of:=NUMBERVALUE([.B121];&quot;.&quot;)" office:value-type="float" office:value="0.1811622" calcext:value-type="float">
            <text:p>0,1811622</text:p>
          </table:table-cell>
          <table:table-cell table:formula="of:=NUMBERVALUE([.C121];&quot;.&quot;)" office:value-type="float" office:value="4880" calcext:value-type="float">
            <text:p>4880</text:p>
          </table:table-cell>
          <table:table-cell table:formula="of:=NUMBERVALUE([.D121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1811622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22];&quot;.&quot;)" office:value-type="float" office:value="189" calcext:value-type="float">
            <text:p>189</text:p>
          </table:table-cell>
          <table:table-cell table:formula="of:=NUMBERVALUE([.B122];&quot;.&quot;)" office:value-type="float" office:value="0.1811622" calcext:value-type="float">
            <text:p>0,1811622</text:p>
          </table:table-cell>
          <table:table-cell table:formula="of:=NUMBERVALUE([.C122];&quot;.&quot;)" office:value-type="float" office:value="4920" calcext:value-type="float">
            <text:p>4920</text:p>
          </table:table-cell>
          <table:table-cell table:formula="of:=NUMBERVALUE([.D122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1811622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23];&quot;.&quot;)" office:value-type="float" office:value="190" calcext:value-type="float">
            <text:p>190</text:p>
          </table:table-cell>
          <table:table-cell table:formula="of:=NUMBERVALUE([.B123];&quot;.&quot;)" office:value-type="float" office:value="0.1811622" calcext:value-type="float">
            <text:p>0,1811622</text:p>
          </table:table-cell>
          <table:table-cell table:formula="of:=NUMBERVALUE([.C123];&quot;.&quot;)" office:value-type="float" office:value="4960" calcext:value-type="float">
            <text:p>4960</text:p>
          </table:table-cell>
          <table:table-cell table:formula="of:=NUMBERVALUE([.D123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181162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24];&quot;.&quot;)" office:value-type="float" office:value="192" calcext:value-type="float">
            <text:p>192</text:p>
          </table:table-cell>
          <table:table-cell table:formula="of:=NUMBERVALUE([.B124];&quot;.&quot;)" office:value-type="float" office:value="0.1811622" calcext:value-type="float">
            <text:p>0,1811622</text:p>
          </table:table-cell>
          <table:table-cell table:formula="of:=NUMBERVALUE([.C124];&quot;.&quot;)" office:value-type="float" office:value="5000" calcext:value-type="float">
            <text:p>5000</text:p>
          </table:table-cell>
          <table:table-cell table:formula="of:=NUMBERVALUE([.D124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1811622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25];&quot;.&quot;)" office:value-type="float" office:value="193" calcext:value-type="float">
            <text:p>193</text:p>
          </table:table-cell>
          <table:table-cell table:formula="of:=NUMBERVALUE([.B125];&quot;.&quot;)" office:value-type="float" office:value="0.1811622" calcext:value-type="float">
            <text:p>0,1811622</text:p>
          </table:table-cell>
          <table:table-cell table:formula="of:=NUMBERVALUE([.C125];&quot;.&quot;)" office:value-type="float" office:value="5040" calcext:value-type="float">
            <text:p>5040</text:p>
          </table:table-cell>
          <table:table-cell table:formula="of:=NUMBERVALUE([.D125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1751301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26];&quot;.&quot;)" office:value-type="float" office:value="195" calcext:value-type="float">
            <text:p>195</text:p>
          </table:table-cell>
          <table:table-cell table:formula="of:=NUMBERVALUE([.B126];&quot;.&quot;)" office:value-type="float" office:value="0.1751301" calcext:value-type="float">
            <text:p>0,1751301</text:p>
          </table:table-cell>
          <table:table-cell table:formula="of:=NUMBERVALUE([.C126];&quot;.&quot;)" office:value-type="float" office:value="5080" calcext:value-type="float">
            <text:p>5080</text:p>
          </table:table-cell>
          <table:table-cell table:formula="of:=NUMBERVALUE([.D126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1751301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27];&quot;.&quot;)" office:value-type="float" office:value="196" calcext:value-type="float">
            <text:p>196</text:p>
          </table:table-cell>
          <table:table-cell table:formula="of:=NUMBERVALUE([.B127];&quot;.&quot;)" office:value-type="float" office:value="0.1751301" calcext:value-type="float">
            <text:p>0,1751301</text:p>
          </table:table-cell>
          <table:table-cell table:formula="of:=NUMBERVALUE([.C127];&quot;.&quot;)" office:value-type="float" office:value="5120" calcext:value-type="float">
            <text:p>5120</text:p>
          </table:table-cell>
          <table:table-cell table:formula="of:=NUMBERVALUE([.D127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1751301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28];&quot;.&quot;)" office:value-type="float" office:value="198" calcext:value-type="float">
            <text:p>198</text:p>
          </table:table-cell>
          <table:table-cell table:formula="of:=NUMBERVALUE([.B128];&quot;.&quot;)" office:value-type="float" office:value="0.1751301" calcext:value-type="float">
            <text:p>0,1751301</text:p>
          </table:table-cell>
          <table:table-cell table:formula="of:=NUMBERVALUE([.C128];&quot;.&quot;)" office:value-type="float" office:value="5160" calcext:value-type="float">
            <text:p>5160</text:p>
          </table:table-cell>
          <table:table-cell table:formula="of:=NUMBERVALUE([.D128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1751301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29];&quot;.&quot;)" office:value-type="float" office:value="199" calcext:value-type="float">
            <text:p>199</text:p>
          </table:table-cell>
          <table:table-cell table:formula="of:=NUMBERVALUE([.B129];&quot;.&quot;)" office:value-type="float" office:value="0.1751301" calcext:value-type="float">
            <text:p>0,1751301</text:p>
          </table:table-cell>
          <table:table-cell table:formula="of:=NUMBERVALUE([.C129];&quot;.&quot;)" office:value-type="float" office:value="5200" calcext:value-type="float">
            <text:p>5200</text:p>
          </table:table-cell>
          <table:table-cell table:formula="of:=NUMBERVALUE([.D129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1681392</text:p>
          </table:table-cell>
          <table:table-cell office:value-type="float" office:value="5240" calcext:value-type="float">
            <text:p>524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30];&quot;.&quot;)" office:value-type="float" office:value="201" calcext:value-type="float">
            <text:p>201</text:p>
          </table:table-cell>
          <table:table-cell table:formula="of:=NUMBERVALUE([.B130];&quot;.&quot;)" office:value-type="float" office:value="0.1681392" calcext:value-type="float">
            <text:p>0,1681392</text:p>
          </table:table-cell>
          <table:table-cell table:formula="of:=NUMBERVALUE([.C130];&quot;.&quot;)" office:value-type="float" office:value="5240" calcext:value-type="float">
            <text:p>5240</text:p>
          </table:table-cell>
          <table:table-cell table:formula="of:=NUMBERVALUE([.D130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1681392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31];&quot;.&quot;)" office:value-type="float" office:value="202" calcext:value-type="float">
            <text:p>202</text:p>
          </table:table-cell>
          <table:table-cell table:formula="of:=NUMBERVALUE([.B131];&quot;.&quot;)" office:value-type="float" office:value="0.1681392" calcext:value-type="float">
            <text:p>0,1681392</text:p>
          </table:table-cell>
          <table:table-cell table:formula="of:=NUMBERVALUE([.C131];&quot;.&quot;)" office:value-type="float" office:value="5280" calcext:value-type="float">
            <text:p>5280</text:p>
          </table:table-cell>
          <table:table-cell table:formula="of:=NUMBERVALUE([.D131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1681392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32];&quot;.&quot;)" office:value-type="float" office:value="203" calcext:value-type="float">
            <text:p>203</text:p>
          </table:table-cell>
          <table:table-cell table:formula="of:=NUMBERVALUE([.B132];&quot;.&quot;)" office:value-type="float" office:value="0.1681392" calcext:value-type="float">
            <text:p>0,1681392</text:p>
          </table:table-cell>
          <table:table-cell table:formula="of:=NUMBERVALUE([.C132];&quot;.&quot;)" office:value-type="float" office:value="5320" calcext:value-type="float">
            <text:p>5320</text:p>
          </table:table-cell>
          <table:table-cell table:formula="of:=NUMBERVALUE([.D132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1681392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33];&quot;.&quot;)" office:value-type="float" office:value="205" calcext:value-type="float">
            <text:p>205</text:p>
          </table:table-cell>
          <table:table-cell table:formula="of:=NUMBERVALUE([.B133];&quot;.&quot;)" office:value-type="float" office:value="0.1681392" calcext:value-type="float">
            <text:p>0,1681392</text:p>
          </table:table-cell>
          <table:table-cell table:formula="of:=NUMBERVALUE([.C133];&quot;.&quot;)" office:value-type="float" office:value="5360" calcext:value-type="float">
            <text:p>5360</text:p>
          </table:table-cell>
          <table:table-cell table:formula="of:=NUMBERVALUE([.D133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1547022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34];&quot;.&quot;)" office:value-type="float" office:value="207" calcext:value-type="float">
            <text:p>207</text:p>
          </table:table-cell>
          <table:table-cell table:formula="of:=NUMBERVALUE([.B134];&quot;.&quot;)" office:value-type="float" office:value="0.1547022" calcext:value-type="float">
            <text:p>0,1547022</text:p>
          </table:table-cell>
          <table:table-cell table:formula="of:=NUMBERVALUE([.C134];&quot;.&quot;)" office:value-type="float" office:value="5400" calcext:value-type="float">
            <text:p>5400</text:p>
          </table:table-cell>
          <table:table-cell table:formula="of:=NUMBERVALUE([.D134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1500424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35];&quot;.&quot;)" office:value-type="float" office:value="209" calcext:value-type="float">
            <text:p>209</text:p>
          </table:table-cell>
          <table:table-cell table:formula="of:=NUMBERVALUE([.B135];&quot;.&quot;)" office:value-type="float" office:value="0.1500424" calcext:value-type="float">
            <text:p>0,1500424</text:p>
          </table:table-cell>
          <table:table-cell table:formula="of:=NUMBERVALUE([.C135];&quot;.&quot;)" office:value-type="float" office:value="5440" calcext:value-type="float">
            <text:p>5440</text:p>
          </table:table-cell>
          <table:table-cell table:formula="of:=NUMBERVALUE([.D135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1390347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36];&quot;.&quot;)" office:value-type="float" office:value="211" calcext:value-type="float">
            <text:p>211</text:p>
          </table:table-cell>
          <table:table-cell table:formula="of:=NUMBERVALUE([.B136];&quot;.&quot;)" office:value-type="float" office:value="0.1390347" calcext:value-type="float">
            <text:p>0,1390347</text:p>
          </table:table-cell>
          <table:table-cell table:formula="of:=NUMBERVALUE([.C136];&quot;.&quot;)" office:value-type="float" office:value="5480" calcext:value-type="float">
            <text:p>5480</text:p>
          </table:table-cell>
          <table:table-cell table:formula="of:=NUMBERVALUE([.D136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1390347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37];&quot;.&quot;)" office:value-type="float" office:value="213" calcext:value-type="float">
            <text:p>213</text:p>
          </table:table-cell>
          <table:table-cell table:formula="of:=NUMBERVALUE([.B137];&quot;.&quot;)" office:value-type="float" office:value="0.1390347" calcext:value-type="float">
            <text:p>0,1390347</text:p>
          </table:table-cell>
          <table:table-cell table:formula="of:=NUMBERVALUE([.C137];&quot;.&quot;)" office:value-type="float" office:value="5520" calcext:value-type="float">
            <text:p>5520</text:p>
          </table:table-cell>
          <table:table-cell table:formula="of:=NUMBERVALUE([.D137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1352275</text:p>
          </table:table-cell>
          <table:table-cell office:value-type="float" office:value="5560" calcext:value-type="float">
            <text:p>556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38];&quot;.&quot;)" office:value-type="float" office:value="215" calcext:value-type="float">
            <text:p>215</text:p>
          </table:table-cell>
          <table:table-cell table:formula="of:=NUMBERVALUE([.B138];&quot;.&quot;)" office:value-type="float" office:value="0.1352275" calcext:value-type="float">
            <text:p>0,1352275</text:p>
          </table:table-cell>
          <table:table-cell table:formula="of:=NUMBERVALUE([.C138];&quot;.&quot;)" office:value-type="float" office:value="5560" calcext:value-type="float">
            <text:p>5560</text:p>
          </table:table-cell>
          <table:table-cell table:formula="of:=NUMBERVALUE([.D138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1352275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39];&quot;.&quot;)" office:value-type="float" office:value="216" calcext:value-type="float">
            <text:p>216</text:p>
          </table:table-cell>
          <table:table-cell table:formula="of:=NUMBERVALUE([.B139];&quot;.&quot;)" office:value-type="float" office:value="0.1352275" calcext:value-type="float">
            <text:p>0,1352275</text:p>
          </table:table-cell>
          <table:table-cell table:formula="of:=NUMBERVALUE([.C139];&quot;.&quot;)" office:value-type="float" office:value="5600" calcext:value-type="float">
            <text:p>5600</text:p>
          </table:table-cell>
          <table:table-cell table:formula="of:=NUMBERVALUE([.D139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1352275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40];&quot;.&quot;)" office:value-type="float" office:value="217" calcext:value-type="float">
            <text:p>217</text:p>
          </table:table-cell>
          <table:table-cell table:formula="of:=NUMBERVALUE([.B140];&quot;.&quot;)" office:value-type="float" office:value="0.1352275" calcext:value-type="float">
            <text:p>0,1352275</text:p>
          </table:table-cell>
          <table:table-cell table:formula="of:=NUMBERVALUE([.C140];&quot;.&quot;)" office:value-type="float" office:value="5640" calcext:value-type="float">
            <text:p>5640</text:p>
          </table:table-cell>
          <table:table-cell table:formula="of:=NUMBERVALUE([.D140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1352275</text:p>
          </table:table-cell>
          <table:table-cell office:value-type="float" office:value="5680" calcext:value-type="float">
            <text:p>568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41];&quot;.&quot;)" office:value-type="float" office:value="218" calcext:value-type="float">
            <text:p>218</text:p>
          </table:table-cell>
          <table:table-cell table:formula="of:=NUMBERVALUE([.B141];&quot;.&quot;)" office:value-type="float" office:value="0.1352275" calcext:value-type="float">
            <text:p>0,1352275</text:p>
          </table:table-cell>
          <table:table-cell table:formula="of:=NUMBERVALUE([.C141];&quot;.&quot;)" office:value-type="float" office:value="5680" calcext:value-type="float">
            <text:p>5680</text:p>
          </table:table-cell>
          <table:table-cell table:formula="of:=NUMBERVALUE([.D141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1143710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42];&quot;.&quot;)" office:value-type="float" office:value="220" calcext:value-type="float">
            <text:p>220</text:p>
          </table:table-cell>
          <table:table-cell table:formula="of:=NUMBERVALUE([.B142];&quot;.&quot;)" office:value-type="float" office:value="0.114371" calcext:value-type="float">
            <text:p>0,114371</text:p>
          </table:table-cell>
          <table:table-cell table:formula="of:=NUMBERVALUE([.C142];&quot;.&quot;)" office:value-type="float" office:value="5720" calcext:value-type="float">
            <text:p>5720</text:p>
          </table:table-cell>
          <table:table-cell table:formula="of:=NUMBERVALUE([.D142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1143710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0.2434202</text:p>
          </table:table-cell>
          <table:table-cell/>
          <table:table-cell table:formula="of:=NUMBERVALUE([.A143];&quot;.&quot;)" office:value-type="float" office:value="221" calcext:value-type="float">
            <text:p>221</text:p>
          </table:table-cell>
          <table:table-cell table:formula="of:=NUMBERVALUE([.B143];&quot;.&quot;)" office:value-type="float" office:value="0.114371" calcext:value-type="float">
            <text:p>0,114371</text:p>
          </table:table-cell>
          <table:table-cell table:formula="of:=NUMBERVALUE([.C143];&quot;.&quot;)" office:value-type="float" office:value="5760" calcext:value-type="float">
            <text:p>5760</text:p>
          </table:table-cell>
          <table:table-cell table:formula="of:=NUMBERVALUE([.D143];&quot;.&quot;)" office:value-type="float" office:value="0.2434202" calcext:value-type="float">
            <text:p>0,243420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1034882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44];&quot;.&quot;)" office:value-type="float" office:value="223" calcext:value-type="float">
            <text:p>223</text:p>
          </table:table-cell>
          <table:table-cell table:formula="of:=NUMBERVALUE([.B144];&quot;.&quot;)" office:value-type="float" office:value="0.1034882" calcext:value-type="float">
            <text:p>0,1034882</text:p>
          </table:table-cell>
          <table:table-cell table:formula="of:=NUMBERVALUE([.C144];&quot;.&quot;)" office:value-type="float" office:value="5800" calcext:value-type="float">
            <text:p>5800</text:p>
          </table:table-cell>
          <table:table-cell table:formula="of:=NUMBERVALUE([.D144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1034882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45];&quot;.&quot;)" office:value-type="float" office:value="225" calcext:value-type="float">
            <text:p>225</text:p>
          </table:table-cell>
          <table:table-cell table:formula="of:=NUMBERVALUE([.B145];&quot;.&quot;)" office:value-type="float" office:value="0.1034882" calcext:value-type="float">
            <text:p>0,1034882</text:p>
          </table:table-cell>
          <table:table-cell table:formula="of:=NUMBERVALUE([.C145];&quot;.&quot;)" office:value-type="float" office:value="5840" calcext:value-type="float">
            <text:p>5840</text:p>
          </table:table-cell>
          <table:table-cell table:formula="of:=NUMBERVALUE([.D145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1034882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46];&quot;.&quot;)" office:value-type="float" office:value="227" calcext:value-type="float">
            <text:p>227</text:p>
          </table:table-cell>
          <table:table-cell table:formula="of:=NUMBERVALUE([.B146];&quot;.&quot;)" office:value-type="float" office:value="0.1034882" calcext:value-type="float">
            <text:p>0,1034882</text:p>
          </table:table-cell>
          <table:table-cell table:formula="of:=NUMBERVALUE([.C146];&quot;.&quot;)" office:value-type="float" office:value="5880" calcext:value-type="float">
            <text:p>5880</text:p>
          </table:table-cell>
          <table:table-cell table:formula="of:=NUMBERVALUE([.D146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980708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47];&quot;.&quot;)" office:value-type="float" office:value="229" calcext:value-type="float">
            <text:p>229</text:p>
          </table:table-cell>
          <table:table-cell table:formula="of:=NUMBERVALUE([.B147];&quot;.&quot;)" office:value-type="float" office:value="0.0980708" calcext:value-type="float">
            <text:p>0,0980708</text:p>
          </table:table-cell>
          <table:table-cell table:formula="of:=NUMBERVALUE([.C147];&quot;.&quot;)" office:value-type="float" office:value="5920" calcext:value-type="float">
            <text:p>5920</text:p>
          </table:table-cell>
          <table:table-cell table:formula="of:=NUMBERVALUE([.D147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948981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48];&quot;.&quot;)" office:value-type="float" office:value="231" calcext:value-type="float">
            <text:p>231</text:p>
          </table:table-cell>
          <table:table-cell table:formula="of:=NUMBERVALUE([.B148];&quot;.&quot;)" office:value-type="float" office:value="0.0948981" calcext:value-type="float">
            <text:p>0,0948981</text:p>
          </table:table-cell>
          <table:table-cell table:formula="of:=NUMBERVALUE([.C148];&quot;.&quot;)" office:value-type="float" office:value="5960" calcext:value-type="float">
            <text:p>5960</text:p>
          </table:table-cell>
          <table:table-cell table:formula="of:=NUMBERVALUE([.D148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94898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49];&quot;.&quot;)" office:value-type="float" office:value="232" calcext:value-type="float">
            <text:p>232</text:p>
          </table:table-cell>
          <table:table-cell table:formula="of:=NUMBERVALUE([.B149];&quot;.&quot;)" office:value-type="float" office:value="0.0948981" calcext:value-type="float">
            <text:p>0,0948981</text:p>
          </table:table-cell>
          <table:table-cell table:formula="of:=NUMBERVALUE([.C149];&quot;.&quot;)" office:value-type="float" office:value="6000" calcext:value-type="float">
            <text:p>6000</text:p>
          </table:table-cell>
          <table:table-cell table:formula="of:=NUMBERVALUE([.D149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862326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50];&quot;.&quot;)" office:value-type="float" office:value="234" calcext:value-type="float">
            <text:p>234</text:p>
          </table:table-cell>
          <table:table-cell table:formula="of:=NUMBERVALUE([.B150];&quot;.&quot;)" office:value-type="float" office:value="0.0862326" calcext:value-type="float">
            <text:p>0,0862326</text:p>
          </table:table-cell>
          <table:table-cell table:formula="of:=NUMBERVALUE([.C150];&quot;.&quot;)" office:value-type="float" office:value="6040" calcext:value-type="float">
            <text:p>6040</text:p>
          </table:table-cell>
          <table:table-cell table:formula="of:=NUMBERVALUE([.D150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862326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51];&quot;.&quot;)" office:value-type="float" office:value="235" calcext:value-type="float">
            <text:p>235</text:p>
          </table:table-cell>
          <table:table-cell table:formula="of:=NUMBERVALUE([.B151];&quot;.&quot;)" office:value-type="float" office:value="0.0862326" calcext:value-type="float">
            <text:p>0,0862326</text:p>
          </table:table-cell>
          <table:table-cell table:formula="of:=NUMBERVALUE([.C151];&quot;.&quot;)" office:value-type="float" office:value="6080" calcext:value-type="float">
            <text:p>6080</text:p>
          </table:table-cell>
          <table:table-cell table:formula="of:=NUMBERVALUE([.D151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843565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52];&quot;.&quot;)" office:value-type="float" office:value="237" calcext:value-type="float">
            <text:p>237</text:p>
          </table:table-cell>
          <table:table-cell table:formula="of:=NUMBERVALUE([.B152];&quot;.&quot;)" office:value-type="float" office:value="0.0843565" calcext:value-type="float">
            <text:p>0,0843565</text:p>
          </table:table-cell>
          <table:table-cell table:formula="of:=NUMBERVALUE([.C152];&quot;.&quot;)" office:value-type="float" office:value="6120" calcext:value-type="float">
            <text:p>6120</text:p>
          </table:table-cell>
          <table:table-cell table:formula="of:=NUMBERVALUE([.D152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843565</text:p>
          </table:table-cell>
          <table:table-cell office:value-type="float" office:value="6160" calcext:value-type="float">
            <text:p>616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53];&quot;.&quot;)" office:value-type="float" office:value="238" calcext:value-type="float">
            <text:p>238</text:p>
          </table:table-cell>
          <table:table-cell table:formula="of:=NUMBERVALUE([.B153];&quot;.&quot;)" office:value-type="float" office:value="0.0843565" calcext:value-type="float">
            <text:p>0,0843565</text:p>
          </table:table-cell>
          <table:table-cell table:formula="of:=NUMBERVALUE([.C153];&quot;.&quot;)" office:value-type="float" office:value="6160" calcext:value-type="float">
            <text:p>6160</text:p>
          </table:table-cell>
          <table:table-cell table:formula="of:=NUMBERVALUE([.D153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84356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54];&quot;.&quot;)" office:value-type="float" office:value="240" calcext:value-type="float">
            <text:p>240</text:p>
          </table:table-cell>
          <table:table-cell table:formula="of:=NUMBERVALUE([.B154];&quot;.&quot;)" office:value-type="float" office:value="0.0843565" calcext:value-type="float">
            <text:p>0,0843565</text:p>
          </table:table-cell>
          <table:table-cell table:formula="of:=NUMBERVALUE([.C154];&quot;.&quot;)" office:value-type="float" office:value="6200" calcext:value-type="float">
            <text:p>6200</text:p>
          </table:table-cell>
          <table:table-cell table:formula="of:=NUMBERVALUE([.D154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747813</text:p>
          </table:table-cell>
          <table:table-cell office:value-type="float" office:value="6240" calcext:value-type="float">
            <text:p>624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55];&quot;.&quot;)" office:value-type="float" office:value="242" calcext:value-type="float">
            <text:p>242</text:p>
          </table:table-cell>
          <table:table-cell table:formula="of:=NUMBERVALUE([.B155];&quot;.&quot;)" office:value-type="float" office:value="0.0747813" calcext:value-type="float">
            <text:p>0,0747813</text:p>
          </table:table-cell>
          <table:table-cell table:formula="of:=NUMBERVALUE([.C155];&quot;.&quot;)" office:value-type="float" office:value="6240" calcext:value-type="float">
            <text:p>6240</text:p>
          </table:table-cell>
          <table:table-cell table:formula="of:=NUMBERVALUE([.D155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747813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56];&quot;.&quot;)" office:value-type="float" office:value="244" calcext:value-type="float">
            <text:p>244</text:p>
          </table:table-cell>
          <table:table-cell table:formula="of:=NUMBERVALUE([.B156];&quot;.&quot;)" office:value-type="float" office:value="0.0747813" calcext:value-type="float">
            <text:p>0,0747813</text:p>
          </table:table-cell>
          <table:table-cell table:formula="of:=NUMBERVALUE([.C156];&quot;.&quot;)" office:value-type="float" office:value="6280" calcext:value-type="float">
            <text:p>6280</text:p>
          </table:table-cell>
          <table:table-cell table:formula="of:=NUMBERVALUE([.D156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747813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57];&quot;.&quot;)" office:value-type="float" office:value="245" calcext:value-type="float">
            <text:p>245</text:p>
          </table:table-cell>
          <table:table-cell table:formula="of:=NUMBERVALUE([.B157];&quot;.&quot;)" office:value-type="float" office:value="0.0747813" calcext:value-type="float">
            <text:p>0,0747813</text:p>
          </table:table-cell>
          <table:table-cell table:formula="of:=NUMBERVALUE([.C157];&quot;.&quot;)" office:value-type="float" office:value="6320" calcext:value-type="float">
            <text:p>6320</text:p>
          </table:table-cell>
          <table:table-cell table:formula="of:=NUMBERVALUE([.D157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747813</text:p>
          </table:table-cell>
          <table:table-cell office:value-type="float" office:value="6360" calcext:value-type="float">
            <text:p>636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58];&quot;.&quot;)" office:value-type="float" office:value="246" calcext:value-type="float">
            <text:p>246</text:p>
          </table:table-cell>
          <table:table-cell table:formula="of:=NUMBERVALUE([.B158];&quot;.&quot;)" office:value-type="float" office:value="0.0747813" calcext:value-type="float">
            <text:p>0,0747813</text:p>
          </table:table-cell>
          <table:table-cell table:formula="of:=NUMBERVALUE([.C158];&quot;.&quot;)" office:value-type="float" office:value="6360" calcext:value-type="float">
            <text:p>6360</text:p>
          </table:table-cell>
          <table:table-cell table:formula="of:=NUMBERVALUE([.D158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54913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59];&quot;.&quot;)" office:value-type="float" office:value="248" calcext:value-type="float">
            <text:p>248</text:p>
          </table:table-cell>
          <table:table-cell table:formula="of:=NUMBERVALUE([.B159];&quot;.&quot;)" office:value-type="float" office:value="0.054913" calcext:value-type="float">
            <text:p>0,054913</text:p>
          </table:table-cell>
          <table:table-cell table:formula="of:=NUMBERVALUE([.C159];&quot;.&quot;)" office:value-type="float" office:value="6400" calcext:value-type="float">
            <text:p>6400</text:p>
          </table:table-cell>
          <table:table-cell table:formula="of:=NUMBERVALUE([.D159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549130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60];&quot;.&quot;)" office:value-type="float" office:value="249" calcext:value-type="float">
            <text:p>249</text:p>
          </table:table-cell>
          <table:table-cell table:formula="of:=NUMBERVALUE([.B160];&quot;.&quot;)" office:value-type="float" office:value="0.054913" calcext:value-type="float">
            <text:p>0,054913</text:p>
          </table:table-cell>
          <table:table-cell table:formula="of:=NUMBERVALUE([.C160];&quot;.&quot;)" office:value-type="float" office:value="6440" calcext:value-type="float">
            <text:p>6440</text:p>
          </table:table-cell>
          <table:table-cell table:formula="of:=NUMBERVALUE([.D160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549130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61];&quot;.&quot;)" office:value-type="float" office:value="251" calcext:value-type="float">
            <text:p>251</text:p>
          </table:table-cell>
          <table:table-cell table:formula="of:=NUMBERVALUE([.B161];&quot;.&quot;)" office:value-type="float" office:value="0.054913" calcext:value-type="float">
            <text:p>0,054913</text:p>
          </table:table-cell>
          <table:table-cell table:formula="of:=NUMBERVALUE([.C161];&quot;.&quot;)" office:value-type="float" office:value="6480" calcext:value-type="float">
            <text:p>6480</text:p>
          </table:table-cell>
          <table:table-cell table:formula="of:=NUMBERVALUE([.D161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549130</text:p>
          </table:table-cell>
          <table:table-cell office:value-type="float" office:value="6520" calcext:value-type="float">
            <text:p>652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62];&quot;.&quot;)" office:value-type="float" office:value="253" calcext:value-type="float">
            <text:p>253</text:p>
          </table:table-cell>
          <table:table-cell table:formula="of:=NUMBERVALUE([.B162];&quot;.&quot;)" office:value-type="float" office:value="0.054913" calcext:value-type="float">
            <text:p>0,054913</text:p>
          </table:table-cell>
          <table:table-cell table:formula="of:=NUMBERVALUE([.C162];&quot;.&quot;)" office:value-type="float" office:value="6520" calcext:value-type="float">
            <text:p>6520</text:p>
          </table:table-cell>
          <table:table-cell table:formula="of:=NUMBERVALUE([.D162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549130</text:p>
          </table:table-cell>
          <table:table-cell office:value-type="float" office:value="6560" calcext:value-type="float">
            <text:p>656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63];&quot;.&quot;)" office:value-type="float" office:value="255" calcext:value-type="float">
            <text:p>255</text:p>
          </table:table-cell>
          <table:table-cell table:formula="of:=NUMBERVALUE([.B163];&quot;.&quot;)" office:value-type="float" office:value="0.054913" calcext:value-type="float">
            <text:p>0,054913</text:p>
          </table:table-cell>
          <table:table-cell table:formula="of:=NUMBERVALUE([.C163];&quot;.&quot;)" office:value-type="float" office:value="6560" calcext:value-type="float">
            <text:p>6560</text:p>
          </table:table-cell>
          <table:table-cell table:formula="of:=NUMBERVALUE([.D163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549130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64];&quot;.&quot;)" office:value-type="float" office:value="256" calcext:value-type="float">
            <text:p>256</text:p>
          </table:table-cell>
          <table:table-cell table:formula="of:=NUMBERVALUE([.B164];&quot;.&quot;)" office:value-type="float" office:value="0.054913" calcext:value-type="float">
            <text:p>0,054913</text:p>
          </table:table-cell>
          <table:table-cell table:formula="of:=NUMBERVALUE([.C164];&quot;.&quot;)" office:value-type="float" office:value="6600" calcext:value-type="float">
            <text:p>6600</text:p>
          </table:table-cell>
          <table:table-cell table:formula="of:=NUMBERVALUE([.D164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549130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65];&quot;.&quot;)" office:value-type="float" office:value="258" calcext:value-type="float">
            <text:p>258</text:p>
          </table:table-cell>
          <table:table-cell table:formula="of:=NUMBERVALUE([.B165];&quot;.&quot;)" office:value-type="float" office:value="0.054913" calcext:value-type="float">
            <text:p>0,054913</text:p>
          </table:table-cell>
          <table:table-cell table:formula="of:=NUMBERVALUE([.C165];&quot;.&quot;)" office:value-type="float" office:value="6640" calcext:value-type="float">
            <text:p>6640</text:p>
          </table:table-cell>
          <table:table-cell table:formula="of:=NUMBERVALUE([.D165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549130</text:p>
          </table:table-cell>
          <table:table-cell office:value-type="float" office:value="6680" calcext:value-type="float">
            <text:p>668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66];&quot;.&quot;)" office:value-type="float" office:value="260" calcext:value-type="float">
            <text:p>260</text:p>
          </table:table-cell>
          <table:table-cell table:formula="of:=NUMBERVALUE([.B166];&quot;.&quot;)" office:value-type="float" office:value="0.054913" calcext:value-type="float">
            <text:p>0,054913</text:p>
          </table:table-cell>
          <table:table-cell table:formula="of:=NUMBERVALUE([.C166];&quot;.&quot;)" office:value-type="float" office:value="6680" calcext:value-type="float">
            <text:p>6680</text:p>
          </table:table-cell>
          <table:table-cell table:formula="of:=NUMBERVALUE([.D166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549130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67];&quot;.&quot;)" office:value-type="float" office:value="261" calcext:value-type="float">
            <text:p>261</text:p>
          </table:table-cell>
          <table:table-cell table:formula="of:=NUMBERVALUE([.B167];&quot;.&quot;)" office:value-type="float" office:value="0.054913" calcext:value-type="float">
            <text:p>0,054913</text:p>
          </table:table-cell>
          <table:table-cell table:formula="of:=NUMBERVALUE([.C167];&quot;.&quot;)" office:value-type="float" office:value="6720" calcext:value-type="float">
            <text:p>6720</text:p>
          </table:table-cell>
          <table:table-cell table:formula="of:=NUMBERVALUE([.D167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549130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68];&quot;.&quot;)" office:value-type="float" office:value="263" calcext:value-type="float">
            <text:p>263</text:p>
          </table:table-cell>
          <table:table-cell table:formula="of:=NUMBERVALUE([.B168];&quot;.&quot;)" office:value-type="float" office:value="0.054913" calcext:value-type="float">
            <text:p>0,054913</text:p>
          </table:table-cell>
          <table:table-cell table:formula="of:=NUMBERVALUE([.C168];&quot;.&quot;)" office:value-type="float" office:value="6760" calcext:value-type="float">
            <text:p>6760</text:p>
          </table:table-cell>
          <table:table-cell table:formula="of:=NUMBERVALUE([.D168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549130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69];&quot;.&quot;)" office:value-type="float" office:value="264" calcext:value-type="float">
            <text:p>264</text:p>
          </table:table-cell>
          <table:table-cell table:formula="of:=NUMBERVALUE([.B169];&quot;.&quot;)" office:value-type="float" office:value="0.054913" calcext:value-type="float">
            <text:p>0,054913</text:p>
          </table:table-cell>
          <table:table-cell table:formula="of:=NUMBERVALUE([.C169];&quot;.&quot;)" office:value-type="float" office:value="6800" calcext:value-type="float">
            <text:p>6800</text:p>
          </table:table-cell>
          <table:table-cell table:formula="of:=NUMBERVALUE([.D169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355098</text:p>
          </table:table-cell>
          <table:table-cell office:value-type="float" office:value="6840" calcext:value-type="float">
            <text:p>684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70];&quot;.&quot;)" office:value-type="float" office:value="266" calcext:value-type="float">
            <text:p>266</text:p>
          </table:table-cell>
          <table:table-cell table:formula="of:=NUMBERVALUE([.B170];&quot;.&quot;)" office:value-type="float" office:value="0.0355098" calcext:value-type="float">
            <text:p>0,0355098</text:p>
          </table:table-cell>
          <table:table-cell table:formula="of:=NUMBERVALUE([.C170];&quot;.&quot;)" office:value-type="float" office:value="6840" calcext:value-type="float">
            <text:p>6840</text:p>
          </table:table-cell>
          <table:table-cell table:formula="of:=NUMBERVALUE([.D170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355098</text:p>
          </table:table-cell>
          <table:table-cell office:value-type="float" office:value="6880" calcext:value-type="float">
            <text:p>688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71];&quot;.&quot;)" office:value-type="float" office:value="268" calcext:value-type="float">
            <text:p>268</text:p>
          </table:table-cell>
          <table:table-cell table:formula="of:=NUMBERVALUE([.B171];&quot;.&quot;)" office:value-type="float" office:value="0.0355098" calcext:value-type="float">
            <text:p>0,0355098</text:p>
          </table:table-cell>
          <table:table-cell table:formula="of:=NUMBERVALUE([.C171];&quot;.&quot;)" office:value-type="float" office:value="6880" calcext:value-type="float">
            <text:p>6880</text:p>
          </table:table-cell>
          <table:table-cell table:formula="of:=NUMBERVALUE([.D171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355098</text:p>
          </table:table-cell>
          <table:table-cell office:value-type="float" office:value="6920" calcext:value-type="float">
            <text:p>692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72];&quot;.&quot;)" office:value-type="float" office:value="270" calcext:value-type="float">
            <text:p>270</text:p>
          </table:table-cell>
          <table:table-cell table:formula="of:=NUMBERVALUE([.B172];&quot;.&quot;)" office:value-type="float" office:value="0.0355098" calcext:value-type="float">
            <text:p>0,0355098</text:p>
          </table:table-cell>
          <table:table-cell table:formula="of:=NUMBERVALUE([.C172];&quot;.&quot;)" office:value-type="float" office:value="6920" calcext:value-type="float">
            <text:p>6920</text:p>
          </table:table-cell>
          <table:table-cell table:formula="of:=NUMBERVALUE([.D172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355098</text:p>
          </table:table-cell>
          <table:table-cell office:value-type="float" office:value="6960" calcext:value-type="float">
            <text:p>696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73];&quot;.&quot;)" office:value-type="float" office:value="271" calcext:value-type="float">
            <text:p>271</text:p>
          </table:table-cell>
          <table:table-cell table:formula="of:=NUMBERVALUE([.B173];&quot;.&quot;)" office:value-type="float" office:value="0.0355098" calcext:value-type="float">
            <text:p>0,0355098</text:p>
          </table:table-cell>
          <table:table-cell table:formula="of:=NUMBERVALUE([.C173];&quot;.&quot;)" office:value-type="float" office:value="6960" calcext:value-type="float">
            <text:p>6960</text:p>
          </table:table-cell>
          <table:table-cell table:formula="of:=NUMBERVALUE([.D173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355098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74];&quot;.&quot;)" office:value-type="float" office:value="273" calcext:value-type="float">
            <text:p>273</text:p>
          </table:table-cell>
          <table:table-cell table:formula="of:=NUMBERVALUE([.B174];&quot;.&quot;)" office:value-type="float" office:value="0.0355098" calcext:value-type="float">
            <text:p>0,0355098</text:p>
          </table:table-cell>
          <table:table-cell table:formula="of:=NUMBERVALUE([.C174];&quot;.&quot;)" office:value-type="float" office:value="7000" calcext:value-type="float">
            <text:p>7000</text:p>
          </table:table-cell>
          <table:table-cell table:formula="of:=NUMBERVALUE([.D174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355098</text:p>
          </table:table-cell>
          <table:table-cell office:value-type="float" office:value="7040" calcext:value-type="float">
            <text:p>704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75];&quot;.&quot;)" office:value-type="float" office:value="275" calcext:value-type="float">
            <text:p>275</text:p>
          </table:table-cell>
          <table:table-cell table:formula="of:=NUMBERVALUE([.B175];&quot;.&quot;)" office:value-type="float" office:value="0.0355098" calcext:value-type="float">
            <text:p>0,0355098</text:p>
          </table:table-cell>
          <table:table-cell table:formula="of:=NUMBERVALUE([.C175];&quot;.&quot;)" office:value-type="float" office:value="7040" calcext:value-type="float">
            <text:p>7040</text:p>
          </table:table-cell>
          <table:table-cell table:formula="of:=NUMBERVALUE([.D175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355098</text:p>
          </table:table-cell>
          <table:table-cell office:value-type="float" office:value="7080" calcext:value-type="float">
            <text:p>7080</text:p>
          </table:table-cell>
          <table:table-cell office:value-type="string" calcext:value-type="string">
            <text:p>0.2434201</text:p>
          </table:table-cell>
          <table:table-cell/>
          <table:table-cell table:formula="of:=NUMBERVALUE([.A176];&quot;.&quot;)" office:value-type="float" office:value="277" calcext:value-type="float">
            <text:p>277</text:p>
          </table:table-cell>
          <table:table-cell table:formula="of:=NUMBERVALUE([.B176];&quot;.&quot;)" office:value-type="float" office:value="0.0355098" calcext:value-type="float">
            <text:p>0,0355098</text:p>
          </table:table-cell>
          <table:table-cell table:formula="of:=NUMBERVALUE([.C176];&quot;.&quot;)" office:value-type="float" office:value="7080" calcext:value-type="float">
            <text:p>7080</text:p>
          </table:table-cell>
          <table:table-cell table:formula="of:=NUMBERVALUE([.D176];&quot;.&quot;)" office:value-type="float" office:value="0.2434201" calcext:value-type="float">
            <text:p>0,24342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355098</text:p>
          </table:table-cell>
          <table:table-cell office:value-type="float" office:value="7120" calcext:value-type="float">
            <text:p>712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77];&quot;.&quot;)" office:value-type="float" office:value="279" calcext:value-type="float">
            <text:p>279</text:p>
          </table:table-cell>
          <table:table-cell table:formula="of:=NUMBERVALUE([.B177];&quot;.&quot;)" office:value-type="float" office:value="0.0355098" calcext:value-type="float">
            <text:p>0,0355098</text:p>
          </table:table-cell>
          <table:table-cell table:formula="of:=NUMBERVALUE([.C177];&quot;.&quot;)" office:value-type="float" office:value="7120" calcext:value-type="float">
            <text:p>7120</text:p>
          </table:table-cell>
          <table:table-cell table:formula="of:=NUMBERVALUE([.D177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355098</text:p>
          </table:table-cell>
          <table:table-cell office:value-type="float" office:value="7160" calcext:value-type="float">
            <text:p>716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78];&quot;.&quot;)" office:value-type="float" office:value="280" calcext:value-type="float">
            <text:p>280</text:p>
          </table:table-cell>
          <table:table-cell table:formula="of:=NUMBERVALUE([.B178];&quot;.&quot;)" office:value-type="float" office:value="0.0355098" calcext:value-type="float">
            <text:p>0,0355098</text:p>
          </table:table-cell>
          <table:table-cell table:formula="of:=NUMBERVALUE([.C178];&quot;.&quot;)" office:value-type="float" office:value="7160" calcext:value-type="float">
            <text:p>7160</text:p>
          </table:table-cell>
          <table:table-cell table:formula="of:=NUMBERVALUE([.D178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355098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79];&quot;.&quot;)" office:value-type="float" office:value="282" calcext:value-type="float">
            <text:p>282</text:p>
          </table:table-cell>
          <table:table-cell table:formula="of:=NUMBERVALUE([.B179];&quot;.&quot;)" office:value-type="float" office:value="0.0355098" calcext:value-type="float">
            <text:p>0,0355098</text:p>
          </table:table-cell>
          <table:table-cell table:formula="of:=NUMBERVALUE([.C179];&quot;.&quot;)" office:value-type="float" office:value="7200" calcext:value-type="float">
            <text:p>7200</text:p>
          </table:table-cell>
          <table:table-cell table:formula="of:=NUMBERVALUE([.D179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355098</text:p>
          </table:table-cell>
          <table:table-cell office:value-type="float" office:value="7240" calcext:value-type="float">
            <text:p>724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80];&quot;.&quot;)" office:value-type="float" office:value="284" calcext:value-type="float">
            <text:p>284</text:p>
          </table:table-cell>
          <table:table-cell table:formula="of:=NUMBERVALUE([.B180];&quot;.&quot;)" office:value-type="float" office:value="0.0355098" calcext:value-type="float">
            <text:p>0,0355098</text:p>
          </table:table-cell>
          <table:table-cell table:formula="of:=NUMBERVALUE([.C180];&quot;.&quot;)" office:value-type="float" office:value="7240" calcext:value-type="float">
            <text:p>7240</text:p>
          </table:table-cell>
          <table:table-cell table:formula="of:=NUMBERVALUE([.D180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355098</text:p>
          </table:table-cell>
          <table:table-cell office:value-type="float" office:value="7280" calcext:value-type="float">
            <text:p>728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81];&quot;.&quot;)" office:value-type="float" office:value="285" calcext:value-type="float">
            <text:p>285</text:p>
          </table:table-cell>
          <table:table-cell table:formula="of:=NUMBERVALUE([.B181];&quot;.&quot;)" office:value-type="float" office:value="0.0355098" calcext:value-type="float">
            <text:p>0,0355098</text:p>
          </table:table-cell>
          <table:table-cell table:formula="of:=NUMBERVALUE([.C181];&quot;.&quot;)" office:value-type="float" office:value="7280" calcext:value-type="float">
            <text:p>7280</text:p>
          </table:table-cell>
          <table:table-cell table:formula="of:=NUMBERVALUE([.D181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355098</text:p>
          </table:table-cell>
          <table:table-cell office:value-type="float" office:value="7320" calcext:value-type="float">
            <text:p>732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82];&quot;.&quot;)" office:value-type="float" office:value="287" calcext:value-type="float">
            <text:p>287</text:p>
          </table:table-cell>
          <table:table-cell table:formula="of:=NUMBERVALUE([.B182];&quot;.&quot;)" office:value-type="float" office:value="0.0355098" calcext:value-type="float">
            <text:p>0,0355098</text:p>
          </table:table-cell>
          <table:table-cell table:formula="of:=NUMBERVALUE([.C182];&quot;.&quot;)" office:value-type="float" office:value="7320" calcext:value-type="float">
            <text:p>7320</text:p>
          </table:table-cell>
          <table:table-cell table:formula="of:=NUMBERVALUE([.D182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355098</text:p>
          </table:table-cell>
          <table:table-cell office:value-type="float" office:value="7360" calcext:value-type="float">
            <text:p>736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83];&quot;.&quot;)" office:value-type="float" office:value="288" calcext:value-type="float">
            <text:p>288</text:p>
          </table:table-cell>
          <table:table-cell table:formula="of:=NUMBERVALUE([.B183];&quot;.&quot;)" office:value-type="float" office:value="0.0355098" calcext:value-type="float">
            <text:p>0,0355098</text:p>
          </table:table-cell>
          <table:table-cell table:formula="of:=NUMBERVALUE([.C183];&quot;.&quot;)" office:value-type="float" office:value="7360" calcext:value-type="float">
            <text:p>7360</text:p>
          </table:table-cell>
          <table:table-cell table:formula="of:=NUMBERVALUE([.D183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354541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84];&quot;.&quot;)" office:value-type="float" office:value="290" calcext:value-type="float">
            <text:p>290</text:p>
          </table:table-cell>
          <table:table-cell table:formula="of:=NUMBERVALUE([.B184];&quot;.&quot;)" office:value-type="float" office:value="0.0354541" calcext:value-type="float">
            <text:p>0,0354541</text:p>
          </table:table-cell>
          <table:table-cell table:formula="of:=NUMBERVALUE([.C184];&quot;.&quot;)" office:value-type="float" office:value="7400" calcext:value-type="float">
            <text:p>7400</text:p>
          </table:table-cell>
          <table:table-cell table:formula="of:=NUMBERVALUE([.D184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354541</text:p>
          </table:table-cell>
          <table:table-cell office:value-type="float" office:value="7440" calcext:value-type="float">
            <text:p>744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85];&quot;.&quot;)" office:value-type="float" office:value="291" calcext:value-type="float">
            <text:p>291</text:p>
          </table:table-cell>
          <table:table-cell table:formula="of:=NUMBERVALUE([.B185];&quot;.&quot;)" office:value-type="float" office:value="0.0354541" calcext:value-type="float">
            <text:p>0,0354541</text:p>
          </table:table-cell>
          <table:table-cell table:formula="of:=NUMBERVALUE([.C185];&quot;.&quot;)" office:value-type="float" office:value="7440" calcext:value-type="float">
            <text:p>7440</text:p>
          </table:table-cell>
          <table:table-cell table:formula="of:=NUMBERVALUE([.D185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354541</text:p>
          </table:table-cell>
          <table:table-cell office:value-type="float" office:value="7480" calcext:value-type="float">
            <text:p>748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86];&quot;.&quot;)" office:value-type="float" office:value="292" calcext:value-type="float">
            <text:p>292</text:p>
          </table:table-cell>
          <table:table-cell table:formula="of:=NUMBERVALUE([.B186];&quot;.&quot;)" office:value-type="float" office:value="0.0354541" calcext:value-type="float">
            <text:p>0,0354541</text:p>
          </table:table-cell>
          <table:table-cell table:formula="of:=NUMBERVALUE([.C186];&quot;.&quot;)" office:value-type="float" office:value="7480" calcext:value-type="float">
            <text:p>7480</text:p>
          </table:table-cell>
          <table:table-cell table:formula="of:=NUMBERVALUE([.D186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354541</text:p>
          </table:table-cell>
          <table:table-cell office:value-type="float" office:value="7520" calcext:value-type="float">
            <text:p>752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87];&quot;.&quot;)" office:value-type="float" office:value="293" calcext:value-type="float">
            <text:p>293</text:p>
          </table:table-cell>
          <table:table-cell table:formula="of:=NUMBERVALUE([.B187];&quot;.&quot;)" office:value-type="float" office:value="0.0354541" calcext:value-type="float">
            <text:p>0,0354541</text:p>
          </table:table-cell>
          <table:table-cell table:formula="of:=NUMBERVALUE([.C187];&quot;.&quot;)" office:value-type="float" office:value="7520" calcext:value-type="float">
            <text:p>7520</text:p>
          </table:table-cell>
          <table:table-cell table:formula="of:=NUMBERVALUE([.D187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354541</text:p>
          </table:table-cell>
          <table:table-cell office:value-type="float" office:value="7560" calcext:value-type="float">
            <text:p>756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88];&quot;.&quot;)" office:value-type="float" office:value="295" calcext:value-type="float">
            <text:p>295</text:p>
          </table:table-cell>
          <table:table-cell table:formula="of:=NUMBERVALUE([.B188];&quot;.&quot;)" office:value-type="float" office:value="0.0354541" calcext:value-type="float">
            <text:p>0,0354541</text:p>
          </table:table-cell>
          <table:table-cell table:formula="of:=NUMBERVALUE([.C188];&quot;.&quot;)" office:value-type="float" office:value="7560" calcext:value-type="float">
            <text:p>7560</text:p>
          </table:table-cell>
          <table:table-cell table:formula="of:=NUMBERVALUE([.D188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271559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89];&quot;.&quot;)" office:value-type="float" office:value="297" calcext:value-type="float">
            <text:p>297</text:p>
          </table:table-cell>
          <table:table-cell table:formula="of:=NUMBERVALUE([.B189];&quot;.&quot;)" office:value-type="float" office:value="0.0271559" calcext:value-type="float">
            <text:p>0,0271559</text:p>
          </table:table-cell>
          <table:table-cell table:formula="of:=NUMBERVALUE([.C189];&quot;.&quot;)" office:value-type="float" office:value="7600" calcext:value-type="float">
            <text:p>7600</text:p>
          </table:table-cell>
          <table:table-cell table:formula="of:=NUMBERVALUE([.D189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271559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90];&quot;.&quot;)" office:value-type="float" office:value="298" calcext:value-type="float">
            <text:p>298</text:p>
          </table:table-cell>
          <table:table-cell table:formula="of:=NUMBERVALUE([.B190];&quot;.&quot;)" office:value-type="float" office:value="0.0271559" calcext:value-type="float">
            <text:p>0,0271559</text:p>
          </table:table-cell>
          <table:table-cell table:formula="of:=NUMBERVALUE([.C190];&quot;.&quot;)" office:value-type="float" office:value="7640" calcext:value-type="float">
            <text:p>7640</text:p>
          </table:table-cell>
          <table:table-cell table:formula="of:=NUMBERVALUE([.D190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271559</text:p>
          </table:table-cell>
          <table:table-cell office:value-type="float" office:value="7680" calcext:value-type="float">
            <text:p>768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91];&quot;.&quot;)" office:value-type="float" office:value="299" calcext:value-type="float">
            <text:p>299</text:p>
          </table:table-cell>
          <table:table-cell table:formula="of:=NUMBERVALUE([.B191];&quot;.&quot;)" office:value-type="float" office:value="0.0271559" calcext:value-type="float">
            <text:p>0,0271559</text:p>
          </table:table-cell>
          <table:table-cell table:formula="of:=NUMBERVALUE([.C191];&quot;.&quot;)" office:value-type="float" office:value="7680" calcext:value-type="float">
            <text:p>7680</text:p>
          </table:table-cell>
          <table:table-cell table:formula="of:=NUMBERVALUE([.D191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271559</text:p>
          </table:table-cell>
          <table:table-cell office:value-type="float" office:value="7720" calcext:value-type="float">
            <text:p>772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92];&quot;.&quot;)" office:value-type="float" office:value="300" calcext:value-type="float">
            <text:p>300</text:p>
          </table:table-cell>
          <table:table-cell table:formula="of:=NUMBERVALUE([.B192];&quot;.&quot;)" office:value-type="float" office:value="0.0271559" calcext:value-type="float">
            <text:p>0,0271559</text:p>
          </table:table-cell>
          <table:table-cell table:formula="of:=NUMBERVALUE([.C192];&quot;.&quot;)" office:value-type="float" office:value="7720" calcext:value-type="float">
            <text:p>7720</text:p>
          </table:table-cell>
          <table:table-cell table:formula="of:=NUMBERVALUE([.D192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271559</text:p>
          </table:table-cell>
          <table:table-cell office:value-type="float" office:value="7760" calcext:value-type="float">
            <text:p>776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93];&quot;.&quot;)" office:value-type="float" office:value="301" calcext:value-type="float">
            <text:p>301</text:p>
          </table:table-cell>
          <table:table-cell table:formula="of:=NUMBERVALUE([.B193];&quot;.&quot;)" office:value-type="float" office:value="0.0271559" calcext:value-type="float">
            <text:p>0,0271559</text:p>
          </table:table-cell>
          <table:table-cell table:formula="of:=NUMBERVALUE([.C193];&quot;.&quot;)" office:value-type="float" office:value="7760" calcext:value-type="float">
            <text:p>7760</text:p>
          </table:table-cell>
          <table:table-cell table:formula="of:=NUMBERVALUE([.D193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271559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94];&quot;.&quot;)" office:value-type="float" office:value="302" calcext:value-type="float">
            <text:p>302</text:p>
          </table:table-cell>
          <table:table-cell table:formula="of:=NUMBERVALUE([.B194];&quot;.&quot;)" office:value-type="float" office:value="0.0271559" calcext:value-type="float">
            <text:p>0,0271559</text:p>
          </table:table-cell>
          <table:table-cell table:formula="of:=NUMBERVALUE([.C194];&quot;.&quot;)" office:value-type="float" office:value="7800" calcext:value-type="float">
            <text:p>7800</text:p>
          </table:table-cell>
          <table:table-cell table:formula="of:=NUMBERVALUE([.D194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271559</text:p>
          </table:table-cell>
          <table:table-cell office:value-type="float" office:value="7840" calcext:value-type="float">
            <text:p>784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95];&quot;.&quot;)" office:value-type="float" office:value="303" calcext:value-type="float">
            <text:p>303</text:p>
          </table:table-cell>
          <table:table-cell table:formula="of:=NUMBERVALUE([.B195];&quot;.&quot;)" office:value-type="float" office:value="0.0271559" calcext:value-type="float">
            <text:p>0,0271559</text:p>
          </table:table-cell>
          <table:table-cell table:formula="of:=NUMBERVALUE([.C195];&quot;.&quot;)" office:value-type="float" office:value="7840" calcext:value-type="float">
            <text:p>7840</text:p>
          </table:table-cell>
          <table:table-cell table:formula="of:=NUMBERVALUE([.D195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271559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96];&quot;.&quot;)" office:value-type="float" office:value="305" calcext:value-type="float">
            <text:p>305</text:p>
          </table:table-cell>
          <table:table-cell table:formula="of:=NUMBERVALUE([.B196];&quot;.&quot;)" office:value-type="float" office:value="0.0271559" calcext:value-type="float">
            <text:p>0,0271559</text:p>
          </table:table-cell>
          <table:table-cell table:formula="of:=NUMBERVALUE([.C196];&quot;.&quot;)" office:value-type="float" office:value="7880" calcext:value-type="float">
            <text:p>7880</text:p>
          </table:table-cell>
          <table:table-cell table:formula="of:=NUMBERVALUE([.D196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271559</text:p>
          </table:table-cell>
          <table:table-cell office:value-type="float" office:value="7920" calcext:value-type="float">
            <text:p>792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97];&quot;.&quot;)" office:value-type="float" office:value="307" calcext:value-type="float">
            <text:p>307</text:p>
          </table:table-cell>
          <table:table-cell table:formula="of:=NUMBERVALUE([.B197];&quot;.&quot;)" office:value-type="float" office:value="0.0271559" calcext:value-type="float">
            <text:p>0,0271559</text:p>
          </table:table-cell>
          <table:table-cell table:formula="of:=NUMBERVALUE([.C197];&quot;.&quot;)" office:value-type="float" office:value="7920" calcext:value-type="float">
            <text:p>7920</text:p>
          </table:table-cell>
          <table:table-cell table:formula="of:=NUMBERVALUE([.D197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271559</text:p>
          </table:table-cell>
          <table:table-cell office:value-type="float" office:value="7960" calcext:value-type="float">
            <text:p>796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98];&quot;.&quot;)" office:value-type="float" office:value="308" calcext:value-type="float">
            <text:p>308</text:p>
          </table:table-cell>
          <table:table-cell table:formula="of:=NUMBERVALUE([.B198];&quot;.&quot;)" office:value-type="float" office:value="0.0271559" calcext:value-type="float">
            <text:p>0,0271559</text:p>
          </table:table-cell>
          <table:table-cell table:formula="of:=NUMBERVALUE([.C198];&quot;.&quot;)" office:value-type="float" office:value="7960" calcext:value-type="float">
            <text:p>7960</text:p>
          </table:table-cell>
          <table:table-cell table:formula="of:=NUMBERVALUE([.D198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27155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199];&quot;.&quot;)" office:value-type="float" office:value="309" calcext:value-type="float">
            <text:p>309</text:p>
          </table:table-cell>
          <table:table-cell table:formula="of:=NUMBERVALUE([.B199];&quot;.&quot;)" office:value-type="float" office:value="0.0271559" calcext:value-type="float">
            <text:p>0,0271559</text:p>
          </table:table-cell>
          <table:table-cell table:formula="of:=NUMBERVALUE([.C199];&quot;.&quot;)" office:value-type="float" office:value="8000" calcext:value-type="float">
            <text:p>8000</text:p>
          </table:table-cell>
          <table:table-cell table:formula="of:=NUMBERVALUE([.D199];&quot;.&quot;)" office:value-type="float" office:value="0.24342" calcext:value-type="float">
            <text:p>0,2434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236665</text:p>
          </table:table-cell>
          <table:table-cell office:value-type="float" office:value="8040" calcext:value-type="float">
            <text:p>8040</text:p>
          </table:table-cell>
          <table:table-cell office:value-type="string" calcext:value-type="string">
            <text:p>0.2434200</text:p>
          </table:table-cell>
          <table:table-cell/>
          <table:table-cell table:formula="of:=NUMBERVALUE([.A200];&quot;.&quot;)" office:value-type="float" office:value="311" calcext:value-type="float">
            <text:p>311</text:p>
          </table:table-cell>
          <table:table-cell table:formula="of:=NUMBERVALUE([.B200];&quot;.&quot;)" office:value-type="float" office:value="0.0236665" calcext:value-type="float">
            <text:p>0,0236665</text:p>
          </table:table-cell>
          <table:table-cell table:formula="of:=NUMBERVALUE([.C200];&quot;.&quot;)" office:value-type="float" office:value="8040" calcext:value-type="float">
            <text:p>8040</text:p>
          </table:table-cell>
          <table:table-cell table:formula="of:=NUMBERVALUE([.D200];&quot;.&quot;)" office:value-type="float" office:value="0.24342" calcext:value-type="float">
            <text:p>0,24342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lder-Mead</text:p>
          </table:table-cell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rticle Swarm</text:p>
          </table:table-cell>
          <table:table-cell table:style-name="Default"/>
          <table:table-cell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1" table:target-range-address="nm_vege.A5:nm_vege.B5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00.00.00</text:date>, <text:time style:data-style-name="N2" text:time-value="13:00:50.268437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headerle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8T13:00:50.869529401</meta:creation-date>
    <dc:title>LibreOffice Calc</dc:title>
    <meta:editing-duration>PT2M45S</meta:editing-duration>
    <meta:editing-cycles>5</meta:editing-cycles>
    <meta:generator>LibreOffice/6.4.7.2$Linux_X86_64 LibreOffice_project/40$Build-2</meta:generator>
    <dc:date>2024-05-08T14:42:33.528129376</dc:date>
    <meta:document-statistic meta:table-count="5" meta:cell-count="5269" meta:object-count="1"/>
    <meta:template xlink:type="simple" xlink:actuate="onRequest" xlink:title="LibreOffice Calc" xlink:href="../../../../Templates/h2.ots" meta:date="2024-05-08T13:00:50.33195096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13cm" svg:y="0.316cm" chart:style-name="ch2">
          <text:p>Optimalizációs algoritmusok összehasonlítása</text:p>
        </chart:title>
        <chart:subtitle svg:x="2.837cm" svg:y="1.275cm" chart:style-name="ch3">
          <text:p>Egy konkrét időpillanatban, 11 optimalizálandó paraméterrel</text:p>
        </chart:subtitle>
        <chart:legend chart:legend-position="end" svg:x="12.328cm" svg:y="3.952cm" style:legend-expansion="high" chart:style-name="ch4"/>
        <chart:plot-area chart:style-name="ch5" table:cell-range-address="diagram.F1:diagram.G200 diagram.A202:diagram.A203 diagram.I1:diagram.I32" chart:data-source-has-labels="row" svg:x="1.331cm" svg:y="2.138cm" svg:width="10.677cm" svg:height="5.701cm">
          <chartooo:coordinate-region svg:x="2.058cm" svg:y="2.337cm" svg:width="9.578cm" svg:height="4.855cm"/>
          <chart:axis chart:dimension="x" chart:name="primary-x" chart:style-name="ch6">
            <chart:title svg:x="4.495cm" svg:y="8.019cm" chart:style-name="ch7">
              <text:p>Costfüggvény-hívások száma</text:p>
            </chart:title>
          </chart:axis>
          <chart:axis chart:dimension="y" chart:name="primary-y" chart:style-name="ch6">
            <chart:title svg:x="0.451cm" svg:y="5.839cm" chart:style-name="ch8">
              <text:p>Hiba / Cost</text:p>
            </chart:title>
            <chart:grid chart:style-name="ch9" chart:class="major"/>
          </chart:axis>
          <chart:series chart:style-name="ch10" chart:values-cell-range-address="diagram.G1:diagram.G200" chart:label-cell-address="diagram.A202:diagram.A202" chart:class="chart:scatter">
            <chart:domain table:cell-range-address="diagram.F1:diagram.F200"/>
            <chart:data-point chart:repeated="200"/>
          </chart:series>
          <chart:series chart:style-name="ch11" chart:values-cell-range-address="diagram.I1:diagram.I32" chart:label-cell-address="diagram.A203:diagram.A203" chart:class="chart:scatter">
            <chart:domain table:cell-range-address="diagram.H1:diagram.H32"/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Nelder-Mead</text:p>
                <draw:g>
                  <svg:desc>diagram.A202:diagram.A20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Particle Swarm</text:p>
                <draw:g>
                  <svg:desc>diagram.A203:diagram.A2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diagram.F1:diagram.F200</svg:desc>
                </draw:g>
              </table:table-cell>
              <table:table-cell office:value-type="float" office:value="4.303215">
                <text:p>4.303215</text:p>
                <draw:g>
                  <svg:desc>diagram.G1:diagram.G200</svg:desc>
                </draw:g>
              </table:table-cell>
              <table:table-cell office:value-type="float" office:value="80">
                <text:p>80</text:p>
                <draw:g>
                  <svg:desc>diagram.H1:diagram.H32</svg:desc>
                </draw:g>
              </table:table-cell>
              <table:table-cell office:value-type="float" office:value="1.3003168">
                <text:p>1.3003168</text:p>
                <draw:g>
                  <svg:desc>diagram.I1:diagram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4.303215">
                <text:p>4.303215</text:p>
              </table:table-cell>
              <table:table-cell office:value-type="float" office:value="120">
                <text:p>120</text:p>
              </table:table-cell>
              <table:table-cell office:value-type="float" office:value="1.3003168">
                <text:p>1.3003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3.0775528">
                <text:p>3.0775528</text:p>
              </table:table-cell>
              <table:table-cell office:value-type="float" office:value="160">
                <text:p>160</text:p>
              </table:table-cell>
              <table:table-cell office:value-type="float" office:value="1.2046571">
                <text:p>1.2046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.0775528">
                <text:p>3.0775528</text:p>
              </table:table-cell>
              <table:table-cell office:value-type="float" office:value="200">
                <text:p>200</text:p>
              </table:table-cell>
              <table:table-cell office:value-type="float" office:value="1.1318892">
                <text:p>1.1318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3.0775528">
                <text:p>3.0775528</text:p>
              </table:table-cell>
              <table:table-cell office:value-type="float" office:value="240">
                <text:p>240</text:p>
              </table:table-cell>
              <table:table-cell office:value-type="float" office:value="0.7597691">
                <text:p>0.7597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3.0775528">
                <text:p>3.0775528</text:p>
              </table:table-cell>
              <table:table-cell office:value-type="float" office:value="280">
                <text:p>280</text:p>
              </table:table-cell>
              <table:table-cell office:value-type="float" office:value="0.6083303">
                <text:p>0.6083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3.0775528">
                <text:p>3.0775528</text:p>
              </table:table-cell>
              <table:table-cell office:value-type="float" office:value="320">
                <text:p>320</text:p>
              </table:table-cell>
              <table:table-cell office:value-type="float" office:value="0.4801605">
                <text:p>0.4801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3.0775528">
                <text:p>3.0775528</text:p>
              </table:table-cell>
              <table:table-cell office:value-type="float" office:value="360">
                <text:p>360</text:p>
              </table:table-cell>
              <table:table-cell office:value-type="float" office:value="0.4801605">
                <text:p>0.4801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.0775528">
                <text:p>3.0775528</text:p>
              </table:table-cell>
              <table:table-cell office:value-type="float" office:value="400">
                <text:p>400</text:p>
              </table:table-cell>
              <table:table-cell office:value-type="float" office:value="0.4122291">
                <text:p>0.4122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3.0775528">
                <text:p>3.0775528</text:p>
              </table:table-cell>
              <table:table-cell office:value-type="float" office:value="440">
                <text:p>440</text:p>
              </table:table-cell>
              <table:table-cell office:value-type="float" office:value="0.3907573">
                <text:p>0.3907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.077552">
                <text:p>3.077552</text:p>
              </table:table-cell>
              <table:table-cell office:value-type="float" office:value="480">
                <text:p>480</text:p>
              </table:table-cell>
              <table:table-cell office:value-type="float" office:value="0.3907573">
                <text:p>0.39075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3.077552">
                <text:p>3.077552</text:p>
              </table:table-cell>
              <table:table-cell office:value-type="float" office:value="520">
                <text:p>520</text:p>
              </table:table-cell>
              <table:table-cell office:value-type="float" office:value="0.363919">
                <text:p>0.363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3.062039">
                <text:p>3.062039</text:p>
              </table:table-cell>
              <table:table-cell office:value-type="float" office:value="560">
                <text:p>560</text:p>
              </table:table-cell>
              <table:table-cell office:value-type="float" office:value="0.363919">
                <text:p>0.363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3.062039">
                <text:p>3.062039</text:p>
              </table:table-cell>
              <table:table-cell office:value-type="float" office:value="600">
                <text:p>600</text:p>
              </table:table-cell>
              <table:table-cell office:value-type="float" office:value="0.363919">
                <text:p>0.363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3.062039">
                <text:p>3.062039</text:p>
              </table:table-cell>
              <table:table-cell office:value-type="float" office:value="640">
                <text:p>640</text:p>
              </table:table-cell>
              <table:table-cell office:value-type="float" office:value="0.3214407">
                <text:p>0.3214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3.062039">
                <text:p>3.062039</text:p>
              </table:table-cell>
              <table:table-cell office:value-type="float" office:value="680">
                <text:p>680</text:p>
              </table:table-cell>
              <table:table-cell office:value-type="float" office:value="0.3214407">
                <text:p>0.3214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.062039">
                <text:p>3.062039</text:p>
              </table:table-cell>
              <table:table-cell office:value-type="float" office:value="720">
                <text:p>720</text:p>
              </table:table-cell>
              <table:table-cell office:value-type="float" office:value="0.3164716">
                <text:p>0.31647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3.062039">
                <text:p>3.062039</text:p>
              </table:table-cell>
              <table:table-cell office:value-type="float" office:value="760">
                <text:p>760</text:p>
              </table:table-cell>
              <table:table-cell office:value-type="float" office:value="0.2878103">
                <text:p>0.2878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3.062039">
                <text:p>3.062039</text:p>
              </table:table-cell>
              <table:table-cell office:value-type="float" office:value="800">
                <text:p>800</text:p>
              </table:table-cell>
              <table:table-cell office:value-type="float" office:value="0.2878103">
                <text:p>0.2878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3.062039">
                <text:p>3.062039</text:p>
              </table:table-cell>
              <table:table-cell office:value-type="float" office:value="840">
                <text:p>840</text:p>
              </table:table-cell>
              <table:table-cell office:value-type="float" office:value="0.2878103">
                <text:p>0.2878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3.062039">
                <text:p>3.062039</text:p>
              </table:table-cell>
              <table:table-cell office:value-type="float" office:value="880">
                <text:p>880</text:p>
              </table:table-cell>
              <table:table-cell office:value-type="float" office:value="0.2878103">
                <text:p>0.2878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">
                <text:p>38</text:p>
              </table:table-cell>
              <table:table-cell office:value-type="float" office:value="2.891207">
                <text:p>2.891207</text:p>
              </table:table-cell>
              <table:table-cell office:value-type="float" office:value="920">
                <text:p>920</text:p>
              </table:table-cell>
              <table:table-cell office:value-type="float" office:value="0.2837128">
                <text:p>0.2837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">
                <text:p>39</text:p>
              </table:table-cell>
              <table:table-cell office:value-type="float" office:value="2.891207">
                <text:p>2.891207</text:p>
              </table:table-cell>
              <table:table-cell office:value-type="float" office:value="960">
                <text:p>960</text:p>
              </table:table-cell>
              <table:table-cell office:value-type="float" office:value="0.280404">
                <text:p>0.2804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">
                <text:p>41</text:p>
              </table:table-cell>
              <table:table-cell office:value-type="float" office:value="2.789984">
                <text:p>2.789984</text:p>
              </table:table-cell>
              <table:table-cell office:value-type="float" office:value="1000">
                <text:p>1000</text:p>
              </table:table-cell>
              <table:table-cell office:value-type="float" office:value="0.2759177">
                <text:p>0.2759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2.321845">
                <text:p>2.321845</text:p>
              </table:table-cell>
              <table:table-cell office:value-type="float" office:value="1040">
                <text:p>1040</text:p>
              </table:table-cell>
              <table:table-cell office:value-type="float" office:value="0.2724906">
                <text:p>0.2724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">
                <text:p>44</text:p>
              </table:table-cell>
              <table:table-cell office:value-type="float" office:value="2.321845">
                <text:p>2.321845</text:p>
              </table:table-cell>
              <table:table-cell office:value-type="float" office:value="1080">
                <text:p>1080</text:p>
              </table:table-cell>
              <table:table-cell office:value-type="float" office:value="0.2611903">
                <text:p>0.26119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2.321845">
                <text:p>2.321845</text:p>
              </table:table-cell>
              <table:table-cell office:value-type="float" office:value="1120">
                <text:p>1120</text:p>
              </table:table-cell>
              <table:table-cell office:value-type="float" office:value="0.2611391">
                <text:p>0.26113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">
                <text:p>46</text:p>
              </table:table-cell>
              <table:table-cell office:value-type="float" office:value="2.321845">
                <text:p>2.321845</text:p>
              </table:table-cell>
              <table:table-cell office:value-type="float" office:value="1160">
                <text:p>1160</text:p>
              </table:table-cell>
              <table:table-cell office:value-type="float" office:value="0.2611391">
                <text:p>0.2611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">
                <text:p>47</text:p>
              </table:table-cell>
              <table:table-cell office:value-type="float" office:value="2.321845">
                <text:p>2.321845</text:p>
              </table:table-cell>
              <table:table-cell office:value-type="float" office:value="1200">
                <text:p>1200</text:p>
              </table:table-cell>
              <table:table-cell office:value-type="float" office:value="0.2589434">
                <text:p>0.2589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2.273518">
                <text:p>2.273518</text:p>
              </table:table-cell>
              <table:table-cell office:value-type="float" office:value="1240">
                <text:p>1240</text:p>
              </table:table-cell>
              <table:table-cell office:value-type="float" office:value="0.2544692">
                <text:p>0.2544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2.26168">
                <text:p>2.26168</text:p>
              </table:table-cell>
              <table:table-cell office:value-type="float" office:value="1280">
                <text:p>1280</text:p>
              </table:table-cell>
              <table:table-cell office:value-type="float" office:value="0.2528169">
                <text:p>0.2528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">
                <text:p>53</text:p>
              </table:table-cell>
              <table:table-cell office:value-type="float" office:value="2.26168">
                <text:p>2.26168</text:p>
              </table:table-cell>
              <table:table-cell office:value-type="float" office:value="1320">
                <text:p>1320</text:p>
              </table:table-cell>
              <table:table-cell office:value-type="float" office:value="0.2451772">
                <text:p>0.24517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2.26168">
                <text:p>2.2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">
                <text:p>56</text:p>
              </table:table-cell>
              <table:table-cell office:value-type="float" office:value="2.26168">
                <text:p>2.2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">
                <text:p>57</text:p>
              </table:table-cell>
              <table:table-cell office:value-type="float" office:value="2.26168">
                <text:p>2.2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">
                <text:p>59</text:p>
              </table:table-cell>
              <table:table-cell office:value-type="float" office:value="2.029948">
                <text:p>2.029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2.029948">
                <text:p>2.029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">
                <text:p>62</text:p>
              </table:table-cell>
              <table:table-cell office:value-type="float" office:value="2.029948">
                <text:p>2.029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">
                <text:p>64</text:p>
              </table:table-cell>
              <table:table-cell office:value-type="float" office:value="1.574851">
                <text:p>1.57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1.574851">
                <text:p>1.57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.574851">
                <text:p>1.57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">
                <text:p>67</text:p>
              </table:table-cell>
              <table:table-cell office:value-type="float" office:value="1.574851">
                <text:p>1.57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">
                <text:p>68</text:p>
              </table:table-cell>
              <table:table-cell office:value-type="float" office:value="1.574851">
                <text:p>1.57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1.574851">
                <text:p>1.57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1.574851">
                <text:p>1.57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1.574851">
                <text:p>1.57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1.574851">
                <text:p>1.57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">
                <text:p>75</text:p>
              </table:table-cell>
              <table:table-cell office:value-type="float" office:value="1.574851">
                <text:p>1.57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1.101212">
                <text:p>1.1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1.101212">
                <text:p>1.1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">
                <text:p>81</text:p>
              </table:table-cell>
              <table:table-cell office:value-type="float" office:value="1.101212">
                <text:p>1.1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">
                <text:p>83</text:p>
              </table:table-cell>
              <table:table-cell office:value-type="float" office:value="1.101212">
                <text:p>1.1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">
                <text:p>85</text:p>
              </table:table-cell>
              <table:table-cell office:value-type="float" office:value="1.101212">
                <text:p>1.1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">
                <text:p>86</text:p>
              </table:table-cell>
              <table:table-cell office:value-type="float" office:value="1.101212">
                <text:p>1.1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">
                <text:p>88</text:p>
              </table:table-cell>
              <table:table-cell office:value-type="float" office:value="1.101212">
                <text:p>1.1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1.101212">
                <text:p>1.1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">
                <text:p>91</text:p>
              </table:table-cell>
              <table:table-cell office:value-type="float" office:value="1.101212">
                <text:p>1.1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">
                <text:p>93</text:p>
              </table:table-cell>
              <table:table-cell office:value-type="float" office:value="1.101212">
                <text:p>1.1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">
                <text:p>95</text:p>
              </table:table-cell>
              <table:table-cell office:value-type="float" office:value="1.101212">
                <text:p>1.1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">
                <text:p>96</text:p>
              </table:table-cell>
              <table:table-cell office:value-type="float" office:value="1.101212">
                <text:p>1.1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">
                <text:p>97</text:p>
              </table:table-cell>
              <table:table-cell office:value-type="float" office:value="1.101212">
                <text:p>1.1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">
                <text:p>99</text:p>
              </table:table-cell>
              <table:table-cell office:value-type="float" office:value="1.101212">
                <text:p>1.1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1.101212">
                <text:p>1.1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">
                <text:p>101</text:p>
              </table:table-cell>
              <table:table-cell office:value-type="float" office:value="1.101212">
                <text:p>1.1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3">
                <text:p>103</text:p>
              </table:table-cell>
              <table:table-cell office:value-type="float" office:value="0.963568">
                <text:p>0.96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0.884001">
                <text:p>0.88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6">
                <text:p>106</text:p>
              </table:table-cell>
              <table:table-cell office:value-type="float" office:value="0.884001">
                <text:p>0.88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">
                <text:p>107</text:p>
              </table:table-cell>
              <table:table-cell office:value-type="float" office:value="0.884001">
                <text:p>0.88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">
                <text:p>108</text:p>
              </table:table-cell>
              <table:table-cell office:value-type="float" office:value="0.884001">
                <text:p>0.88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">
                <text:p>109</text:p>
              </table:table-cell>
              <table:table-cell office:value-type="float" office:value="0.884001">
                <text:p>0.88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">
                <text:p>110</text:p>
              </table:table-cell>
              <table:table-cell office:value-type="float" office:value="0.884001">
                <text:p>0.88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">
                <text:p>111</text:p>
              </table:table-cell>
              <table:table-cell office:value-type="float" office:value="0.884001">
                <text:p>0.88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3">
                <text:p>113</text:p>
              </table:table-cell>
              <table:table-cell office:value-type="float" office:value="0.821872">
                <text:p>0.82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4">
                <text:p>114</text:p>
              </table:table-cell>
              <table:table-cell office:value-type="float" office:value="0.821872">
                <text:p>0.82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">
                <text:p>115</text:p>
              </table:table-cell>
              <table:table-cell office:value-type="float" office:value="0.821872">
                <text:p>0.82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">
                <text:p>117</text:p>
              </table:table-cell>
              <table:table-cell office:value-type="float" office:value="0.793774">
                <text:p>0.793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8">
                <text:p>118</text:p>
              </table:table-cell>
              <table:table-cell office:value-type="float" office:value="0.793774">
                <text:p>0.793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9">
                <text:p>119</text:p>
              </table:table-cell>
              <table:table-cell office:value-type="float" office:value="0.793774">
                <text:p>0.793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1">
                <text:p>121</text:p>
              </table:table-cell>
              <table:table-cell office:value-type="float" office:value="0.742926">
                <text:p>0.742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">
                <text:p>123</text:p>
              </table:table-cell>
              <table:table-cell office:value-type="float" office:value="0.686965">
                <text:p>0.68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">
                <text:p>125</text:p>
              </table:table-cell>
              <table:table-cell office:value-type="float" office:value="0.686965">
                <text:p>0.68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">
                <text:p>126</text:p>
              </table:table-cell>
              <table:table-cell office:value-type="float" office:value="0.686965">
                <text:p>0.68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8">
                <text:p>128</text:p>
              </table:table-cell>
              <table:table-cell office:value-type="float" office:value="0.686965">
                <text:p>0.68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">
                <text:p>129</text:p>
              </table:table-cell>
              <table:table-cell office:value-type="float" office:value="0.686965">
                <text:p>0.68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1">
                <text:p>131</text:p>
              </table:table-cell>
              <table:table-cell office:value-type="float" office:value="0.605323">
                <text:p>0.60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2">
                <text:p>132</text:p>
              </table:table-cell>
              <table:table-cell office:value-type="float" office:value="0.605323">
                <text:p>0.60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">
                <text:p>134</text:p>
              </table:table-cell>
              <table:table-cell office:value-type="float" office:value="0.605323">
                <text:p>0.60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6">
                <text:p>136</text:p>
              </table:table-cell>
              <table:table-cell office:value-type="float" office:value="0.521629">
                <text:p>0.52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8">
                <text:p>138</text:p>
              </table:table-cell>
              <table:table-cell office:value-type="float" office:value="0.521629">
                <text:p>0.52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9">
                <text:p>139</text:p>
              </table:table-cell>
              <table:table-cell office:value-type="float" office:value="0.521629">
                <text:p>0.52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">
                <text:p>140</text:p>
              </table:table-cell>
              <table:table-cell office:value-type="float" office:value="0.521629">
                <text:p>0.52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2">
                <text:p>142</text:p>
              </table:table-cell>
              <table:table-cell office:value-type="float" office:value="0.517289">
                <text:p>0.517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3">
                <text:p>143</text:p>
              </table:table-cell>
              <table:table-cell office:value-type="float" office:value="0.517289">
                <text:p>0.517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">
                <text:p>144</text:p>
              </table:table-cell>
              <table:table-cell office:value-type="float" office:value="0.517289">
                <text:p>0.517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6">
                <text:p>146</text:p>
              </table:table-cell>
              <table:table-cell office:value-type="float" office:value="0.470748">
                <text:p>0.47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">
                <text:p>147</text:p>
              </table:table-cell>
              <table:table-cell office:value-type="float" office:value="0.470748">
                <text:p>0.47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8">
                <text:p>148</text:p>
              </table:table-cell>
              <table:table-cell office:value-type="float" office:value="0.470748">
                <text:p>0.47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">
                <text:p>150</text:p>
              </table:table-cell>
              <table:table-cell office:value-type="float" office:value="0.470748">
                <text:p>0.47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2">
                <text:p>152</text:p>
              </table:table-cell>
              <table:table-cell office:value-type="float" office:value="0.470139">
                <text:p>0.47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">
                <text:p>154</text:p>
              </table:table-cell>
              <table:table-cell office:value-type="float" office:value="0.466817">
                <text:p>0.466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6">
                <text:p>156</text:p>
              </table:table-cell>
              <table:table-cell office:value-type="float" office:value="0.3058512">
                <text:p>0.305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7">
                <text:p>157</text:p>
              </table:table-cell>
              <table:table-cell office:value-type="float" office:value="0.3058512">
                <text:p>0.305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9">
                <text:p>159</text:p>
              </table:table-cell>
              <table:table-cell office:value-type="float" office:value="0.3058512">
                <text:p>0.305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1">
                <text:p>161</text:p>
              </table:table-cell>
              <table:table-cell office:value-type="float" office:value="0.3058512">
                <text:p>0.305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3">
                <text:p>163</text:p>
              </table:table-cell>
              <table:table-cell office:value-type="float" office:value="0.3058512">
                <text:p>0.305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3058512">
                <text:p>0.305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7">
                <text:p>167</text:p>
              </table:table-cell>
              <table:table-cell office:value-type="float" office:value="0.3058512">
                <text:p>0.305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9">
                <text:p>169</text:p>
              </table:table-cell>
              <table:table-cell office:value-type="float" office:value="0.3058512">
                <text:p>0.305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0">
                <text:p>170</text:p>
              </table:table-cell>
              <table:table-cell office:value-type="float" office:value="0.3058512">
                <text:p>0.305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2">
                <text:p>172</text:p>
              </table:table-cell>
              <table:table-cell office:value-type="float" office:value="0.3058512">
                <text:p>0.305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3">
                <text:p>173</text:p>
              </table:table-cell>
              <table:table-cell office:value-type="float" office:value="0.3058512">
                <text:p>0.305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4">
                <text:p>174</text:p>
              </table:table-cell>
              <table:table-cell office:value-type="float" office:value="0.3058512">
                <text:p>0.305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6">
                <text:p>176</text:p>
              </table:table-cell>
              <table:table-cell office:value-type="float" office:value="0.2827753">
                <text:p>0.2827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7">
                <text:p>177</text:p>
              </table:table-cell>
              <table:table-cell office:value-type="float" office:value="0.2827753">
                <text:p>0.2827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9">
                <text:p>179</text:p>
              </table:table-cell>
              <table:table-cell office:value-type="float" office:value="0.2522262">
                <text:p>0.252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1">
                <text:p>181</text:p>
              </table:table-cell>
              <table:table-cell office:value-type="float" office:value="0.2361944">
                <text:p>0.236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2">
                <text:p>182</text:p>
              </table:table-cell>
              <table:table-cell office:value-type="float" office:value="0.2361944">
                <text:p>0.236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3">
                <text:p>183</text:p>
              </table:table-cell>
              <table:table-cell office:value-type="float" office:value="0.2361944">
                <text:p>0.236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5">
                <text:p>185</text:p>
              </table:table-cell>
              <table:table-cell office:value-type="float" office:value="0.1811622">
                <text:p>0.181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6">
                <text:p>186</text:p>
              </table:table-cell>
              <table:table-cell office:value-type="float" office:value="0.1811622">
                <text:p>0.181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8">
                <text:p>188</text:p>
              </table:table-cell>
              <table:table-cell office:value-type="float" office:value="0.1811622">
                <text:p>0.181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9">
                <text:p>189</text:p>
              </table:table-cell>
              <table:table-cell office:value-type="float" office:value="0.1811622">
                <text:p>0.181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0">
                <text:p>190</text:p>
              </table:table-cell>
              <table:table-cell office:value-type="float" office:value="0.1811622">
                <text:p>0.181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2">
                <text:p>192</text:p>
              </table:table-cell>
              <table:table-cell office:value-type="float" office:value="0.1811622">
                <text:p>0.181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3">
                <text:p>193</text:p>
              </table:table-cell>
              <table:table-cell office:value-type="float" office:value="0.1811622">
                <text:p>0.181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5">
                <text:p>195</text:p>
              </table:table-cell>
              <table:table-cell office:value-type="float" office:value="0.1751301">
                <text:p>0.175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6">
                <text:p>196</text:p>
              </table:table-cell>
              <table:table-cell office:value-type="float" office:value="0.1751301">
                <text:p>0.175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8">
                <text:p>198</text:p>
              </table:table-cell>
              <table:table-cell office:value-type="float" office:value="0.1751301">
                <text:p>0.175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9">
                <text:p>199</text:p>
              </table:table-cell>
              <table:table-cell office:value-type="float" office:value="0.1751301">
                <text:p>0.175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1">
                <text:p>201</text:p>
              </table:table-cell>
              <table:table-cell office:value-type="float" office:value="0.1681392">
                <text:p>0.168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2">
                <text:p>202</text:p>
              </table:table-cell>
              <table:table-cell office:value-type="float" office:value="0.1681392">
                <text:p>0.168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3">
                <text:p>203</text:p>
              </table:table-cell>
              <table:table-cell office:value-type="float" office:value="0.1681392">
                <text:p>0.168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">
                <text:p>205</text:p>
              </table:table-cell>
              <table:table-cell office:value-type="float" office:value="0.1681392">
                <text:p>0.168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7">
                <text:p>207</text:p>
              </table:table-cell>
              <table:table-cell office:value-type="float" office:value="0.1547022">
                <text:p>0.154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9">
                <text:p>209</text:p>
              </table:table-cell>
              <table:table-cell office:value-type="float" office:value="0.1500424">
                <text:p>0.150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1">
                <text:p>211</text:p>
              </table:table-cell>
              <table:table-cell office:value-type="float" office:value="0.1390347">
                <text:p>0.1390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3">
                <text:p>213</text:p>
              </table:table-cell>
              <table:table-cell office:value-type="float" office:value="0.1390347">
                <text:p>0.1390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5">
                <text:p>215</text:p>
              </table:table-cell>
              <table:table-cell office:value-type="float" office:value="0.1352275">
                <text:p>0.13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6">
                <text:p>216</text:p>
              </table:table-cell>
              <table:table-cell office:value-type="float" office:value="0.1352275">
                <text:p>0.13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7">
                <text:p>217</text:p>
              </table:table-cell>
              <table:table-cell office:value-type="float" office:value="0.1352275">
                <text:p>0.13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8">
                <text:p>218</text:p>
              </table:table-cell>
              <table:table-cell office:value-type="float" office:value="0.1352275">
                <text:p>0.13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0">
                <text:p>220</text:p>
              </table:table-cell>
              <table:table-cell office:value-type="float" office:value="0.114371">
                <text:p>0.11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1">
                <text:p>221</text:p>
              </table:table-cell>
              <table:table-cell office:value-type="float" office:value="0.114371">
                <text:p>0.11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3">
                <text:p>223</text:p>
              </table:table-cell>
              <table:table-cell office:value-type="float" office:value="0.1034882">
                <text:p>0.1034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5">
                <text:p>225</text:p>
              </table:table-cell>
              <table:table-cell office:value-type="float" office:value="0.1034882">
                <text:p>0.1034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7">
                <text:p>227</text:p>
              </table:table-cell>
              <table:table-cell office:value-type="float" office:value="0.1034882">
                <text:p>0.1034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9">
                <text:p>229</text:p>
              </table:table-cell>
              <table:table-cell office:value-type="float" office:value="0.0980708">
                <text:p>0.0980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1">
                <text:p>231</text:p>
              </table:table-cell>
              <table:table-cell office:value-type="float" office:value="0.0948981">
                <text:p>0.0948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2">
                <text:p>232</text:p>
              </table:table-cell>
              <table:table-cell office:value-type="float" office:value="0.0948981">
                <text:p>0.0948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4">
                <text:p>234</text:p>
              </table:table-cell>
              <table:table-cell office:value-type="float" office:value="0.0862326">
                <text:p>0.086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5">
                <text:p>235</text:p>
              </table:table-cell>
              <table:table-cell office:value-type="float" office:value="0.0862326">
                <text:p>0.086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7">
                <text:p>237</text:p>
              </table:table-cell>
              <table:table-cell office:value-type="float" office:value="0.0843565">
                <text:p>0.084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8">
                <text:p>238</text:p>
              </table:table-cell>
              <table:table-cell office:value-type="float" office:value="0.0843565">
                <text:p>0.084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0">
                <text:p>240</text:p>
              </table:table-cell>
              <table:table-cell office:value-type="float" office:value="0.0843565">
                <text:p>0.084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2">
                <text:p>242</text:p>
              </table:table-cell>
              <table:table-cell office:value-type="float" office:value="0.0747813">
                <text:p>0.074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4">
                <text:p>244</text:p>
              </table:table-cell>
              <table:table-cell office:value-type="float" office:value="0.0747813">
                <text:p>0.074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5">
                <text:p>245</text:p>
              </table:table-cell>
              <table:table-cell office:value-type="float" office:value="0.0747813">
                <text:p>0.074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6">
                <text:p>246</text:p>
              </table:table-cell>
              <table:table-cell office:value-type="float" office:value="0.0747813">
                <text:p>0.074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8">
                <text:p>248</text:p>
              </table:table-cell>
              <table:table-cell office:value-type="float" office:value="0.054913">
                <text:p>0.0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9">
                <text:p>249</text:p>
              </table:table-cell>
              <table:table-cell office:value-type="float" office:value="0.054913">
                <text:p>0.0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1">
                <text:p>251</text:p>
              </table:table-cell>
              <table:table-cell office:value-type="float" office:value="0.054913">
                <text:p>0.0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3">
                <text:p>253</text:p>
              </table:table-cell>
              <table:table-cell office:value-type="float" office:value="0.054913">
                <text:p>0.0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5">
                <text:p>255</text:p>
              </table:table-cell>
              <table:table-cell office:value-type="float" office:value="0.054913">
                <text:p>0.0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6">
                <text:p>256</text:p>
              </table:table-cell>
              <table:table-cell office:value-type="float" office:value="0.054913">
                <text:p>0.0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8">
                <text:p>258</text:p>
              </table:table-cell>
              <table:table-cell office:value-type="float" office:value="0.054913">
                <text:p>0.0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0">
                <text:p>260</text:p>
              </table:table-cell>
              <table:table-cell office:value-type="float" office:value="0.054913">
                <text:p>0.0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1">
                <text:p>261</text:p>
              </table:table-cell>
              <table:table-cell office:value-type="float" office:value="0.054913">
                <text:p>0.0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3">
                <text:p>263</text:p>
              </table:table-cell>
              <table:table-cell office:value-type="float" office:value="0.054913">
                <text:p>0.0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4">
                <text:p>264</text:p>
              </table:table-cell>
              <table:table-cell office:value-type="float" office:value="0.054913">
                <text:p>0.0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6">
                <text:p>266</text:p>
              </table:table-cell>
              <table:table-cell office:value-type="float" office:value="0.0355098">
                <text:p>0.035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8">
                <text:p>268</text:p>
              </table:table-cell>
              <table:table-cell office:value-type="float" office:value="0.0355098">
                <text:p>0.035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0">
                <text:p>270</text:p>
              </table:table-cell>
              <table:table-cell office:value-type="float" office:value="0.0355098">
                <text:p>0.035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1">
                <text:p>271</text:p>
              </table:table-cell>
              <table:table-cell office:value-type="float" office:value="0.0355098">
                <text:p>0.035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3">
                <text:p>273</text:p>
              </table:table-cell>
              <table:table-cell office:value-type="float" office:value="0.0355098">
                <text:p>0.035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5">
                <text:p>275</text:p>
              </table:table-cell>
              <table:table-cell office:value-type="float" office:value="0.0355098">
                <text:p>0.035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7">
                <text:p>277</text:p>
              </table:table-cell>
              <table:table-cell office:value-type="float" office:value="0.0355098">
                <text:p>0.035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9">
                <text:p>279</text:p>
              </table:table-cell>
              <table:table-cell office:value-type="float" office:value="0.0355098">
                <text:p>0.035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0.0355098">
                <text:p>0.035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2">
                <text:p>282</text:p>
              </table:table-cell>
              <table:table-cell office:value-type="float" office:value="0.0355098">
                <text:p>0.035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4">
                <text:p>284</text:p>
              </table:table-cell>
              <table:table-cell office:value-type="float" office:value="0.0355098">
                <text:p>0.035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5">
                <text:p>285</text:p>
              </table:table-cell>
              <table:table-cell office:value-type="float" office:value="0.0355098">
                <text:p>0.035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7">
                <text:p>287</text:p>
              </table:table-cell>
              <table:table-cell office:value-type="float" office:value="0.0355098">
                <text:p>0.035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8">
                <text:p>288</text:p>
              </table:table-cell>
              <table:table-cell office:value-type="float" office:value="0.0355098">
                <text:p>0.035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0">
                <text:p>290</text:p>
              </table:table-cell>
              <table:table-cell office:value-type="float" office:value="0.0354541">
                <text:p>0.0354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1">
                <text:p>291</text:p>
              </table:table-cell>
              <table:table-cell office:value-type="float" office:value="0.0354541">
                <text:p>0.0354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2">
                <text:p>292</text:p>
              </table:table-cell>
              <table:table-cell office:value-type="float" office:value="0.0354541">
                <text:p>0.0354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3">
                <text:p>293</text:p>
              </table:table-cell>
              <table:table-cell office:value-type="float" office:value="0.0354541">
                <text:p>0.0354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5">
                <text:p>295</text:p>
              </table:table-cell>
              <table:table-cell office:value-type="float" office:value="0.0354541">
                <text:p>0.0354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7">
                <text:p>297</text:p>
              </table:table-cell>
              <table:table-cell office:value-type="float" office:value="0.0271559">
                <text:p>0.027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8">
                <text:p>298</text:p>
              </table:table-cell>
              <table:table-cell office:value-type="float" office:value="0.0271559">
                <text:p>0.027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9">
                <text:p>299</text:p>
              </table:table-cell>
              <table:table-cell office:value-type="float" office:value="0.0271559">
                <text:p>0.027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0">
                <text:p>300</text:p>
              </table:table-cell>
              <table:table-cell office:value-type="float" office:value="0.0271559">
                <text:p>0.027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1">
                <text:p>301</text:p>
              </table:table-cell>
              <table:table-cell office:value-type="float" office:value="0.0271559">
                <text:p>0.027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2">
                <text:p>302</text:p>
              </table:table-cell>
              <table:table-cell office:value-type="float" office:value="0.0271559">
                <text:p>0.027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3">
                <text:p>303</text:p>
              </table:table-cell>
              <table:table-cell office:value-type="float" office:value="0.0271559">
                <text:p>0.027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5">
                <text:p>305</text:p>
              </table:table-cell>
              <table:table-cell office:value-type="float" office:value="0.0271559">
                <text:p>0.027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7">
                <text:p>307</text:p>
              </table:table-cell>
              <table:table-cell office:value-type="float" office:value="0.0271559">
                <text:p>0.027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8">
                <text:p>308</text:p>
              </table:table-cell>
              <table:table-cell office:value-type="float" office:value="0.0271559">
                <text:p>0.027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9">
                <text:p>309</text:p>
              </table:table-cell>
              <table:table-cell office:value-type="float" office:value="0.0271559">
                <text:p>0.027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1">
                <text:p>311</text:p>
              </table:table-cell>
              <table:table-cell office:value-type="float" office:value="0.0236665">
                <text:p>0.023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